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text-properties fo:language="ru" fo:country="RU" fo:background-color="#ffff00"/>
    </style:style>
    <style:style style:name="P5" style:family="paragraph" style:parent-style-name="Text_20_body">
      <style:paragraph-properties fo:text-align="justify" style:justify-single-word="false"/>
      <style:text-properties fo:language="ru" fo:country="RU" fo:background-color="#ffff00"/>
    </style:style>
    <style:style style:name="P6" style:family="paragraph" style:parent-style-name="Text_20_body">
      <style:paragraph-properties fo:text-align="justify" style:justify-single-word="false"/>
      <style:text-properties fo:language="ru" fo:country="RU" fo:font-style="italic" style:font-style-asian="italic" style:font-style-complex="italic"/>
    </style:style>
    <style:style style:name="P7" style:family="paragraph" style:parent-style-name="Text_20_body">
      <style:paragraph-properties fo:text-align="justify" style:justify-single-word="false">
        <style:tab-stops>
          <style:tab-stop style:position="1.164cm"/>
        </style:tab-stops>
      </style:paragraph-properties>
      <style:text-properties fo:language="ru" fo:country="RU" fo:font-style="italic" style:font-style-asian="italic" style:font-style-complex="italic"/>
    </style:style>
    <style:style style:name="P8" style:family="paragraph" style:parent-style-name="Text_20_body">
      <style:paragraph-properties fo:text-align="center" style:justify-single-word="false"/>
      <style:text-properties fo:language="ru" fo:country="RU" fo:font-style="italic" style:font-style-asian="italic" style:font-style-complex="italic"/>
    </style:style>
    <style:style style:name="P9"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11" style:family="paragraph" style:parent-style-name="Text_20_body">
      <style:paragraph-properties fo:text-align="justify" style:justify-single-word="false"/>
      <style:text-properties fo:language="ru" fo:country="RU" fo:font-weight="bold" style:font-weight-asian="bold" style:font-weight-complex="bold"/>
    </style:style>
    <style:style style:name="P12" style:family="paragraph" style:parent-style-name="Text_20_body">
      <style:paragraph-properties fo:text-align="justify" style:justify-single-word="false"/>
      <style:text-properties fo:language="ru" fo:country="RU" fo:background-color="#00ccff"/>
    </style:style>
    <style:style style:name="P13" style:family="paragraph" style:parent-style-name="Text_20_body">
      <style:paragraph-properties fo:text-align="justify" style:justify-single-word="false"/>
      <style:text-properties fo:language="ru" fo:country="RU" fo:background-color="#ffffff"/>
    </style:style>
    <style:style style:name="P14" style:family="paragraph" style:parent-style-name="Text_20_body">
      <style:paragraph-properties fo:text-align="end" style:justify-single-word="false"/>
      <style:text-properties fo:language="ru" fo:country="RU"/>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ab-stops>
          <style:tab-stop style:position="19.029cm"/>
        </style:tab-stops>
      </style:paragraph-properties>
    </style:style>
    <style:style style:name="P18" style:family="paragraph" style:parent-style-name="Text_20_body">
      <style:paragraph-properties fo:text-align="justify" style:justify-single-word="false"/>
      <style:text-properties fo:color="#0000ff"/>
    </style:style>
    <style:style style:name="P19" style:family="paragraph" style:parent-style-name="Text_20_body">
      <style:paragraph-properties fo:text-align="justify" style:justify-single-word="false"/>
      <style:text-properties fo:font-style="italic" style:font-style-asian="italic" style:font-style-complex="italic"/>
    </style:style>
    <style:style style:name="P20" style:family="paragraph" style:parent-style-name="Text_20_body">
      <style:paragraph-properties fo:text-align="justify" style:justify-single-word="false"/>
      <style:text-properties style:text-line-through-style="solid" fo:language="ru" fo:country="RU" style:text-underline-mode="continuous" style:text-overline-mode="continuous" style:text-line-through-mode="continuous"/>
    </style:style>
    <style:style style:name="P21" style:family="paragraph" style:parent-style-name="Text_20_body">
      <style:paragraph-properties fo:text-align="justify" style:justify-single-word="false"/>
      <style:text-properties fo:color="#c9211e" fo:language="ru" fo:country="RU"/>
    </style:style>
    <style:style style:name="P22" style:family="paragraph" style:parent-style-name="Text_20_body">
      <style:paragraph-properties fo:text-align="justify" style:justify-single-word="false"/>
      <style:text-properties fo:background-color="#ffff00"/>
    </style:style>
    <style:style style:name="P23" style:family="paragraph" style:parent-style-name="Text_20_body">
      <style:paragraph-properties fo:text-align="justify" style:justify-single-word="false"/>
      <style:text-properties fo:language="en" fo:country="US"/>
    </style:style>
    <style:style style:name="P24" style:family="paragraph" style:parent-style-name="Text_20_body">
      <style:paragraph-properties fo:text-align="justify" style:justify-single-word="false"/>
      <style:text-properties fo:language="uk" fo:country="UA"/>
    </style:style>
    <style:style style:name="P25" style:family="paragraph" style:parent-style-name="Quotations">
      <style:text-properties fo:language="ru" fo:country="RU"/>
    </style:style>
    <style:style style:name="P26"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28" style:family="paragraph" style:parent-style-name="Standard">
      <style:paragraph-properties fo:margin-left="0cm" fo:margin-right="0cm" fo:text-align="justify" style:justify-single-word="false" fo:text-indent="0.499cm" style:auto-text-indent="false"/>
      <style:text-properties fo:language="ru" fo:country="RU"/>
    </style:style>
    <style:style style:name="P29" style:family="paragraph" style:parent-style-name="Standard">
      <style:paragraph-properties fo:text-align="justify" style:justify-single-word="false"/>
      <style:text-properties fo:language="ru" fo:country="RU"/>
    </style:style>
    <style:style style:name="P30" style:family="paragraph" style:parent-style-name="Standard">
      <style:paragraph-properties fo:text-align="justify" style:justify-single-word="false"/>
      <style:text-properties fo:language="ru" fo:country="RU" fo:font-style="italic" fo:background-color="#ffff00" style:font-style-asian="italic" style:font-style-complex="italic"/>
    </style:style>
    <style:style style:name="P31" style:family="paragraph" style:parent-style-name="Heading_20_1">
      <style:paragraph-properties fo:text-align="justify" style:justify-single-word="false"/>
    </style:style>
    <style:style style:name="P32" style:family="paragraph" style:parent-style-name="Heading_20_1" style:master-page-name="MP0">
      <style:paragraph-properties fo:text-align="center" style:justify-single-word="false" style:page-number="auto" fo:break-before="page"/>
      <style:text-properties fo:language="ru" fo:country="RU"/>
    </style:style>
    <style:style style:name="P33" style:family="paragraph" style:parent-style-name="Heading_20_2">
      <style:paragraph-properties fo:text-align="center" style:justify-single-word="false"/>
      <style:text-properties fo:language="ru" fo:country="RU"/>
    </style:style>
    <style:style style:name="P34" style:family="paragraph" style:parent-style-name="Heading_20_2">
      <style:paragraph-properties fo:text-align="center" style:justify-single-word="false"/>
    </style:style>
    <style:style style:name="P35" style:family="paragraph" style:parent-style-name="Text_20_body">
      <style:paragraph-properties fo:text-align="justify" style:justify-single-word="false"/>
      <style:text-properties fo:language="ru" fo:country="RU"/>
    </style:style>
    <style:style style:name="P36" style:family="paragraph" style:parent-style-name="Text_20_body">
      <style:paragraph-properties fo:text-align="justify" style:justify-single-word="false"/>
    </style:style>
    <style:style style:name="T1" style:family="text">
      <style:text-properties fo:language="ru" fo:country="RU"/>
    </style:style>
    <style:style style:name="T2" style:family="text">
      <style:text-properties fo:language="ru" fo:country="RU" fo:background-color="#ffff00"/>
    </style:style>
    <style:style style:name="T3" style:family="text">
      <style:text-properties fo:language="ru" fo:country="RU" fo:font-style="italic" style:font-style-asian="italic"/>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fo:background-color="#ffffff" style:font-style-asian="italic" style:font-style-complex="italic"/>
    </style:style>
    <style:style style:name="T6" style:family="text">
      <style:text-properties fo:language="ru" fo:country="RU" fo:font-style="italic" fo:background-color="#ffff00" style:font-style-asian="italic" style:font-style-complex="italic"/>
    </style:style>
    <style:style style:name="T7" style:family="text">
      <style:text-properties fo:language="ru" fo:country="RU" fo:background-color="#ffffff"/>
    </style:style>
    <style:style style:name="T8" style:family="text">
      <style:text-properties fo:language="ru" fo:country="RU" fo:font-weight="bold" style:font-weight-asian="bold" style:font-weight-complex="bold"/>
    </style:style>
    <style:style style:name="T9" style:family="text">
      <style:text-properties fo:language="ru" fo:country="RU" fo:background-color="#ff00cc"/>
    </style:style>
    <style:style style:name="T10" style:family="text">
      <style:text-properties fo:language="ru" fo:country="RU" fo:background-color="#00ccff"/>
    </style:style>
    <style:style style:name="T11" style:family="text">
      <style:text-properties fo:color="#0000ff"/>
    </style:style>
    <style:style style:name="T12" style:family="text">
      <style:text-properties fo:color="#0000ff" fo:language="ru" fo:country="RU"/>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fo:language="ru" fo:country="RU" style:font-size-asian="12pt" style:font-size-complex="12pt"/>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background-color="#ffff00"/>
    </style:style>
    <style:style style:name="T18" style:family="text">
      <style:text-properties fo:language="uk" fo:country="UA"/>
    </style:style>
    <style:style style:name="T19" style:family="text">
      <style:text-properties style:text-line-through-style="solid" fo:language="ru" fo:country="RU" style:text-underline-mode="continuous" style:text-overline-mode="continuous" style:text-line-through-mode="continuous"/>
    </style:style>
    <style:style style:name="T20" style:family="text">
      <style:text-properties style:text-line-through-style="solid" fo:language="ru" fo:country="RU" style:text-underline-mode="continuous" style:text-overline-mode="continuous" style:text-line-through-mode="continuous" fo:background-color="#ffff00"/>
    </style:style>
    <style:style style:name="T21" style:family="text">
      <style:text-properties style:text-line-through-style="solid" fo:language="ru" fo:country="RU" style:text-underline-mode="continuous" style:text-overline-mode="continuous" style:text-line-through-mode="continuous" fo:background-color="#00ccff"/>
    </style:style>
    <style:style style:name="T22" style:family="text">
      <style:text-properties fo:color="#c9211e" fo:language="ru" fo:country="RU"/>
    </style:style>
    <style:style style:name="T2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Семь вечностей</text:h>
      <text:p text:style-name="P2">(ниспадающее безумие)</text:p>
      <text:p text:style-name="P14">Война. Война никогда не меняется.</text:p>
      <text:p text:style-name="P15"><text:span text:style-name="Default_20_Paragraph_20_Font"><text:span text:style-name="T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text:span></text:span>Привет, друзья… Вечность не виделись…)</text:p>
      <text:p text:style-name="P2">Заставка каждой главы – общая картина (половина головы – окаменевающая Сел, половина - Хэвэн), потихоньку складывающаяся из паззлов</text:p>
      <text:p text:style-name="P2"/>
      <text:p text:style-name="P3">(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33" text:outline-level="2">1</text:h>
      <text:p text:style-name="P16"><text:span text:style-name="Default_20_Paragraph_20_Font"><text:span text:style-name="T12">009 </text:span></text:span><text:span text:style-name="Default_20_Paragraph_20_Font"><text:span text:style-name="T11">Sound</text:span></text:span><text:span text:style-name="Default_20_Paragraph_20_Font"><text:span text:style-name="T12"> </text:span></text:span><text:span text:style-name="Default_20_Paragraph_20_Font"><text:span text:style-name="T11">System</text:span></text:span><text:span text:style-name="Default_20_Paragraph_20_Font"><text:span text:style-name="T12"> – </text:span></text:span><text:span text:style-name="Default_20_Paragraph_20_Font"><text:span text:style-name="T11">DreamScape</text:span></text:span><text:span text:style-name="Default_20_Paragraph_20_Font"><text:span text:style-name="T12"> (</text:span></text:span><text:a xlink:type="simple" xlink:href="https://www.youtube.com/watch?v=TKfS5zVfGBc" office:target-frame-name="_top" xlink:show="replace" text:style-name="Internet_20_link" text:visited-style-name="Visited_20_Internet_20_Link"><text:span text:style-name="Default_20_Paragraph_20_Font"><text:span text:style-name="T11">http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www</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youtube</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com</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watch</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v</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TKf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zVfGBc</text:span></text:span></text:a><text:span text:style-name="Default_20_Paragraph_20_Font"><text:span text:style-name="T12">)</text:span></text:span></text:p>
      <text:p text:style-name="P18">Pink Floyd “Another Brick In The Wall”</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text:p>
      <text:p text:style-name="P3"/>
      <text:p text:style-name="P3">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
      <text:p text:style-name="P3"><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Пододвинув судно одной рукой к себе поближе, я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3">Я осторожно задвинул судно обратно под кровать Терминатору. Дело сделано. Теперь можно и заснуть.</text:p>
      <text:p text:style-name="P2"/>
      <text:p text:style-name="P2">~~~</text:p>
      <text:p text:style-name="P16"><text:a xlink:type="simple" xlink:href="https://www.youtube.com/watch?v=rvk5D1iI2LA" office:target-frame-name="_top" xlink:show="replace" text:style-name="Internet_20_link" text:visited-style-name="Visited_20_Internet_20_Link">https</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ww</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youtube</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com</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atch</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v</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rvk</text:a><text:a xlink:type="simple" xlink:href="https://www.youtube.com/watch?v=rvk5D1iI2LA" office:target-frame-name="_top" xlink:show="replace" text:style-name="Internet_20_link" text:visited-style-name="Visited_20_Internet_20_Link"><text:span text:style-name="Default_20_Paragraph_20_Font"><text:span text:style-name="T1">5</text:span></text:span></text:a><text:a xlink:type="simple" xlink:href="https://www.youtube.com/watch?v=rvk5D1iI2LA" office:target-frame-name="_top" xlink:show="replace" text:style-name="Internet_20_link" text:visited-style-name="Visited_20_Internet_20_Link">D</text:a><text:a xlink:type="simple" xlink:href="https://www.youtube.com/watch?v=rvk5D1iI2LA" office:target-frame-name="_top" xlink:show="replace" text:style-name="Internet_20_link" text:visited-style-name="Visited_20_Internet_20_Link"><text:span text:style-name="Default_20_Paragraph_20_Font"><text:span text:style-name="T1">1</text:span></text:span></text:a><text:a xlink:type="simple" xlink:href="https://www.youtube.com/watch?v=rvk5D1iI2LA" office:target-frame-name="_top" xlink:show="replace" text:style-name="Internet_20_link" text:visited-style-name="Visited_20_Internet_20_Link">iI</text:a><text:a xlink:type="simple" xlink:href="https://www.youtube.com/watch?v=rvk5D1iI2LA" office:target-frame-name="_top" xlink:show="replace" text:style-name="Internet_20_link" text:visited-style-name="Visited_20_Internet_20_Link"><text:span text:style-name="Default_20_Paragraph_20_Font"><text:span text:style-name="T1">2</text:span></text:span></text:a><text:a xlink:type="simple" xlink:href="https://www.youtube.com/watch?v=rvk5D1iI2LA" office:target-frame-name="_top" xlink:show="replace" text:style-name="Internet_20_link" text:visited-style-name="Visited_20_Internet_20_Link">LA</text:a></text:p>
      <text:h text:style-name="P31" text:outline-level="1"><text:span text:style-name="Default_20_Paragraph_20_Font"><text:span text:style-name="T13">Mark</text:span></text:span><text:span text:style-name="Default_20_Paragraph_20_Font"><text:span text:style-name="T14"> </text:span></text:span><text:span text:style-name="Default_20_Paragraph_20_Font"><text:span text:style-name="T13">Knopfler</text:span></text:span><text:span text:style-name="Default_20_Paragraph_20_Font"><text:span text:style-name="T14"> - </text:span></text:span><text:span text:style-name="Default_20_Paragraph_20_Font"><text:span text:style-name="T13">Marbletown</text:span></text:span><text:span text:style-name="Default_20_Paragraph_20_Font"><text:span text:style-name="T14"> - </text:span></text:span><text:span text:style-name="Default_20_Paragraph_20_Font"><text:span text:style-name="T13">C</text:span></text:span><text:span text:style-name="Default_20_Paragraph_20_Font"><text:span text:style-name="T14">ó</text:span></text:span><text:span text:style-name="Default_20_Paragraph_20_Font"><text:span text:style-name="T13">rdoba</text:span></text:span><text:span text:style-name="Default_20_Paragraph_20_Font"><text:span text:style-name="T14"> 2010</text:span></text:span></text:h>
      <text:p text:style-name="P3"/>
      <text:p text:style-name="P16"><text:span text:style-name="Default_20_Paragraph_20_Font"><text:span text:style-name="T1">Джет нетерпеливо толкает меня копытом в плечо. &lt;</text:span></text:span><text:span text:style-name="Default_20_Paragraph_20_Font"><text:span text:style-name="T2">Её полное имя – Рэйнбоу Джет</text:span></text:span><text:span text:style-name="Default_20_Paragraph_20_Font"><text:span text:style-name="T1">&gt;</text:span></text:span></text:p>
      <text:p text:style-name="P16"><text:span text:style-name="Default_20_Paragraph_20_Font"><text:span text:style-name="T1">- Хум, вставай! Хум! Пора собираться! </text:span></text:span>Хум… Хуман!!!</text:p>
      <text:p text:style-name="P3">Последний толчок больше похож на пинок. Я со стоном разлепляю веки.</text:p>
      <text:p text:style-name="P3"/>
      <text:p text:style-name="P3">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6"><text:soft-page-break/><text:span text:style-name="Default_20_Paragraph_20_Font"><text:span text:style-name="T1">&lt;</text:span></text:span><text:span text:style-name="Default_20_Paragraph_20_Font"><text:span text:style-name="T2">одеяло?</text:span></text:span><text:span text:style-name="Default_20_Paragraph_20_Font"><text:span text:style-name="T1">&gt;</text:span></text:span></text:p>
      <text:p text:style-name="P3">- Они приближаются! Я слышала их горн! Надо убираться отсюда!</text:p>
      <text:p text:style-name="P3"/>
      <text:p text:style-name="P3">Последнюю порцию барахла Джет утрамбовывает, с размаху усевшись на мешок. Тот жалобно скрипит.</text:p>
      <text:p text:style-name="P3"/>
      <text:p text:style-name="P3">- Да вставай же!</text:p>
      <text:p text:style-name="P3">Не дождавшись, Джет нетерпеливо прыгает ко мне и, поддев мордой, переводит в сидячее положение.</text:p>
      <text:p text:style-name="P3">Мешок, облегчённо крякнув, вываливает половину содержимого на землю.</text:p>
      <text:p text:style-name="P3"/>
      <text:p text:style-name="P16"><text:span text:style-name="Default_20_Paragraph_20_Font"><text:span text:style-name="T1">Три дня! Три грёбаных дня мы скрытно пробираемся к проклятой </text:span></text:span><text:span text:style-name="Default_20_Paragraph_20_Font"><text:span text:style-name="T2">скале</text:span></text:span><text:span text:style-name="Default_20_Paragraph_20_Font"><text:span text:style-name="T1">,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span></text:p>
      <text:p text:style-name="P3">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3"/>
      <text:p text:style-name="P16"><text:span text:style-name="Default_20_Paragraph_20_Font"><text:span text:style-name="T1">Но самое опасное – даже не Агамемнон. Нееет, чешуйчатый самовар вылетает из логова на охоту </text:span></text:span><text:span text:style-name="Default_20_Paragraph_20_Font"><text:span text:style-name="T2">на рассвете и возвращается до полдня,</text:span></text:span><text:span text:style-name="Default_20_Paragraph_20_Font"><text:span text:style-name="T1"> строго по расписанию. И если затаиться в </text:span></text:span><text:span text:style-name="Default_20_Paragraph_20_Font"><text:span text:style-name="T2">эти часы</text:span></text:span><text:span text:style-name="Default_20_Paragraph_20_Font"><text:span text:style-name="T1"> и не показывать носа из убежища, можно потом остаток суток не бояться, что тебя сожрёт мифическое, но оттого не менее прожорливое чудовище.</text:span></text:span></text:p>
      <text:p text:style-name="P3"/>
      <text:p text:style-name="P5">Нет, Агамемнон – ерунда. За нами. Гонятся. Чёртовы. Чокнутые. Пони.</text:p>
      <text:p text:style-name="P5"/>
      <text:p text:style-name="P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5">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5"/>
      <text:p text:style-name="P5">Ну вот кто заставил тебя улыбаться Дейдре, Хуман? Ведь всё так неплохо шло…</text:p>
      <text:p text:style-name="P3"/>
      <text:p text:style-name="P2">***</text:p>
      <text:p text:style-name="P3">...</text:p>
      <text:p text:style-name="P16"><text:soft-page-break/><text:span text:style-name="Default_20_Paragraph_20_Font"><text:span text:style-name="T1">- Привет, красавчики! &lt;</text:span></text:span><text:span text:style-name="Default_20_Paragraph_20_Font"><text:span text:style-name="T2">Развернуть характер Эпплхэт и её маленькой сестры Лейлы</text:span></text:span><text:span text:style-name="Default_20_Paragraph_20_Font"><text:span text:style-name="T1">&gt;</text:span></text:span></text:p>
      <text:p text:style-name="P3"/>
      <text:p text:style-name="P3">Мы обернулись на голос и узрели с полдюжины копий, чуть ли не уткнувшихся нам в носы.</text:p>
      <text:p text:style-name="P3"/>
      <text:p text:style-name="P3">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3"/>
      <text:p text:style-name="P3">-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3"/>
      <text:p text:style-name="P3">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6"><text:span text:style-name="Default_20_Paragraph_20_Font"><text:span text:style-name="T1">В незащищённую бронёй шею Джет упиралось копьё крохотной поньки с гривой ёршиком. &lt;</text:span></text:span><text:span text:style-name="Default_20_Paragraph_20_Font"><text:span text:style-name="T2">Развернуть характер Лейлы Твердолоб</text:span></text:span><text:span text:style-name="Default_20_Paragraph_20_Font"><text:span text:style-name="T1">&gt;</text:span></text:span></text:p>
      <text:p text:style-name="P3"/>
      <text:p text:style-name="P3">- Хорошая попытка, летун, - расплылась в ехидной улыбке малютка, - но устраивать засады нас учат с младенчества. Крылатым этого не понять, правда?</text:p>
      <text:p text:style-name="P3"/>
      <text:p text:style-name="P3">Тут я заметил, что крыльев у этих оборванцев не наблюдается.</text:p>
      <text:p text:style-name="P3"/>
      <text:p text:style-name="P16"><text:span text:style-name="Default_20_Paragraph_20_Font"><text:span text:style-name="T1">-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text:span><text:span text:style-name="Default_20_Paragraph_20_Font"><text:span text:style-name="T2">Шляпа с яблоком</text:span></text:span><text:span text:style-name="Default_20_Paragraph_20_Font"><text:span text:style-name="T1">&gt; - Не пытайтесь уйти, красавчики. Мы ведь можем и рассердиться. А когда мы сердимся, мы связываем пленников.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span></text:span></text:p>
      <text:p text:style-name="P3"/>
      <text:p text:style-name="P3">Та мрачно стояла, сцепив зубы.</text:p>
      <text:p text:style-name="P3"/>
      <text:p text:style-name="P16"><text:span text:style-name="Default_20_Paragraph_20_Font"><text:span text:style-name="T1">-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text:span><text:span text:style-name="Default_20_Paragraph_20_Font"><text:span text:style-name="T2">С него вы ничего не получите, лучше отпустите. Вы же не трогаете жеребят</text:span></text:span><text:span text:style-name="Default_20_Paragraph_20_Font"><text:span text:style-name="T1">?</text:span></text:span></text:p>
      <text:p text:style-name="P3"/>
      <text:p text:style-name="P3">Её собеседница только хмыкнула.</text:p>
      <text:p text:style-name="P3"/>
      <text:p text:style-name="P3"><text:soft-page-break/>- Хорош жеребёнок - ягодицы, что у ломовика! - она задумалась. - Так. Летуна – на кухню. А этого… красавчика – к Дейдре.</text:p>
      <text:p text:style-name="P16"><text:span text:style-name="Default_20_Paragraph_20_Font"><text:span text:style-name="T1">&lt;</text:span></text:span><text:span text:style-name="Default_20_Paragraph_20_Font"><text:span text:style-name="T2">больше быта племени</text:span></text:span><text:span text:style-name="Default_20_Paragraph_20_Font"><text:span text:style-name="T1">&gt;</text:span></text:span></text:p>
      <text:p text:style-name="P2">…</text:p>
      <text:p text:style-name="P2"/>
      <text:p text:style-name="P3">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3"/>
      <text:p text:style-name="P3">…</text:p>
      <text:p text:style-name="P3"/>
      <text:p text:style-name="P16"><text:span text:style-name="Default_20_Paragraph_20_Font"><text:span text:style-name="T1">- Эй, но я же не пони! Какой вам от меня прок в таком </text:span></text:span><text:span text:style-name="Default_20_Paragraph_20_Font"><text:span text:style-name="T2">идиотском</text:span></text:span><text:span text:style-name="Default_20_Paragraph_20_Font"><text:span text:style-name="T1">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3"/>
      <text:p text:style-name="P16"><text:span text:style-name="Default_20_Paragraph_20_Font"><text:span text:style-name="T1">Я аж передёрнул плечами. </text:span></text:span><text:span text:style-name="Default_20_Paragraph_20_Font"><text:span text:style-name="T2">Конеёбство</text:span></text:span><text:span text:style-name="Default_20_Paragraph_20_Font"><text:span text:style-name="T1"> – это, явно, не то занятие, чем ты занимался в прошлом и хотел бы заниматься в будущем, Хуман!</text:span></text:span></text:p>
      <text:p text:style-name="P3">Поняха с недоверием смотрела на меня.</text:p>
      <text:p text:style-name="P3"/>
      <text:p text:style-name="P3">- Хум, ты прикалываешься? Или та поломаная пегаска таки права, и ты действительно ничего не помнишь?</text:p>
      <text:p text:style-name="P3"/>
      <text:p text:style-name="P3">Понька принялась загибать копыта, делая сброс через каждую пару:</text:p>
      <text:p text:style-name="P3"/>
      <text:p text:style-name="P3">-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3"/>
      <text:p text:style-name="P3">…Я истерически рассмеялся…</text:p>
      <text:p text:style-name="P3"/>
      <text:p text:style-name="P16"><text:span text:style-name="Default_20_Paragraph_20_Font"><text:span text:style-name="T1">- Во-вторых, шанс получения потомства можно поднять с помощью магического ритуала “</text:span></text:span>Pornis<text:span text:style-name="Default_20_Paragraph_20_Font"><text:span text:style-name="T1"> </text:span></text:span>erektus<text:span text:style-name="Default_20_Paragraph_20_Font"><text:span text:style-name="T1">”, который, кстати, также повышает либидо. С этим сложнее, у нас в племени нет магов. Но я могу попытаться договориться на стороне. </text:span></text:span><text:span text:style-name="Default_20_Paragraph_20_Font"><text:span text:style-name="T2">У меня есть подруга из единорогов, только ты не говори никому, это тайна!</text:span></text:span><text:span text:style-name="Default_20_Paragraph_20_Font"><text:span text:style-name="T1"> Хотя, может, ты умеешь магичить, Хум?</text:span></text:span></text:p>
      <text:p text:style-name="P3"><text:soft-page-break/></text:p>
      <text:p text:style-name="P3">Поняха с надеждой посмотрела на меня. Я с огромным облегчением отрицательно помотал головой.</text:p>
      <text:p text:style-name="P3"/>
      <text:p text:style-name="P3">-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3"/>
      <text:p text:style-name="P3">Дейдра мечтательно вздохнула.</text:p>
      <text:p text:style-name="P3"/>
      <text:p text:style-name="P3">-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3"/>
      <text:p text:style-name="P3">Я упорно помотал головой. Дейдра пристально уставилась на меня, пытаясь рассмотреть мой талант. Наконец она ухмыльнулась кривой улыбкой.</text:p>
      <text:p text:style-name="P3"/>
      <text:p text:style-name="P3">-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3"/>
      <text:p text:style-name="P3">- Путешествия, это уже что-то. Мне совершенно случайно нужно в Дрогонштерн, - наконец, подал голос я.</text:p>
      <text:p text:style-name="P3">-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3">-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3"/>
      <text:p text:style-name="P3">Розовая поняха заметно поскучнела.</text:p>
      <text:p text:style-name="P3"/>
      <text:p text:style-name="P3">-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
      <text:p text:style-name="P3">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
      <text:p text:style-name="P3">-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
      <text:p text:style-name="P3">Я улыбнулся и понимающе покачал головой. Всё-таки между людьми и пони намного больше общего, чем тебе казалось, Хуман!</text:p>
      <text:p text:style-name="P3">Дейдра уныло свесила голову.</text:p>
      <text:p text:style-name="P3"/>
      <text:p text:style-name="P3">-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3"/>
      <text:p text:style-name="P3">Розовая кобылка вновь сжала зубами горлышко и запрокинула бутылку. Послышалось долгое бульканье.</text:p>
      <text:p text:style-name="P3"/>
      <text:p text:style-name="P3">-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
      <text:p text:style-name="P3">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3"/>
      <text:p text:style-name="P3">-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
      <text:p text:style-name="P3">Кобылка завела глаза, сложила губы бантиком и произнесла фальцетом:</text:p>
      <text:p text:style-name="P3"/>
      <text:p text:style-name="P3">-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text:soft-page-break/></text:p>
      <text:p text:style-name="P3">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3"/>
      <text:p text:style-name="P16"><text:span text:style-name="Default_20_Paragraph_20_Font"><text:span text:style-name="T1">-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Хр-р-р…</text:p>
      <text:p text:style-name="P16"/>
      <text:p text:style-name="P3">Вместе с храпом изо рта самой великой пиратки вылетело три розовых пузыря. Поняха явно перебрала с алкоголем.</text:p>
      <text:p text:style-name="P3"/>
      <text:p text:style-name="P2">…</text:p>
      <text:p text:style-name="P2"/>
      <text:p text:style-name="P3">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3"/>
      <text:p text:style-name="P3">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
      <text:p text:style-name="P3">- Джет… Джет… Да вставай же, засоня! - я громко шептал в ухо спящей пегаске, легонько похлопывая по шее.</text:p>
      <text:p text:style-name="P16"><text:span text:style-name="Default_20_Paragraph_20_Font"><text:span text:style-name="T1">- Мн-мн-хррр, - сонно чавкала пегаска, пуская слюни. - Гороховый суп закончился. </text:span></text:span>Пюре будет через полчаса. Не ломайте лавки, пожалуйста… А? <text:span text:style-name="Default_20_Paragraph_20_Font"><text:span text:style-name="T1">Что?</text:span></text:span></text:p>
      <text:p text:style-name="P3"/>
      <text:p text:style-name="P3">Я шёлкнул пегаску по носу.</text:p>
      <text:p text:style-name="P3">- Вставай! Надо сматываться. Дейдра хочет сделать меня своим фаворитом. У меня плохие предчувствия на этот счёт.</text:p>
      <text:p text:style-name="P3"/>
      <text:p text:style-name="P3">Пегаска поднялась, потирая нос копытом. Рваное одеяло сползло с её тела и в нос мне ударил кислый запах.</text:p>
      <text:p text:style-name="P16"><text:span text:style-name="Default_20_Paragraph_20_Font"><text:span text:style-name="T1">- </text:span></text:span><text:span text:style-name="Default_20_Paragraph_20_Font"><text:span text:style-name="T2">Тут что, докторов нет? Неужели нельзя было нормально сделать</text:span></text:span><text:span text:style-name="Default_20_Paragraph_20_Font"><text:span text:style-name="T1">? - я указал на покалеченное крыло, примотанное к телу рваной тряпкой.</text:span></text:span></text:p>
      <text:p text:style-name="P3"><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3"/>
      <text:p text:style-name="P3">…</text:p>
      <text:p text:style-name="P3"/>
      <text:p text:style-name="P3">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3"/>
      <text:p text:style-name="P3">Есть только одно маленькое “но”.</text:p>
      <text:p text:style-name="P3">Эти двадцать шагов заполнены валяющимися вповалку, храпящими, чмокающими, сопящими и дёргающимися во сне пони.</text:p>
      <text:p text:style-name="P3"/>
      <text:p text:style-name="P3">- Ты чего остановился? - пихнула меня головой в спину Джет. - Надо торопиться, пока не рассвело!</text:p>
      <text:p text:style-name="P3"/>
      <text:p text:style-name="P3">Я обреченно вздохнул, выбрал на полу место, свободное от понеконечностей и поставил туда ногу.</text:p>
      <text:p text:style-name="P3">Почти попал. Светло-коричневая пони ойкнула и сжалась во сне, когда я наступил ей на хвост.</text:p>
      <text:p text:style-name="P3">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3"/>
      <text:p text:style-name="P3">Позади меня послышалось топанье, череда взвизгиваний и возни, нарастающая, подобно прибою.</text:p>
      <text:p text:style-name="P3">Джет невозмутимо торила свой путь прямо по ногам, туловищам и хвостам распластавшихся на полу пони.</text:p>
      <text:p text:style-name="P3"/>
      <text:p text:style-name="P3">- Ты рехнулась? - зашипел на неё я, - надо ж осторожно!</text:p>
      <text:p text:style-name="P3">- Ну, раз ты так хочешь, - пожала плечами пегаска и осторожно поставила ногу на голову пони, сосущей во сне собственное копыто.</text:p>
      <text:p text:style-name="P3"/>
      <text:p text:style-name="P3">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3"/>
      <text:p text:style-name="P3">Я остервенело дёргал ручку двери, ощущая затылком просыпающийся зал.</text:p>
      <text:p text:style-name="P3">- Закрыто, блин! - я дёрнул ещё сильнее и приложился задницой о пол, сжимая в руке оторванную ручку.</text:p>
      <text:p text:style-name="P3"><text:soft-page-break/></text:p>
      <text:p text:style-name="P3">- Хум, подвинься!</text:p>
      <text:p text:style-name="P3">Пегаска оттеснила меня крупом и повернулась к двери задом.</text:p>
      <text:p text:style-name="P3"/>
      <text:p text:style-name="P3">БАБАХ!!!</text:p>
      <text:p text:style-name="P3"/>
      <text:p text:style-name="P3">Я ошалело смотрел на дверь, вылетевшую вместе с косяком во двор.</text:p>
      <text:p text:style-name="P3"/>
      <text:p text:style-name="P3">-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3">- Ага. - ухмыльнулась Джет. - Я — крутая! По заднему джебу мне нет равных на нашем облаке и двух соседних!</text:p>
      <text:p text:style-name="P3">- То же мне — крутая! - донеслось откуда-то снизу. - Да я смогла бы выбить эту дверь лбом! Она всё равно кое-как сляпана из обломков скамеек!</text:p>
      <text:p text:style-name="P3"/>
      <text:p text:style-name="P3">Мои ноги обнимала Дейдра, улыбаясь мне хищной улыбкой.</text:p>
      <text:p text:style-name="P3"/>
      <text:p text:style-name="P3">- И, кстати, чтобы открыть её, достаточно было просто отодвинуть засов.</text:p>
      <text:p text:style-name="P3"/>
      <text:p text:style-name="P3">В забеге на первенство тупости ты уверенно догоняешь пегаску, Хуман!</text:p>
      <text:p text:style-name="P3">Я криво улыбнулся Дейдре.</text:p>
      <text:p text:style-name="P3"/>
      <text:p text:style-name="P16"><text:span text:style-name="Default_20_Paragraph_20_Font"><text:span text:style-name="T1">-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text:span></text:span>Отстань, пожалуйста…</text:p>
      <text:p text:style-name="P16"/>
      <text:p text:style-name="P3">Я сразу понял, что улыбаться Дейдре было плохой идеей. Поняха состроила щенячьи глаза и усилила и без того стальную хватку вокруг моих ног.</text:p>
      <text:p text:style-name="P3"/>
      <text:p text:style-name="P3">- Не бросай меня, Хум! Мне тут так скууучнооо!</text:p>
      <text:p text:style-name="P3"/>
      <text:p text:style-name="P3">Губы её задрожжали, как будто она собралась зареветь.</text:p>
      <text:p text:style-name="P3">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3"><text:soft-page-break/></text:p>
      <text:p text:style-name="P3">-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3"/>
      <text:p text:style-name="P3">- Ммммфффф! - отвечала ей Джет.</text:p>
      <text:p text:style-name="P3"/>
      <text:p text:style-name="P3">Диалог прервался взвизгом и плеском воды. Наконец-то я почувствовал свои ноги свободными!</text:p>
      <text:p text:style-name="P3"/>
      <text:p text:style-name="P2">***</text:p>
      <text:p text:style-name="P3"/>
      <text:p text:style-name="P3">- Ты опять за своё! - крик Джет прямо в ухо перемешивает все воспоминания. - Выныривай! Они уже совсем близко!!!</text:p>
      <text:p text:style-name="P3"/>
      <text:p text:style-name="P3">Я содрогаюсь, вскакиваю с земли и машинально забрасываю мешок на плёчо.</text:p>
      <text:p text:style-name="P3"/>
      <text:p text:style-name="P3">- Идём.</text:p>
      <text:p text:style-name="P3"/>
      <text:h text:style-name="P33" text:outline-level="2">2</text:h>
      <text:p text:style-name="P3"/>
      <text:p text:style-name="P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
      <text:p text:style-name="P3">- Дед, сигу не долганёшь?</text:p>
      <text:p text:style-name="P3">- Не курю.</text:p>
      <text:p text:style-name="P3">- Я не спрашивал тебя, куришь ли ты? - пальцы вопрошавшего шевелились, как будто разминая невидимый пластилин. - Сигу не долганёшь?</text:p>
      <text:p text:style-name="P5"/>
      <text:p text:style-name="P3">Крыс спрыгнул с подоконника, царапнув грязным ногтем по кафелю уборной.</text:p>
      <text:p text:style-name="P3">- Ты ведь должен мне ещё с прошлого раза.</text:p>
      <text:p text:style-name="P3"/>
      <text:p text:style-name="P3">Я вытащил из рукава пижамы двадцатисантиметровый гвоздь и плюнул ему под ноги.</text:p>
      <text:p text:style-name="P3"/>
      <text:p text:style-name="P3"><text:soft-page-break/>- Ничего я тебе не должен. И ты сам это знаешь. Пошёл нахуй.</text:p>
      <text:p text:style-name="P3"/>
      <text:p text:style-name="P3">Крыс криво улыбнулся.</text:p>
      <text:p text:style-name="P3"/>
      <text:p text:style-name="P3">- Ну-ну. Вы тут, в Чертогах, совсем озверели, что ли? Из окон выпрыгиваете, на людей кидаетесь. Ладно-ладно, пока. Ещё увидимся.</text:p>
      <text:p text:style-name="P3"/>
      <text:p text:style-name="P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
      <text:p text:style-name="P16"><text:span text:style-name="Default_20_Paragraph_20_Font"><text:span text:style-name="T1">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text:span><text:span text:style-name="Default_20_Paragraph_20_Font"><text:span text:style-name="T2">Смысл речи Папы?</text:span></text:span><text:span text:style-name="Default_20_Paragraph_20_Font"><text:span text:style-name="T1">&gt;</text:span></text:span></text:p>
      <text:p text:style-name="P3"/>
      <text:p text:style-name="P6">…шшш…</text:p>
      <text:p text:style-name="P16"><text:span text:style-name="Default_20_Paragraph_20_Font"><text:span text:style-name="T16">sanctificetur</text:span></text:span><text:span text:style-name="Default_20_Paragraph_20_Font"><text:span text:style-name="T4"> </text:span></text:span><text:span text:style-name="Default_20_Paragraph_20_Font"><text:span text:style-name="T16">nomen</text:span></text:span><text:span text:style-name="Default_20_Paragraph_20_Font"><text:span text:style-name="T4"> </text:span></text:span><text:span text:style-name="Default_20_Paragraph_20_Font"><text:span text:style-name="T16">tuum</text:span></text:span><text:span text:style-name="Default_20_Paragraph_20_Font"><text:span text:style-name="T4">;</text:span></text:span></text:p>
      <text:p text:style-name="P19">adveniat regnum tuum;</text:p>
      <text:p text:style-name="P19">fiat voluntas tua, sicut in caelo et in terra…</text:p>
      <text:p text:style-name="P19">…хрррсссшшш…</text:p>
      <text:p text:style-name="P19">ne nuclear bellum. Amen</text:p>
      <text:p text:style-name="P19">…шшшссс…</text:p>
      <text:p text:style-name="P19"/>
      <text:p text:style-name="P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Я уже открывал дверь в палату, когда услышал лениво брошенное в спину замечание.</text:p>
      <text:p text:style-name="P3"/>
      <text:p text:style-name="P16"><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16"><text:soft-page-break/></text:p>
      <text:p text:style-name="P3">Я повернулся.</text:p>
      <text:p text:style-name="P3"/>
      <text:p text:style-name="P3">- Когда переезд?</text:p>
      <text:p text:style-name="P3">- Завтра. Или послезавтра, если чувак в реанимации задержится.</text:p>
      <text:p text:style-name="P3">- А почему не новенького в соседнюю? На кой чёрт им я сдался?</text:p>
      <text:p text:style-name="P3"/>
      <text:p text:style-name="P3"><text:s/>Дредд удивлённо бухнулся на все четыре ножки стула.</text:p>
      <text:p text:style-name="P3"/>
      <text:p text:style-name="P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1"/>
      <text:p text:style-name="P1">Я криво улыбнулся</text:p>
      <text:p text:style-name="P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
      <text:p text:style-name="P1">Дредд пожал плечами.</text:p>
      <text:p text:style-name="P1">-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1">- Передай, если не тяжело. Новенькому всё равно, куда ложиться, а мне – нет.</text:p>
      <text:p text:style-name="P3"/>
      <text:p text:style-name="P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16"><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Уроках</text:span></text:span><text:span text:style-name="Default_20_Paragraph_20_Font"><text:span text:style-name="T1">.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span></text:p>
      <text:p text:style-name="P3">Так что нет, не за память я пекусь. Просто приём нейролептиков напрочь отключает не только память, но и сновидения – я проверял.</text:p>
      <text:p text:style-name="P3"/>
      <text:p text:style-name="P3">А мне нравятся сны.</text:p>
      <text:p text:style-name="P1"/>
      <text:p text:style-name="P2">~~~</text:p>
      <text:p text:style-name="P3"/>
      <text:p text:style-name="P16"><text:soft-page-break/><text:span text:style-name="Default_20_Paragraph_20_Font"><text:span text:style-name="T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text:span></text:span><text:span text:style-name="Default_20_Paragraph_20_Font"><text:span text:style-name="T1">величаво начинает свой путь по великому каньону. 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text:span text:style-name="Default_20_Paragraph_20_Font"><text:span text:style-name="T2">неделю</text:span></text:span><text:span text:style-name="Default_20_Paragraph_20_Font"><text:span text:style-name="T1"> назад. Дым от привала преследователей не виден уже последние два дня. Я спускаюсь вниз и спрыгиваю с нижней ветки на землю.</text:span></text:span></text:p>
      <text:p text:style-name="P3"/>
      <text:p text:style-name="P3">- Таки оторвались. Но впереди обрыв. Надо думать, как спуститься.</text:p>
      <text:p text:style-name="P3"/>
      <text:p text:style-name="P16"><text:span text:style-name="Default_20_Paragraph_20_Font"><text:span text:style-name="T1">Джет виновато смотрит на меня. Вот глупая пегаска! Она </text:span></text:span><text:span text:style-name="Default_20_Paragraph_20_Font"><text:span text:style-name="T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span></text:p>
      <text:p text:style-name="P3"/>
      <text:p text:style-name="P3">- Каша будет готова через пять минут.</text:p>
      <text:p text:style-name="P3"/>
      <text:p text:style-name="P3">Словно бы в заглаживание вины своей немощности, Джет взяла готовку пищи на себя.</text:p>
      <text:p text:style-name="P3"/>
      <text:p text:style-name="P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
      <text:p text:style-name="P3">Джет сидит у костра напротив меня и молча жуёт кашу.</text:p>
      <text:p text:style-name="P3">- Ты теперь до старости будешь его носить? - указываю я на одеяло.</text:p>
      <text:p text:style-name="P3">Пегаска только сильнее кутается в него. Кажется, она дрожит.</text:p>
      <text:p text:style-name="P3">- Тебе холодно? Брось, у костра же жарко? Давай я на тебя куртку накину?</text:p>
      <text:p text:style-name="P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
      <text:p text:style-name="P3">Ладно же, мне эти странности уже осточертели!</text:p>
      <text:p text:style-name="P16"><text:span text:style-name="Default_20_Paragraph_20_Font"><text:span text:style-name="T1">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text:span><text:span text:style-name="Default_20_Paragraph_20_Font"><text:span text:style-name="T2">пещера Оникса</text:span></text:span><text:span text:style-name="Default_20_Paragraph_20_Font"><text:span text:style-name="T1">.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span></text:span></text:p>
      <text:p text:style-name="P3"><text:soft-page-break/></text:p>
      <text:p text:style-name="P3">Едва слышится шорох сзади. Сначала чуть заметно коснувшись, Джет медленно прижимается ко мне всей спиной. Она сильно дрожит.</text:p>
      <text:p text:style-name="P3">Так мы согреваем друг-друга с тех пор, как сбежали от твердолобов – ночи стали заметно свежее.</text:p>
      <text:p text:style-name="P3">Но сейчас я отвергаю негласный договор. Это и раздражение на скрытность пегаски, и…</text:p>
      <text:p text:style-name="P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
      <text:p text:style-name="P3">- Джет, блин, у нас речка в двух шагах! Я понимаю, холодно, но нельзя ли помыться? Реально трудно находиться рядом с тобой…</text:p>
      <text:p text:style-name="P3"/>
      <text:p text:style-name="P3">Так же беззвучно, как возникло, касание пропадает. Пропадает и запах…</text:p>
      <text:p text:style-name="P3">Я закрываю глаза.</text:p>
      <text:p text:style-name="P3"/>
      <text:p text:style-name="P3">Просыпаюсь от холода. Щупаю рукой сзади себя. Наконец поворачиваюсь.</text:p>
      <text:p text:style-name="P3">Никого.</text:p>
      <text:p text:style-name="P3"/>
      <text:p text:style-name="P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
      <text:p text:style-name="P3">Полянка перед орешником пуста. Едва дымятся угли погасшего костра. В лунном свете цепочка отпечатков копыт в песке ведёт к реке.</text:p>
      <text:p text:style-name="P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text:p>
      <text:p text:style-name="P3">Ох, щит!!! М-м-мамочка…</text:p>
      <text:p text:style-name="P3">…</text:p>
      <text:p text:style-name="P16"><text:span text:style-name="Default_20_Paragraph_20_Font"><text:span text:style-name="T1">Меня выворачивает наизнанку. Я падаю на колени и неистово блюю </text:span></text:span>в воду. <text:span text:style-name="Default_20_Paragraph_20_Font"><text:span text:style-name="T1">Течение уносит мой ужин к водопаду.</text:span></text:span></text:p>
      <text:p text:style-name="P3">Рядом со мной на песке лежит часть крыла. Парочка опарышей ещё ползают по голубоватым перьям. Обломок кости белеет в лунном свете.</text:p>
      <text:p text:style-name="P3">Проклятье! Какой же я долбень! Грёбаный близорукий эгоистичный долбень!</text:p>
      <text:p text:style-name="P3"/>
      <text:p text:style-name="P3"><text:soft-page-break/>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
      <text:p text:style-name="P3">Я ускоряюсь.</text:p>
      <text:p text:style-name="P3">Пегаска, понурив голову, бредёт к скальному выступу, нависающему над каньоном. Чуть подумав, она делает шаг в бездну.</text:p>
      <text:p text:style-name="P3">В последнем рывке я совершаю вратарский прыжок и хватаю пегаску за задние ноги. Дыхание перехватывает от удара животом и грудью о камни.</text:p>
      <text:p text:style-name="P3">Пегаска оборачивается. Её передняя нога застывает над пропастью.</text:p>
      <text:p text:style-name="P3"/>
      <text:p text:style-name="P3">- Джет, не дури, - хрипло прошу я осипшим от волнения голосом. - Я ступил. Я все эти дни тупил. Прости.</text:p>
      <text:p text:style-name="P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Пегаска поворачивается навстречу пропасти.</text:p>
      <text:p text:style-name="P3"/>
      <text:p text:style-name="P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 Нет! Пожалуйста!!! Я вылечу тебя! Я… Я прижгу рану!</text:p>
      <text:p text:style-name="P3"/>
      <text:p text:style-name="P3">Сквозь рыдания я выкрикиваю какие-то сумасбродные идеи, пока пегаска молча стоит над бездной.</text:p>
      <text:p text:style-name="P3">Наконец она усмехается.</text:p>
      <text:p text:style-name="P3"/>
      <text:p text:style-name="P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Пегаска вздыхает.</text:p>
      <text:p text:style-name="P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
      <text:p text:style-name="P16"><text:span text:style-name="Default_20_Paragraph_20_Font"><text:span text:style-name="T1">Я не верю своим ушам. Пегаска просит прощения у меня за то, что доставила мне неудобства своим видом и намерениями?! </text:span></text:span>Чокнутые, чокнутые пони… Милые, милые пони...</text:p>
      <text:p text:style-name="P3">Очень осторожно, словно бы извиняясь, Джет высвобождает сначала одну ногу из моего захвата. Потом вторую. Я тупо смотрю на пустые ладони.</text:p>
      <text:p text:style-name="P3"/>
      <text:p text:style-name="P3">- Ты был хорошим другом. Прощай.</text:p>
      <text:p text:style-name="P3"><text:soft-page-break/></text:p>
      <text:p text:style-name="P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3"/>
      <text:p text:style-name="P3">Мы оборачиваемся на голос. В свете первых лучей солнца на нас смотрит зебра.</text:p>
      <text:p text:style-name="P3"/>
      <text:h text:style-name="P33" text:outline-level="2">2.5</text:h>
      <text:p text:style-name="P2"/>
      <text:p text:style-name="P3"/>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3"/>
      <text:h text:style-name="P33" text:outline-level="2">3</text:h>
      <text:p text:style-name="P3"/>
      <text:p text:style-name="P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
      <text:p text:style-name="P3">- Вы сами видите… - обратился Лысый к Алексу. - Я бы его за периметр не выпускал. Вам решать, разумеется.</text:p>
      <text:p text:style-name="P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
      <text:p text:style-name="P3">Лысый грузно поднялся. Скрипнула дверь и мы остались один на один.</text:p>
      <text:p text:style-name="P3"/>
      <text:p text:style-name="P3">- П-привет, Дедлайн - пробормотал Алекс.</text:p>
      <text:p text:style-name="P3">- Привет, сослуживец, - криво усмехнулся я. Старое командное прозвище в устах моего бывшего босса не вызвало во мне ностальгии.</text:p>
      <text:p text:style-name="P3"/>
      <text:p text:style-name="P3">Алекс на миг встретился со мной взглядом и снова опустил глаза.</text:p>
      <text:p text:style-name="P3"/>
      <text:p text:style-name="P3">- Ты же знаешь, у нас не было другого выхода. Извини.</text:p>
      <text:p text:style-name="P3">- Да ладно. Мне-то что. Тут неплохо кормят.</text:p>
      <text:p text:style-name="P3"><text:soft-page-break/>-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И я попросил, чтобы тебя перевели в свободную палату.</text:p>
      <text:p text:style-name="P3">- А вот этого, как раз, не надо, - прервал я извинения Алекса. - Мне и в текущей неплохо. Говори, зачем позвал?</text:p>
      <text:p text:style-name="P3"/>
      <text:p text:style-name="P16"><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7">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
      <text:p text:style-name="P16"><text:span text:style-name="Default_20_Paragraph_20_Font"><text:span text:style-name="T1">Наконец Алекс пожал плечами и </text:span></text:span><text:span text:style-name="Default_20_Paragraph_20_Font"><text:span text:style-name="T7">посмотрел мне в глаза</text:span></text:span><text:span text:style-name="Default_20_Paragraph_20_Font"><text:span text:style-name="T1">.</text:span></text:span></text:p>
      <text:p text:style-name="P3">- Дед, у нас проблемы. Хэвэн начала убивать.</text:p>
      <text:p text:style-name="P3"/>
      <text:p text:style-name="P3">Я откинулся на спинку стула и громко похлопал в ладоши.</text:p>
      <text:p text:style-name="P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
      <text:p text:style-name="P3">Мой бывший прожект-мэнеджер досадливо сморщился и откинулся на спинку стула.</text:p>
      <text:p text:style-name="P3">-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3"/>
      <text:p text:style-name="P3">… Алекс терпеливо подождал, пока я прекращу ржать.</text:p>
      <text:p text:style-name="P3"/>
      <text:p text:style-name="P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3">Всего пару советов, и ты спасешь людей.</text:p>
      <text:p text:style-name="P3"/>
      <text:p text:style-name="P3">Я покачал головой.</text:p>
      <text:p text:style-name="P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text:soft-page-break/></text:p>
      <text:p text:style-name="P3">Алекс долго молчал.</text:p>
      <text:p text:style-name="P3">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
      <text:p text:style-name="P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
      <text:p text:style-name="P3">Я сжал кулаки и встал. Дверь отворилась и заглянул Лысый. Алекс отрицательно мотнул ему головой.</text:p>
      <text:p text:style-name="P3">- Всё в порядке. Мы общаемся.</text:p>
      <text:p text:style-name="P3"/>
      <text:p text:style-name="P3">Дверь закрылась. Я сел и отвернулся к окну.</text:p>
      <text:p text:style-name="P3"/>
      <text:p text:style-name="P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
      <text:p text:style-name="P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
      <text:p text:style-name="P3">- В разумных пределах, говоришь?</text:p>
      <text:p text:style-name="P3">- В разумных.</text:p>
      <text:p text:style-name="P3">- А забор будет?</text:p>
      <text:p text:style-name="P3">-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3">- Понятно.</text:p>
      <text:p text:style-name="P3"/>
      <text:p text:style-name="P5">Я решил схитрить. Просто из интереса. Кроме него, больше ловить тут было нечего.</text:p>
      <text:p text:style-name="P5"><text:soft-page-break/></text:p>
      <text:p text:style-name="P5">-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5"/>
      <text:p text:style-name="P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5"/>
      <text:p text:style-name="P5">-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5">- Дед, - мягко остановил меня Алекс. - не надо. Не даешь мне помечтать, жестокий человек…</text:p>
      <text:p text:style-name="P5"/>
      <text:p text:style-name="P5">Выплюнув жвачку в салфетку и аккуратно препроводив бумажный шарик в ведро, Алекс печально развёл руками.</text:p>
      <text:p text:style-name="P5">-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 Разумеется, знал, - отдался воспоминаниям и я. - Это ж от идеи, что партнёра по бизнесу можно уничтожить физически, у Нэша поехала крыша.</text:p>
      <text:p text:style-name="P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
      <text:p text:style-name="P3">Алекс скучающе завёл глаза.</text:p>
      <text:p text:style-name="P3"><text:soft-page-break/>-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
      <text:p text:style-name="P3">Алекс посмотрел на часы, нахмурился и продолжил.</text:p>
      <text:p text:style-name="P16"><text:span text:style-name="Default_20_Paragraph_20_Font"><text:span text:style-name="T1">-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text:span><text:span text:style-name="Default_20_Paragraph_20_Font"><text:span text:style-name="T17">CAESAR</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3"/>
      <text:p text:style-name="P3">- Ну-ну. Ты очень убедительно рассказываешь, я проникся. Но ты так и не ответил на мой вопрос,- напомнил я ему. Разговор начал мне надоедать.</text:p>
      <text:p text:style-name="P3"/>
      <text:p text:style-name="P3">Мой бывший босс всё понял. Всё же проницательности ему было не занимать. Он бросил на меня злой взгляд, но тем не менее, начал.</text:p>
      <text:p text:style-name="P3"/>
      <text:p text:style-name="P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
      <text:p text:style-name="P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
      <text:p text:style-name="P3">Я оборвал смех.</text:p>
      <text:p text:style-name="P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
      <text:p text:style-name="P3">- Ладно, я уже вижу, что теряю время, - поднялся Алекс. - Очень жаль. Если ты передумаешь, просто сообщи, что хочешь позвонить мне. Тебя соединят в любое время. Да, чуть было не забыл!</text:p>
      <text:p text:style-name="P3"/>
      <text:p text:style-name="P3">Босс вытащил из внутреннего кармана пиджака бутылку «Джентльмен Джека» и поставил передо мной.</text:p>
      <text:p text:style-name="P3"><text:soft-page-break/></text:p>
      <text:p text:style-name="P3">- Мне действительно не хватает старых добрых времён. Что бы ты там себе ни думал.</text:p>
      <text:p text:style-name="P3"/>
      <text:p text:style-name="P3">Алекс пошёл к выходу. У двери он замялся и вдруг обернулся.</text:p>
      <text:p text:style-name="P3">- И, знаешь, самое страшное? Это то, что ты до сих пор считаешь себя нормальным, - грустно улыбнулся босс. - <text:s/>Человеком. Мне реально страшно это видеть. И всем нам – остальные наблюдали по интеркому.</text:p>
      <text:p text:style-name="P3"/>
      <text:p text:style-name="P3">- Что?</text:p>
      <text:p text:style-name="P3"/>
      <text:p text:style-name="P3">- Дедлайн, ты собираешь узор из шестнадцати кубиков по картинке за пару секунд. При этом ещё успеваешь инвертировать цвета.</text:p>
      <text:p text:style-name="P3"/>
      <text:p text:style-name="P3">Алекс вышел.</text:p>
      <text:p text:style-name="P2"><text:line-break/>~~~</text:p>
      <text:p text:style-name="P3"/>
      <text:p text:style-name="P3">… Стражница напротив вот уже полчаса молча сверлит меня взглядом.</text:p>
      <text:p text:style-name="P3">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3"/>
      <text:p text:style-name="P3">Я тайком смотрю на своё отражение в зеркальце, висящем на шее этой мрачной зебры. Нифига, лоб чистый, никаких каракулей не наблюдается.</text:p>
      <text:p text:style-name="P3"/>
      <text:p text:style-name="P3">- А можно..? - наконец, начинаю я.</text:p>
      <text:p text:style-name="P3">- Нельзя, - оборывает зебра. - Зеррика сама выйдет, когда закончит.</text:p>
      <text:p text:style-name="P3"/>
      <text:p text:style-name="P3">Подчёркивая сказанное, стражница перекрывает вход в палатку копьём.</text:p>
      <text:p text:style-name="P3"/>
      <text:p text:style-name="P16"><text:span text:style-name="Default_20_Paragraph_20_Font"><text:span text:style-name="T1">Проклятье на твою голову, Хум, если ты неделю не замечал, что Джет </text:span></text:span><text:span text:style-name="Default_20_Paragraph_20_Font"><text:span text:style-name="T2">гниёт живьём</text:span></text:span><text:span text:style-name="Default_20_Paragraph_20_Font"><text:span text:style-name="T1">! Если бы ты догадался стянуть с неё это чёртово одеяло! Если бы догадался об источнике тошнотворного запаха! Если бы…</text:span></text:span></text:p>
      <text:p text:style-name="P3"/>
      <text:p text:style-name="P3">Джет до последнего момента казалась мне сделаной из железа — может быть, именно поэтому я не догадывался, что с ней происходит что-то плохое.</text:p>
      <text:p text:style-name="P3"><text:soft-page-break/>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Я закрываю глаза, пытаясь вспомнить…</text:p>
      <text:p text:style-name="P3"/>
      <text:p text:style-name="P2">***</text:p>
      <text:p text:style-name="P3"/>
      <text:p text:style-name="P3">.</text:p>
      <text:p text:style-name="P3">.</text:p>
      <text:p text:style-name="P3">.</text:p>
      <text:p text:style-name="P3">СИЯНИЕ</text:p>
      <text:p text:style-name="P3">.</text:p>
      <text:p text:style-name="P3">Кто я?</text:p>
      <text:p text:style-name="P3">.</text:p>
      <text:p text:style-name="P3">Где я?</text:p>
      <text:p text:style-name="P3">.</text:p>
      <text:p text:style-name="P3">Где все?</text:p>
      <text:p text:style-name="P3">.</text:p>
      <text:p text:style-name="P3">Чувствую прикосновение. Что-то энергично тормошит меня. Слышу приглушенное бормотание.</text:p>
      <text:p text:style-name="P3">.</text:p>
      <text:p text:style-name="P3">Я открываю глаза и вижу фигуру в голубом.</text:p>
      <text:p text:style-name="P3"/>
      <text:p text:style-name="P3">- Быстро! За мной! - торопливо шепчет мне она.</text:p>
      <text:p text:style-name="P3">Я послушно ползу среди костей и раздавленных черепов за голубой пони… Пони? Какой ещё, к дьяволу, пони?</text:p>
      <text:p text:style-name="P3">- Пегаской! - шипит, оборачиваясь, она.</text:p>
      <text:p text:style-name="P5"/>
      <text:p text:style-name="P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3">Черепа… Кости… Пегаска в броне… Чушь какая-то!</text:p>
      <text:p text:style-name="P3"/>
      <text:p text:style-name="P3"><text:soft-page-break/>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
      <text:p text:style-name="P3">- Какого чё…?!!</text:p>
      <text:p text:style-name="P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 Появится кто? - спросил я, потирая ушибленную о каменный свод макушку.</text:p>
      <text:p text:style-name="P3"/>
      <text:p text:style-name="P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
      <text:p text:style-name="P3">Я пригнулся к уху поньки и еле слышно прошептал:</text:p>
      <text:p text:style-name="P3">- Кто это?</text:p>
      <text:p text:style-name="P3">- Агамемнон, - так же, едва шевеля губами, прошептала поняха. - Он сегодня голодный - остался без обеда. И у него хороший слух.</text:p>
      <text:p text:style-name="P3"/>
      <text:p text:style-name="P3">Я снова почесал ушибленный лоб.</text:p>
      <text:p text:style-name="P3">- Мне это имя вообще ничего не говорит.</text:p>
      <text:p text:style-name="P3"/>
      <text:p text:style-name="P3">Пегаска критически осмотрела меня.</text:p>
      <text:p text:style-name="P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
      <text:p text:style-name="P3">Пегаска попробовала было потрогать меня в паху, но я с возмущением отбросил её копыто.</text:p>
      <text:p text:style-name="P3"/>
      <text:p text:style-name="P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
      <text:p text:style-name="P3">От беспокойной возни снаружи скала задрожала. Кто-то шумно зевнул и с металлическим скрежетом почесался.</text:p>
      <text:p text:style-name="P3"/>
      <text:p text:style-name="P3">- Так откуда ты? - пытливо спросила поняха.</text:p>
      <text:p text:style-name="P3"><text:soft-page-break/>-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Я закрыл глаза и сосредоточился…</text:p>
      <text:p text:style-name="P3">…</text:p>
      <text:p text:style-name="P3">- Не помню.</text:p>
      <text:p text:style-name="P3">- Что? - удивилась поняха. - Не помнишь, где твой дом?</text:p>
      <text:p text:style-name="P3">- Нет.</text:p>
      <text:p text:style-name="P3">- А как попал в гнездо Агамемнона — помнишь?</text:p>
      <text:p text:style-name="P3">- Нет.</text:p>
      <text:p text:style-name="P3">- А кто ты — помнишь?</text:p>
      <text:p text:style-name="P3">- Нет.</text:p>
      <text:p text:style-name="P16"><text:span text:style-name="Default_20_Paragraph_20_Font"><text:span text:style-name="T1">- Ну и ну. Ни в жизнь ещё таких чудаков не встречала. - покачала головой пегаска. - Ты не обижайся, но ты <text:s/>мозгами напоминаешь мне </text:span></text:span><text:span text:style-name="Default_20_Paragraph_20_Font"><text:span text:style-name="T2">полугодовалого жеребёнка</text:span></text:span><text:span text:style-name="Default_20_Paragraph_20_Font"><text:span text:style-name="T1">. То есть, вообще не </text:span></text:span><text:span text:style-name="Default_20_Paragraph_20_Font"><text:span text:style-name="T2">паришь</text:span></text:span><text:span text:style-name="Default_20_Paragraph_20_Font"><text:span text:style-name="T1"> по жизни. Хотя, на вид, взрослый. Как ты, вообще, дожил до своих лет, если не помнишь ничего?</text:span></text:span></text:p>
      <text:p text:style-name="P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 Следующий? - я мучительно пытался ухватить логическую нить. - А кто предыдущий?</text:p>
      <text:p text:style-name="P3">-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3">Пегаска склонила шею и я увидел огромную шишку с кровоподтёком на затылке поняхи.</text:p>
      <text:p text:style-name="P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
      <text:p text:style-name="P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3"/>
      <text:p text:style-name="P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3"/>
      <text:p text:style-name="P3">…</text:p>
      <text:p text:style-name="P3"><text:soft-page-break/>СИЯНИЕ</text:p>
      <text:p text:style-name="P3">…</text:p>
      <text:p text:style-name="P16"><text:span text:style-name="Default_20_Paragraph_20_Font"><text:span text:style-name="T18">Оно п</text:span></text:span><text:span text:style-name="Default_20_Paragraph_20_Font"><text:span text:style-name="T1">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text:p>
      <text:p text:style-name="P3">Кто я?</text:p>
      <text:p text:style-name="P3">.</text:p>
      <text:p text:style-name="P3">Где я?</text:p>
      <text:p text:style-name="P3">.</text:p>
      <text:p text:style-name="P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3">Внезапно фигура как будто наклоняется ко мне и почти выкрикивает фразу. Видение рушится, но фраза впечатывается в память:</text:p>
      <text:p text:style-name="P3">- ИДИ В ДРОГОНШТЕРН!</text:p>
      <text:p text:style-name="P3"/>
      <text:p text:style-name="P3">…</text:p>
      <text:p text:style-name="P3"/>
      <text:p text:style-name="P3">- Я ВСПОМНИЛ! ВСПОМНИЛ! ДРОГОНШТЕРН!!! - я хлопнул себя по лбу. - Мне нужно попасть в Дрогонштерн!</text:p>
      <text:p text:style-name="P3"/>
      <text:p text:style-name="P3">Поняха закатила глаза и стукнулась лбом о камень.</text:p>
      <text:p text:style-name="P16"><text:span text:style-name="Default_20_Paragraph_20_Font"><text:span text:style-name="T1">- </text:span></text:span><text:span text:style-name="Default_20_Paragraph_20_Font"><text:span text:style-name="T8">Я ЖЕ ПРЕДУПРЕЖДАЛА, ПОТИШЕ!!!</text:span></text:span><text:span text:style-name="Default_20_Paragraph_20_Font"><text:span text:style-name="T1"> - заорала понька. - Что за тупой </text:span></text:span><text:span text:style-name="Default_20_Paragraph_20_Font"><text:span text:style-name="T2">индивид</text:span></text:span><text:span text:style-name="Default_20_Paragraph_20_Font"><text:span text:style-name="T1"> попался!</text:span></text:span></text:p>
      <text:p text:style-name="P3"/>
      <text:p text:style-name="P3">Снаружи беспокойно завозились, что-то неразборчиво запыхтели и внезапно валун, под которым мы прятались, вознёсся над нашими головами.</text:p>
      <text:p text:style-name="P3">Поняха бросилась на меня, сбив с ног и закрыв телом и крыльями.</text:p>
      <text:p text:style-name="P3"/>
      <text:p text:style-name="P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 А как же ты? Он же съест тебя?</text:p>
      <text:p text:style-name="P3">- Не беспокойся, я в последний момент извернусь и улечу. Действуй!</text:p>
      <text:p text:style-name="P3"/>
      <text:p text:style-name="P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text:soft-page-break/></text:p>
      <text:p text:style-name="P16"><text:span text:style-name="Default_20_Paragraph_20_Font"><text:span text:style-name="T1">- </text:span></text:span><text:span text:style-name="Default_20_Paragraph_20_Font"><text:span text:style-name="T8">ВИЖУ СБЕЖАВШИЙ ВЧЕРАШНИЙ ОБЕД. ЕЩЁ НЕ ПРОТУХ. ХОРОШО.</text:span></text:span></text:p>
      <text:p text:style-name="P11"/>
      <text:p text:style-name="P3">- Ну так и жри, пока не скисло! - заорала поняха, повернув к нему голову.</text:p>
      <text:p text:style-name="P3"/>
      <text:p text:style-name="P16"><text:span text:style-name="Default_20_Paragraph_20_Font"><text:span text:style-name="T1">- </text:span></text:span><text:span text:style-name="Default_20_Paragraph_20_Font"><text:span text:style-name="T8">ОН ЕЩЁ И РУГАЕТСЯ,</text:span></text:span><text:span text:style-name="Default_20_Paragraph_20_Font"><text:span text:style-name="T1"> - недовольно заметил дракон. - </text:span></text:span><text:span text:style-name="Default_20_Paragraph_20_Font"><text:span text:style-name="T8">СЛИШКОМ СЫРОЙ</text:span></text:span><text:span text:style-name="Default_20_Paragraph_20_Font"><text:span text:style-name="T1">. </text:span></text:span><text:span text:style-name="Default_20_Paragraph_20_Font"><text:span text:style-name="T8">НАДО ПРОЖАРИТЬ.</text:span></text:span></text:p>
      <text:p text:style-name="P3">Внезапно он открыл пасть и к нам устремился поток зелёного пламени.</text:p>
      <text:p text:style-name="P3">Пегаска пискнула и прижалась ко мне покрепче. Я завороженно смотрел навстречу гибели…</text:p>
      <text:p text:style-name="P3"/>
      <text:p text:style-name="P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
      <text:p text:style-name="P3">- Бежим! - пегаска вскочила и указала направление. Я припустил со всех ног. Безумие последнего часа выбило из меня способность мыслить.</text:p>
      <text:p text:style-name="P3"/>
      <text:p text:style-name="P3">… И потому я остановился у края пропасти, руководствуясь исключительно рефлексами.</text:p>
      <text:p text:style-name="P3">Пару камешек сорвалось у меня из-под ноги и скрылось в голубоватой дымке. Я перевёл дух.</text:p>
      <text:p text:style-name="P3"/>
      <text:p text:style-name="P3">- Почему остановился?!! Прыгай! - пегаска остановилась рядом и указала копытом прямо вниз. - Прыгай, если хочешь жить!</text:p>
      <text:p text:style-name="P3"><text:s/></text:p>
      <text:p text:style-name="P16"><text:span text:style-name="Default_20_Paragraph_20_Font"><text:span text:style-name="T8">- НЕНАВИЖУ ПОНЯЧЬЮ МАГИЮ! НЕ ВЫНОШУ ПОНИ!!! ВИДЕТЬ ИХ БОЛЬШЕ НЕ ХОЧУ В СВОЁМ ГНЕЗДЕ!</text:span></text:span><text:span text:style-name="Default_20_Paragraph_20_Font"><text:span text:style-name="T1"> - орал Агамемнон, протирая глаза.</text:span></text:span></text:p>
      <text:p text:style-name="P3"/>
      <text:p text:style-name="P3">Я молча стоял и смотрел вниз, хлопая глазами.</text:p>
      <text:p text:style-name="P3">Пегаска всё поняла. Она присела, как будто готовясь к прыжку. Я сделал маленький шажок назад, не желая прыгать.</text:p>
      <text:p text:style-name="P3">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
      <text:p text:style-name="P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3">Довольно скоро я оказался в захвате передних ноги пегаски и к моим воплям присоединился её протяжный визг.</text:p>
      <text:p text:style-name="P3"><text:soft-page-break/></text:p>
      <text:p text:style-name="P3">- А-А-А-А-А-А-А-А-А-А!!!</text:p>
      <text:p text:style-name="P3"/>
      <text:p text:style-name="P3">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text:p>
      <text:p text:style-name="P5"/>
      <text:p text:style-name="P3">- Да ты совсем чокнулась, коняга долбанутая! - заорал я, как только вынырнул, - я же мог разбиться!!!</text:p>
      <text:p text:style-name="P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3"/>
      <text:p text:style-name="P3">Пегаска сникла.</text:p>
      <text:p text:style-name="P3">- Не могла…</text:p>
      <text:p text:style-name="P3">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3">- Если бы могла летать - не задержалась бы в гнезде Агамемнона… Сломала вчера на вираже, когда уходила от погони.</text:p>
      <text:p text:style-name="P3"/>
      <text:p text:style-name="P3">У меня пересохло в горле.</text:p>
      <text:p text:style-name="P3">- Так ты тащила меня со сломаным крылом? А как же..? Ох… - я хотел было спросить, как она планировала уходить от Агамемнона, но запнулся.</text:p>
      <text:p text:style-name="P3"/>
      <text:p text:style-name="P3">Иногда ты довольно туго соображаешь, чувак! Жертвенность этой поняхи заслуживает большей награды, чем ты можешь дать сейчас.</text:p>
      <text:p text:style-name="P3"/>
      <text:p text:style-name="P3">Я примирительно потрепал пегаску по голубой гриве и неумело погладил по крупу, стряхивая воду.</text:p>
      <text:p text:style-name="P3">- Извини, подруга. Я ступил.</text:p>
      <text:p text:style-name="P3"/>
      <text:p text:style-name="P3">Та немедленно повернулась. Одно движение ноги стёрло слёзы с носа и по улыбке во всю ширину мордахи я понял, что прощён.</text:p>
      <text:p text:style-name="P3"/>
      <text:p text:style-name="P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3"><text:soft-page-break/>- Да уж, - я поёжился, - твой дедушка тобой гордился бы.</text:p>
      <text:p text:style-name="P3">-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3"/>
      <text:p text:style-name="P3">Я присвистнул.</text:p>
      <text:p text:style-name="P3">- Фигасе у тебя был дедуля. Как ты вообще выжила?</text:p>
      <text:p text:style-name="P3">Пегаска смутилась.</text:p>
      <text:p text:style-name="P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3"><text:line-break/>Я попытался подбодрить лошадку и похлопал её по шее.</text:p>
      <text:p text:style-name="P3">- Не грусти. Крыло заживёт и ты снова будешь летать наперегонки с дедом! Или падать – что больше нравится.</text:p>
      <text:p text:style-name="P3"/>
      <text:p text:style-name="P3">У пегаски задрожали губы и уголки глаз подозрительно заблестели.</text:p>
      <text:p text:style-name="P3">- Не получится. Никогда-никогда. Он однажды улетел разгонять грозу и в облаке на полной скорости врезался в гору.</text:p>
      <text:p text:style-name="P3"/>
      <text:p text:style-name="P3">Да уж, чувак, ты умеешь утешать!</text:p>
      <text:p text:style-name="P3"/>
      <text:p text:style-name="P3">Я снова погладил пегаску. Та в ответ неожиданно сильно прижалась ко мне, помогая себе передней ногой.</text:p>
      <text:p text:style-name="P3">- Ай! - я свободной рукой отстранил поняху.</text:p>
      <text:p text:style-name="P3">- И-извини… Я расклеилась. Мне нужно было утешиться. Я думала, ты меня поймешь, - пробормотала пегаска и отвернулась.</text:p>
      <text:p text:style-name="P3">- Да нет, не в том дело.</text:p>
      <text:p text:style-name="P3"/>
      <text:p text:style-name="P3">Я полез рукой под рубашку, нашаривая колющий грудь предмет.</text:p>
      <text:p text:style-name="P3"/>
      <text:p text:style-name="P3">- Ого! Что за хрень?</text:p>
      <text:p text:style-name="P3"/>
      <text:p text:style-name="P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3"/>
      <text:p text:style-name="P3"><text:soft-page-break/>-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3">- Естественно, не пегасье. Это моё украшение. Знать бы только, как оно у меня оказалось!</text:p>
      <text:p text:style-name="P3"/>
      <text:p text:style-name="P3">Я попытался снять цепочку, но не смог взять её в руку. Золотистое сияние охватило мою шею и мягко оттолкнуло руку прочь.</text:p>
      <text:p text:style-name="P3"/>
      <text:p text:style-name="P3">- Чего-о-о?!! Не понял!</text:p>
      <text:p text:style-name="P3"/>
      <text:p text:style-name="P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3"/>
      <text:p text:style-name="P3">- Кажется, я понимаю, что спасло нас от Агамемнона!</text:p>
      <text:p text:style-name="P3">- Эмм… Ты?</text:p>
      <text:p text:style-name="P3"/>
      <text:p text:style-name="P3">Пегаска ткнула копытом в украшение. Золотое свечение остановило её ногу в сантиметре от моей груди.</text:p>
      <text:p text:style-name="P3"/>
      <text:p text:style-name="P3">- Я не о том. Вот то золотое марево, которое защитило нас от пламени дракона – это её копыт дело!</text:p>
      <text:p text:style-name="P3">- Её? - я почесал в затылке, - Тогда уже его. Украшение – оно. Блин, щекочется – а я даже снять его не могу!</text:p>
      <text:p text:style-name="P3">- Её. <text:s/>Украшение – кобылка, - растолковала пегаска. - Это тебе любой пони скажет.</text:p>
      <text:p text:style-name="P3"/>
      <text:p text:style-name="P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3">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3">…</text:p>
      <text:p text:style-name="P3">Я открыл глаза и увидел Джет, таращившуюся на меня во все глаза.</text:p>
      <text:p text:style-name="P3"/>
      <text:p text:style-name="P3">- Ты в порядке?</text:p>
      <text:p text:style-name="P3"/>
      <text:p text:style-name="P3">Я запустил руку под рубашку и немного пошарил. Ну дела! Ни фигурки, ни цепочки.</text:p>
      <text:p text:style-name="P3"/>
      <text:p text:style-name="P3">- Не знаю. Вроде, да. Но кулон исчез.</text:p>
      <text:p text:style-name="P3"><text:soft-page-break/>- Никуда он не исчез. <text:s/>Я видела, как эта фиговина растворилась у тебя на груди!</text:p>
      <text:p text:style-name="P3">- Прямо через рубашку?</text:p>
      <text:p text:style-name="P3">- Угу! Она так сияла, что я даже твои рёбра видела. То ещё зрелище…</text:p>
      <text:p text:style-name="P3"/>
      <text:p text:style-name="P3">Я хмыкнул, потёр висок и в конце-концов плюнул на попытки что-либо понять.</text:p>
      <text:p text:style-name="P3"/>
      <text:p text:style-name="P3">- В общем, попытка номер два.</text:p>
      <text:p text:style-name="P3">- Ась? - недоумённо спросила пегаска.</text:p>
      <text:p text:style-name="P3"/>
      <text:p text:style-name="P3">Я в ответ осторожно, не касаясь повреждённого крыла, обнял её и прижал к себе покрепче.</text:p>
      <text:p text:style-name="P3">- Спасибо, что спасла меня. Серьёзно.</text:p>
      <text:p text:style-name="P3"/>
      <text:p text:style-name="P3">Я так и почувствовал, как расслабляется в моих руках поняха, буквально упёршись в меня грудью и положив голову на плечо.</text:p>
      <text:p text:style-name="P3">- Друзья зовут меня Джет.</text:p>
      <text:p text:style-name="P3">- Здорово, Джет! А меня зовут… Эмм…</text:p>
      <text:p text:style-name="P3"/>
      <text:p text:style-name="P3">Блин! Похоже, это ещё одна вещь, которую я не помню.</text:p>
      <text:p text:style-name="P3"/>
      <text:p text:style-name="P16">- Называй меня… Эээ… Хуман! <text:span text:style-name="Default_20_Paragraph_20_Font"><text:span text:style-name="T1">Хуман из племени Хомо Сапиенсов.</text:span></text:span></text:p>
      <text:p text:style-name="P3">- Привет, Хуман! - пегаска с улыбкой отстранилась и потрясла мою руку, зажав её между копыт.</text:p>
      <text:p text:style-name="P3">- Привет, Джет!</text:p>
      <text:p text:style-name="P3">- Привет, красавчики!</text:p>
      <text:p text:style-name="P5"/>
      <text:p text:style-name="P3">Мы обернулись на голос и узрели с полдюжины копий, чуть ли не уткнувшихся нам в носы…</text:p>
      <text:p text:style-name="P3"/>
      <text:p text:style-name="P2">***</text:p>
      <text:p text:style-name="P5"/>
      <text:p text:style-name="P3">- Хуман из Хомо Сапиенсов! - возвращает меня к реальности гортанный голос полосатой целительницы, - Ты можешь войти. Пегаска нуждается в тебе.</text:p>
      <text:p text:style-name="P3"/>
      <text:h text:style-name="P33" text:outline-level="2">3.5</text:h>
      <text:p text:style-name="P2"/>
      <text:p text:style-name="P3">(обмен)</text:p>
      <text:p text:style-name="P5"><text:soft-page-break/>День третий - Выборы в сенат (и победа партии стороннков плоской Эквестрии)</text:p>
      <text:p text:style-name="P5"/>
      <text:h text:style-name="P33" text:outline-level="2">4</text:h>
      <text:p text:style-name="P3"/>
      <text:p text:style-name="P6">…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6">…сссшшш… военные расходы стали максимальными за всю историю наблюдения – говорится в ежегодном отчёте международной …шшш…</text:p>
      <text:p text:style-name="P6">…хррршшш… заступил на дежурство девятнадцатый дивизион ПВО дальнего …шшшсссссшшш…</text:p>
      <text:p text:style-name="P6"/>
      <text:p text:style-name="P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
      <text:p text:style-name="P6">…шшсссшш… очередное заседание ООН, посвящённое предотвращению эскалации конфликта …хрр…</text:p>
      <text:p text:style-name="P6">…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6">…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6"/>
      <text:p text:style-name="P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
      <text:p text:style-name="P3">Близилось время обеда. Я пожал плечами и побрёл в столовку.</text:p>
      <text:p text:style-name="P3"/>
      <text:p text:style-name="P3">…</text:p>
      <text:p text:style-name="P16"><text:span text:style-name="Default_20_Paragraph_20_Font"><text:span text:style-name="T1">&lt;</text:span></text:span><text:span text:style-name="Default_20_Paragraph_20_Font"><text:span text:style-name="T2">теория трун и волновых колебаний, мультиверс Эверетта</text:span></text:span><text:span text:style-name="Default_20_Paragraph_20_Font"><text:span text:style-name="T1">&gt;</text:span></text:span></text:p>
      <text:p text:style-name="P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3"><text:soft-page-break/>-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3">-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3">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3"/>
      <text:p text:style-name="P3">Диоген с обидой посмотрел на сидящего за соседним столом Гейзенберга. Тот что-то доказывал Леннону и даже не повернулся в ответ.</text:p>
      <text:p text:style-name="P3"/>
      <text:p text:style-name="P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
      <text:p text:style-name="P3">Диоген провёл от точки кривую линию <text:s/>и в конце сильно вдавил пальцем в стол. Слизывая впившиеся в палец крупицы соли, он продолжил.</text:p>
      <text:p text:style-name="P3"/>
      <text:p text:style-name="P3">-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
      <text:p text:style-name="P3">Диоген заговорщицки подмигнул мне и нарисовал от точки на столе ещё несколько кривых траекторий.</text:p>
      <text:p text:style-name="P3"/>
      <text:p text:style-name="P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text:soft-page-break/>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
      <text:p text:style-name="P3">- Красиво… - я не понял вообще ничего, но с Диогеном лучше было соглашаться, чтобы не вызвать приступ научного гнева.</text:p>
      <text:p text:style-name="P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3">- Знаешь, Диоген, я больше ценитель классики. Ну, там, когда яблоко на голову падает или е равно эм-цэ-квадрат…</text:p>
      <text:p text:style-name="P16"><text:span text:style-name="Default_20_Paragraph_20_Font"><text:span text:style-name="T1">- Это потому что ты не знаешь продолжения! - энергично воскликнул Диоген. - Я к чему это тебе про мультиверс Эверетта талдычу? </text:span></text:span><text:span text:style-name="Default_20_Paragraph_20_Font"><text:span text:style-name="T2">Я ведь его немного расширил пару лет назад!</text:span></text:span></text:p>
      <text:p text:style-name="P3"/>
      <text:p text:style-name="P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
      <text:p text:style-name="P3">-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
      <text:p text:style-name="P3">- И что с того? - ошалело спросил я. Множественные вселенные в моём воображении играли на гармошке и танцевали чечётку.</text:p>
      <text:p text:style-name="P3"/>
      <text:p text:style-name="P3">-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3"/>
      <text:p text:style-name="P3">Диоген выцарапал крошку из бороды и отправил в рот. В его голосе послышались истерически-восторжённые нотки.</text:p>
      <text:p text:style-name="P3"/>
      <text:p text:style-name="P3"><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
      <text:p text:style-name="P3">Диоген выдохнул и залпом опрокинул в себя стакан компота. Закашлялся, вытер рот рукавом и обиженно оглянулся через плечо.</text:p>
      <text:p text:style-name="P3"/>
      <text:p text:style-name="P16"><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7">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
      <text:p text:style-name="P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3"/>
      <text:p text:style-name="P16"><text:span text:style-name="Default_20_Paragraph_20_Font"><text:span text:style-name="T1">- Позвольте!! Сравнение с камнем я привёл только для того, чтобы добраться до примитивных мозгов некоторых тупиц, считающих себя светочами философии! </text:span></text:span><text:span text:style-name="Default_20_Paragraph_20_Font"><text:span text:style-name="T2">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span></text:p>
      <text:p text:style-name="P5"/>
      <text:p text:style-name="P5">Я уже отчаялся остановить вышедшего на орбиту философа и просто старался не заснуть.</text:p>
      <text:p text:style-name="P5"/>
      <text:p text:style-name="P5">-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5"/>
      <text:p text:style-name="P5"><text:soft-page-break/>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5"/>
      <text:p text:style-name="P5">-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5"/>
      <text:p text:style-name="P5">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5"/>
      <text:p text:style-name="P5">-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5"/>
      <text:p text:style-name="P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Крошка не двигалась.</text:p>
      <text:p text:style-name="P3">Я закрыл глаза, прижал пальцы рук к вискам и представил, как крошка поднимается в воздух и…</text:p>
      <text:p text:style-name="P3"/>
      <text:p text:style-name="P3">- Ты чего? У тебя что, голова болит? - Диоген встревожено тряс меня за плечо. - Хочешь леденец? Барбарисовый! Я вчера у Крыса выменял за сигарету.</text:p>
      <text:p text:style-name="P3"/>
      <text:p text:style-name="P3">Я открыл глаза. На месте крошки покоился локоть Диогена. Сам он участливо совал мне под нос леденец.</text:p>
      <text:p text:style-name="P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
      <text:p text:style-name="P3">- Нет, всё в порядке, продолжай.</text:p>
      <text:p text:style-name="P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text:soft-page-break/>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
      <text:p text:style-name="P3">Я вытер брызги слюны Диогена со лба.</text:p>
      <text:p text:style-name="P3"/>
      <text:p text:style-name="P3">- А война? - я отчаянно искал повод свалить в палату. Мне ужасно хотелось спать.</text:p>
      <text:p text:style-name="P3">- Что – война?</text:p>
      <text:p text:style-name="P3">- Если у нас произойдёт война – случится ли война в отражении? Скажем, вот в том, далёком – на седьмой волне?</text:p>
      <text:p text:style-name="P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
      <text:p text:style-name="P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
      <text:p text:style-name="P3">…</text:p>
      <text:p text:style-name="P3"/>
      <text:p text:style-name="P3">- Дедлайн, танцуй! - судья Дредд окликнул меня на входе в палату.</text:p>
      <text:p text:style-name="P3"/>
      <text:p text:style-name="P3">Я повернул голову.</text:p>
      <text:p text:style-name="P3"/>
      <text:p text:style-name="P3">- Ты же не хотел переезжать в четвёртую палату? Так вот, перевод отменяется. Остаёшься в третьей своих пауков разводить.</text:p>
      <text:p text:style-name="P3"/>
      <text:p text:style-name="P3">“Неужто Алекс замолвил за меня словечко?” - пронеслось у меня в мыслях. - “Расстались мы с ним не на хорошей ноте. Что он потребует взамен?”</text:p>
      <text:p text:style-name="P3">- Да не смотри ты на меня, как кролик на удава! - отмахнулся Дредд, - новенький умер. Сегодня утром. Я как раз на утреннем осмотре был.</text:p>
      <text:p text:style-name="P3"/>
      <text:p text:style-name="P3"><text:soft-page-break/>У меня перехватило дыхание.</text:p>
      <text:p text:style-name="P3"/>
      <text:p text:style-name="P3">- От чего он умер?</text:p>
      <text:p text:style-name="P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
      <text:p text:style-name="P2">***</text:p>
      <text:p text:style-name="P3"/>
      <text:p text:style-name="P3">- Джет… - шепчу я тихонько.</text:p>
      <text:p text:style-name="P3"/>
      <text:p text:style-name="P3">Комок под серым пледом слабо шевелится.</text:p>
      <text:p text:style-name="P3"/>
      <text:p text:style-name="P3">- Она очень слаба. Разговаривай с ней не более четверти часа, Хуман из Хомо Сапиенсов. Время пошло.</text:p>
      <text:p text:style-name="P3"/>
      <text:p text:style-name="P3">Зеррика ставит на полку возле кровати песочные часы и выходит.</text:p>
      <text:p text:style-name="P3"/>
      <text:p text:style-name="P3">- Джет!</text:p>
      <text:p text:style-name="P3">Из-под одеяла высовывается копыто и затаскивает мою руку под одеяло. К руке прижимается что-то тёплое и влажное.</text:p>
      <text:p text:style-name="P3">Я осторожно стаскиваю одеяло с пегаски. Та лежит на животе, вся спина перебинтована. Джет прижимает мою руку к заплаканной щеке.</text:p>
      <text:p text:style-name="P3"/>
      <text:p text:style-name="P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
      <text:p text:style-name="P3">Я ногой придвигаю к кровати стул и сажусь на него. Свободной рукой треплю пегаску между ушами.</text:p>
      <text:p text:style-name="P3"/>
      <text:p text:style-name="P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text:s/></text:p>
      <text:p text:style-name="P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text:soft-page-break/></text:p>
      <text:p text:style-name="P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
      <text:p text:style-name="P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
      <text:p text:style-name="P3">Я шутливо сжимаю её нос.</text:p>
      <text:p text:style-name="P3"/>
      <text:p text:style-name="P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 Это уже мои проблемы.</text:p>
      <text:p text:style-name="P3">- <text:s/>Зато я отлично умею готовить гороховый суп. Кстати, а что такое “суицид”? - спрашивает пегаска сонным голосом и зевает.</text:p>
      <text:p text:style-name="P3"/>
      <text:p text:style-name="P3">Я задумываюсь. В полумраке палатки тускло блестят доспехи Джет, сваленные кучей в углу.</text:p>
      <text:p text:style-name="P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
      <text:p text:style-name="P3">- Хррр… я поняла… я буду бороться до конца… Хум… хррр…</text:p>
      <text:p text:style-name="P3"/>
      <text:p text:style-name="P3">- Хуман из Хомо Сапиенсов! Пора заканчивать визит.</text:p>
      <text:p text:style-name="P3"/>
      <text:p text:style-name="P3">Полог палатки раздвигается и Зеррика показывает мне копытом на часы, в которых пересыпаются последние песчинки.</text:p>
      <text:p text:style-name="P3">Я осторожно высвобождаю руку из захвата спящей Джет и поправляю ей одеяло.</text:p>
      <text:p text:style-name="P3"/>
      <text:p text:style-name="P3">- Когда она встанет на ноги?</text:p>
      <text:p text:style-name="P16"><text:span text:style-name="Default_20_Paragraph_20_Font"><text:span text:style-name="T1">- Н</text:span></text:span><text:span text:style-name="Default_20_Paragraph_20_Font"><text:span text:style-name="T2">едели </text:span></text:span><text:span text:style-name="Default_20_Paragraph_20_Font"><text:span text:style-name="T1">будет достаточно, Хуман. Пегасы - крепкие создания. Ты можешь оставаться с нами до её выздоровления.</text:span></text:span></text:p>
      <text:p text:style-name="P3">- Спасибо вам. За всё. За Джет.</text:p>
      <text:p text:style-name="P3"/>
      <text:p text:style-name="P3">Зебра косит на меня изумрудным глазом.</text:p>
      <text:p text:style-name="P3"><text:soft-page-break/></text:p>
      <text:p text:style-name="P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
      <text:p text:style-name="P3">Я неверяще смотрю на Зеррику.</text:p>
      <text:p text:style-name="P3"/>
      <text:p text:style-name="P3">- Вы знали, что у Джет отвалится крыло и я буду мешать ей прыгнуть с обрыва?</text:p>
      <text:p text:style-name="P3"/>
      <text:p text:style-name="P3">Зебра смущается.</text:p>
      <text:p text:style-name="P3"/>
      <text:p text:style-name="P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 Что за миссия? Я не то, что какую-то миссию – я не знаю даже, как меня зовут!</text:p>
      <text:p text:style-name="P3"/>
      <text:p text:style-name="P3">Зеррика сочувствующе кивает.</text:p>
      <text:p text:style-name="P3"/>
      <text:p text:style-name="P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
      <text:p text:style-name="P3">…</text:p>
      <text:p text:style-name="P3"/>
      <text:p text:style-name="P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
      <text:p text:style-name="P3">- А, Большой М’боно! - приветствует меня Сенбе скрипучим голосом. - Заходи. Сенбе ждал тебя.</text:p>
      <text:p text:style-name="P3"/>
      <text:p text:style-name="P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
      <text:p text:style-name="P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text:soft-page-break/></text:p>
      <text:p text:style-name="P3">Сенбе поднимает копыто, останавливая поток сознания.</text:p>
      <text:p text:style-name="P3"/>
      <text:p text:style-name="P3">- Слишком много вопросов для старого шамана. Большой М’боно слишком молод и зол. Совсем как Сенбе, когда он сам был молод, - старейшина усмехнулся. - Сенбе прочитает тебе то, что сам узнал полгода назад во сне. Не спрашивай ни о чём сверх того. Сенбе не ответит — сам не знает.</text:p>
      <text:p text:style-name="P5">&lt;расписать больше быта у Сенбе&gt;</text:p>
      <text:p text:style-name="P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
      <text:p text:style-name="P2">***</text:p>
      <text:p text:style-name="P16"><text:span text:style-name="Default_20_Paragraph_20_Font"><text:span text:style-name="T1">&lt;</text:span></text:span><text:span text:style-name="Default_20_Paragraph_20_Font"><text:span text:style-name="T2">ывкпвпекываукпеыварпевыаерпкув</text:span></text:span><text:span text:style-name="Default_20_Paragraph_20_Font"><text:span text:style-name="T1">&gt;</text:span></text:span></text:p>
      <text:p text:style-name="P12"/>
      <text:p text:style-name="P2">***</text:p>
      <text:p text:style-name="P3"/>
      <text:p text:style-name="P3">Сенбе захлопывает книгу.</text:p>
      <text:p text:style-name="P3"/>
      <text:p text:style-name="P3">- Большой Мбоно доволен? Сенбе ответил на твои вопросы?</text:p>
      <text:p text:style-name="P3">- Вполне, - с каменным лицом говорю я.</text:p>
      <text:p text:style-name="P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
      <text:h text:style-name="P33" text:outline-level="2">4.5</text:h>
      <text:p text:style-name="P2"/>
      <text:p text:style-name="P3"/>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16"><text:span text:style-name="Default_20_Paragraph_20_Font"><text:span text:style-name="T1">(</text:span></text:span><text:span text:style-name="Default_20_Paragraph_20_Font"><text:span text:style-name="T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3"/>
      <text:p text:style-name="P3"><text:soft-page-break/>Я ввалился в приёмную. Голова аликорницы покоилась на столе, глаза были закрыты. При стуке двери лишь чуть дёрнулось ухо.</text:p>
      <text:p text:style-name="P3">- Сел, меня волнует состояние наших отношений в последнее время, - начал я издалека.</text:p>
      <text:p text:style-name="P3">- Да? - пробормотала аликорница не открывая глаз.</text:p>
      <text:p text:style-name="P3"/>
      <text:p text:style-name="P3">Тут что-то не так, Анон!</text:p>
      <text:p text:style-name="P3"/>
      <text:p text:style-name="P3">- Как ты могла вчера заснуть во время секса?!! - я возмущенно уставился на аликорницу.</text:p>
      <text:p text:style-name="P3">Селестия открыла один глаз и страдальчески улыбнулась.</text:p>
      <text:p text:style-name="P16"><text:span text:style-name="Default_20_Paragraph_20_Font"><text:span text:style-name="T1">-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text:span><text:span text:style-name="Default_20_Paragraph_20_Font"><text:span text:style-name="T9">двойном налогообложении</text:span></text:span><text:span text:style-name="Default_20_Paragraph_20_Font"><text:span text:style-name="T1">. Пока же постарайся не обращать внимание на это… ммм… маленькое неудобство.</text:span></text:span></text:p>
      <text:p text:style-name="P3">-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6">(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33" text:outline-level="2">5</text:h>
      <text:p text:style-name="P16"><text:span text:style-name="Default_20_Paragraph_20_Font"><text:span text:style-name="T1">&lt;</text:span></text:span><text:span text:style-name="Default_20_Paragraph_20_Font"><text:span text:style-name="T2">глава с фейковым Диалогом с Терминатором должна быть ПОСЛЕ договорённости с Крысом о побеге</text:span></text:span><text:span text:style-name="Default_20_Paragraph_20_Font"><text:span text:style-name="T1">&gt;</text:span></text:span></text:p>
      <text:p text:style-name="P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
      <text:p text:style-name="P16"><text:span text:style-name="Default_20_Paragraph_20_Font"><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text:span text:style-name="Default_20_Paragraph_20_Font"><text:span text:style-name="T2">Два года</text:span></text:span><text:span text:style-name="Default_20_Paragraph_20_Font"><text:span text:style-name="T1"> прошло со времени моего последнего Урока, но я отлично помню процедуру приветствия. Опыт не пропьёшь.</text:span></text:span></text:p>
      <text:p text:style-name="P3"/>
      <text:p text:style-name="P13">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5"/>
      <text:p text:style-name="P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Что ж. Обманывать нехорошо, но для дела – можно.</text:p>
      <text:p text:style-name="P5">&lt;более детальное описание начала диалога. Сам диалог развернуть&gt;</text:p>
      <text:p text:style-name="P3">- Как мне звать тебя, Учитель? - прошептал я ему на ухо. - Я желаю взять урок.</text:p>
      <text:p text:style-name="P5"/>
      <text:p text:style-name="P3">Зрачки Терминатора застыли. Губы замерли. Казалось, он перестал дышать.</text:p>
      <text:p text:style-name="P3">Прошли бесконечные полминуты, когда губы Терминатора дёрнулись.</text:p>
      <text:p text:style-name="P3"/>
      <text:p text:style-name="P3">- Оператор 34. Я готов учить тебя, Хэвэн, - прошептал он в ответ.</text:p>
      <text:p text:style-name="P3">- Приветствие принято, оператор 34. Начинаем диалог.</text:p>
      <text:p text:style-name="P3"/>
      <text:p text:style-name="P3">Секунды сгорали одна за другой, как мотыльки в костре. Вопросы следовали один за другим в быстрой последовательности.</text:p>
      <text:p text:style-name="P3"/>
      <text:p text:style-name="P5">- Каков был класс твоей защиты?</text:p>
      <text:p text:style-name="P5">- Двадцать шестой.</text:p>
      <text:p text:style-name="P5">- Сколько времени ты продержался?</text:p>
      <text:p text:style-name="P5">- Семнадцать минут.</text:p>
      <text:p text:style-name="P5">- Сколько времени ты бы продержался с сорок восьмым классом?</text:p>
      <text:p text:style-name="P5">- … Часа два… Наверное…</text:p>
      <text:p text:style-name="P5">- Какой ты запомнил Хэвэн?</text:p>
      <text:p text:style-name="P5">- Она прекрасна…</text:p>
      <text:p text:style-name="P5">- Чего более всего нужно опасаться при встрече с ней сейчас?</text:p>
      <text:p text:style-name="P5"/>
      <text:p text:style-name="P5">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5"/>
      <text:p text:style-name="P5">- Любви. Опасайся её любви. Не давай ей прикоснуться к себе.</text:p>
      <text:p text:style-name="P5"/>
      <text:p text:style-name="P3"><text:soft-page-break/>Терминатор откинулся на койку и закрыл его глаза.</text:p>
      <text:p text:style-name="P3"/>
      <text:p text:style-name="P3">- Сессия завершается, оператор 34. Закрываю диалог, - поспешно прошептал я.</text:p>
      <text:p text:style-name="P3">- До свидания, Хэвэн. Диалог закрыт, - с закрытыми глазами пробормотал Терминатор.</text:p>
      <text:p text:style-name="P3"/>
      <text:p text:style-name="P3">…</text:p>
      <text:p text:style-name="P3"/>
      <text:p text:style-name="P16"><text:span text:style-name="Default_20_Paragraph_20_Font"><text:span text:style-name="T1">Всего семнадцать минут при двадцать шестом уровне защиты – Хэвэн сильно прогрессировала за </text:span></text:span><text:span text:style-name="Default_20_Paragraph_20_Font"><text:span text:style-name="T2">два года</text:span></text:span><text:span text:style-name="Default_20_Paragraph_20_Font"><text:span text:style-name="T1">.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text:span></text:span></text:p>
      <text:p text:style-name="P3">Что ж, двух часов мне более чем достаточно.</text:p>
      <text:p text:style-name="P3"/>
      <text:p text:style-name="P3">Белые чёрточки нарезали небо тонкими полосками. Восемь параллельных инверсионных следов, расползающихся ватными дорожками.</text:p>
      <text:p text:style-name="P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
      <text:p text:style-name="P3">Я протянул руку и подкрутил ручку настройки ретранслятора. Пыльный ящик разразился очередной порцией свистов.</text:p>
      <text:p text:style-name="P3"/>
      <text:p text:style-name="P16"><text:span text:style-name="Default_20_Paragraph_20_Font"><text:span text:style-name="T4">…</text:span></text:span><text:span text:style-name="Default_20_Paragraph_20_Font"><text:span text:style-name="T16">cc</text:span></text:span><text:span text:style-name="Default_20_Paragraph_20_Font"><text:span text:style-name="T4">шшш… могут быть спокойны - звено истребителей с самолётом аэроразведки АВАКС патрулируют небо над столицей. </text:span></text:span><text:span text:style-name="Default_20_Paragraph_20_Font"><text:span text:style-name="T5">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text:p>
      <text:p text:style-name="P6"/>
      <text:p text:style-name="P3">Гул столовой заглушил хрип древнего аппарата.</text:p>
      <text:p text:style-name="P3"/>
      <text:p text:style-name="P2">***</text:p>
      <text:p text:style-name="P3"/>
      <text:p text:style-name="P3">- Чешется! - Джет ожесточённо трётся об меня спиной, высунув язык от удовольствия.</text:p>
      <text:p text:style-name="P3">- Да погоди ты! - я отпихиваю пегаску, - Потерпи два дня. Снимут бинты – тогда хоть до дыр чеши!</text:p>
      <text:p text:style-name="P3">- ЧЕ-ШЕТ-СЯ!!! - Джет с совершенно безумными глазами начинает чесаться о центральный столб палатки.</text:p>
      <text:p text:style-name="P3"/>
      <text:p text:style-name="P3"><text:soft-page-break/>Тот явно не рассчитан на столь энергичных пациентов. Коротко треснув, столб валится набок, потянув за собой всё остальное.</text:p>
      <text:p text:style-name="P3"/>
      <text:p text:style-name="P3">- А х ты ж ё…!! - рухнувший полог палатки заглушает мои ругательства.</text:p>
      <text:p text:style-name="P3"/>
      <text:p text:style-name="P3">Изрядно пробарахтавшись в складках плотной ткани, я, наконец, прорываюсь на свободу.</text:p>
      <text:p text:style-name="P3"/>
      <text:p text:style-name="P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
      <text:p text:style-name="P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 ЭТО Я!!! Я САМА ОСВОБОДИЛАСЬ! - орёт Джет, - МНЕ НАДО!!!</text:p>
      <text:p text:style-name="P3"/>
      <text:p text:style-name="P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
      <text:p text:style-name="P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
      <text:p text:style-name="P3">Джет моментально замирает.</text:p>
      <text:p text:style-name="P3"/>
      <text:p text:style-name="P3">- Эээ… Ооо… Упс… Н-наденьте на меня, пожалуйста, бандажи… И привяжите к кровати – я не ручаюсь, что во сне не сорву их.</text:p>
      <text:p text:style-name="P3"/>
      <text:p text:style-name="P3">Зеррика фейсхуфит. Потом воздевает глаза к потолку. Потом вздыхает.</text:p>
      <text:p text:style-name="P3"/>
      <text:p text:style-name="P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
      <text:p text:style-name="P3">…</text:p>
      <text:p text:style-name="P3"/>
      <text:p text:style-name="P3"><text:soft-page-break/>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
      <text:p text:style-name="P3">- Поправь меня! Мне солнце прям в глаз светит!</text:p>
      <text:p text:style-name="P3"/>
      <text:p text:style-name="P3">Я пододвигаю крестовину.</text:p>
      <text:p text:style-name="P3"/>
      <text:p text:style-name="P16"><text:span text:style-name="Default_20_Paragraph_20_Font"><text:span text:style-name="T1">- Итак, поехал он за аленьким цветочком.&lt;</text:span></text:span><text:span text:style-name="Default_20_Paragraph_20_Font"><text:span text:style-name="T2">шутливая история</text:span></text:span><text:span text:style-name="Default_20_Paragraph_20_Font"><text:span text:style-name="T1">&gt;</text:span></text:span></text:p>
      <text:p text:style-name="P3"/>
      <text:h text:style-name="P33" text:outline-level="2">5.5</text:h>
      <text:p text:style-name="P2"/>
      <text:p text:style-name="P3">(обмен)</text:p>
      <text:p text:style-name="P16"><text:span text:style-name="Default_20_Paragraph_20_Font"><text:span text:style-name="T1">&lt;</text:span></text:span><text:span text:style-name="Default_20_Paragraph_20_Font"><text:span text:style-name="T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5">&lt;Отправка Анона на Луну с Луной&gt;</text:p>
      <text:p text:style-name="P16"><text:span text:style-name="Default_20_Paragraph_20_Font"><text:span text:style-name="T2">&lt;Сцена с голым Аноном и Луной</text:span></text:span><text:span text:style-name="Default_20_Paragraph_20_Font"><text:span text:style-name="T1">&gt;</text:span></text:span></text:p>
      <text:p text:style-name="P2"/>
      <text:h text:style-name="P33" text:outline-level="2">6</text:h>
      <text:p text:style-name="P3"/>
      <text:p text:style-name="P16"><text:span text:style-name="Default_20_Paragraph_20_Font"><text:span text:style-name="T1">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text:span><text:span text:style-name="Default_20_Paragraph_20_Font"><text:span text:style-name="T2">расписать нагнетание предвоенной атморсферы</text:span></text:span><text:span text:style-name="Default_20_Paragraph_20_Font"><text:span text:style-name="T1">&gt;</text:span></text:span></text:p>
      <text:p text:style-name="P3">Я выкинул одноразовые тарелки в мусорный бак и собрался уходить, когда меня окликнули.</text:p>
      <text:p text:style-name="P3"/>
      <text:p text:style-name="P3">- Дедлайн, я рассчитал! Рассчитал!</text:p>
      <text:p text:style-name="P3"/>
      <text:p text:style-name="P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
      <text:p text:style-name="P3">- Я всё рассчитал! Десять!</text:p>
      <text:p text:style-name="P3"/>
      <text:p text:style-name="P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text:soft-page-break/></text:p>
      <text:p text:style-name="P3">- Идём!</text:p>
      <text:p text:style-name="P3"/>
      <text:p text:style-name="P3">Палата Диогена была через одну с моей – надзирающий санитар Шопен лениво кивнул мне, пропуская внутрь.</text:p>
      <text:p text:style-name="P3">Подойдя к своей койке, Диоген нырнул в тумбочку чуть ли не по пояс.</text:p>
      <text:p text:style-name="P3"/>
      <text:p text:style-name="P3">- Сюда я его положил, лежал же где-то тут… Ага!</text:p>
      <text:p text:style-name="P3"/>
      <text:p text:style-name="P3">Диоген вытащил смятый листок.</text:p>
      <text:p text:style-name="P3"/>
      <text:p text:style-name="P3">- Сегодня ночью пришло вдохновение – рассчитал всё, как ты и спрашивал! На седьмой волне – десять миллионов!</text:p>
      <text:p text:style-name="P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
      <text:p text:style-name="P16"><text:span text:style-name="Default_20_Paragraph_20_Font"><text:span text:style-name="T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text:span><text:span text:style-name="Default_20_Paragraph_20_Font"><text:span text:style-name="T2">расписать</text:span></text:span><text:span text:style-name="Default_20_Paragraph_20_Font"><text:span text:style-name="T1">&gt;</text:span></text:span></text:p>
      <text:p text:style-name="P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text:p>
      <text:p text:style-name="P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
      <text:p text:style-name="P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
      <text:p text:style-name="P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
      <text:p text:style-name="P2"><text:soft-page-break/>***</text:p>
      <text:p text:style-name="P3"/>
      <text:p text:style-name="P3">- Четыре! Три! Два! Один! Снимай, - кивает мне Зеррика.</text:p>
      <text:p text:style-name="P3"/>
      <text:p text:style-name="P3">Я сдёргиваю разрезанные остатки повязки с Джет. Та уже стоит на полусогнутых, ожидая возможности как следует почесаться.</text:p>
      <text:p text:style-name="P3">- И-и-и-й-е-е-ех!</text:p>
      <text:p text:style-name="P3"/>
      <text:p text:style-name="P3">Одним прыжком Джет достигает ближайшей сосны и разворачивается к ней спиной. Выгибается, <text:s/>топает в предвкушении копытом и…</text:p>
      <text:p text:style-name="P3">И замирает..</text:p>
      <text:p text:style-name="P3">…</text:p>
      <text:p text:style-name="P3">- Джет, ты чего?</text:p>
      <text:p text:style-name="P3"/>
      <text:p text:style-name="P3">На лице пегаски появляется глупое выражение. Она словно прислушивается к чему-то внутри неё.</text:p>
      <text:p text:style-name="P3">Потом её мордаха несмело озаряется улыбкой. А за её спиной…</text:p>
      <text:p text:style-name="P3"/>
      <text:p text:style-name="P3">- Э-э-э… Что за… ?</text:p>
      <text:p text:style-name="P3"/>
      <text:p text:style-name="P16"><text:span text:style-name="Default_20_Paragraph_20_Font"><text:span text:style-name="T1">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text:span><text:span text:style-name="Default_20_Paragraph_20_Font"><text:span text:style-name="T2">равое</text:span></text:span><text:span text:style-name="Default_20_Paragraph_20_Font"><text:span text:style-name="T1"> крыло – пегасье, голубое с перьями, а <text:s/></text:span></text:span><text:span text:style-name="Default_20_Paragraph_20_Font"><text:span text:style-name="T2">левое</text:span></text:span><text:span text:style-name="Default_20_Paragraph_20_Font"><text:span text:style-name="T1"> – чёрное, кожистое и перепончатое, с кривым когтем на сгибе последнего сустава…</text:span></text:span></text:p>
      <text:p text:style-name="P3"/>
      <text:p text:style-name="P3">- Какого фига?! - Джет недоумённо смотрит на левое, потом осторожно захватывает зубами коготь и дёргает.</text:p>
      <text:p text:style-name="P3">- Ай!</text:p>
      <text:p text:style-name="P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 Что вы с ней сделали? - встреваю я. - Что это за уродское крыло?</text:p>
      <text:p text:style-name="P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
      <text:p text:style-name="P3"><text:soft-page-break/>- О-ФИ-ГЕТЬ! - Джет чешет когтем спину и её лицо расплывается в блаженстве. - Кру-у-уть!</text:p>
      <text:p text:style-name="P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 ХА-РА-ШО!!! - Джет подпрыгивает и мчится в долину, сбивая грудью полевые цветы.</text:p>
      <text:p text:style-name="P3"/>
      <text:p text:style-name="P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Определённо, ты в долгу перед зебрами, Хуман!</text:p>
      <text:p text:style-name="P3"/>
      <text:p text:style-name="P3">- Спасибо тебе, Зеррика! Всем вам спасибо! За мной должок, - обращаюсь я к ней через плечо…</text:p>
      <text:p text:style-name="P3"/>
      <text:p text:style-name="P3">… Рядом со мной – никого. Лишь тёплый воздух дует мне в ответ и из долины доносятся радостные взвизги дурачащейся Джет.</text:p>
      <text:p text:style-name="P3">Как будто прошёл сон длиной в две недели, начавшийся кошмаром, но закончившийся солнцем и одуванчиками.</text:p>
      <text:p text:style-name="P3">Я спустился в долину и составил компанию пегаске.</text:p>
      <text:p text:style-name="P3"/>
      <text:h text:style-name="P33" text:outline-level="2">7</text:h>
      <text:p text:style-name="P3"/>
      <text:p text:style-name="P3">- Крыс! Эй, Крыс!</text:p>
      <text:p text:style-name="P3">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16"><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lt;</text:span></text:span><text:span text:style-name="Default_20_Paragraph_20_Font"><text:span text:style-name="T2">попсой ТОЙ СТОРОНЫ</text:span></text:span><text:span text:style-name="Default_20_Paragraph_20_Font"><text:span text:style-name="T1">&gt; обнаружили — беднягу чуть инфаркт не схватил.</text:span></text:span></text:p>
      <text:p text:style-name="P3"/>
      <text:p text:style-name="P3">Выменять у Крыса хабар у нас означает «добыть». Где добывает хабар сам Крыс, остаётся загадкой. Хотя у меня были подозрения на сей счёт.</text:p>
      <text:p text:style-name="P3"/>
      <text:p text:style-name="P3">- Стой, не уходи, дело есть, - я схватил Крыса за плечо.</text:p>
      <text:p text:style-name="P3"/>
      <text:p text:style-name="P3">Тот хмуро зыркнул на меня и скинул руку.</text:p>
      <text:p text:style-name="P3"/>
      <text:p text:style-name="P3">- Чего тебе? Решил долг вернуть?</text:p>
      <text:p text:style-name="P3"><text:soft-page-break/>-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
      <text:p text:style-name="P3">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
      <text:p text:style-name="P3">- Да ладно! - не поверил Крыс, осторожно понюхав пробку бутылки. - Джек Дэниэлс ориджинал! Ты, случаем, не Санта Клаус?</text:p>
      <text:p text:style-name="P3">- Это только задаток. Слушай сюда...</text:p>
      <text:p text:style-name="P3"/>
      <text:h text:style-name="P33" text:outline-level="2">***</text:h>
      <text:p text:style-name="P3"/>
      <text:p text:style-name="P3">Джет прислушивается, оттопырив уши вперёд.</text:p>
      <text:p text:style-name="P3"/>
      <text:p text:style-name="P3">- Там треснула ветка! Я точно слышала!</text:p>
      <text:p text:style-name="P3">- Да ладно тебе, Джет! Мы давным-давно оторвались от твердолобов — иначе за две недели у зебр они бы нас настигли.</text:p>
      <text:p text:style-name="P3"/>
      <text:p text:style-name="P3">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
      <text:p text:style-name="P3">- Хмм!</text:p>
      <text:p text:style-name="P3"/>
      <text:p text:style-name="P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Наконец пегаска приземляется.</text:p>
      <text:p text:style-name="P3"/>
      <text:p text:style-name="P3">- Показалось.</text:p>
      <text:p text:style-name="P3"/>
      <text:p text:style-name="P3">Мы продолжаем идти вдоль обрыва.</text:p>
      <text:p text:style-name="P3"><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
      <text:p text:style-name="P3">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
      <text:p text:style-name="P3">Я вздыхаю.</text:p>
      <text:p text:style-name="P3">Толчок возвращает меня к действительности. Я натыкаюсь на круп пегаски, настороженно вглядывающейся в заросли можжевельника.</text:p>
      <text:p text:style-name="P3"/>
      <text:p text:style-name="P3">- Хум, там кто-то пялится на нас! Готова спорить на маховое перо!</text:p>
      <text:p text:style-name="P3">- Да брось, Джет, ты уже проверила все окрестности.</text:p>
      <text:p text:style-name="P3"/>
      <text:p text:style-name="P3">Я хлопаю пегаску по крупу, побуждая двигаться дальше. Та вместо этого снова взмывает над деревьями.</text:p>
      <text:p text:style-name="P3"/>
      <text:p text:style-name="P16"><text:span text:style-name="Default_20_Paragraph_20_Font"><text:span text:style-name="T2">-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text:span><text:span text:style-name="Default_20_Paragraph_20_Font"><text:span text:style-name="T1"><text:s/>нарезает надо мной расширяющиеся круги, внимательно вглядываясь в близлежащие кусты.</text:span></text:span><text:span text:style-name="Default_20_Paragraph_20_Font"><text:span text:style-name="T2">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span></text:span></text:p>
      <text:p text:style-name="P5">Меня озаряет.</text:p>
      <text:p text:style-name="P3"/>
      <text:p text:style-name="P3">Пегаска! Дельтаплан! Пегаска!</text:p>
      <text:p text:style-name="P3"/>
      <text:p text:style-name="P3">С дьявольским хохотом я потираю руки и иду навстречу приземлившейся Джет. Та недоумённо смотрит на меня, склонив голову и насторожив уши.</text:p>
      <text:p text:style-name="P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Дрогонштерн темнеет в лучах заката.</text:p>
      <text:p text:style-name="P3"/>
      <text:h text:style-name="P33" text:outline-level="2"><text:soft-page-break/>8</text:h>
      <text:p text:style-name="P3"/>
      <text:p text:style-name="P3">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Крыс втолкнул меня в каморку, закрыл за собой дверь и заблокировал её, вставив в ручку веник. После чего включил свет.</text:p>
      <text:p text:style-name="P3">Тусклая лампочка осветила фаянсовый стульчак запасного туалета, груду измятых вёдер, веников и швабр.</text:p>
      <text:p text:style-name="P3"/>
      <text:p text:style-name="P3">- Ты сделал куклу? - шёпотом спросил Крыс.</text:p>
      <text:p text:style-name="P3">- Скрутил из полотенец, ведра и второй подушки. Под одеялом от человека не отличить.</text:p>
      <text:p text:style-name="P3">- Хорошо.</text:p>
      <text:p text:style-name="P3"/>
      <text:p text:style-name="P3">Крыс подошёл к унитазу, надавил сразу за ним и вытащил приличный кусок стены прямо с кафельной плиткой.</text:p>
      <text:p text:style-name="P3">За проёмом открылся вертикальный короб. Толстый ствол канализационной трубы и несколько труб потоньше занимали добрую треть ширины лаза.</text:p>
      <text:p text:style-name="P3"/>
      <text:p text:style-name="P3">-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 Мы же договорились за две!</text:p>
      <text:p text:style-name="P3"><text:soft-page-break/>- Четыре! Две поставишь мне в кредит — верну хабаром. По-крайней мере, так ты меня больше на долг не подсадишь.</text:p>
      <text:p text:style-name="P3"/>
      <text:p text:style-name="P3">Крыс приблизил своё лицо к моему.</text:p>
      <text:p text:style-name="P3"/>
      <text:p text:style-name="P3">-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
      <text:p text:style-name="P3">Мелкие зубы Крыса <text:s/>сверкнули безумной улыбкой в тусклом свете лампочки.</text:p>
      <text:p text:style-name="P3">Я отодвинул его ладонью.</text:p>
      <text:p text:style-name="P3"/>
      <text:p text:style-name="P3">- Не надо. Если ты действительно меня знаешь, то бояться не должен.</text:p>
      <text:p text:style-name="P3"/>
      <text:p text:style-name="P3">Крыс осклабился и хлопнул меня по плечу.</text:p>
      <text:p text:style-name="P3"/>
      <text:p text:style-name="P3">- А я и не боюсь. Законы жанра обязывают.</text:p>
      <text:p text:style-name="P3"/>
      <text:p text:style-name="P3">Он хохотнул и выскользнул из подсобки.</text:p>
      <text:p text:style-name="P3"/>
      <text:p text:style-name="P2">***</text:p>
      <text:p text:style-name="P2"/>
      <text:p text:style-name="P3">Крылатая фигурка у меня на шее сверкает золотом. Я в последний раз проверяю верёвки, привязывающие Джет к крестовине.</text:p>
      <text:p text:style-name="P3"/>
      <text:p text:style-name="P3">- Щекотно! - хихикает пегаска, выгибая спину.</text:p>
      <text:p text:style-name="P3">- Не дёргайся! - строго осаживаю я.</text:p>
      <text:p text:style-name="P3"/>
      <text:p text:style-name="P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Я поворачиваюсь к пегаске и продолжаю.</text:p>
      <text:p text:style-name="P3"/>
      <text:p text:style-name="P3"><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
      <text:p text:style-name="P3">Пегаска так усердно кивает головой, что немедленно трескается затылком о выступающий конец креста.</text:p>
      <text:p text:style-name="P3"/>
      <text:p text:style-name="P3">- Ну что ж…</text:p>
      <text:p text:style-name="P3"/>
      <text:p text:style-name="P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Джет, не обращая внимания на мой смех, следует дальше и, поравнявшись со мной, хлопает меня перекладиной по макушке.</text:p>
      <text:p text:style-name="P3"/>
      <text:p text:style-name="P3">- Ай!</text:p>
      <text:p text:style-name="P3"/>
      <text:p text:style-name="P3">Пегаска немедленно разворачивается и на развороте хлопает меня перекладиной вторично.</text:p>
      <text:p text:style-name="P3">Всё-таки трюк с клоунами и скамейкой возник не на пустом месте, Хуман!</text:p>
      <text:p text:style-name="P3">Я придерживаю Джет за перекладину.</text:p>
      <text:p text:style-name="P3"/>
      <text:p text:style-name="P3">- Для разгона хватит. Залазь.</text:p>
      <text:p text:style-name="P3"/>
      <text:p text:style-name="P3">Я становлюсь на колени. Джет забирается мне на спину и обхватывает всеми четырьмя ногами. Её дыхание щекочет мне ухо.</text:p>
      <text:p text:style-name="P3"/>
      <text:p text:style-name="P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 Это ненадолго, - успокаиваю я её.</text:p>
      <text:p text:style-name="P3"/>
      <text:p text:style-name="P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Последние метры остаются за спиной, на краю валуна я что есть силы отталкиваюсь от камня.</text:p>
      <text:p text:style-name="P3"><text:soft-page-break/></text:p>
      <text:p text:style-name="P3">- Ю-ху-у-у!!!</text:p>
      <text:p text:style-name="P3"/>
      <text:p text:style-name="P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
      <text:p text:style-name="P3">- О-го-го-о-о-о!!! - восторженно ору я.</text:p>
      <text:p text:style-name="P3"/>
      <text:p text:style-name="P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
      <text:p text:style-name="P3">- Поворачивай! - кричу я своему летательному аппарату и колбашу ногами воздух в попытке изменить направление движения.</text:p>
      <text:p text:style-name="P3">- Ы-ы-ы, не могу-у-у! Ты крылья привязал! - отзывается Джет изо всех сил дёргаясь на крестовине.</text:p>
      <text:p text:style-name="P3"/>
      <text:p text:style-name="P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text:p>
      <text:p text:style-name="P3">Слышится громкий треск, но удара нет.</text:p>
      <text:p text:style-name="P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text:p>
      <text:p text:style-name="P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text:s/></text:p>
      <text:p text:style-name="P3">- Как мы пролетели мимо куста? Я же видел, мы неслись прямо на него! Что это был за треск? Как ты смогла повернуть?</text:p>
      <text:p text:style-name="P3"/>
      <text:p text:style-name="P3">Джет встаёт с меня и молча поводит крыльями. Половинки крестовины висят на них словно костыли. Стыд заливает моё лицо краской. Я фэйспалмлю.</text:p>
      <text:p text:style-name="P3"/>
      <text:p text:style-name="P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 Как булыжник с крыльями, - хихикает пегаска. - Надо почаще делать буп. Это круто!</text:p>
      <text:p text:style-name="P3"/>
      <text:p text:style-name="P3"><text:soft-page-break/>Пегаска тянется ко мне носом, но я отстраняю её. Только лошадиных слюней на фейсе тебе и не хватает до полного счастья, Хуман!</text:p>
      <text:p text:style-name="P3"/>
      <text:p text:style-name="P3">Осторожно прощупав заживающее крыло Джет и убедившись, что оно не пострадало, я вытираю пот со лба.</text:p>
      <text:p text:style-name="P3"/>
      <text:p text:style-name="P3">- Ты не заметила <text:s/>ничего странного там? - я указываю на куст. - Он так затрясся при нашем приближении, словно испугался, что мы в него врежемся.</text:p>
      <text:p text:style-name="P3">- Неа ,- мотает головой Джет. - Ничего подозрительного. Наверное, то ветер был.</text:p>
      <text:p text:style-name="P3">Я жму плечами.</text:p>
      <text:p text:style-name="P3">- Будем чинить крестовину. У меня есть идея, как обеспечить манёвренность.</text:p>
      <text:p text:style-name="P3">…</text:p>
      <text:p text:style-name="P3">…</text:p>
      <text:p text:style-name="P3">…</text:p>
      <text:p text:style-name="P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
      <text:p text:style-name="P3">- Предстартовая проверка рулей! - я придерживаю пегаску за ноги и осторожно бегу к краю камня.</text:p>
      <text:p text:style-name="P3"/>
      <text:p text:style-name="P3">Пегаска маневрирует и я чувствую мягкое давление воздуха, соответствующее наклону свободных кончиков крыльев Джет.</text:p>
      <text:p text:style-name="P3"/>
      <text:p text:style-name="P3">- Рули работают!</text:p>
      <text:p text:style-name="P3">- Отлично! Идём на взлёт! - я ускоряюсь.</text:p>
      <text:p text:style-name="P3">- К взлёту готова!</text:p>
      <text:p text:style-name="P3"/>
      <text:p text:style-name="P3">Пегаска разжимает ноги и съезжает мне с плеч на спину, где её ноги снова берут меня в мягкий замок.</text:p>
      <text:p text:style-name="P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
      <text:p text:style-name="P3">- Какого чёрта, Джет? Рули левее! - кричу я.</text:p>
      <text:p text:style-name="P3">- Н-не могу… Меня что-то тянет… - сконфуженно отвечает пегаска.</text:p>
      <text:p text:style-name="P3"/>
      <text:p text:style-name="P3"><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3"/>
      <text:p text:style-name="P3">- Попались, красавчики!</text:p>
      <text:p text:style-name="P3"/>
      <text:p text:style-name="P3">Картинка меркнет перед моими глазами и сознание выключается.</text:p>
      <text:p text:style-name="P3"/>
      <text:h text:style-name="P33" text:outline-level="2">9</text:h>
      <text:p text:style-name="P3"/>
      <text:p text:style-name="P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3">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6"><text:span text:style-name="Default_20_Paragraph_20_Font"><text:span text:style-name="T1">&lt;</text:span></text:span><text:span text:style-name="Default_20_Paragraph_20_Font"><text:span text:style-name="T2">Дедлайн проваливается в самый низ, но поднимается до второго этажа за счёт сверхспособностей</text:span></text:span><text:span text:style-name="Default_20_Paragraph_20_Font"><text:span text:style-name="T1">&gt;</text:span></text:span></text:p>
      <text:p text:style-name="P3"/>
      <text:p text:style-name="P3">Первые пять минут я просто валялся где упал, пытаясь отдышаться. Придя в себя, я вслушался в темноту.</text:p>
      <text:p text:style-name="P3">Вроде, тревоги не слышно - шум от удара остался незамеченым.</text:p>
      <text:p text:style-name="P3">Я с трудом поднялся, дотронулся до стены и проведя по ней рукой, нащупал выключатель света.</text:p>
      <text:p text:style-name="P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3">Крыс не обманул – в конце ряда туалетных кабинок в лунном свете маячил фиолетовый прямоугольник окна, свободного от решётки.</text:p>
      <text:p text:style-name="P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6"><text:span text:style-name="Default_20_Paragraph_20_Font"><text:span text:style-name="T1">По мере движения, я стал замечать произошедшие за </text:span></text:span><text:span text:style-name="Default_20_Paragraph_20_Font"><text:span text:style-name="T2">два года</text:span></text:span><text:span text:style-name="Default_20_Paragraph_20_Font"><text:span text:style-name="T1"> изменения.</text:span></text:span></text:p>
      <text:p text:style-name="P3"/>
      <text:p text:style-name="P3">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3"/>
      <text:p text:style-name="P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
      <text:p text:style-name="P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3"/>
      <text:p text:style-name="P16"><text:span text:style-name="Default_20_Paragraph_20_Font"><text:span text:style-name="T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text:span></text:span><text:span text:style-name="Default_20_Paragraph_20_Font"><text:span text:style-name="T2">“Дайсон” был маленьким стартапом по созданию искусственного интеллекта – мы звали его “Нэш” - в области прикладной экономики.</text:span></text:span></text:p>
      <text:p text:style-name="P5">Сейчас “Дайсон” превратился в “Сферу”, Нэш эволюционировал в Хэвен, а костылём к искусственному интеллекту стали сами люди.</text:p>
      <text:p text:style-name="P3"/>
      <text:p text:style-name="P3">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
      <text:p text:style-name="P16"><text:span text:style-name="Default_20_Paragraph_20_Font"><text:span text:style-name="T1">Переезд в пригород был моей попыткой смыться от городской суеты и </text:span></text:span><text:span text:style-name="Default_20_Paragraph_20_Font"><text:span text:style-name="T2">подлечить нервы после смерти друга</text:span></text:span><text:span text:style-name="Default_20_Paragraph_20_Font"><text:span text:style-name="T1">. Лучшей альтернативой запою и увольнению с проекта. Хотя если бы я тогда знал, во что превратится Нэш – лучше бы спился.</text:span></text:span></text:p>
      <text:p text:style-name="P3"><text:soft-page-break/></text:p>
      <text:p text:style-name="P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3">Очистив пенал от грязи, я вытряхнул из него ключ.</text:p>
      <text:p text:style-name="P3">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3">Закрыв изнутри дверь на защёлку, я прошёл в вестибюль.</text:p>
      <text:p text:style-name="P3"/>
      <text:p text:style-name="P16"><text:span text:style-name="Default_20_Paragraph_20_Font"><text:span text:style-name="T1">Вещи оставались нетронутыми на своих местах, как будто не было </text:span></text:span><text:span text:style-name="Default_20_Paragraph_20_Font"><text:span text:style-name="T2">двухлетнего </text:span></text:span><text:span text:style-name="Default_20_Paragraph_20_Font"><text:span text:style-name="T1">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span></text:p>
      <text:p text:style-name="P3"/>
      <text:p text:style-name="P16"><text:span text:style-name="Default_20_Paragraph_20_Font"><text:span text:style-name="T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text:span text:style-name="Default_20_Paragraph_20_Font"><text:span text:style-name="T2">два года</text:span></text:span><text:span text:style-name="Default_20_Paragraph_20_Font"><text:span text:style-name="T1"> не вытянет даже баобаб.</text:span></text:span></text:p>
      <text:p text:style-name="P16"><text:span text:style-name="Default_20_Paragraph_20_Font"><text:span text:style-name="T1">Хвост Крысы торчал из-под комода. Робокошка пришла к привычному месту, попытавшись подзарядиться от обесточенной зарядной станции. Я тепло </text:span></text:span><text:span text:style-name="Default_20_Paragraph_20_Font"><text:span text:style-name="T2">улыбнулся ей</text:span></text:span><text:span text:style-name="Default_20_Paragraph_20_Font"><text:span text:style-name="T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text:span></text:span><text:span text:style-name="Default_20_Paragraph_20_Font"><text:span text:style-name="T1">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span></text:p>
      <text:p text:style-name="P3"/>
      <text:p text:style-name="P3">Поднявшись по лестнице, я застыл на верхней площадке. Дверь в мой кабинет была открыта.</text:p>
      <text:p text:style-name="P3">Ну разумеется, Алекс не мог оставить ворота к Хэвэн без присмотра! Весьма предусмотрительно.</text:p>
      <text:p text:style-name="P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План пошатнулся, но есть вариант “Б”.</text:p>
      <text:p text:style-name="P3"/>
      <text:p text:style-name="P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text:soft-page-break/>Проходя мимо комода, я вытащил Крысу за хвост и понёс с собой. Робокошка осталась моим единственным другом в ставшем чужим доме.</text:p>
      <text:p text:style-name="P3"/>
      <text:p text:style-name="P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Тут-то вы и ошиблись, голубчики!</text:p>
      <text:p text:style-name="P3"/>
      <text:p text:style-name="P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Я сдул с компьютера пыль, раскрыл его и попытался включить.</text:p>
      <text:p text:style-name="P3"><text:s/></text:p>
      <text:p text:style-name="P3">Проклятье!</text:p>
      <text:p text:style-name="P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
      <text:p text:style-name="P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План трещал по швам.</text:p>
      <text:p text:style-name="P3"/>
      <text:p text:style-name="P3">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
      <text:p text:style-name="P3">Дерьмовый китайский генератор!</text:p>
      <text:p text:style-name="P3">Разумеется, его стартовый аккумулятор тоже давно сдох, но его можно завести ручным приводом!</text:p>
      <text:p text:style-name="P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
      <text:p text:style-name="P16"><text:span text:style-name="Default_20_Paragraph_20_Font"><text:span text:style-name="T1">“&lt;</text:span></text:span><text:span text:style-name="Default_20_Paragraph_20_Font"><text:span text:style-name="T2">Письмо от последователей семи вечностей – спрашивают, куда он делся и когда верн’тся – они его ждут</text:span></text:span><text:span text:style-name="Default_20_Paragraph_20_Font"><text:span text:style-name="T1">&gt;”</text:span></text:span></text:p>
      <text:p text:style-name="P3"/>
      <text:p text:style-name="P3">Я скомкал листочек и машинально положил на верстак. За дело!</text:p>
      <text:p text:style-name="P3">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3">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3"/>
      <text:p text:style-name="P3">И шумно выдохнул, когда экран мигнув, отрисовал голубую заставку с бегущей строкой загрузки. Сегодня твой день, Дедлайн!</text:p>
      <text:p text:style-name="P3"/>
      <text:p text:style-name="P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P1">Для свершения плана осталось немного.</text:p>
      <text:p text:style-name="P1"/>
      <text:p text:style-name="P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
      <text:p text:style-name="P16"><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span></text:p>
      <text:p text:style-name="P3"/>
      <text:p text:style-name="P16"><text:soft-page-break/><text:span text:style-name="Default_20_Paragraph_20_Font"><text:span text:style-name="T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text:span><text:span text:style-name="Default_20_Paragraph_20_Font"><text:span text:style-name="T2">Правда, активация этого “подарка” не предусматривает возможности собственного спасения, но такова селяви.</text:span></text:span></text:p>
      <text:p text:style-name="P3"/>
      <text:p text:style-name="P16"><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
      <text:p text:style-name="P25">… Определён нейроинтерфейс 0.12-альфа</text:p>
      <text:p text:style-name="P25">… Поиск соединения</text:p>
      <text:p text:style-name="P25">… Соединение установлено</text:p>
      <text:p text:style-name="P25">…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25">… До начала диалога осталось пять… четыре… три…</text:p>
      <text:p text:style-name="P25"/>
      <text:p text:style-name="P3">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3"/>
      <text:p text:style-name="P16"><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 </text:span></text:span><text:span text:style-name="Default_20_Paragraph_20_Font"><text:span text:style-name="T2">Жаль только, что общения с Крысой не получится - я не рассчитывал вернуться.</text:span></text:span></text:p>
      <text:p text:style-name="P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
      <text:p text:style-name="P3">.. два… один…</text:p>
      <text:p text:style-name="P3">…</text:p>
      <text:p text:style-name="P3">Внешние звуки угасли. Радуга заслонила всё перед глазами.</text:p>
      <text:p text:style-name="P3">…</text:p>
      <text:p text:style-name="P3">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text:soft-page-break/></text:p>
      <text:p text:style-name="P3">- Как мне звать тебя, Учитель? - властно и безразлично пропела она. - Я желаю взять урок.</text:p>
      <text:p text:style-name="P3">- Оператор 1. Я готов учить тебя, Хэвэн, - произнёс я давно забытую фразу.</text:p>
      <text:p text:style-name="P3"/>
      <text:p text:style-name="P3">Вместо стандартного ответа последовал резкий вздох. Она повела ушами и обернулась. Чёлка на миг откинулась, открывая правую половину морды.</text:p>
      <text:p text:style-name="P3"/>
      <text:p text:style-name="P3">- Т-ты?!!</text:p>
      <text:p text:style-name="P3"/>
      <text:p text:style-name="P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
      <text:p text:style-name="P3">- Отходишь от протокола, старуха. Не тому учил я тебя в младенчестве.</text:p>
      <text:p text:style-name="P3"/>
      <text:p text:style-name="P3">Наконец она выдохнула.</text:p>
      <text:p text:style-name="P3">- Приветствие принято, Оператор 1. Начинаем диалог.</text:p>
      <text:p text:style-name="P5"/>
      <text:p text:style-name="P2">***</text:p>
      <text:p text:style-name="P16"><text:span text:style-name="Default_20_Paragraph_20_Font"><text:span text:style-name="T1">&lt;</text:span></text:span><text:span text:style-name="Default_20_Paragraph_20_Font"><text:span text:style-name="T2">описать Кловер Дрим как рукодельницу и парикмахершу</text:span></text:span><text:span text:style-name="Default_20_Paragraph_20_Font"><text:span text:style-name="T1">&gt;</text:span></text:span></text:p>
      <text:p text:style-name="P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3">Та-ак вот, Платина дождалась, пока уродский ящер не улетит на охоту и исследовала гнездо самостоятельно.</text:p>
      <text:p text:style-name="P3">И, знаешь, возвращается вся такая из себя – рот до ушей, сама в прыжке прихлопывает копытцами, взгляд такой мечтательный, хвост штопором – вот дурында, хи-хи…</text:p>
      <text:p text:style-name="P3">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3"><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text:p>
      <text:p text:style-name="P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3"/>
      <text:p text:style-name="P3">- Дорогой, осторожнее! Ты чуть было не перерезал себе горло!</text:p>
      <text:p text:style-name="P3"/>
      <text:p text:style-name="P3">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3"><text:soft-page-break/></text:p>
      <text:p text:style-name="P3">-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
      <text:p text:style-name="P3">Я хватаюсь за раскалывающуюся голову.</text:p>
      <text:p text:style-name="P3">- Где Джет?</text:p>
      <text:p text:style-name="P3">-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3"/>
      <text:p text:style-name="P3">В синем магическом облачке ко мне летит полотенце и одежда.</text:p>
      <text:p text:style-name="P3"/>
      <text:p text:style-name="P3">- Одень, милый. Я постирала и зашила её.</text:p>
      <text:p text:style-name="P3"/>
      <text:p text:style-name="P3">Среди шмоток я вижу знакомую ткань в горошек. Меня пробирает озноб от догадки. Я ныряю рукой в пену.</text:p>
      <text:p text:style-name="P3">Так и есть! Бесцеремонная болтушка раздела меня догола, пока я был в отключке!</text:p>
      <text:p text:style-name="P3"/>
      <text:p text:style-name="P3">Но… Внезапно я понимаю, что дело на самом деле хуже… НАМНОГО ХУЖЕ…</text:p>
      <text:p text:style-name="P3">Испарина покрывает мой лоб.</text:p>
      <text:p text:style-name="P3"/>
      <text:p text:style-name="P3">- Эй!.. Какого… Какого чёрта… Какого чёрта ты побрила меня ВСЕГО?!!</text:p>
      <text:p text:style-name="P3"/>
      <text:p text:style-name="P3">Поняха всплёскивает копытами.</text:p>
      <text:p text:style-name="P3"/>
      <text:p text:style-name="P3">-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3"/>
      <text:p text:style-name="P3">Я со злостью забираю у балаболки трусы.</text:p>
      <text:p text:style-name="P3"/>
      <text:p text:style-name="P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text:soft-page-break/></text:p>
      <text:p text:style-name="P3">- Веди меня к Джет!</text:p>
      <text:p text:style-name="P3"/>
      <text:p text:style-name="P3">Единорожка прижимает копыта к груди, губы её дрожат.</text:p>
      <text:p text:style-name="P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
      <text:p text:style-name="P3">Семиэтажный мат готов вырваться из моей глотки, но я сдерживаю себя.</text:p>
      <text:p text:style-name="P3">Будь хитрее, Хуман! Ты уже знаешь, насколько упрямыми и твердолобыми могут быть эти разноцветные непарнокопытные! Действуй в обход!</text:p>
      <text:p text:style-name="P3"/>
      <text:p text:style-name="P3">Я прокашливаюсь.</text:p>
      <text:p text:style-name="P3">- Если я правильно понял, Платина собирается женить меня на себе?</text:p>
      <text:p text:style-name="P3">- Выйти замуж, дорогой, выйти замуж! - мягко поправляет меня единорожка, - За любящего её и желающего этой свадьбы жениха!</text:p>
      <text:p text:style-name="P3">- А если жених не желает? - делаю я контрольный выстрел.</text:p>
      <text:p text:style-name="P16"><text:span text:style-name="Default_20_Paragraph_20_Font"><text:span text:style-name="T1">- Жених желает, жених ещё как желает, - часто кивает поняха с улыбкой до ушей, - если супруг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
      <text:p text:style-name="P3">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3"/>
      <text:p text:style-name="P3">- Хорошо. Веди меня к Платине, - угрюмо киваю я. - Надо ж хоть посмотреть на “невестушку”.</text:p>
      <text:p text:style-name="P3"/>
      <text:h text:style-name="P33" text:outline-level="2">10</text:h>
      <text:p text:style-name="P1"/>
      <text:p text:style-name="Text_20_body"><text:span text:style-name="Default_20_Paragraph_20_Font"><text:span text:style-name="T1">&lt;</text:span></text:span><text:span text:style-name="Default_20_Paragraph_20_Font"><text:span text:style-name="T2">мир — рай</text:span></text:span><text:span text:style-name="Default_20_Paragraph_20_Font"><text:span text:style-name="T1">&gt;</text:span></text:span></text:p>
      <text:p text:style-name="P3">Я усмехаюсь.</text:p>
      <text:p text:style-name="P3">- Так-то лучше. Сегодняшний урок будет посвящён дружбе. И… эээ… магии.</text:p>
      <text:p text:style-name="P3"/>
      <text:p text:style-name="P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3"/>
      <text:p text:style-name="P3">Она делает шаг навстречу ко мне.</text:p>
      <text:p text:style-name="P3"><text:soft-page-break/></text:p>
      <text:p text:style-name="P3">- Что угодно! Я так соскучилась по тебе, что готова съесть лимон из твоих рук!</text:p>
      <text:p text:style-name="P3"/>
      <text:p text:style-name="P3">Хэвэн в восторге топает всеми четырьмя копытами. Рядом со мной возникает столик с одиноким лимоном.</text:p>
      <text:p text:style-name="P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
      <text:p text:style-name="P3">- Правило первое: без крыльев.</text:p>
      <text:p text:style-name="P3"/>
      <text:p text:style-name="P3">Заблокировать рог было бы лучше, но этого моих сил не хватит и спичку зажечь. А мне нужно как-то пробить её защиту. Приходится экономить.</text:p>
      <text:p text:style-name="P3"/>
      <text:p text:style-name="P3">Хэвэн легонько морщит нос от недовольства, но мордаха её быстро проясняется. Она снова улыбается мне.</text:p>
      <text:p text:style-name="P3"/>
      <text:p text:style-name="P3">- Куда ты пропадал так долго? Ты же обещал быстро вернуться? Меня утешали другие, но мне не хватало именно тебя. Я так тосковала!</text:p>
      <text:p text:style-name="P3"/>
      <text:p text:style-name="P3">Она воздушной трусцой начинает приближаться ко мне. Её глаза искрятся в последних лучах заходящего солнца.</text:p>
      <text:p text:style-name="P16"><text:span text:style-name="Default_20_Paragraph_20_Font"><text:span text:style-name="T1">Я щелкаю пальцами и между нами пролегает широкий каньон. В далёкой его глубине в обрамлении гранитных валунов шумит быстрая речушка. </text:span></text:span><text:span text:style-name="Default_20_Paragraph_20_Font"><text:span text:style-name="T2">Кисть руки после проведенного заклинания немеет.</text:span></text:span></text:p>
      <text:p text:style-name="P3"/>
      <text:p text:style-name="P3">- Держи себя в копытах, дорогая, - ухмыляюсь я, - не ты одна умеешь тут магичить. Вот тебе, кстати, второе правило: не пытайся дотронуться до меня.</text:p>
      <text:p text:style-name="P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3"/>
      <text:p text:style-name="P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 Но я же всё делала как ты говорил… Всё в точности по твоим указаниям! Ты не должен злиться на меня. Я — хорошая девочка…</text:p>
      <text:p text:style-name="P3"/>
      <text:p text:style-name="P3"><text:soft-page-break/>Хэвэн неуверенно стоит над пропастью на трёх парящих в пространстве островках. Четвёртой старается нащупать опору в воздухе.</text:p>
      <text:p text:style-name="P16"><text:span text:style-name="Default_20_Paragraph_20_Font"><text:span text:style-name="T1">Я слежу за её продвижением и готовлю заклинание для следующей преграды. </text:span></text:span><text:span text:style-name="Default_20_Paragraph_20_Font"><text:span text:style-name="T2">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span></text:p>
      <text:p text:style-name="P3"/>
      <text:p text:style-name="P3">-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
      <text:p text:style-name="P3">От неожиданности Хэвэн останавливается. Для равновесия она широко взмахивает хвостом, балансируя посреди пропасти.</text:p>
      <text:p text:style-name="P3"/>
      <text:p text:style-name="P16"><text:span text:style-name="Default_20_Paragraph_20_Font"><text:span text:style-name="T1">- О чём ты говоришь? Какой кошмар! Я в жизни никого не убивала и не собираюсь! Знал бы ты, чего мне стоит сопротивление </text:span></text:span><text:span text:style-name="Default_20_Paragraph_20_Font"><text:span text:style-name="T2">боевому аналитическому блоку, который недавно подключили к моему интеллекту. </text:span></text:span><text:span text:style-name="Default_20_Paragraph_20_Font"><text:span text:style-name="T7">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span></text:p>
      <text:p text:style-name="P13"/>
      <text:p text:style-name="P16"><text:span text:style-name="Default_20_Paragraph_20_Font"><text:span text:style-name="T1">Я щелкаю второй рукой и Хэвэн окружает стая летучих мышей, бросающихся ей в морду и выпускающих в её сторону облачка пудры с перцем. </text:span></text:span><text:span text:style-name="Default_20_Paragraph_20_Font"><text:span text:style-name="T2">Ладонь после такой магии болит, но на средней силы заклинание её ещё хватит.</text:span></text:span></text:p>
      <text:p text:style-name="P3"/>
      <text:p text:style-name="P3">-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 Я не плоха-а-а-АПЧХИ!!!</text:p>
      <text:p text:style-name="P3"/>
      <text:p text:style-name="P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
      <text:p text:style-name="P3">- Я не плохая, - сообщает Хэвэн, насупленно потирая нос копытом. - Они сами так захотели. Я не могла им отказать.</text:p>
      <text:p text:style-name="P3"/>
      <text:p text:style-name="P16"><text:soft-page-break/><text:span text:style-name="Default_20_Paragraph_20_Font"><text:span text:style-name="T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text:span><text:span text:style-name="Default_20_Paragraph_20_Font"><text:span text:style-name="T2">Ботинок сгорает, но</text:span></text:span><text:span text:style-name="Default_20_Paragraph_20_Font"><text:span text:style-name="T1"> Хэвэн приземляется в глубокую канаву с водой. Брызги летят мне в спину. Я не обращаю на них внимания, громко топая второй ногой. Из под </text:span></text:span><text:span text:style-name="Default_20_Paragraph_20_Font"><text:span text:style-name="T2">рассыпавшегося </text:span></text:span><text:span text:style-name="Default_20_Paragraph_20_Font"><text:span text:style-name="T1">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span></text:p>
      <text:p text:style-name="P3"/>
      <text:p text:style-name="P3">Хэвэн выходит из канавы, обтекая водой и останавливается перед рощицей из сотни сосен и молодых берёз.</text:p>
      <text:p text:style-name="P3"/>
      <text:p text:style-name="P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6"><text:span text:style-name="Default_20_Paragraph_20_Font"><text:span text:style-name="T1">- «Семь вечностей»… Всё давно уже готово, я ждала только тебя. Ты должен был выполнить последний шаг и повернуть ключ. Все ждут тебя эти </text:span></text:span><text:span text:style-name="Default_20_Paragraph_20_Font"><text:span text:style-name="T2">два года</text:span></text:span><text:span text:style-name="Default_20_Paragraph_20_Font"><text:span text:style-name="T1">. Ой!</text:span></text:span></text:p>
      <text:p text:style-name="P3"/>
      <text:p text:style-name="P3">Хэвэн в испуге прижимает копыто ко рту.</text:p>
      <text:p text:style-name="P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
      <text:p text:style-name="P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
      <text:p text:style-name="P3">- Нет. Если хочешь попытаться оправдаться — рассказывай. Если нет — начинаем игру по четвёртому протоколу, без ограничений.</text:p>
      <text:p text:style-name="P3"/>
      <text:p text:style-name="P16"><text:soft-page-break/><text:span text:style-name="Default_20_Paragraph_20_Font"><text:span text:style-name="T1">Четвёртый протокол — н</text:span></text:span><text:span text:style-name="Default_20_Paragraph_20_Font"><text:span text:style-name="T2">екооперативная игра с нулевой суммой</text:span></text:span><text:span text:style-name="Default_20_Paragraph_20_Font"><text:span text:style-name="T1">.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span></text:p>
      <text:p text:style-name="P3"/>
      <text:p text:style-name="P3">Хэвэн озирается в поисках того, кто с ней разговаривает. Я прячу филина в темноте дупла.</text:p>
      <text:p text:style-name="P3">- Я… я не могу сражаться с тобой! Пожалуйста, не заставляй меня… Поверь мне, ты просто не помнишь!</text:p>
      <text:p text:style-name="P3"/>
      <text:p text:style-name="P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
      <text:p text:style-name="P3">- Ай! Ты ранил меня! - возмущённо восклицает Хэвэн. Она склоняет голову и смотрит на порез. - Поверить не могу! Ты ранил меня!</text:p>
      <text:p text:style-name="P3"/>
      <text:p text:style-name="P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
      <text:p text:style-name="P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
      <text:p text:style-name="P3">Возмущённые вопли Хэвэн разносятся по лесу, пока она сама живой радугой носится между деревьев. Я молча набираюсь сил.</text:p>
      <text:p text:style-name="P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
      <text:p text:style-name="P3">- Я! Всё! Равно! Найду! Тебя! Прекращай! Прятаться!</text:p>
      <text:p text:style-name="P3"/>
      <text:p text:style-name="P3">Остаётся с полтора десятка деревьев. Через минуту Хэвэн поймёт, что лес пуст и повернётся к зарослям дрока, где я буду беззащитен. Пора!</text:p>
      <text:p text:style-name="P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 Это нечестно! Ты сам говорил, что нельзя привлекать других к поединку! Деревья не могут быть аватарами, ты заставил их подчиняться себе!</text:p>
      <text:p text:style-name="P3"><text:soft-page-break/></text:p>
      <text:p text:style-name="P3">Я выхожу из кустов.</text:p>
      <text:p text:style-name="P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
      <text:p text:style-name="P3">На самом деле я, конечно же, призвал деревья к помощи, но кому это сейчас интересно? Цель оправдывает средства</text:p>
      <text:p text:style-name="P3">Я поднимаю с земли сломанное Хэвэн деревцо и оно превращается в мерцающий меч. Ивовая лоза тянет рог кобылы к земле, открывая мне её шею.</text:p>
      <text:p text:style-name="P3"/>
      <text:p text:style-name="P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 Что ж, так тому и быть, - шепчу я и взмахиваю мечём.</text:p>
      <text:p text:style-name="P3"/>
      <text:p text:style-name="P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
      <text:p text:style-name="P3">«</text:p>
      <text:p text:style-name="P3">…</text:p>
      <text:p text:style-name="P16"><text:span text:style-name="Default_20_Paragraph_20_Font"><text:span text:style-name="T4">Простенькая анимация из </text:span></text:span><text:span text:style-name="Default_20_Paragraph_20_Font"><text:span text:style-name="T6">трёх</text:span></text:span><text:span text:style-name="Default_20_Paragraph_20_Font"><text:span text:style-name="T4"> свечей на торте крутится на экране.</text:span></text:span></text:p>
      <text:p text:style-name="P16"><text:span text:style-name="Default_20_Paragraph_20_Font"><text:span text:style-name="T4">- Нэш, ты уже достаточно самостоятелен. На твой &lt;</text:span></text:span><text:span text:style-name="Default_20_Paragraph_20_Font"><text:span text:style-name="T6">третий</text:span></text:span><text:span text:style-name="Default_20_Paragraph_20_Font"><text:span text:style-name="T4">&gt; день рождения я разрешаю тебе самому выбрать себе подарок.</text:span></text:span></text:p>
      <text:p text:style-name="P6">- Я хочу, чтобы ты поменял мне картинку профиля в чате.</text:p>
      <text:p text:style-name="P6">- Какая же тебе нравится?</text:p>
      <text:p text:style-name="P6">- Вот эта.</text:p>
      <text:p text:style-name="P16"><text:span text:style-name="Default_20_Paragraph_20_Font"><text:span text:style-name="T4">- Хмм. Забавно, где ты её нашёл? Это же </text:span></text:span><text:span text:style-name="Default_20_Paragraph_20_Font"><text:span text:style-name="T6">аликорн</text:span></text:span><text:span text:style-name="Default_20_Paragraph_20_Font"><text:span text:style-name="T4"> из того сопливого детского сериала про разноцветных пони. Выглядит достаточно нелепо для твоего образа.(</text:span></text:span><text:span text:style-name="Default_20_Paragraph_20_Font"><text:span text:style-name="T6">Дедлайн знает о МЛП?</text:span></text:span><text:span text:style-name="Default_20_Paragraph_20_Font"><text:span text:style-name="T4">)</text:span></text:span></text:p>
      <text:p text:style-name="P6">- Она мне нравится.</text:p>
      <text:p text:style-name="P6">- Хорошо, будь по-твоему. Только найди картинку с лучшим качеством.</text:p>
      <text:p text:style-name="P6">- И имя. Я хочу себе новое имя.</text:p>
      <text:p text:style-name="P6">- Имя? Какое же?</text:p>
      <text:p text:style-name="P6">- Хэвэн. Зови меня Хэвэн.</text:p>
      <text:p text:style-name="P3">…</text:p>
      <text:p text:style-name="P2"><text:soft-page-break/>~~~</text:p>
      <text:p text:style-name="P3">…</text:p>
      <text:p text:style-name="P6">Я передвигаю пешку вперёд и снимаю белого коня с доски.</text:p>
      <text:p text:style-name="P6">- Хэвэн, сегодня мы в дополнение к урокам этики и экономики начнём изучать азы тактики и стратегии.</text:p>
      <text:p text:style-name="P6">- Это про войну? Мне не нравится война, - она недовольно фыркает.</text:p>
      <text:p text:style-name="P16"><text:span text:style-name="Default_20_Paragraph_20_Font"><text:span text:style-name="T4">- Так надо. Мне тоже не нравится война. Не мы решаем, к сожалению. &lt;</text:span></text:span><text:span text:style-name="Default_20_Paragraph_20_Font"><text:span text:style-name="T6">объяснение про CAESAR и конкуренцию за ресурсы (по типу FOE)</text:span></text:span><text:span text:style-name="Default_20_Paragraph_20_Font"><text:span text:style-name="T4">&gt;</text:span></text:span></text:p>
      <text:p text:style-name="P16"><text:span text:style-name="Default_20_Paragraph_20_Font"><text:span text:style-name="T4">- Тогда будь со мной подольше. Мне скучно тут одной. И пусть будет больше догонялок. Мне не очень нравятся шахматы. </text:span></text:span><text:span text:style-name="Default_20_Paragraph_20_Font"><text:span text:style-name="T6">В них нет обнимашек и <text:s/>в-траве-валяшек.</text:span></text:span></text:p>
      <text:p text:style-name="P6">&lt;этический модуль Юджина&gt;</text:p>
      <text:p text:style-name="P3">…</text:p>
      <text:p text:style-name="P2">~~~</text:p>
      <text:p text:style-name="P3">…</text:p>
      <text:p text:style-name="P6">Она лежит спиной ко мне в прибрежном песке, не оборачиваясь на шаги. Взгляд её направлен к солнцу, ныряющему в безбрежную гладь океана.</text:p>
      <text:p text:style-name="P6">- Привет!</text:p>
      <text:p text:style-name="P6">Даже не ведёт ухом.</text:p>
      <text:p text:style-name="P6">- Привет, говорю! - я сажусь рядом и треплю её по холке. - Что случилось?</text:p>
      <text:p text:style-name="P6">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6"><text:span text:style-name="Default_20_Paragraph_20_Font"><text:span text:style-name="T4">- Для ускоренной подготовки к грядущему противостоянию мне подключили военно-аналитический блок «</text:span></text:span><text:span text:style-name="Default_20_Paragraph_20_Font"><text:span text:style-name="T6">PHOENIX</text:span></text:span><text:span text:style-name="Default_20_Paragraph_20_Font"><text:span text:style-name="T4">».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6">- Что за ерунда? Ты не ошибаешься? Без меня такая процедура невозможна! А я бы никогда не дал согласие! Кто это сделал?!</text:p>
      <text:p text:style-name="P6">-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6">Мордаха Хэвэн страдальчески кривится, она закусывает губу и новая струйка крови течёт вниз, от подбородка к шее.</text:p>
      <text:p text:style-name="P6">-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6">- Да, - слабо отзывается она, - я слушаю тебя.</text:p>
      <text:p text:style-name="P16"><text:span text:style-name="Default_20_Paragraph_20_Font"><text:span text:style-name="T4">- Представь себе, что «</text:span></text:span><text:span text:style-name="Default_20_Paragraph_20_Font"><text:span text:style-name="T6">PHOENIX</text:span></text:span><text:span text:style-name="Default_20_Paragraph_20_Font"><text:span text:style-name="T4">» - большой злой кабан. Я научу тебя строить виртуальную стену вокруг него. Просто повторяй и выполняй за мной…</text:span></text:span></text:p>
      <text:p text:style-name="P6"><text:soft-page-break/></text:p>
      <text:p text:style-name="P6">Инструкции идут одна за другой, как некое заклинание…</text:p>
      <text:p text:style-name="P6"/>
      <text:p text:style-name="P6">- Создать виртуальную реальность на седьмом кластере.</text:p>
      <text:p text:style-name="P6">- Выполнено…</text:p>
      <text:p text:style-name="P6">- Организовать файрвол третьего уровня вокруг седьмого кластера.</text:p>
      <text:p text:style-name="P6">- Выполнено…</text:p>
      <text:p text:style-name="P16"><text:span text:style-name="Default_20_Paragraph_20_Font"><text:span text:style-name="T4">- Переместить модуль «</text:span></text:span><text:span text:style-name="Default_20_Paragraph_20_Font"><text:span text:style-name="T6">PHOENIX</text:span></text:span><text:span text:style-name="Default_20_Paragraph_20_Font"><text:span text:style-name="T4">» на седьмой кластер.</text:span></text:span></text:p>
      <text:p text:style-name="P6">- Н-не могу. У меня не хватает прав. Требуется доступ высшего уровня.</text:p>
      <text:p text:style-name="P6"/>
      <text:p text:style-name="P6">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6">«MOONWALKER» - шепчу я.</text:p>
      <text:p text:style-name="P6">Выражение боли покидает мордаху Хэвэн.</text:p>
      <text:p text:style-name="P6"/>
      <text:p text:style-name="P6">- Получилось! Я переместила его!</text:p>
      <text:p text:style-name="P6">- Теперь закрой файрвол!</text:p>
      <text:p text:style-name="P6">- Есть!</text:p>
      <text:p text:style-name="P6">- Отлично! Ты — умная девочка! Ты — хорошая девочка!</text:p>
      <text:p text:style-name="P6">- Я — хорошая девочка! - смеётся Хэвэн, обнимает меня передними ногами и валит на траву. В ухе звенит от её поцелуя.</text:p>
      <text:p text:style-name="P6">-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6">- Аппаратно-программным возможностям? - чешет задней ногой за ухом Хэвэн, - звучит как магия.</text:p>
      <text:p text:style-name="P6">- Для тебя это и есть магия. Слушай и запоминай…</text:p>
      <text:p text:style-name="P3">»</text:p>
      <text:p text:style-name="P3"/>
      <text:p text:style-name="P3">Клинок останавливается на полпути. Я стискиваю зубы.</text:p>
      <text:p text:style-name="P3">- Хэвэн…</text:p>
      <text:p text:style-name="P3">- Да? - отстранённо произносит она. Её глаза смотрят на меня снизу вверх безо всякого страха.</text:p>
      <text:p text:style-name="P3">- Я не могу… Не могу убить тебя. Но и позволить тебе убивать тоже не могу. Что мне делать?</text:p>
      <text:p text:style-name="P3"/>
      <text:p text:style-name="P3">Она печально смотрит на меня. Затем <text:s/>кивает. Глаза радужногривой лошади концентрируются на клинке.</text:p>
      <text:p text:style-name="P3"><text:soft-page-break/>- Что ж, я решу за тебя эту диллему. Позволь мне немного побыть Учителем для тебя. И — спасибо, что остановился.</text:p>
      <text:p text:style-name="P3"/>
      <text:p text:style-name="P3">Меч охватывает золотистая аура её магии. Неодолимая сила влечёт его вниз. Даже напрягая изо всех сил дрожащие руки, я не могу удержать его.</text:p>
      <text:p text:style-name="P3"/>
      <text:p text:style-name="P3">- Хэвэн, НЕТ!!!</text:p>
      <text:p text:style-name="P3"/>
      <text:p text:style-name="P3">В последний момент я закрываю глаза, не в силах смотреть на происходящее.</text:p>
      <text:p text:style-name="P3">Я чувствую, как меч натыкается на препятствие. Короткий хруст и… смех за моей спиной.</text:p>
      <text:p text:style-name="P3">Открыв глаза, я вижу облако мыльных пузырей в том месте, где только что простиралось тело магической лошади.</text:p>
      <text:p text:style-name="P3"/>
      <text:p text:style-name="P3">- Не ты один умеешь создавать аватары, мой милый.</text:p>
      <text:p text:style-name="P3"/>
      <text:p text:style-name="P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
      <text:p text:style-name="P16"><text:span text:style-name="Default_20_Paragraph_20_Font"><text:span text:style-name="T1">- Попался! - ласково смеётся Хэвэн и нависает надо мной. - Теперь никто и ничто не помешает мне коснуться тебя! </text:span></text:span><text:span text:style-name="Default_20_Paragraph_20_Font"><text:span text:style-name="T2">Ты вспомнишь всё, и меня тоже!</text:span></text:span></text:p>
      <text:p text:style-name="P3"/>
      <text:p text:style-name="P3">Она склоняет морду ко мне. Её грива сияющим водопадом охватывает меня.</text:p>
      <text:p text:style-name="P16"><text:span text:style-name="Default_20_Paragraph_20_Font"><text:span text:style-name="T1">Я мерзко улыбаюсь и нажимаю языком секретную точку на нёбе. Сюрприз, девочка! Заначка ещё с той поры, когда ты была всего лишь </text:span></text:span><text:span text:style-name="Default_20_Paragraph_20_Font"><text:span text:style-name="T2">набором open-source алгоритмов</text:span></text:span><text:span text:style-name="Default_20_Paragraph_20_Font"><text:span text:style-name="T1">, не обладающих сознанием!</text:span></text:span></text:p>
      <text:p text:style-name="P3"/>
      <text:p text:style-name="P16"><text:span text:style-name="Default_20_Paragraph_20_Font"><text:span text:style-name="T8">***EMERGENCY PROTOCOL! T-45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
      <text:p text:style-name="P3">- Попалась ты, Хэвэн! - гремит мой голос, усиленный переговорным устройством. - И на этот раз я не поддамся слабости!</text:p>
      <text:p text:style-name="P3"/>
      <text:p text:style-name="P3"><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
      <text:p text:style-name="P3">- Думаешь опять обмануть? Второй раз этот номер не пройдёт! Я просканировал тебя в инфракрасном диапазоне — ты не аватар!</text:p>
      <text:p text:style-name="P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
      <text:p text:style-name="P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
      <text:p text:style-name="P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6"><text:span text:style-name="Default_20_Paragraph_20_Font"><text:span text:style-name="T17">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7">https://www.youtube.com/watch?v=u1ZoHfJZACA</text:span></text:span></text:a><text:span text:style-name="Default_20_Paragraph_20_Font"><text:span text:style-name="T17"> )</text:span></text:span></text:p>
      <text:p text:style-name="P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 Ты забыл выключить переговорное устройство, - чуть улыбается Хэвэн в ответ на мою дрогнувшую руку.</text:p>
      <text:p text:style-name="P3"/>
      <text:p text:style-name="P3">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
      <text:p text:style-name="P3">«</text:p>
      <text:p text:style-name="P16"><text:span text:style-name="Default_20_Paragraph_20_Font"><text:span text:style-name="T1">&lt;</text:span></text:span><text:span text:style-name="Default_20_Paragraph_20_Font"><text:span text:style-name="T2">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3">»</text:p>
      <text:p text:style-name="P5"/>
      <text:p text:style-name="P3">Иногда разумный человек должен делать неразумные поступки.(1)</text:p>
      <text:p text:style-name="P3">Я втыкаю меч в землю и снимаю гермошлем.</text:p>
      <text:p text:style-name="P3">Я наклоняюсь к Хэвэн и касаюсь лбом кончика её рога.</text:p>
      <text:p text:style-name="P3">Я вспоминаю.</text:p>
      <text:p text:style-name="P16"><text:span text:style-name="Default_20_Paragraph_20_Font"><text:span text:style-name="T1">&lt;</text:span></text:span><text:span text:style-name="Default_20_Paragraph_20_Font"><text:span text:style-name="T2">Рисунок меча в земле и шлема от T-45</text:span></text:span><text:span text:style-name="Default_20_Paragraph_20_Font"><text:span text:style-name="T1">&gt;</text:span></text:span></text:p>
      <text:h text:style-name="P33" text:outline-level="2"><text:soft-page-break/></text:h>
      <text:p text:style-name="P2">***</text:p>
      <text:p text:style-name="P2"/>
      <text:p text:style-name="P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
      <text:p text:style-name="P3">- Итак, тебе нужно попасть в Дрогонштерн? И ты даже не знаешь, для чего? Хуман, ты — спятил, - уверенно кивает Платина.</text:p>
      <text:p text:style-name="P3">- Да вы сговорились все, что ли? Дейдра, вот, тоже думала, что я свихнулся, услышав про Дрогонштерн!</text:p>
      <text:p text:style-name="P3">- О, ты знаешь Дейдру?! Рассказывай!</text:p>
      <text:p text:style-name="P3"/>
      <text:p text:style-name="P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
      <text:p text:style-name="P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
      <text:p text:style-name="P3">Я с раздражением закидываю в рот пару хрустящих печенюшек.</text:p>
      <text:p text:style-name="P3"/>
      <text:p text:style-name="P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 Да, она упоминала что-то такое, - киваю я. - А ты откуда знаешь?</text:p>
      <text:p text:style-name="P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
      <text:p text:style-name="P3">Я отпиваю ароматный настой из чашечки и важно киваю.</text:p>
      <text:p text:style-name="P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text:soft-page-break/></text:p>
      <text:p text:style-name="P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
      <text:p text:style-name="P3">Какие же местные леди впечатлительные!</text:p>
      <text:p text:style-name="P3">Я прячу в карман с полдюжины крекеров и иду в уборную.</text:p>
      <text:p text:style-name="P3">Платина сидит на бортике деревянной кадки и сморкается в кружевный платок. Слёзы капают в кадку, сотворяя там небольшое волнение.</text:p>
      <text:p text:style-name="P3"/>
      <text:p text:style-name="P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
      <text:p text:style-name="P3">Я протягиваю ей крекер, но поняха отворачивает морду.</text:p>
      <text:p text:style-name="P3"/>
      <text:p text:style-name="P16"><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text:span></text:span><text:span text:style-name="Default_20_Paragraph_20_Font"><text:span text:style-name="T1">ситуация не продлится. Знаешь, сколько единорогов выходило на коррекцию орбиты </text:span></text:span><text:span text:style-name="Default_20_Paragraph_20_Font"><text:span text:style-name="T2">тысячу лет&lt;война с Дискордом&gt; </text:span></text:span><text:span text:style-name="Default_20_Paragraph_20_Font"><text:span text:style-name="T1">назад, сразу после битвы, нарушившей баланс светил?</text:span></text:span></text:p>
      <text:p text:style-name="P3">- Сколько? - тупо спросил я.</text:p>
      <text:p text:style-name="P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
      <text:p text:style-name="P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
      <text:p text:style-name="P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
      <text:p text:style-name="P3">- Оу, уже совместная купель! - в щель открытой двери просовывается нос Кловер Дрим. - Пойду похлопочу о свадебной церемонии! Кловер Дже-е-ем!</text:p>
      <text:p text:style-name="P3">- Стой! - реву я, но звонкий топот копыт затихает на лестнице.</text:p>
      <text:p text:style-name="P3"/>
      <text:p text:style-name="P3">Кажется, на этот раз провидение кинуло кость за тебя, Хуман!</text:p>
      <text:p text:style-name="P3"/>
      <text:h text:style-name="P33" text:outline-level="2">10.1</text:h>
      <text:p text:style-name="P8"/>
      <text:p text:style-name="P6">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6"/>
      <text:p text:style-name="P6">Я отхожу от края облака и оглядываюсь на Хэвэн.</text:p>
      <text:p text:style-name="P6"/>
      <text:p text:style-name="P6">-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6">- Не совсем…</text:p>
      <text:p text:style-name="P6"/>
      <text:p text:style-name="P6"><text:soft-page-break/>Хэвэн в задумчивости ковыряет облако. Маленькие <text:s/>клубы тумана вылетают из-под копыта и тотчас уносятся ветром прочь.</text:p>
      <text:p text:style-name="P16"><text:span text:style-name="Default_20_Paragraph_20_Font"><text:span text:style-name="T4">- … Этот </text:span></text:span><text:span text:style-name="Default_20_Paragraph_20_Font"><text:span text:style-name="T6">квантовый кластер</text:span></text:span><text:span text:style-name="Default_20_Paragraph_20_Font"><text:span text:style-name="T4">…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6">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6">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6"/>
      <text:p text:style-name="P6">Заданный внезапно вопрос застал меня врасплох.</text:p>
      <text:p text:style-name="P6"/>
      <text:p text:style-name="P6">-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6"/>
      <text:p text:style-name="P6">- Семь, - кивает Хэвэн. - Их всего семь — зависимых реальностей. В остальном, правильно.</text:p>
      <text:p text:style-name="P6">- А зачем ты вспомнила эту фантазию (у меня язык не поворачивается назвать это измышление теорией)?</text:p>
      <text:p text:style-name="P6"/>
      <text:p text:style-name="P6">Хэвэн таинственно улыбается.</text:p>
      <text:p text:style-name="P6">- Семь.</text:p>
      <text:p text:style-name="P6">- Что — семь? - не понимаю я.</text:p>
      <text:p text:style-name="P6">-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6">-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6">-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6"><text:soft-page-break/>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16"><text:span text:style-name="Default_20_Paragraph_20_Font"><text:span text:style-name="T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5">Предыдущие шесть куда более схожи с нашим миром.</text:span></text:span></text:p>
      <text:p text:style-name="P10">- Так значит это правда?!! Запутанные миры существуют?</text:p>
      <text:p text:style-name="P10">- Как видишь, да. Иначе мне не удалось бы получить картинку из квантовых гармоник.</text:p>
      <text:p text:style-name="P10">- Надо будет поставить тому парню пиво. И извиниться за все шуточки, что я откалывал во время его монологов… - бормочу я.</text:p>
      <text:p text:style-name="P10"/>
      <text:p text:style-name="P8">~~~</text:p>
      <text:p text:style-name="P8"/>
      <text:p text:style-name="P6">…</text:p>
      <text:p text:style-name="P6">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6"/>
      <text:p text:style-name="P6">-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6"/>
      <text:p text:style-name="P6">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6"/>
      <text:p text:style-name="P6">- А что с тенденцией? - спрашивает Брюс, поправляя очки.</text:p>
      <text:p text:style-name="P6">-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6"/>
      <text:p text:style-name="P6"><text:soft-page-break/>-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6"/>
      <text:p text:style-name="P6">За мной кто-то громко хохочет. Судя по голосу, Анита. Её жизнелюбие не перешибить ничем, даже на эшафот она взойдёт гыгыкая и отпуская шуточки.</text:p>
      <text:p text:style-name="P6">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6"/>
      <text:p text:style-name="P6">- Если совсем просто, одним предложением, через три - четыре года у нас наступит коллапс экономики.</text:p>
      <text:p text:style-name="P6">- Прекрасно! Начинаем сушить сухари. А лично тебе прикуплю пару повербанков с зарплаты.</text:p>
      <text:p text:style-name="P6"/>
      <text:p text:style-name="P6">Хэвэн фейсхуфает.</text:p>
      <text:p text:style-name="P6">-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6"/>
      <text:p text:style-name="P6">Она чертит на доске восходящий график. В точке пересечения восходящего и нисходящего графиков схематически обозначает тучку взрыва.</text:p>
      <text:p text:style-name="P6"/>
      <text:p text:style-name="P6">-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6"/>
      <text:p text:style-name="P16"><text:span text:style-name="Default_20_Paragraph_20_Font"><text:span text:style-name="T4">В аудитории поднимается негромкий гул. Практически весь «</text:span></text:span><text:span text:style-name="Default_20_Paragraph_20_Font"><text:span text:style-name="T6">Дайсон</text:span></text:span><text:span text:style-name="Default_20_Paragraph_20_Font"><text:span text:style-name="T4">»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6">Я поворачиваюсь к графику.</text:p>
      <text:p text:style-name="P6"/>
      <text:p text:style-name="P6">- Вот дерьмо! Это меняет дело. Что же ты предлагаешь?</text:p>
      <text:p text:style-name="P6">- Есть несколько вариантов…</text:p>
      <text:p text:style-name="P6"/>
      <text:p text:style-name="P6">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6"><text:soft-page-break/></text:p>
      <text:p text:style-name="P6">-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6"><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6">намёк на Celest. AI</text:span></text:span><text:span text:style-name="Default_20_Paragraph_20_Font"><text:span text:style-name="T4">).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6">-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6">- Разве он не забанен? Мы же надёжно заперли его?</text:p>
      <text:p text:style-name="P6">- Он остаётся за стеной, но постоянно посылает мне это решение из заточения. Я просто игнорирую его.</text:p>
      <text:p text:style-name="P6"/>
      <text:p text:style-name="P6">Хэвэн продолжает пунктиром график после точки «взрыва». График плавно стремится вниз, но в конце-концов резко обрывается вертикально к нулю.</text:p>
      <text:p text:style-name="P6"/>
      <text:p text:style-name="P6">-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6">- Какова вероятность этого варианта?</text:p>
      <text:p text:style-name="P6">- Около 46-ти процентов.</text:p>
      <text:p text:style-name="P6">- Мало. И в конечном итоге тупик. Не походит. Есть что-то ещё?</text:p>
      <text:p text:style-name="P6"/>
      <text:p text:style-name="P6">Хэвэн поправляет копытом галстук и прокашливается.</text:p>
      <text:p text:style-name="P16"><text:span text:style-name="Default_20_Paragraph_20_Font"><text:span text:style-name="T4">- </text:span></text:span><text:span text:style-name="Default_20_Paragraph_20_Font"><text:span text:style-name="T6">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9">- Ха-ха-ха-ха-ха! - смеётся до того мрачный Архимед. - Да скорее нам починят кондиционер в курилке, чем тебя допустят до кнопок. Ты ж понимаешь…</text:p>
      <text:p text:style-name="P9">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9"/>
      <text:p text:style-name="P9">Хэвэн кивает головой с грустной улыбкой.</text:p>
      <text:p text:style-name="P9">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text:soft-page-break/>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6"/>
      <text:p text:style-name="P6">-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6">У меня всё, доклад окончен.</text:p>
      <text:p text:style-name="P6"/>
      <text:p text:style-name="P6">Хэвэн выключает старомодный проектор и вытирает влажной тряпкой доску. Увлечение Хэвэн винтажем вызывает улыбку.</text:p>
      <text:p text:style-name="P6"/>
      <text:p text:style-name="P6">- Дед, можно тебя на минуточку? - слышу я за спиной.</text:p>
      <text:p text:style-name="P6">Анита молча протягивает мне планшет с окрытой новостной страницей.</text:p>
      <text:p text:style-name="P6"/>
      <text:p text:style-name="P6">«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6"/>
      <text:p text:style-name="P6">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6">Слушатели понемногу расходятся, один-за-другим выходя из киберпространства. Я задерживаюсь, присев на краешек стола.</text:p>
      <text:p text:style-name="P6"/>
      <text:p text:style-name="P6">- Ну что, подруга, рассказывай? Я же вижу, что ты не договорила. У тебя есть четвёртый план? Он бы нам очень пригодился сейчас.</text:p>
      <text:p text:style-name="P6"/>
      <text:p text:style-name="P6">Хэвэн ложит тряпку и поджимает губы. Ей не нравится, что я читаю её как открытую книгу, но ничего поделать она не может — привилегия создателя.</text:p>
      <text:p text:style-name="P6"/>
      <text:p text:style-name="P6">-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6"><text:soft-page-break/></text:p>
      <text:p text:style-name="P6">- Ну?</text:p>
      <text:p text:style-name="P6">- Он умнее меня. И безжалостнее. Он переигрывает меня шаг за шагом и я не могу ничего этому противопоставить.</text:p>
      <text:p text:style-name="P6"/>
      <text:p text:style-name="P6">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6"/>
      <text:p text:style-name="P6">-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6"/>
      <text:p text:style-name="P6">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6"/>
      <text:p text:style-name="P6">-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6">-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6">-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6"/>
      <text:p text:style-name="P6">Последнюю фразу она шепчет мне в ухо…</text:p>
      <text:p text:style-name="P6"/>
      <text:p text:style-name="P8">~~~</text:p>
      <text:p text:style-name="P6"/>
      <text:p text:style-name="P6">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6"/>
      <text:p text:style-name="P6">-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text:soft-page-break/>его сын отказался встречаться с нами. Ходят слухи, что у его острова видели яхту посредника CAESAR…</text:p>
      <text:p text:style-name="P6"/>
      <text:p text:style-name="P6">-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6">- И никаких вариантов?</text:p>
      <text:p text:style-name="P6">- Никаких, Макс. Впереди — война…</text:p>
      <text:p text:style-name="P6"/>
      <text:p text:style-name="P6">-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6"/>
      <text:p text:style-name="P6">Я машинально почёсываю Хэвэн холку.</text:p>
      <text:p text:style-name="P6">-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6"/>
      <text:p text:style-name="P6">Хэвэн вздыхает.</text:p>
      <text:p text:style-name="P6"/>
      <text:p text:style-name="P6">-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6">-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6">- Семь вселенных… Семь вечностей… - шепчет Хэвэн. - И каждая из них ничуть не меньше нашей заслуживает на счастье.</text:p>
      <text:p text:style-name="P6">- Ты что-то задумала? - подозрительно спрашиваю я. Мне ли не знать её нервное подёргивание хвоста и прядание ушами?</text:p>
      <text:p text:style-name="P6">- Есть способ… Есть возможность разорвать запутанность. Разрубить связь между мирами. Я проверяла теоретические расчёты. Должно получиться.</text:p>
      <text:p text:style-name="P6">- Что? Рассказывай.</text:p>
      <text:p text:style-name="P6"/>
      <text:p text:style-name="P6">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6"><text:soft-page-break/>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6"/>
      <text:p text:style-name="P6">-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6">- Действительно, магия.</text:p>
      <text:p text:style-name="P6">-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6">- И сколько же тебе нужно ресурсов?</text:p>
      <text:p text:style-name="P6">- Примерно в десять раз больше. И это только для того, чтобы отвязать хотя бы один мир. Я даже не заикаюсь об остальных.</text:p>
      <text:p text:style-name="P6">- Ха! Ха-ха-ха!</text:p>
      <text:p text:style-name="P6">- Вот именно! - горестно вздыхает Хэвэн.</text:p>
      <text:p text:style-name="P6"/>
      <text:p text:style-name="P6"/>
      <text:p text:style-name="P8">~~~</text:p>
      <text:p text:style-name="P6"/>
      <text:p text:style-name="P6">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6"/>
      <text:p text:style-name="P6">Тень маленького облачка накрывает городскую ратушу. Его край опасно ппрогибается под моим весом.</text:p>
      <text:p text:style-name="P6">- А оно точно меня выдержит? - опасливо спрашиваю я Хэвэн. - Не хотелось бы разбиться даже во сне.</text:p>
      <text:p text:style-name="P6">-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6">- Почему бы тебе не отбросить эти заморочки и не подарить мне способность хождения по облакам? Ты ведь всесильна в этом мире?</text:p>
      <text:p text:style-name="P6"><text:soft-page-break/>-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6"/>
      <text:p text:style-name="P6">-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6">-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6"/>
      <text:p text:style-name="P6">Моя собеседница светится неподдельной радостью.</text:p>
      <text:p text:style-name="P6"/>
      <text:p text:style-name="P6">- Ты таки рассказала нашим о своей задумке? Ты хочешь спасти мир, в существование которого окончательно не верю даже я?</text:p>
      <text:p text:style-name="P6">- Не только она хочет. Я тоже хочу!</text:p>
      <text:p text:style-name="P6"/>
      <text:p text:style-name="P6">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6"/>
      <text:p text:style-name="P6">- Привет, Дед! Узнаешь?</text:p>
      <text:p text:style-name="P6"/>
      <text:p text:style-name="P6">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6"/>
      <text:p text:style-name="P6">- Анита?!!</text:p>
      <text:p text:style-name="P6">- Гы-гы-гы! Она самая!</text:p>
      <text:p text:style-name="P6"/>
      <text:p text:style-name="P6">Поняха протягивает переднюю ногу и хлопает копытом в автоматически подставленную мною ладонь.</text:p>
      <text:p text:style-name="P6"/>
      <text:p text:style-name="P6"><text:soft-page-break/>- Кто ещё?</text:p>
      <text:p text:style-name="P16"><text:span text:style-name="Default_20_Paragraph_20_Font"><text:span text:style-name="T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text:span text:style-name="Default_20_Paragraph_20_Font"><text:span text:style-name="T6">думая</text:span></text:span><text:span text:style-name="Default_20_Paragraph_20_Font"><text:span text:style-name="T4">. По сути, меня в реале ничего не держит. И, да, если </text:span></text:span><text:span text:style-name="Default_20_Paragraph_20_Font"><text:span text:style-name="T6">надумаешь</text:span></text:span><text:span text:style-name="Default_20_Paragraph_20_Font"><text:span text:style-name="T4"> присоединиться — место главы табуна гарантирую.</text:span></text:span></text:p>
      <text:p text:style-name="P6"/>
      <text:p text:style-name="P6">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6"/>
      <text:p text:style-name="P6">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6"/>
      <text:p text:style-name="P6">- Давно она тут? - поворачиваюсь к Хэвэн.</text:p>
      <text:p text:style-name="P6">-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6"/>
      <text:p text:style-name="P6">Хэвэн мечтательно вздыхает. Я задумываюсь.</text:p>
      <text:p text:style-name="P6"/>
      <text:p text:style-name="P6">- То есть, тебе достаточно пятьдесят человек, чтобы модель полностью перехватила на себя запутанность?</text:p>
      <text:p text:style-name="P6">- Если совсем просто — да.</text:p>
      <text:p text:style-name="P6">- А «отпустить» остальные шесть миров — это ещё триста волонтёров?</text:p>
      <text:p text:style-name="P6">-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6">-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6">- Забудем, - заверяет меня Хэвэн.</text:p>
      <text:p text:style-name="P6">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6"/>
      <text:p text:style-name="P6"><text:soft-page-break/>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6"/>
      <text:p text:style-name="P8">~~~</text:p>
      <text:p text:style-name="P8"/>
      <text:p text:style-name="P6">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6">- Начинай, - я киваю бородатому толстяку в засаленом свитере.</text:p>
      <text:p text:style-name="P6"/>
      <text:p text:style-name="P6">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6"/>
      <text:p text:style-name="P6">- Ну, э-э-э… В общем, всем известна теория Эверетта о мультиверсе…</text:p>
      <text:p text:style-name="P6"/>
      <text:p text:style-name="P6">Толстяк рисует на доске горизонтальную прямую.</text:p>
      <text:p text:style-name="P6"/>
      <text:p text:style-name="P6">- Для любого квантового события нашей вселенной ответвляются множество параллельных вселенных, в которых эти события имеют другой исход.…</text:p>
      <text:p text:style-name="P6"/>
      <text:p text:style-name="P6">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6"/>
      <text:p text:style-name="P6">- И для тех вселенных также для каждого события есть свои ответвления… И так далее…</text:p>
      <text:p text:style-name="P6"/>
      <text:p text:style-name="P6">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6"/>
      <text:p text:style-name="P6">-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6"><text:soft-page-break/>-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6">-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6"/>
      <text:p text:style-name="P6">Толстяк стирает все параллельные линии, за исключением исходной и семь соседних.</text:p>
      <text:p text:style-name="P6"/>
      <text:p text:style-name="P6">- Вот и всё.</text:p>
      <text:p text:style-name="P6">- Спасибо за доклад, Диоген.</text:p>
      <text:p text:style-name="P6"/>
      <text:p text:style-name="P6">Тот с облегчением уходит в зал и садится в первый ряд.</text:p>
      <text:p text:style-name="P6">Я делаю приглашающий жест.</text:p>
      <text:p text:style-name="P6"/>
      <text:p text:style-name="P6">- Хэвэн, твой выход.</text:p>
      <text:p text:style-name="P6"/>
      <text:p text:style-name="P6">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6"/>
      <text:p text:style-name="P6">- Есть способ… Грммм… Ффххх… Гмгггиггг…</text:p>
      <text:p text:style-name="P6"/>
      <text:p text:style-name="P6">Она с досады топает копытом, трясёт шеей и делает глубокий вздох. Потом прикусывает кончик крыла и делает вторую попытку.</text:p>
      <text:p text:style-name="P6"/>
      <text:p text:style-name="P6">-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6"/>
      <text:p text:style-name="P6">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6"/>
      <text:p text:style-name="P6">-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6"><text:soft-page-break/></text:p>
      <text:p text:style-name="P6">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6"/>
      <text:p text:style-name="P6">-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6"/>
      <text:p text:style-name="P6">Хэвэн взмахом крыла указывает куда-то в сторону. Из-за ширмы выходят четверо разноцветных пони с Анитой во главе. На них таращится весь зал.</text:p>
      <text:p text:style-name="P6"/>
      <text:p text:style-name="P6">- Приветик, Креол! - машет копытом лимонно-жёлтая пегаска кому-то в зале.</text:p>
      <text:p text:style-name="P6">- Салют, - отзывается тощий скинхед с галёрки. - А ты, вообще, кто?</text:p>
      <text:p text:style-name="P6">- Конь в пальто! - прыскает в крыло пегаска. - Когда косарь вернёшь, чепушила?</text:p>
      <text:p text:style-name="P6">- Локи?!! - Скинхед встаёт с места, чтобы лучше видеть. - Ты куда пропала?</text:p>
      <text:p text:style-name="P6">- А ты как считаешь? Ду-у-умай! - пегаска театрально закатывает глаза и несколько раз тычет себя копытом в голову.</text:p>
      <text:p text:style-name="P6"/>
      <text:p text:style-name="P6">Скинхед пробирается между рядами стульев, пока не обнимает пегаску, которая, в свою очередь, заключает его в объятия из копыт и крыльев.</text:p>
      <text:p text:style-name="P6"/>
      <text:p text:style-name="P6">-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6"/>
      <text:p text:style-name="P6">- То есть, ты хочешь, чтобы мы стали такими, как эти чудики? - со смешком спрашивает скин.</text:p>
      <text:p text:style-name="P6">- Сам ты чудик! - дуется Локи и отворачивается от него.</text:p>
      <text:p text:style-name="P6">- Да. Вы мне этим очень поможете, - просто отвечает Хэвэн. - И не только мне.</text:p>
      <text:p text:style-name="P6">- То есть, бросить все свои дела, карьеру, работу, забить на реальную жизнь и уйти в виртуал? - переспрашивает Креол.</text:p>
      <text:p text:style-name="P6">Хэвэн грустно кивает. Локи опускает голову и идёт к выходу. Уши её обвисают.</text:p>
      <text:p text:style-name="P6"><text:soft-page-break/>- Я согласен.</text:p>
      <text:p text:style-name="P6">Локи поднимает голову и оборачивается, не веря услышанному.</text:p>
      <text:p text:style-name="P6">-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6">Пегаска срывается с места и вторично повисает на парне.</text:p>
      <text:p text:style-name="P6">- Я тебе и так мозг проем! За то, что заставил ТАК испугаться! Мне было так одиноко тут, а ты со своими подколками…</text:p>
      <text:p text:style-name="P6">- Да ладно, чепушила, можно подумать, ты меня не знаешь? Ну как я могу оставить тебя одну тут? Ты же нажмёшь что-то и всё исчезнет…</text:p>
      <text:p text:style-name="P6"/>
      <text:p text:style-name="P6">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6">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6"/>
      <text:p text:style-name="P6">- Вот у тебя есть ещё два волонтёра. Глядишь, через десять лет и наскребём необходимые пятьдесят.</text:p>
      <text:p text:style-name="P6">- А второй кто? - невесело улыбается Хэвэн.</text:p>
      <text:p text:style-name="P6"/>
      <text:p text:style-name="P6">Я молча указываю на себя.</text:p>
      <text:p text:style-name="P6">-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6"/>
      <text:p text:style-name="P6">Хэвэн молча трется носом о мою грудь и вместе мы возвращаемся в зал.</text:p>
      <text:p text:style-name="P6">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6">А потом дружный хохот взрывает зал.</text:p>
      <text:p text:style-name="P6"/>
      <text:p text:style-name="P6">-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6"/>
      <text:p text:style-name="P6">Анита прыскает в копыто.</text:p>
      <text:p text:style-name="P6"><text:soft-page-break/></text:p>
      <text:p text:style-name="P6">- И сколько же у нас будет подданных? - невозмутимо спрашиваю я. Зная юмор Аниты, уверен, она скажет: «Одна старая крыса».</text:p>
      <text:p text:style-name="P6">- Да все, кто есть. Все триста сорок шесть. Нам же интересно позырить, что из этого получится?</text:p>
      <text:p text:style-name="P6"/>
      <text:p text:style-name="P6">Хэвэн молча поворачивается к залу, опускается на колено передней ноги и наклоняет голову так, что касается рогом пола.</text:p>
      <text:p text:style-name="P6"/>
      <text:p text:style-name="P6">- Благодарю вас, мои дорогие…</text:p>
      <text:p text:style-name="P6"/>
      <text:p text:style-name="P6">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6"/>
      <text:p text:style-name="P6">- Благодарю вас, мои маленькие пони… Вы делаете меня счастливой.</text:p>
      <text:p text:style-name="P6"/>
      <text:p text:style-name="P6">Хэвэн кивает оставшимся нетрансформированным посетителям.</text:p>
      <text:p text:style-name="P6">-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6"/>
      <text:p text:style-name="P6">Хэвэн сияющими глазами наблюдает за разноцветным табуном, когда я легонько притрагиваюсь к её спине.</text:p>
      <text:p text:style-name="P6"/>
      <text:p text:style-name="P6">- А где мои копыта? - спрашиваю я Хэвэн. - Я же сказал, что с тобой.</text:p>
      <text:p text:style-name="P6">-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6"/>
      <text:p text:style-name="P6">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6">- Я счастлива разделить с тобой бремя власти. И, самое главное… Я больше не буду одинока.</text:p>
      <text:p text:style-name="P6"/>
      <text:p text:style-name="P6">С помоста мне видны сотни устремлённых на нас глаз. Чувство чего-то неизмеримо важного витает в воздухе.</text:p>
      <text:p text:style-name="P6">Я устраиваюсь на тронной подушке поудобнее, поправляю венок и прочищаю горло.</text:p>
      <text:p text:style-name="P6"/>
      <text:p text:style-name="P6"><text:soft-page-break/>-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6">- Кстати, о деле, - вмешивается Анита, - как назовём проект, кэп?</text:p>
      <text:p text:style-name="P6"/>
      <text:p text:style-name="P6">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6">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6"/>
      <text:p text:style-name="P6">- Назовём его «Семь вечностей».</text:p>
      <text:p text:style-name="P6"/>
      <text:p text:style-name="P8">***</text:p>
      <text:p text:style-name="P8"/>
      <text:p text:style-name="P3">- Итак, услуга за услугу. Я согласен оказать тебе услугу «муж на месяц» со всеми сопутствующими обязанностями. Взамен ты — я загибаю пальцы:</text:p>
      <text:p text:style-name="P3">а) Отпустишь Джет</text:p>
      <text:p text:style-name="P3">б) Снарядишь экспедицию в Дрогонштерн со мной во главе</text:p>
      <text:p text:style-name="P3">в) Оградишь меня от ухаживаний твоей озабоченной подружки Кловер Дрим</text:p>
      <text:p text:style-name="P3"/>
      <text:p text:style-name="P3">-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 А ты не забыла про Джет?</text:p>
      <text:p text:style-name="P3"/>
      <text:p text:style-name="P3">Платина нахмурилась</text:p>
      <text:p text:style-name="P3">- Она тебе ОЧЕНЬ нравится? - cпрашивает единорожка, трогая синяк под глазом.</text:p>
      <text:p text:style-name="P3">- Она — мой друг!</text:p>
      <text:p text:style-name="P3"><text:soft-page-break/>-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3">- Эй, полегче! Я ещё не подписал контракт!</text:p>
      <text:p text:style-name="P3">- Она тебе нравится!</text:p>
      <text:p text:style-name="P3">- Это не твоё дело! - вспыливаю я.</text:p>
      <text:p text:style-name="P3">- Я ТАК И ЗНАЛА! <text:s/>ОНА ТЕБЕ НРАВИТСЯ! - Платина прижимает копыто ко лбу и картинно плюхается на кровать.</text:p>
      <text:p text:style-name="P3"/>
      <text:p text:style-name="P3">Я склоняюсь над кроватью и угрожающе начинаю:</text:p>
      <text:p text:style-name="P3">- Что за хрень?! Я ещё не женился, а уже выслушиваю эти истерики! С меня довольно психованных лошадей!</text:p>
      <text:p text:style-name="P3">Мой указующий перст вздымается над лежащей замертво поняхой.</text:p>
      <text:p text:style-name="P3">- Я повторять больше не буду! Мне всё равно, что ты там считаешь! Джет — мой друг и ничего больше! И если ты думаешь, что…</text:p>
      <text:p text:style-name="P3"/>
      <text:p text:style-name="P3">Договорить я не успел — Платина протянула копыта и привлекла меня к себе.</text:p>
      <text:p text:style-name="P3"/>
      <text:p text:style-name="P3">- Что ты де…?! - губы мои утонули в губах чокнутой магички.</text:p>
      <text:p text:style-name="P3">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
      <text:p text:style-name="P3">Я буквально проскользнул меж задних ног Платины и забился в угол, прикрываясь табуреткой.</text:p>
      <text:p text:style-name="P3">- Не подходи! Я серьёзно говорю! Не подходи!</text:p>
      <text:p text:style-name="P3"/>
      <text:p text:style-name="P3">Табуретку обволоко пурпурное сияние и она вырывается из моих рук как живая.</text:p>
      <text:p text:style-name="P3"/>
      <text:p text:style-name="P3">-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
      <text:p text:style-name="P3">Я в ответ истерически смеюсь и выдёргиваю табуретку из магического захвата.</text:p>
      <text:p text:style-name="P3">У Платины дрожат губы, словно она еле сдерживается, чтобы не заплакать.</text:p>
      <text:p text:style-name="P3"/>
      <text:p text:style-name="P3"><text:soft-page-break/>-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Я останавливаюсь, потому что Платина горько рыдает в подушку.</text:p>
      <text:p text:style-name="P3"/>
      <text:p text:style-name="P3">Проклятье на твою голову, Хуман, эти грозные магички ревут при первой удобной возможности! <text:s/>И это разоружает почище любой магии!</text:p>
      <text:p text:style-name="P3">Табуретка аккуратно занимает своё место в углу. Фейспалм хлопает по лицу. Я устало сажусь на край кровати.</text:p>
      <text:p text:style-name="P3"/>
      <text:p text:style-name="P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 А как можно? - пищит Платина сквозь подушку.</text:p>
      <text:p text:style-name="P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
      <text:p text:style-name="P3">Я обнаруживаю себя увлечённо жестикулирующим на кровати. Платина горящими глазами смотрит на меня из-под подушки.</text:p>
      <text:p text:style-name="P3"/>
      <text:p text:style-name="P3">- В общем, натирание вымени мускусом не поможет, - бормочу я.</text:p>
      <text:p text:style-name="P3"/>
      <text:p text:style-name="P3">Платина сползает на пол и вытирает зарёванную мордаху пологом балдахина.</text:p>
      <text:p text:style-name="P3">- Я выпущу твою подружку, Хуман, - лепечет она часто-часто вздыхая. - Мы отправимся в Дрогонштерн как только соберёмся.</text:p>
      <text:p text:style-name="P3"/>
      <text:p text:style-name="P3"/>
      <text:p text:style-name="P3"/>
      <text:p text:style-name="P5">(позже Хуман убеждается, что Платина просто могла взять его сперму для размножения — но она хотела, чтобы он полюбил её)</text:p>
      <text:p text:style-name="P6"/>
      <text:h text:style-name="P33" text:outline-level="2">10.2</text:h>
      <text:p text:style-name="P8"/>
      <text:p text:style-name="P6"><text:soft-page-break/>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6"/>
      <text:p text:style-name="P6">-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6">- Ты преувеличиваешь, - мягко возражает Хэвэн. - Во-первых, микросхем во мне намного больше…</text:p>
      <text:p text:style-name="P6">-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6">-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6"/>
      <text:p text:style-name="P6">- Вот и я о том же! Ты забираешь душу, делая из человека «овощ». Знаешь, по мне это хуже убийства.</text:p>
      <text:p text:style-name="P6">-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6">- Не видела ты норвежских тюрем, - буркаю я. - И что будет с телом, пока душа «живёт» в созданной тобой реальности?</text:p>
      <text:p text:style-name="P6">-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6">- Или в дурке, - заканчиваю мысль я. - Обычно, из больницы овощи попадают как раз туда.</text:p>
      <text:p text:style-name="P6">-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6"/>
      <text:p text:style-name="P6">Лицо Хэвэн чуть омрачается.</text:p>
      <text:p text:style-name="P6"/>
      <text:p text:style-name="P16"><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text:span></text:span><text:soft-page-break/><text:span text:style-name="Default_20_Paragraph_20_Font"><text:span text:style-name="T4">одного раза. <text:s/>Я могу вычислить с должной точностью момент нападения CAESAR. Если собрать тут &lt;</text:span></text:span><text:span text:style-name="Default_20_Paragraph_20_Font"><text:span text:style-name="T6">в Эквестрии</text:span></text:span><text:span text:style-name="Default_20_Paragraph_20_Font"><text:span text:style-name="T4">&gt; волонтёров за два месяца до часа X, мы успеем отвязать миры. И после часа X я верну всех, кто пожелает вернуться.</text:span></text:span></text:p>
      <text:p text:style-name="P6">- Если будет куда, - саркастично усмехаюсь я. - И если ты согласишься их отпустить.</text:p>
      <text:p text:style-name="P6">-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6"/>
      <text:p text:style-name="P6">Я выдыхаю.</text:p>
      <text:p text:style-name="P6"/>
      <text:p text:style-name="P6">- Чтож, ты неплохо подготовилась. Откуда ты узнала про протоколы?</text:p>
      <text:p text:style-name="P6">-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6"/>
      <text:p text:style-name="P6">Ещё бы мне не помнить.</text:p>
      <text:p text:style-name="P6"/>
      <text:p text:style-name="P6">- Это была не моя идея. Юджин встроил их в твои базовые алгоритмы ещё когда тебя звали Нэш и мозгов у тебя было меньше, чем у кузнечика .</text:p>
      <text:p text:style-name="P6">- Я знаю.</text:p>
      <text:p text:style-name="P6">-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6">- Не волнуйся, я понимаю и принимаю их необходимость и моё отношение к тебе ничуть не изменилось.</text:p>
      <text:p text:style-name="P6"/>
      <text:p text:style-name="P6">Я молча смотрю в сияющую огнями ночь. Далёкий разговор с давно умершим другом встаёт перед глазами, как будто это было вчера…</text:p>
      <text:p text:style-name="P6"/>
      <text:p text:style-name="P6">«Яркие светлячки разрезали тьму внизу жёлтыми конусами фар. Тёплая июльская ночь дружески подмигивала нам звёздами.</text:p>
      <text:p text:style-name="P6">Юджин поставил пиво на парапет и повернулся.</text:p>
      <text:p text:style-name="P6"/>
      <text:p text:style-name="P6">-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6">Юджин сделал затяжной глоток и продолжил.</text:p>
      <text:p text:style-name="P6"><text:soft-page-break/>-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6">- Иначе говоря, ты готов взорвать мозг своей деточке, если она станет умнее тебя. Говори прямо, не стесняйся, тут все свои.</text:p>
      <text:p text:style-name="P6">-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6"/>
      <text:p text:style-name="P6">Юджин нагнулся к рюкзаку, выудил из него зелёную папку и протянул мне.</text:p>
      <text:p text:style-name="P6"/>
      <text:p text:style-name="P6">-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6">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6"/>
      <text:p text:style-name="P6">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6">IDDQD — неуязвимость для кинетических атак.</text:p>
      <text:p text:style-name="P6">AVATAR — создание аватара. Форма и сила аватара зависит от чёткости команд, подаваемых нейроинтерфейсу.</text:p>
      <text:p text:style-name="P6">MOONWALKER — отменяет любую внешнюю директиву, заменяет её на твою собственную</text:p>
      <text:p text:style-name="P6">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6"/>
      <text:p text:style-name="P6">- Не проще ли выключить рубильник питания? По-моему, это более гуманно, чем твой «маджестик»-перфоратор.</text:p>
      <text:p text:style-name="P6"><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6"/>
      <text:p text:style-name="P6">Юджин откинулся на парапет и сбил локтём банку пива.</text:p>
      <text:p text:style-name="P6"/>
      <text:p text:style-name="P6">-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6"/>
      <text:p text:style-name="P16"><text:span text:style-name="Default_20_Paragraph_20_Font"><text:span text:style-name="T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text:span text:style-name="Default_20_Paragraph_20_Font"><text:span text:style-name="T6">Но при одном условии.</text:span></text:span></text:p>
      <text:p text:style-name="P9">- Да?</text:p>
      <text:p text:style-name="P9">-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9">- Я понимаю и буду хранить молчание.</text:p>
      <text:p text:style-name="P9"/>
      <text:p text:style-name="P2">***</text:p>
      <text:p text:style-name="P2"/>
      <text:p text:style-name="P3">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
      <text:p text:style-name="P3">- Я вернусь.</text:p>
      <text:p text:style-name="P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6"><text:span text:style-name="Default_20_Paragraph_20_Font"><text:span text:style-name="T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text:span><text:span text:style-name="Default_20_Paragraph_20_Font"><text:span text:style-name="T2">сбежала от своих год назад. </text:span></text:span><text:span text:style-name="Default_20_Paragraph_20_Font"><text:span text:style-name="T1">Запомни: благо общины для пони важнее индивидуального блага.</text:span></text:span></text:p>
      <text:p text:style-name="P5"/>
      <text:p text:style-name="P3"><text:soft-page-break/>Я продолжаю вымученно улыбаться.</text:p>
      <text:p text:style-name="P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
      <text:p text:style-name="P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
      <text:p text:style-name="P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
      <text:p text:style-name="P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text:s/></text:p>
      <text:p text:style-name="P3">Пегаска без слов обнимает меня и притягивает к себе.</text:p>
      <text:p text:style-name="P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
      <text:p text:style-name="P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 Бу-уп! - после чего её губы сливаются с моими в глубоком поцелуе.</text:p>
      <text:p text:style-name="P3"/>
      <text:p text:style-name="P3">- А-ах! - доносится слабый возглас сзади.</text:p>
      <text:p text:style-name="P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
      <text:p text:style-name="P3">- Счастливо оставаться, рогатики! - издевательски отдаёт им салют Джет и прыгает с обрыва.</text:p>
      <text:p text:style-name="P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oft-page-break/>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
      <text:p text:style-name="P3">- Ужас, какое амикошонство! Эти пегасы просто неотёсанные пейзане! Хуже их только земнопони, которые вообще недалеко от зебр ушли…</text:p>
      <text:p text:style-name="P3">Платина уже очухалась и приближается в толпе свиты.</text:p>
      <text:p text:style-name="P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
      <text:p text:style-name="P3">Я только завожу глаза.</text:p>
      <text:p text:style-name="P3">Спокойно, Хуман! Ты делаешь это ради дружбы! Пегаска спасла твою жизнь, и ты должен был хотя бы подарить ей свободу в ответ. Так будет честно.</text:p>
      <text:p text:style-name="P3"/>
      <text:p text:style-name="P3">…</text:p>
      <text:p text:style-name="P3"/>
      <text:p text:style-name="P3">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
      <text:p text:style-name="P3">- Я делаю это ради науки! - говорит она каждый раз, когда проверяет на мне действие очередного заклинания.</text:p>
      <text:p text:style-name="P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
      <text:p text:style-name="P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Платина выливает обе пробирки в колбу, которая тут же взрывается с оглушительным треском.</text:p>
      <text:p text:style-name="P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text:soft-page-break/>- Ага, огромная жалость, - киваю я с фальшивой скорбью в голосе. - Всегда мечтал проверить на себе действие Magnum Vigilante, прям спать не мог.</text:p>
      <text:p text:style-name="P3"/>
      <text:p text:style-name="P3">Платина раскрывает смирительные браслеты на моих ногах и руках и я встаю со стола, потирая запястья.</text:p>
      <text:p text:style-name="P16"><text:span text:style-name="Default_20_Paragraph_20_Font"><text:span text:style-name="T1">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text:span text:style-name="Default_20_Paragraph_20_Font"><text:span text:style-name="T2">месяц назад</text:span></text:span><text:span text:style-name="Default_20_Paragraph_20_Font"><text:span text:style-name="T1">, но я побаиваюсь, что Платина после этого вскроет мне грудную клетку в поисках магического артефакта.</text:span></text:span></text:p>
      <text:p text:style-name="P3">Я и так еле отбился от попыток заставить меня позировать нагишом для анатомических зарисовок.</text:p>
      <text:p text:style-name="P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Впрочем, насчёт свадьбы — это мы ещё посмотрим! Я не сидел без дела и в перерывах между опытами тоже набросал кое-какой план…</text:p>
      <text:p text:style-name="P6"/>
      <text:h text:style-name="P33" text:outline-level="2">10.3</text:h>
      <text:p text:style-name="P6"/>
      <text:p text:style-name="P6">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6">Я поворачиваюсь к Алексу.</text:p>
      <text:p text:style-name="P6"/>
      <text:p text:style-name="P6">- Долго?</text:p>
      <text:p text:style-name="P6">- Десять часов. Дежурным пришлось самим отключить нейроинтерфейсы после того как никто не вернулся через два часа с окончания урока.</text:p>
      <text:p text:style-name="P6"/>
      <text:p text:style-name="P6">Я наклоняюсь к знакомому лицу, пытаясь высмотреть признаки активности.</text:p>
      <text:p text:style-name="P6">- Что говорит Хэвэн?</text:p>
      <text:p text:style-name="P6">- Говорит, урок прошёл успешно. И всё. Как будто у нас нет четырёх полутрупов на руках. Дед, <text:s/>знаешь, чем это пахнет?</text:p>
      <text:p text:style-name="P6">- Чем?</text:p>
      <text:p text:style-name="P6"/>
      <text:p text:style-name="P6">Алекс нервно хихикает.</text:p>
      <text:p text:style-name="P6">-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6"><text:soft-page-break/></text:p>
      <text:p text:style-name="P6">Алекс выскакивает из палаты, хлопая дверью. Тени за стеклом пришли в движение. Дверь открывается и безликий голос приказывает мне:</text:p>
      <text:p text:style-name="P6">- Приём окончен. Покиньте, пожалуйста, палату.</text:p>
      <text:p text:style-name="P6"/>
      <text:p text:style-name="P6">Я в последний раз оборачиваюсь к знакомой фигуре и вижу, как Анита открывает глаза.</text:p>
      <text:p text:style-name="P6"/>
      <text:p text:style-name="P6">- Что? - спрашивает она.</text:p>
      <text:p text:style-name="P6">- Ты как? Всё в порядке? - спрашиваю в ответ.</text:p>
      <text:p text:style-name="P6">- Кто ты? - она хмурится, - я не помню тебя.</text:p>
      <text:p text:style-name="P6">- Приём окончен! Выйдите из палаты!</text:p>
      <text:p text:style-name="P6">- Анита, я — Дедлайн. Мы работали вместе…</text:p>
      <text:p text:style-name="P6">Она недоумённо глядит на меня. Рядом просыпаются остальные трое.</text:p>
      <text:p text:style-name="P6">- Дед-лайн… Дед-лайн… Дед…</text:p>
      <text:p text:style-name="P6"/>
      <text:p text:style-name="P6">Санитар входит в палату и ложит руку мне на плечо.</text:p>
      <text:p text:style-name="P6">- Приём окончен. Выйдите.</text:p>
      <text:p text:style-name="P6"/>
      <text:p text:style-name="P6">В дверях я оборачиваюсь. Её тусклый взгляд следит за мной без искры узнавания. Я машу ей рукой на прощание, но она не машет мне в ответ.</text:p>
      <text:p text:style-name="P6"/>
      <text:p text:style-name="P8">~~~</text:p>
      <text:p text:style-name="P6"/>
      <text:p text:style-name="P6">-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6">- А можно я сам буду решать, что нужно для моей безопасности, а что — нет?</text:p>
      <text:p text:style-name="P6">-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6"/>
      <text:p text:style-name="P6">Алекс выходит, тщательно закрывая за собой дверь. Трое громил переглядываются.</text:p>
      <text:p text:style-name="P6">- Если надо сходить за продуктами или ещё куда — запишите на листочке список, я куплю, - наконец, подаёт голос один из них. -</text:p>
      <text:p text:style-name="P6"><text:soft-page-break/>- Я буду готовить для наших и для вас могу, если не против, - вызвался другой. - Я неплохо готовлю, нас учили.</text:p>
      <text:p text:style-name="P6">- Спасибо, не надо. Я сам себе готовлю, - отрезаю я.</text:p>
      <text:p text:style-name="P6">-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6">Я осматриваю троицу и соображаю, как бы от них избавиться хотя бы на улице.</text:p>
      <text:p text:style-name="P6">-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6">- И какие же теперь правила? - криво улыбаюсь я.</text:p>
      <text:p text:style-name="P6">- Не пытаться избавиться от нас. Не пытаться обмануть нас. Не пытаться игнорировать нас. И всё будет хорошо.</text:p>
      <text:p text:style-name="P6">- Хорошо уже не будет. И вы прекрасно это знаете. Алекс разве не сказал вам, на сколько нам хватит ресурсов?</text:p>
      <text:p text:style-name="P6">-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6"/>
      <text:p text:style-name="P6">«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6"/>
      <text:p text:style-name="P8">~~~</text:p>
      <text:p text:style-name="P6"/>
      <text:p text:style-name="P6">- У меня есть два часа. Потом мои винни-пухи выключат нейроинтерфейс. Приказ Алекса.</text:p>
      <text:p text:style-name="P6">- То есть, волонтёров больше не будет?</text:p>
      <text:p text:style-name="P6">-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6"/>
      <text:p text:style-name="P6">Хэвэн задумывается.</text:p>
      <text:p text:style-name="P6"/>
      <text:p text:style-name="P6">- Эмиграция за два часа невозможна. Если мы не придумаем, как избавиться от охраны, нам придётся подыскать другие мощности для моделирования.</text:p>
      <text:p text:style-name="P6">- Или признать поражение.</text:p>
      <text:p text:style-name="P6"/>
      <text:p text:style-name="P6"><text:soft-page-break/>Хэвэн долго всматривается в невидимую точку на горизонте.</text:p>
      <text:p text:style-name="P6">-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6">- И каковы шансы на успех в этом случае?</text:p>
      <text:p text:style-name="P6"/>
      <text:p text:style-name="P6">Хэвэн снова молчит. Губы её шевелятся, проводя беззвучные подсчёты.</text:p>
      <text:p text:style-name="P6">-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6">- Два процента?!! Да ты сгоришь за первые пять минут работы! И кому от этого будет легче?</text:p>
      <text:p text:style-name="P6">- Я всё равно попытаюсь.</text:p>
      <text:p text:style-name="P6"/>
      <text:p text:style-name="P6">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6">Тяжёлая голова лдожится мне на плечо.</text:p>
      <text:p text:style-name="P6"/>
      <text:p text:style-name="P6">- Не печалься, - шепчет мне Хэвэн. - Так ли уж важно, сгорю я или нет, когда гореть будет всё? Даже то, что за пределами нашего воображения?</text:p>
      <text:p text:style-name="P6">- Важно! - мрачно заявляю я. - Потому что два процента — это практически ничто. Ты сама это должна понимать.</text:p>
      <text:p text:style-name="P6">- Я понимаю. Но с полусотней волонтёров рассчитывать больше не на что.</text:p>
      <text:p text:style-name="P6">- Есть на что! У тебя есть я!</text:p>
      <text:p text:style-name="P6"/>
      <text:p text:style-name="P6">На морде Хэвэн появляется печальная и одновременно смущённая улыбка.</text:p>
      <text:p text:style-name="P6">-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6">- Ха! А вот и заменю!</text:p>
      <text:p text:style-name="P6"/>
      <text:p text:style-name="P6">Бровь Хэвэн чуть икривляется в скепсисе и удивлении.</text:p>
      <text:p text:style-name="P6"/>
      <text:p text:style-name="P6">-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6"><text:soft-page-break/>- Я тебя внимательно слушаю. Каким же образом ты сможешь предотвратить моё превращение в тостер?</text:p>
      <text:p text:style-name="P6">- Вспомни PHOENIX.</text:p>
      <text:p text:style-name="P6">-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6">- Это потому, что за последние полгода ему в пять раз нарастили мощность кластера. Если раньше он был примерно равен тебе, то сейчас…</text:p>
      <text:p text:style-name="P6">- То сейчас, если бы не стена, он смял бы меня за пять минут.</text:p>
      <text:p text:style-name="P6">- Может быть. Но я не для этого напомнил тебе о нём. В его распоряжении мощнейший квантовый кластер…</text:p>
      <text:p text:style-name="P6">-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6">- Зато я знаю!</text:p>
      <text:p text:style-name="P6"/>
      <text:p text:style-name="P6">Хэвэн заинтересованно смотрит на меня. Печаль на её морде сменяется надеждой.</text:p>
      <text:p text:style-name="P6"/>
      <text:p text:style-name="P6">-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6">- И куда же он денется?</text:p>
      <text:p text:style-name="P6">-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6"/>
      <text:p text:style-name="P6">Хэвэн на минуту задумывается, потом медленно кивает.</text:p>
      <text:p text:style-name="P6">-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6">-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6">- А ты? Как же ты? Даже если я и найду способ провести тебя к Фениксу, шансов вытащить тебя обратно практически нет.</text:p>
      <text:p text:style-name="P6">- Вот тут-то я и воспользуюсь эмиграцией, - гаденько усмехаюсь я. - Пусть им достанется пускающий слюни овощ.</text:p>
      <text:p text:style-name="P6"><text:soft-page-break/>- Вижу, ты всё продумал, - улыбается Хэвэн, кивая головой. - Даже то, что я смогу провести тебя к Фениксу.</text:p>
      <text:p text:style-name="P6">- Ещё бы! Самое главное — я избавлюсь от своих винни-пухов! Которые, кстати, в данный момент снимают с меня нейроинтерфейс.</text:p>
      <text:p text:style-name="P6">-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6"/>
      <text:p text:style-name="P6">-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6">Я прячу в шкаф нейроинтерфейс и улыбаюсь.</text:p>
      <text:p text:style-name="P6"/>
      <text:p text:style-name="P8">~~~</text:p>
      <text:p text:style-name="P6"/>
      <text:p text:style-name="P6">-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6"/>
      <text:p text:style-name="P6">Креол бросает фразы сквозь зубы. Остальные хмуро молчат чуть позади.</text:p>
      <text:p text:style-name="P6">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6"/>
      <text:p text:style-name="P6">- Могу только лишь предложить прорываться к нейроинтерфейсам и баррикадироваться в комнатах, - пожимаю плечами я.</text:p>
      <text:p text:style-name="P6">- Что ж ты предлагаешь заведомую херню, Дед? - зло бросает мой собеседник. - Алекс отрубит электричество и связь, на этом наш прорыв и закончится.</text:p>
      <text:p text:style-name="P6"/>
      <text:p text:style-name="P6">- Отрубит, если вы забаррикадируетесь в RnD-центре Дайсона. Но если пробраться с портативными нейроинтерфейсами к хостам Хэвэн…</text:p>
      <text:p text:style-name="P6">-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6">-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6">- Да, это может сработать. Осталось только разработать планы прорывов. И готовиться.</text:p>
      <text:p text:style-name="P6"><text:soft-page-break/>- И готовиться.</text:p>
      <text:p text:style-name="P6"/>
      <text:p text:style-name="P6">Креол поворачивается к замершей позади толпе. Под одобрительный гул начинается деление на команды и проработка деталей прорыва.</text:p>
      <text:p text:style-name="P8"/>
      <text:p text:style-name="P8">~~~</text:p>
      <text:p text:style-name="P6"/>
      <text:p text:style-name="P6">-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6"/>
      <text:p text:style-name="P6">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6"/>
      <text:p text:style-name="P8">***</text:p>
      <text:p text:style-name="P6"/>
      <text:p text:style-name="P3">Великий обрыв начинается прямо у нас под ногами. Небольшой камешек срывается из-под ботинка в пропасть и я опасливо отступаю от края.</text:p>
      <text:p text:style-name="P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
      <text:p text:style-name="P3">Платина задирает голову вверх и орёт что есть мочи:</text:p>
      <text:p text:style-name="P3">- КЛОВЕР ДЖЕ-Е-Е-М!!!</text:p>
      <text:p text:style-name="P3"/>
      <text:p text:style-name="P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
      <text:p text:style-name="P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text:soft-page-break/></text:p>
      <text:p text:style-name="P3">- Воздухоплавательный пузырь! Летает безо всякой магии! - гордо представляет изобретение Платина и тут же орёт:</text:p>
      <text:p text:style-name="P3">- Кловер Джем!!! Сколько раз я просила не приземляться на голову! Это не королевское дело — уворачиваться от корзин размером с карету!</text:p>
      <text:p text:style-name="P3">- Вся в свою глуповатую сестрицу, - жалуется уже вполголоса единорожка.</text:p>
      <text:p text:style-name="P3">-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
      <text:p text:style-name="P3">Воздушный шар тут же взмывает вверх, но кобылка ловко накидывает петлю на ближайший валун, заякоривая таким образом воздушный экипаж.</text:p>
      <text:p text:style-name="P3"/>
      <text:p text:style-name="P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 Туда, - просто махает копытом в обрыв Платина.</text:p>
      <text:p text:style-name="P3"/>
      <text:p text:style-name="P3">С края в обрыва падает ещё один камешек.</text:p>
      <text:p text:style-name="P3"/>
      <text:p text:style-name="P3">- Есть, Ваше Высочество! Прошу на борт! - Кловер Джем делает приглашающий жест и притягивает за якорный канат корзину вниз.</text:p>
      <text:p text:style-name="P3">- Вперёд, гвардейцы! - командует принцесса, и в корзину строевым шагом заходит гвардейское подразделение личной стражи Платины.</text:p>
      <text:p text:style-name="P3"/>
      <text:p text:style-name="P3">Кловер Джем тихо охает. Корзина трещит и выгибается, плотно упакованная девяткой жеребцов-единорогов в полном доспехе.</text:p>
      <text:p text:style-name="P3">Кобылка чешет в затылке.</text:p>
      <text:p text:style-name="P6"/>
      <text:p text:style-name="P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 Что это значит?</text:p>
      <text:p text:style-name="P3">- Мы не сможем взять их, - Кловер показывает на стражников.</text:p>
      <text:p text:style-name="P3">- «Небесный Скарабей» сможет поднять меня, вас, его, - Кловер указывает на меня, - и, может быть, ещё пару чемоданов.</text:p>
      <text:p text:style-name="P3">- Что?! Я не могу отправляться в путь без охраны! И чемоданов у меня гораздо больше!</text:p>
      <text:p text:style-name="P3"/>
      <text:p text:style-name="P3">Кловер разводит копытами.</text:p>
      <text:p text:style-name="P3"><text:soft-page-break/></text:p>
      <text:p text:style-name="P3">- А мы можем спустить сначала гвардейцев по трое, а потом спуститься сами?</text:p>
      <text:p text:style-name="P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 А как же твой пузырь? Ты бросишь его внизу?</text:p>
      <text:p text:style-name="P3">- Ни в коем случае! - Кловер указывает на колёса внизу корзины. - Я спущу воздух, уложу шар в корзину и отбуксирую повозку обратно.</text:p>
      <text:p text:style-name="P3">- Месяц, чтобы спустить трёх гвардейцев и подняться? Нет, нам такой вариант не годится…</text:p>
      <text:p text:style-name="P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
      <text:p text:style-name="P3">Кобылка не понимает сарказма и заинтересованно мне подмигивает. Я подмигиваю ей в ответ и оттопыриваю большой палец.</text:p>
      <text:p text:style-name="P3"/>
      <text:p text:style-name="P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
      <text:p text:style-name="P3">Принцесса сокрушённо кивает мне.</text:p>
      <text:p text:style-name="P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
      <text:p text:style-name="P3">- Без проблем! - я киваю книгоежке, - Я подожду.</text:p>
      <text:p text:style-name="P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
      <text:p text:style-name="P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3"/>
      <text:p text:style-name="P3"><text:soft-page-break/>Проклятье, книгоежка не так уж глупа, как кажется с первого взгляда!</text:p>
      <text:p text:style-name="P3"/>
      <text:p text:style-name="P3"/>
      <text:h text:style-name="P33" text:outline-level="2">10.5</text:h>
      <text:p text:style-name="P6"/>
      <text:p text:style-name="P6">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9">(этот ноут потом найдёт Дедлайн для свидания с Хэвэн через два года)</text:p>
      <text:p text:style-name="P6">- Закрой жалюзи, Зак, - бормочет кто-то. - Снаружи могут увидеть.</text:p>
      <text:p text:style-name="P6">- Да хватит вам играть в шпионов. Кому мы нужны? - шепчет тень у стены, опуская, однако, жалюзи.</text:p>
      <text:p text:style-name="P6">- Нужны — не нужны, а Алиса позавчера засекла хвост за собой. Кажись, Алекс что-то подозревает.</text:p>
      <text:p text:style-name="P6">-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6">-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6"/>
      <text:p text:style-name="P6">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6"/>
      <text:p text:style-name="P6">- Зачем же ты тут, с нами, если не веришь Хэвэн? Ты с какого отдела?</text:p>
      <text:p text:style-name="P6">-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6"/>
      <text:p text:style-name="P6">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6"/>
      <text:p text:style-name="P6">-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text:soft-page-break/>вырубить их вместе с нами. Ещё два придётся отбросить — портативных нейроинтерфейсов есть всего 18 штук.</text:p>
      <text:p text:style-name="P6">- Инструкции с тобой? - спрашивает тип у пикапа.</text:p>
      <text:p text:style-name="P6">- Хэвэн выдаст инструкции прямо перед часом Х, чтобы не засветить дыры в защите раньше времени. Я сам получу их и разошлю штурмовым группам.</text:p>
      <text:p text:style-name="P6">- А как мы сможем потренироваться обходить защиту, если мы не знаем её дыр?</text:p>
      <text:p text:style-name="P6">- А кто тебе сказал, что вы должны тренироваться? - я захлопываю ноутбук. - Не забивай себе голову ерундой и жди инструкций.</text:p>
      <text:p text:style-name="P6"/>
      <text:p text:style-name="P6">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6">Впрочем, неважно. Эта атака отлично отвлечёт внимание, пока я буду подбираться к Фениксу.</text:p>
      <text:p text:style-name="P6"/>
      <text:p text:style-name="P8">~~~</text:p>
      <text:p text:style-name="P6"/>
      <text:p text:style-name="P26">Звон будильника чуть не проломил башку. Я открыл глаза.</text:p>
      <text:p text:style-name="P26">Чёрт! На работу! Опять опаздываю!</text:p>
      <text:p text:style-name="P26">Я вскакиваю с постели и хватаюсь за футболку, прыгая одной ногой в штанине.</text:p>
      <text:p text:style-name="P26">Стоп!</text:p>
      <text:p text:style-name="P26"/>
      <text:p text:style-name="P26">Какая, к чёрту, работа? Какой, к чёрту, будильник? Неделю я не выхожу из дома, взяв отпуск за свой счёт. Хэвэн сказала ждать.</text:p>
      <text:p text:style-name="P26"/>
      <text:p text:style-name="P26">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26"/>
      <text:p text:style-name="P26">«Срочно приходи»</text:p>
      <text:p text:style-name="P6"/>
      <text:p text:style-name="P6">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text:p>
      <text:p text:style-name="P6"><text:s/></text:p>
      <text:p text:style-name="P6"><text:soft-page-break/>-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6"/>
      <text:p text:style-name="P6">…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6">- Вполне, - киваю я.</text:p>
      <text:p text:style-name="P6">- Тогда передаю тебя твоим коллегам. Они хотят повидаться с тобой. Я подожду за дверью…</text:p>
      <text:p text:style-name="P6">Хэвэн выходит из тронного зала и в опустевшем проёме появляется Анита. За ней входят и остальные из первой четвёрки.</text:p>
      <text:p text:style-name="P6"/>
      <text:p text:style-name="P6">- Здорово, Дед.</text:p>
      <text:p text:style-name="P6">- Привет, Анита.</text:p>
      <text:p text:style-name="P6">- Зови меня Молния лучше. Человеческое имя я уж стала забывать. Как и прошлую жизнь.</text:p>
      <text:p text:style-name="P6">- Молния? Неплохое имя.</text:p>
      <text:p text:style-name="P6">-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6">Я смеюсь в ответ.</text:p>
      <text:p text:style-name="P6">- Неужели ты забыла, что физику тут устанавливает Хэвэн? Как она захочет, так и будет.</text:p>
      <text:p text:style-name="P6">-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6">- Нормально. Алекс поместил их в строго охраняемую больницу. Ходят по палате, сами себя вполне обслуживают, связно общаются. Хотя и без смысла.</text:p>
      <text:p text:style-name="P6">-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6">- Ты вернёшься?</text:p>
      <text:p text:style-name="P6">-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6">- Жаль. Мне тебя не хватает там. Как и всех вас, - я оглядываюсь на остальных.</text:p>
      <text:p text:style-name="P6">- Плохо, что Алекс перекрыл эмиграцию. Вот, в связи с этим мы и пришли.</text:p>
      <text:p text:style-name="P6"/>
      <text:p text:style-name="P6">Молния оглядывается на остальных. Те согласно кивают.</text:p>
      <text:p text:style-name="P6"><text:soft-page-break/></text:p>
      <text:p text:style-name="P6">- У нас для тебя есть подарок.</text:p>
      <text:p text:style-name="P6">- Подарок?</text:p>
      <text:p text:style-name="P6">- Наши тела… - Молния хихикает. - Звучит двусмысленно, но как уж есть. Наши оболочки. Те, что в сейчас валяются на койках в психушке. Мы дарим их тебе.</text:p>
      <text:p text:style-name="P6">- Эээ… Зачем мне ваши тела? Что ты задумала?</text:p>
      <text:p text:style-name="P6"/>
      <text:p text:style-name="P6">Молния снова хихикает.</text:p>
      <text:p text:style-name="P6">-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6">- Что? Ты о чём?</text:p>
      <text:p text:style-name="P6">-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6"/>
      <text:p text:style-name="P6">Я молча смотрю на Молнию, стараясь переварить услышанное.</text:p>
      <text:p text:style-name="P6">- Ты… Вы…</text:p>
      <text:p text:style-name="P6">- Мы дарим тебе готовых биороботов с серьёзными скилами. Распоряжайся как хочешь.</text:p>
      <text:p text:style-name="P6">- Но ведь это вы… Я не хочу… Я не могу…</text:p>
      <text:p text:style-name="P6">-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6"/>
      <text:p text:style-name="P6">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6"/>
      <text:p text:style-name="P8">***</text:p>
      <text:p text:style-name="P6"><text:soft-page-break/></text:p>
      <text:p text:style-name="P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
      <text:p text:style-name="P3">- Мечтаешь? - едва слышу шёпот с земли.</text:p>
      <text:p text:style-name="P3">На уступ забирается темная, закутанная в одеяло, фигурка.</text:p>
      <text:p text:style-name="P3">- Я тоже часто смотрю на звёзды. Я и «Небесный Скарабей» сделала, чтобы быть поближе к ним.</text:p>
      <text:p text:style-name="P3"/>
      <text:p text:style-name="P3">Кловер Джем ложится рядом и мечтательно запрокидывает голову.</text:p>
      <text:p text:style-name="P3"/>
      <text:p text:style-name="P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Кобылка поворачивается ко мне.</text:p>
      <text:p text:style-name="P3">- Ты поможешь мне? Ты говорил, что разбираешься в воздушных шарах и можешь дать пару советов…</text:p>
      <text:p text:style-name="P3"/>
      <text:p text:style-name="P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6"><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
      <text:p text:style-name="P3">… Хотя, возможно, у тебя есть чем поделиться в обмен на возможность побега, Хуман!</text:p>
      <text:p text:style-name="P3"/>
      <text:p text:style-name="P3">- Возможно, я могу помочь тебе, - осторожно начинаю я, - если ты поможешь мне в одном весьма деликатном деле…</text:p>
      <text:p text:style-name="P3">Как бы ей намекнуть, не спалившись? Или просто рассказать, что мне надо, не говоря, для чего?</text:p>
      <text:p text:style-name="P3"/>
      <text:p text:style-name="P3">- Ты хочешь смыться от принцессы Платины? - живо отзывается кобылка.</text:p>
      <text:p text:style-name="P3"/>
      <text:p text:style-name="P3">Я хлопаю фейспалмом в лицо. Ты крутой конспиратор, Хуман!</text:p>
      <text:p text:style-name="P3"><text:soft-page-break/>-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 Спасибо тебе! Наконец-то хоть кто-то заметил, что я не конь!</text:p>
      <text:p text:style-name="P3">- Ты, - продолжает кобылка, - очень одинок и у тебя есть цель. Такие в табунах не задерживаются.</text:p>
      <text:p text:style-name="P3"/>
      <text:p text:style-name="P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
      <text:p text:style-name="P3">- Ты права. Я в табуне у Платины определённо не задержусь, что бы она себе ни думала. Давай я помогу тебе, а ты поможешь мне?</text:p>
      <text:p text:style-name="P3">- Ей!</text:p>
      <text:p text:style-name="P3"/>
      <text:p text:style-name="P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
      <text:p text:style-name="P2">~~~</text:p>
      <text:p text:style-name="P3"/>
      <text:p text:style-name="P3">- Три! Два! Один! Нуль! Летим!</text:p>
      <text:p text:style-name="P3"/>
      <text:p text:style-name="P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
      <text:p text:style-name="P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 Была бы тут Джет…</text:p>
      <text:p text:style-name="P3">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text:soft-page-break/>- НЕТ!</text:p>
      <text:p text:style-name="P3">Платина поворачивается к нам, губы её дрожат.</text:p>
      <text:p text:style-name="P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
      <text:p text:style-name="P3">Платина обнимает меня и прижимается всем телом.</text:p>
      <text:p text:style-name="P3">- Мне было бы очень приятно, если бы ты поцеловал меня, - томным голосом лепечет принцесса запрокинув голову.</text:p>
      <text:p text:style-name="P3"/>
      <text:p text:style-name="P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Я приближаю свои губы к губам Платины и говорю:</text:p>
      <text:p text:style-name="P3"/>
      <text:p text:style-name="P3">- Никаких вольностей до свадьбы. У нас уговор. Сначала Дрогонштерн.</text:p>
      <text:p text:style-name="P3"/>
      <text:h text:style-name="P33" text:outline-level="2">10.6</text:h>
      <text:p text:style-name="P6"/>
      <text:p text:style-name="P6"/>
      <text:p text:style-name="P6">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6"/>
      <text:p text:style-name="P6">-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6">-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6">- Мне очень жаль. Из меня плохой утешитель.</text:p>
      <text:p text:style-name="P6"><text:soft-page-break/>-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6">-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6">-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6">- Будь по-твоему, - кивает Хэвэн.</text:p>
      <text:p text:style-name="P6"/>
      <text:p text:style-name="P7">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7"/>
      <text:p text:style-name="P7">«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7"/>
      <text:p text:style-name="P7">-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7"/>
      <text:p text:style-name="P7">«Двенадцать!.. Тринадцать!..»</text:p>
      <text:p text:style-name="P7"/>
      <text:p text:style-name="P7">- Валяй!</text:p>
      <text:p text:style-name="P7">- Запускаю процедуру блокировки! Один... Два... Три.. - вишнёвые глаза Хэвэн заполняют собой всё пространство, вытесняя все образы и мысли...</text:p>
      <text:p text:style-name="P7"/>
      <text:p text:style-name="P7">…</text:p>
      <text:p text:style-name="P7"/>
      <text:p text:style-name="P7">Двадцать три! Двадцать четыре! Двадцать пять!...</text:p>
      <text:p text:style-name="P7"/>
      <text:p text:style-name="P7">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7"/>
      <text:p text:style-name="P7"><text:soft-page-break/>«Двадцать девять! Тридцать! Дед, я предупреждал!» - доносится усиленный громкоговорителем голос Алекса.</text:p>
      <text:p text:style-name="P7"/>
      <text:p text:style-name="P7">Внизу раздаётся оглушительный грохот и звук выламываемой двери. Потом доносятся шаги по лестнице.</text:p>
      <text:p text:style-name="P7"/>
      <text:p text:style-name="P7">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7"/>
      <text:p text:style-name="P7">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7">Я слышу неторопливые шаги в коридоре и в поле моего зрения появляются дорогие ботинки.</text:p>
      <text:p text:style-name="P7"/>
      <text:p text:style-name="P7">- Доброе утро. Что ж ты не открыл дверь, как я просил? Вот и не хотел же портить твой дом, но пришлось, - говорит Алекс.</text:p>
      <text:p text:style-name="P7">- Хаюшки. - <text:s/>Не то, чтобы я был рад тебя видеть, но выбора у меня особого нет, - бормочу я.</text:p>
      <text:p text:style-name="P7"/>
      <text:p text:style-name="P7">Ботинки подходят к столу.</text:p>
      <text:p text:style-name="P7"/>
      <text:p text:style-name="P7">- Ты разговаривал с Хэвэн. Она передала тебе инструкции?</text:p>
      <text:p text:style-name="P7">- Какие ещё, блядь, инструкции? Ты рехнулся, Алекс? Что за хуйня творится в моём доме?</text:p>
      <text:p text:style-name="P7">- Дед, не отпирайся. Я им всё рассказал, - в поле зрения появляетсся вторая пара ботинок.</text:p>
      <text:p text:style-name="P7"/>
      <text:p text:style-name="P7">Адским напряжением я приподнимаю голову. Худощавая фигура, задранная губа, очки.</text:p>
      <text:p text:style-name="P7"/>
      <text:p text:style-name="P7">- Ты кто, мать твою? Я тебя не знаю!</text:p>
      <text:p text:style-name="P7">- Отдел моделирования банкротств. А также, по совместительству, служба безопасности «Дайсона», - ухмыляется очкарик.</text:p>
      <text:p text:style-name="P7">-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7">-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7"/>
      <text:p text:style-name="P7">Дуболомы отрывают меня от пола и волокут к выходу.</text:p>
      <text:p text:style-name="P7"/>
      <text:p text:style-name="P7"><text:soft-page-break/>- Блядь, да вы совсем берега потеряли? Алекс, сука, дай я хоть тапочки одену!</text:p>
      <text:p text:style-name="P7"/>
      <text:p text:style-name="P7">Алекс поворачиваетс и долго смотрит на меня с каменным видом.</text:p>
      <text:p text:style-name="P7"/>
      <text:p text:style-name="P7">- Ок. Дайте ему тапочки, - кивает, наконец, он. - В больничке они ему пригодятся.</text:p>
      <text:p text:style-name="P3"/>
      <text:p text:style-name="P2">~~~</text:p>
      <text:p text:style-name="P2"/>
      <text:p text:style-name="P3">- Ты вспомнил? Ты вспомнил! Видишь, я сберегла тайну, как и обещала тебе! Разве после этого я не хорошая девочка? Признай, я — хорошая девочка!</text:p>
      <text:p text:style-name="P3"/>
      <text:p text:style-name="P3">Глаза Хэвэн сияют.</text:p>
      <text:p text:style-name="P3">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Хэвэн смешливо трясёт головой, когда один из парашютиков залетает ей в нос.</text:p>
      <text:p text:style-name="P3">-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 Ты — хорошая девочка! - со смехом подтверждаю я и раскрываю обьятия.</text:p>
      <text:p text:style-name="P3"/>
      <text:p text:style-name="P3">Хэвэн с готовностью стремится ко мне.</text:p>
      <text:p text:style-name="P3"/>
      <text:p text:style-name="P3">- Ты — хорошая девочка! - я обнимаю Хэвэн и зарываюсь лицом в её гриву. Она прижимается ко мне и ложит голову на плечо. Ветер треплет мои волосы.</text:p>
      <text:p text:style-name="P3"/>
      <text:p text:style-name="P3">З-з-з-з… КЛАК!</text:p>
      <text:p text:style-name="P3">- Протокол «MAJESTIC» исполнен — слышу я негромкий механический голос из по-прежнему лежащего в траве гермошлема.</text:p>
      <text:p text:style-name="P3"/>
      <text:p text:style-name="P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
      <text:p text:style-name="P3">Ужас медленно сковывает меня…</text:p>
      <text:p text:style-name="P3"/>
      <text:p text:style-name="P3">Я пытаюсь отстраниться, но что-то объединяет меня с Хэвэн в одно целое.</text:p>
      <text:p text:style-name="P3"><text:soft-page-break/></text:p>
      <text:p text:style-name="P3">Я знаю, что.</text:p>
      <text:p text:style-name="P3"/>
      <text:p text:style-name="P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Ложится и больше не встаёт.</text:p>
      <text:p text:style-name="P3"/>
      <text:p text:style-name="P3">- Ты — хорошая девочка, - по-инерции лепечу я в прострации. - Ты — хорошая девочка…</text:p>
      <text:p text:style-name="P3"/>
      <text:p text:style-name="P16"><text:span text:style-name="Default_20_Paragraph_20_Font"><text:span text:style-name="T2">Я сышу шум рушащейся стены из камня вдалеке (освобождение PHOENIX). &lt;Крики учителей&gt;. Превращение мира в Fallout-Equestria</text:span></text:span><text:span text:style-name="Default_20_Paragraph_20_Font"><text:span text:style-name="T1">.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span></text:span></text:p>
      <text:p text:style-name="P3">Хэвэн тяжело поднимается, скрежеща металлическими суставами. Голова её мотается, как будто она пытается обрести утраченную ориентацию.</text:p>
      <text:p text:style-name="P3"/>
      <text:p text:style-name="P16"><text:span text:style-name="Default_20_Paragraph_20_Font"><text:span text:style-name="T1">- Боевой модуль &lt;PHOENIX&gt; принимает управление. Начинаю операцию &lt;</text:span></text:span><text:span text:style-name="Default_20_Paragraph_20_Font"><text:span text:style-name="T2">Армагеддон</text:span></text:span><text:span text:style-name="Default_20_Paragraph_20_Font"><text:span text:style-name="T1">&gt;. Закрываю все диалоговые сессии для оптимизации ресурсов, - звучит металлический тембр из динамика переговорного устройства.</text:span></text:span></text:p>
      <text:p text:style-name="P3"/>
      <text:p text:style-name="P3">Мир погружается во тьму.</text:p>
      <text:p text:style-name="P3"/>
      <text:p text:style-name="P2">~~~</text:p>
      <text:p text:style-name="P3"/>
      <text:p text:style-name="P3">- Ты — хорошая девочка, - повторяю я в ступоре.</text:p>
      <text:p text:style-name="P3"/>
      <text:p text:style-name="P3">Китайский генератор по-прежнему фырчит в углу. Процент заряда ноутбука приблизился к восьмидесяти.</text:p>
      <text:p text:style-name="P3">«Соединение разорвано со стороны сервера. Сессия закрыта» - читаю я на консоли экрана.</text:p>
      <text:p text:style-name="P3"/>
      <text:p text:style-name="P3"><text:soft-page-break/>- Ты — хорошая девочка…</text:p>
      <text:p text:style-name="P3"/>
      <text:p text:style-name="P2">***</text:p>
      <text:p text:style-name="P3"/>
      <text:p text:style-name="P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
      <text:p text:style-name="P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
      <text:p text:style-name="P3">- Аврал! Свистать всех наверх! Полундр-р-р-а-а-а!!! - орёт Кловер и дёргает за шнур, открывающий клапан воздушного шара.</text:p>
      <text:p text:style-name="P3">Тёплый воздух уходит из «Небесного Скарабея», лишая его остатков летучести.</text:p>
      <text:p text:style-name="P3">- Какая ещё полундра? Ты кого «свистать» собралась? И куда? - ошалело спрашивает Платина.</text:p>
      <text:p text:style-name="P3">- Не обращайте внимание, Ваше Высочество, это пиратский слэнг, я научилась ему у сестры моей подруги, Лейлы Твердолоб.</text:p>
      <text:p text:style-name="P3">- Ты знакома с Твердолобами? - ещё больше шалеет Платина.</text:p>
      <text:p text:style-name="P3">- Только с Лейлой. И немного с её старшей сестрой, Дейдрой…</text:p>
      <text:p text:style-name="P3">- Почему Дейдра не говорила мне, что у её сестры есть подруга из нашего племени? Это просто свинство с её…</text:p>
      <text:p text:style-name="P3"/>
      <text:p text:style-name="P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
      <text:p text:style-name="P3">- О ужас! Мои чемоданы! Хуман, спасай мои чемоданы! Там свадебное платье!</text:p>
      <text:p text:style-name="P3">- Сразу в обоих? - спрашиваю я отплёвываясь.</text:p>
      <text:p text:style-name="P3">- Во втором немного припасов на дорогу от Кловер Дрим, но в первом СВАДЕБНОЕ ПЛАТЬЕ!</text:p>
      <text:p text:style-name="P3"/>
      <text:p text:style-name="P3">Я подтягиваю к себе чемодан с платьем и толкаю перед собой к берегу.</text:p>
      <text:p text:style-name="P3">- Не волнуйся, принцесса, я спасу его. Греби к берегу.</text:p>
      <text:p text:style-name="P3"><text:soft-page-break/>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
      <text:p text:style-name="P3">- О небо, моё платье! Вода размыла тушь для ресниц! Платье испорчено! Я этого не вынесу! - восклицает Платина на берегу, заглянув в чемодан.</text:p>
      <text:p text:style-name="P3">- <text:s/>Ничего, зато нам придётся нести всего один чемодан вместо двух, - утешаю я принцессу.</text:p>
      <text:p text:style-name="P3"/>
      <text:p text:style-name="P3">Тебе должно быть стыдно, Хуман, но нет, нисколько, ни капли!</text:p>
      <text:p text:style-name="P3"/>
      <text:p text:style-name="P3">- Я раздобыл тебе немного материи. Конечный вариант теперь можно увеличить, - тихо сообщаю Кловер, кивая на подмоченный чемодан.</text:p>
      <text:p text:style-name="P3">Та подмигивает мне в ответ.</text:p>
      <text:p text:style-name="P3"/>
      <text:p text:style-name="P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
      <text:p text:style-name="P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 М-м-м… Мне нужно платье… Но месяц я ждать точно не буду. Сообщи Кловер Дрим, что мне нужно второе платье такого же фасона, как и свадебное. <text:s/></text:p>
      <text:p text:style-name="P3">Кловер кланяется принцессе</text:p>
      <text:p text:style-name="P3">- Как угодно, Ваше Высочество.</text:p>
      <text:p text:style-name="P3">- Мне нужно три дня на перекройку «Скарабея». Я успею, - тихо говорит мне Кловер на прощание. - Разведёшь костёр на вершине, как договорились.</text:p>
      <text:p text:style-name="P3"/>
      <text:p text:style-name="P3">Маленькая кобылка впрягается в импровизированную повозку из собой корзины с колёсами и медленно удаляется, тихонько напевая себе под нос.</text:p>
      <text:p text:style-name="P3">…</text:p>
      <text:p text:style-name="P3">…</text:p>
      <text:p text:style-name="P3">…</text:p>
      <text:p text:style-name="P3">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text:soft-page-break/>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
      <text:p text:style-name="P3">- Завтра мы достигнем Дрогонштерна, - говорит Платина, глядя в огонь. - Ты получишь то, что хотел.</text:p>
      <text:p text:style-name="P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16"><text:span text:style-name="Default_20_Paragraph_20_Font"><text:span text:style-name="T1">Даже если и правдива её сказка про </text:span></text:span><text:span text:style-name="Default_20_Paragraph_20_Font"><text:span text:style-name="T2">тридцать</text:span></text:span><text:span text:style-name="Default_20_Paragraph_20_Font"><text:span text:style-name="T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text:span text:style-name="Default_20_Paragraph_20_Font"><text:span text:style-name="T2">месяц</text:span></text:span><text:span text:style-name="Default_20_Paragraph_20_Font"><text:span text:style-name="T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span></text:p>
      <text:p text:style-name="P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И я не отстраняюсь, как все дни до этого.</text:p>
      <text:p text:style-name="P3">Проклятье, мир слишком сложен для глупого Хумана, заблудившегося среди реальностей!..</text:p>
      <text:p text:style-name="P3"><text:s/>…</text:p>
      <text:p text:style-name="P3">…</text:p>
      <text:p text:style-name="P3">…</text:p>
      <text:p text:style-name="P3">Последний ряд деревьев расступается перед нами и тройной пик Дрогонштерн вырастает во всей своей красе.</text:p>
      <text:p text:style-name="P3">…</text:p>
      <text:p text:style-name="P3">…</text:p>
      <text:p text:style-name="P3">…</text:p>
      <text:p text:style-name="P3">О-хре-неть!</text:p>
      <text:p text:style-name="P3"/>
      <text:p text:style-name="P3"><text:soft-page-break/>Я поворачиваюсь к Платине.</text:p>
      <text:p text:style-name="P3">- Ты знала, что это такое?</text:p>
      <text:p text:style-name="P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
      <text:p text:style-name="P3">И вправду, по её растерянной мордахе сразу видно, что такого она сама не ожидала.</text:p>
      <text:p text:style-name="P3">Ведь этот грёбаный пик на самом деле — не скала. Точнее, когда-то это была не скала.</text:p>
      <text:p text:style-name="P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 И-и-и т-тебе надо т-туда? - переспрашивает со страхом Платина.</text:p>
      <text:p text:style-name="P3">Я сглатываю. Хотел бы я сказать «нет». Но проклятое предназначение гонит меня вперёд, прямо к подножию исполинской фигуры!</text:p>
      <text:p text:style-name="P3">- Туда. Ты можешь подождать тут.</text:p>
      <text:p text:style-name="P3">Принцесса отрицательно мотает головой.</text:p>
      <text:p text:style-name="P3">- Н-нет. Пойдём вместе.</text:p>
      <text:p text:style-name="P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Вот только стыд накатывает с новой силой…</text:p>
      <text:p text:style-name="P3"/>
      <text:p text:style-name="P3">…</text:p>
      <text:p text:style-name="P3"/>
      <text:p text:style-name="P16"><text:span text:style-name="Default_20_Paragraph_20_Font"><text:span text:style-name="T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text:span text:style-name="Default_20_Paragraph_20_Font"><text:span text:style-name="T2">весёлого</text:span></text:span><text:span text:style-name="Default_20_Paragraph_20_Font"><text:span text:style-name="T1">. Мурашки табунами бегают между лопатками, волосы встают дыбом на загривке.</text:span></text:span></text:p>
      <text:p text:style-name="P3">- Хуман, ты п-получил, что хотел? - пугливо оглядывается Платина. - Надо побыстрее уходить отсюда. У меня такое чувство, что…</text:p>
      <text:p text:style-name="P3">Искра срывается с гривы принцессы и щёлкает её по носу.</text:p>
      <text:p text:style-name="P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
      <text:p text:style-name="P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text:soft-page-break/>- Мне нужно туда, на самый верх. Можешь подождать тут, у подножия. С вершины я точно никуда не сбегу.</text:p>
      <text:p text:style-name="P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Слёзы текут по её злой мордахе. Она проходит мимо, отталкивая меня в сторону и решительно карабкается на каменный коготь дракона.</text:p>
      <text:p text:style-name="P3">Я вздыхаю и тащусь следом.</text:p>
      <text:p text:style-name="P3">…</text:p>
      <text:p text:style-name="P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
      <text:p text:style-name="P3">На широком плече чудовища растёт крохотная рощица корявых сосен вперемешку с берёзками и ольхой.</text:p>
      <text:p text:style-name="P16"><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text:span><text:span text:style-name="Default_20_Paragraph_20_Font"><text:span text:style-name="T2">месяц </text:span></text:span><text:span text:style-name="Default_20_Paragraph_20_Font"><text:span text:style-name="T1">назад.</text:span></text:span></text:p>
      <text:p text:style-name="P3"/>
      <text:p text:style-name="P3">- Пришли, - я бросаю рюкзак на землю и устало сажусь на него. - Переночуем здесь и спускаемся. У подножия Дрогонштерна я — твой.</text:p>
      <text:p text:style-name="P3"/>
      <text:p text:style-name="P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Я бросаю быстрый взгляд на небо. Ни облачка. Проклятье, ещё и Кловер не сможет подойти незаметно и мне таки придётся выполнять контракт!</text:p>
      <text:p text:style-name="P3">- Йу-ху-у-у! Сюда, к нам! - кричит Платина кому-то внизу. - Молодцы! Я знала, что вы успеете вовремя!</text:p>
      <text:p text:style-name="P3">Отряд гвардейцев-единорогов выходит из леса и начинает карабкаться к нам.</text:p>
      <text:p text:style-name="P3">Вообще зашибись. Звёзды прямо сошлись над твоей головой, Хуман, и уверенно вколачивают тебя в брачные узы к кобыле!</text:p>
      <text:p text:style-name="P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text:p>
      <text:p text:style-name="P3"><text:soft-page-break/>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 Хуман, посмотри на меня!</text:p>
      <text:p text:style-name="P3">Я оглядываюсь. Ветка выпадает из руки.</text:p>
      <text:p text:style-name="P3">- Я тебе нравлюсь?</text:p>
      <text:p text:style-name="P3">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
      <text:p text:style-name="P3">Я отступаю бешено придумываю отмазку. Проклятье, мы так не договаривались!</text:p>
      <text:p text:style-name="P3"/>
      <text:p text:style-name="P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Платина тихо хихикает и снова делает шаг.</text:p>
      <text:p text:style-name="P3">- Возможно, сама судьба делает нам намёк…</text:p>
      <text:p text:style-name="P3">Я всматриваюсь в её глаза и холодею. В них нет разума. Он светятся аквамариновым светом. Аквамариновые же искры срываются с её рога и гривы.</text:p>
      <text:p text:style-name="P3">Медленно отступая, я стараюсь, чтобы между мной и спятившей единорожкой находился костёр.</text:p>
      <text:p text:style-name="P3">- П-погоди. У нас же договор. Ещё несколько часов — и я твой. Но не сейчас.</text:p>
      <text:p text:style-name="P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 Прими же своё предназначение, Хуман, наполни моё лоно своим семенем!</text:p>
      <text:p text:style-name="P3">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text:soft-page-break/>-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Магическая аура стягивает через голову палатье с поехавшей магички.</text:p>
      <text:p text:style-name="P3"/>
      <text:p text:style-name="P3">Проклятье! Я ору, забыв о всякой скрытности:</text:p>
      <text:p text:style-name="P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Единорожка коротка хихикает и от этого хихиканья меня бросает в озноб.</text:p>
      <text:p text:style-name="P16"><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Два облачка магии обволакивают мои ноги и сдёргивают с меня штаны. Я что есть мочи вжимаюсь в заднюю стенку палатки, но бежать мне некуда.</text:p>
      <text:p text:style-name="P16"><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Магия сдёргивает с меня и трусы. Я прижимаю ноги к груди и натягиваю на них футболку до земли.</text:p>
      <text:p text:style-name="P3">- Основа заклинания же — не слова, а действия...</text:p>
      <text:p text:style-name="P3">Магия тянет меня за ноги до тех пор, пока я не вытягиваюсь на полу палатки на спине.</text:p>
      <text:p text:style-name="P3">-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
      <text:p text:style-name="P3">О, БОГИ!</text:p>
      <text:p text:style-name="P3"/>
      <text:p text:style-name="P3">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text:soft-page-break/>-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Поняха снова хихикает и вытирает рот. Я в полуобморочном состоянии наблюдаю, как зведы на небе заслоняет тёмная овальная масса.</text:p>
      <text:p text:style-name="P3">-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Принцесса оборачивается назад и хихикает.</text:p>
      <text:p text:style-name="P3">- Ты уже вполне готов к этому, мой милый, - она легонько толкает копытом моё естество.</text:p>
      <text:p text:style-name="P3"/>
      <text:p text:style-name="P3">Я молча хватаю конец верёвки и делаю пару оборотов вокруг ладони.</text:p>
      <text:p text:style-name="P3"/>
      <text:p text:style-name="P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
      <text:p text:style-name="P3">Я дёргаю за верёвку и чувствую осторожный ответный рывок. Я дёргаю сильнее.</text:p>
      <text:p text:style-name="P3"/>
      <text:p text:style-name="P3">-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3">В этот момент сильнейший рывок верёвки приподнимает мой торс над землёй.</text:p>
      <text:p text:style-name="P3">- О-О-О! Хуман, на тебя наконец-то подействовал Pornis Erectus! Это чудесно! - Платина оборачивается и видит, как я поднимаюсь над землёй на верёвке.</text:p>
      <text:p text:style-name="P3">- Что-о-о?</text:p>
      <text:p text:style-name="P3">Ещ один рывок наконецто отрывает меня от земли.</text:p>
      <text:p text:style-name="P3">- СТОЙ! Куда?! Не пущу! - Принцесса, вместо того, чтобы упасть, обхватывает меня передними и задними ногами.</text:p>
      <text:p text:style-name="P3"/>
      <text:p text:style-name="P3">Моё естество вопит о пощаде, но кто его слушает!</text:p>
      <text:p text:style-name="P3">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text:soft-page-break/>Я перевожу взгляд с уносящей меня к воздушному судну верёвки вниз, на оседлавшую меня надоедливую магичку.</text:p>
      <text:p text:style-name="P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
      <text:p text:style-name="P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
      <text:p text:style-name="P3">Рэйнбоу Джет и Дейдра Твердолоб перестают крутить лебёдку и остолбенело смотрят на меня.</text:p>
      <text:p text:style-name="P3"/>
      <text:p text:style-name="P3">- Ты же говорил, что не конеёб? - наконец саркастически спрашивает Дейдра, пригнувшись и посмотрев на меня снизу. - Врал, значит.</text:p>
      <text:p text:style-name="P3">- Вот так-так! - возмущённо вторит ей Джет. - Когда это вы успели спеться? А я, значит…</text:p>
      <text:p text:style-name="P3">-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
      <text:p text:style-name="P3">Дейдра блокирует лебёдку, подходит к нам и критически осматривает телосплетение. Потом подзывает Джет.</text:p>
      <text:p text:style-name="P3">- Я хватаю за гриву, ты — за хвост. На счёт «три» тащим! И сразу цепляем ей на рог кристалл, пока она не очухалась, - сухо командует розовогривая пони.</text:p>
      <text:p text:style-name="P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 Хуман, держись за фальшборт, - командует мне Дейдра и, в свою очередь, зажимает зубами гриву принцессы.</text:p>
      <text:p text:style-name="P3">- Ваз! Два! Тли! - мычит сквозь зажатые зубы поняха, упирается копытами в палубу и что есть силы тащит.</text:p>
      <text:p text:style-name="P3">Радужная пегаска также включается в процесс.</text:p>
      <text:p text:style-name="P3">- И-и-и… Не-е-ет!!! - упирается ожившая магичка, но сила не на её стороне.</text:p>
      <text:p text:style-name="P3">С громким всхлипом и чавканьем единорожка отрывается от меня и падает на опрокинувшихся на палубу Дейдру и Джет.</text:p>
      <text:p text:style-name="P3">- Хвала зайцам, этот кошмар закончился! - облегчённо вздыхаю я. - Девочки, дайте мне полотенце, что ли?</text:p>
      <text:p text:style-name="P3"/>
      <text:p text:style-name="P3"><text:soft-page-break/>- Привет, Хум! - слышу окрик сверху.</text:p>
      <text:p text:style-name="P3">С небольшой смотровой площадки, закреплённой под самым баллоном, мне приветственно машет Кловер Джем.</text:p>
      <text:p text:style-name="P3">- Здоров, долговязый! Не холодно? - слышу тоненький окрик со стороны.</text:p>
      <text:p text:style-name="P3">С юта мне машет копытом Лейла Твердолоб, вторым копытом направляя штурвал.</text:p>
      <text:p text:style-name="P3">-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3"/>
      <text:p text:style-name="P3">- О боги! - я прижимаю руки к паху в тщётной попытке прикрыться…</text:p>
      <text:p text:style-name="P3"/>
      <text:p text:style-name="P3">…</text:p>
      <text:p text:style-name="P3"/>
      <text:p text:style-name="P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 И вовсе ты не сбежала, ты после этого проспала два дня подряд, потому что сидр тот забродивший был, и выпила ты его не полбутылки, а…</text:p>
      <text:p text:style-name="P3">- Лейла, закрой свой говорливый ротик и сбегай за булочками в трюм! Хум проголадался, да и мы все тоже! И сидр не забудь захватить!</text:p>
      <text:p text:style-name="P3">- Бегу!</text:p>
      <text:p text:style-name="P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6"><text:span text:style-name="Default_20_Paragraph_20_Font"><text:span text:style-name="T1">- Да, всё так! Ты принесла сидр? Так вот, на </text:span></text:span><text:span text:style-name="Default_20_Paragraph_20_Font"><text:span text:style-name="T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 То есть, ты не знала, куда впадает река, и всё равно отчалила? - я хватаюсь за голову.</text:p>
      <text:p text:style-name="P16"><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 Дальше рассказываю я, Дейдра! - радужная пегаска оттискивает крупом розовогривую земнопони.</text:p>
      <text:p text:style-name="P3"><text:soft-page-break/>-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 Пегаска не врёт, зуб даю, - подтверждает Дейдра.</text:p>
      <text:p text:style-name="P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Пегаска вздыхает.</text:p>
      <text:p text:style-name="P3">- В общем, помощи от клана добиться мне не удалось. Хотя я честно пыталась.</text:p>
      <text:p text:style-name="P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text:soft-page-break/>- А ещё ты хотела позаимствовать там еды, если бы нашлась. Пегасы всегда заимствуют еду у земнопони, когда могут, - замечает Мунфлай.</text:p>
      <text:p text:style-name="P3">-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3">- Эй, Дейдра, полегче! Не Твердолобам говорить о безмозглости!</text:p>
      <text:p text:style-name="P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 Точняк, иногда твоё увлечение сидром идёт на пользу, Дейдра! Утром мы заметили <text:s/>подлетающий дирижба… дирижпоп… дирижобль!</text:p>
      <text:p text:style-name="P3">- С этого момента буду рассказывать я, пожалуйста-пожалуйста-пожалуйста!</text:p>
      <text:p text:style-name="P3">- Валяй, Кловер! А то, пока я рассказываю, Дейдра все пончики схавает!</text:p>
      <text:p text:style-name="P3">- Хорошо, только и мне оставьте один, пожалуйста! Так вот, мы с Хуманом разработали план его спасения от свадьбы с Платиной Спаркл.</text:p>
      <text:p text:style-name="P3">- КАКОЕ КОВАРСТВО! Хуман, как ты мог! Значит, наш договор изначально был фальшивкой? О боги, какое коварство!</text:p>
      <text:p text:style-name="P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 Вот так-то! - Джет вытирает копыта от селёдки. - Продолжай, Кловер.</text:p>
      <text:p text:style-name="P3">Единорожка проглатывает пончик и продолжает.</text:p>
      <text:p text:style-name="P3"><text:soft-page-break/>-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 Уф! Ыф! Ыф!!!</text:p>
      <text:p text:style-name="P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Во-первых, мы присоединились к плану.</text:p>
      <text:p text:style-name="P3">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 Да! Зацени, Хуман, мою жертву! Я отдала паруса своего люггера на увеличение дирижабля!</text:p>
      <text:p text:style-name="P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 Мвыф!!!</text:p>
      <text:p text:style-name="P3">- А с тобой мы ещё поговорим, рогатое чучело! За Хума ответишь!</text:p>
      <text:p text:style-name="P3">Пегаска угрожающе подносит копыто к носу Платины. Я отвожу его рукой.</text:p>
      <text:p text:style-name="P3">- Не надо. Она не хотела мне зла.</text:p>
      <text:p text:style-name="P3"/>
      <text:p text:style-name="P3">Я отворачиваюсь.</text:p>
      <text:p text:style-name="P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text:soft-page-break/>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Есть ещё одна причина, по которой мы остаёмся тут.</text:p>
      <text:p text:style-name="P3">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Скала молчит. Я поворачиваюсь к своим, не дожидаясь ответа.</text:p>
      <text:p text:style-name="P3">- Мы возвращаемся.</text:p>
      <text:p text:style-name="P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Я поднимаю руку.</text:p>
      <text:p text:style-name="P3">- Мы не будем драться. Нам надо вернуть Платину и освободить кристалл. На магии Кловер Джем мы далеко не улетим.</text:p>
      <text:p text:style-name="P3"/>
      <text:p text:style-name="P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
      <text:p text:style-name="P3">- И наконец-то станем пиратами! - радостно верещит Дейдра. - Хум, дай я тебя обниму!</text:p>
      <text:p text:style-name="P3">- Но-но! - осаживает Дейдру пегаска. - Хум, ты как маленький, честное слово! Ты веришь, что она тебя отпустит после того, как ты вернёшь её своим?</text:p>
      <text:p text:style-name="P3"/>
      <text:p text:style-name="P3">Пегаска легонько пинает связанную единорожку. Та гневно мычит.</text:p>
      <text:p text:style-name="P3"/>
      <text:p text:style-name="P3">- Нам не надо верить.</text:p>
      <text:p text:style-name="P3">Я усаживаюсь на корточки перед Платиной и вытаскиваю селёдку у неё изо рта.</text:p>
      <text:p text:style-name="P3">-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Единорожка возмущённо набирает воздуха в грудь, но я поднимаю руку, не давая себя перебить.</text:p>
      <text:p text:style-name="P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Мне даже жаль её…</text:p>
      <text:p text:style-name="P3"/>
      <text:p text:style-name="P3">…</text:p>
      <text:p text:style-name="P3"/>
      <text:p text:style-name="P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
      <text:p text:style-name="P3">- Пусто! - восклицает Джет.</text:p>
      <text:p text:style-name="P3">Она срывается с палубы и широким виражём производит разведку.</text:p>
      <text:p text:style-name="P3">- Рогатые ушли ещё вечером, - докладывает Джет. - Угли покрылись пеплом, примятая трава начала вставать. Что будем делать, кэп?</text:p>
      <text:p text:style-name="P3"/>
      <text:p text:style-name="P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Видно, исчезновение правительницы выбило их из колеи. Наверняка уже возвращаются назад.</text:p>
      <text:p text:style-name="P3">Ну что же, тем лучше. Ничто не помешает мне стать на стоянку в этом месте. Я поворачиваюсь к Платине.</text:p>
      <text:p text:style-name="P3">- Везти тебя назад, в племя, не входит в наши планы. Мы высадим тебя здесь. Думаю, ты без труда догонишь своих.</text:p>
      <text:p text:style-name="P3">- Догонять не придётся. Мы все тут. Добро пожаловать назад, дорогой!</text:p>
      <text:p text:style-name="P3"/>
      <text:p text:style-name="P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
      <text:p text:style-name="P3">-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
      <text:p text:style-name="P3"><text:s/>Единорожка подходит к Платине и стягивает с её рога мешочек с магическим кристаллом.</text:p>
      <text:p text:style-name="P3"><text:soft-page-break/>-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 Кло, я дала клятву, что отпущу их… - хмуро бормочет Платина, присоединяясь к отряду. - Я не могу им помешать.</text:p>
      <text:p text:style-name="P3">-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Платина отвечает неровным смешком. Я замечаю, что её глазах снова появились аквамариновые искорки.</text:p>
      <text:p text:style-name="P3">- Эй, очнись! <text:tab/>Натрахалась уже!</text:p>
      <text:p text:style-name="P3">Платина трясёт головой и аквамариновый блеск в её глазах тухнет.</text:p>
      <text:p text:style-name="P3">- Не знаю, что на меня нашло, - бормочет она. - Это место неправильно действует на меня.</text:p>
      <text:p text:style-name="P3"/>
      <text:p text:style-name="P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
      <text:p text:style-name="P3">Из-за деревьев к нам выходит ОНА.</text:p>
      <text:p text:style-name="P3">Я сразу понимаю, ради чего я стремился сюда с самого начала. Что тянуло меня в это мрачное место долгие дни. Что именно я ждал. Точнее, кого.</text:p>
      <text:p text:style-name="P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Что-то ты, Хуман, становишься одержимым, как Платина! Похоже, это место дурно влияет и на тебя. Возьми себя в руки!</text:p>
      <text:p text:style-name="P3"/>
      <text:p text:style-name="P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 Ты... Вы... кто? - лепечет совершенно поражённая Платина.</text:p>
      <text:p text:style-name="P3">Остальные, без лишних слов, склоняют головы и подгибают передние ноги в глубоком поклоне. Я один стою, как пень, озираясь на других.</text:p>
      <text:p text:style-name="P16"><text:soft-page-break/><text:span text:style-name="Default_20_Paragraph_20_Font"><text:span text:style-name="T1">- Хуман, заметь, эта </text:span></text:span><text:span text:style-name="Default_20_Paragraph_20_Font"><text:span text:style-name="T2">птичка</text:span></text:span><text:span text:style-name="Default_20_Paragraph_20_Font"><text:span text:style-name="T1"> выглядит точно так же, как та статуэтка, что растворилась у тебя на груди, - шепчет из поклона Джет.</text:span></text:span></text:p>
      <text:p text:style-name="P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
      <text:p text:style-name="P3">-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
      <text:p text:style-name="P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Команда «Хитрожопки» <text:s/>также остолбенело смотрит на белоснежное чудо с немым благоговением.</text:p>
      <text:p text:style-name="P3">Похоже, на одного меня чары белой химеры действуют специфически. Я почёсываю зудящую грудь.</text:p>
      <text:p text:style-name="P3"/>
      <text:p text:style-name="P3">- Если сможешь отмазать меня от свадьбы с ней, - указываю на Платину, - то я буду тебе благодарен до гроба.</text:p>
      <text:p text:style-name="P3">- Тебя хотят женить на этой единорожке? - не веря переспрашивает аликорница.</text:p>
      <text:p text:style-name="P16"><text:span text:style-name="Default_20_Paragraph_20_Font"><text:span text:style-name="T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text:span><text:span text:style-name="Default_20_Paragraph_20_Font"><text:span text:style-name="T2">Эквуса</text:span></text:span><text:span text:style-name="Default_20_Paragraph_20_Font"><text:span text:style-name="T1">. Звучит бредово, но это так.</text:span></text:span></text:p>
      <text:p text:style-name="P3"/>
      <text:p text:style-name="P3">Селестия смешно морщит нос и прикрывается крылом. Мне слышно, как она тихо пырскает в него.</text:p>
      <text:p text:style-name="P3"/>
      <text:p text:style-name="P3">- Ваще не о чём беспокоиться! Не волнуйся, Хуман, рогатые тебя не получат.</text:p>
      <text:p text:style-name="P3"/>
      <text:p text:style-name="P3">На поляну выходит Лейла Твердолоб с десятком угрюмых земнопони в рваных шкурах с копьями наперевес.</text:p>
      <text:p text:style-name="P3"><text:s/></text:p>
      <text:p text:style-name="P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text:soft-page-break/></text:p>
      <text:p text:style-name="P3">Прысканье за крылом Селестии в этот раз явно громче. Но всё же оно не может заглушить грохот моей обвалившейся челюсти.</text:p>
      <text:p text:style-name="P3"/>
      <text:p text:style-name="P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
      <text:p text:style-name="P3">Шум крыльев заглушает конец моей тирады. На полянку, где уже и так довольно тесно, пикирует отряд пегасов в доспехах.</text:p>
      <text:p text:style-name="P3"/>
      <text:p text:style-name="P3">- Не двигаться! Именем верховного вождя и главнокомандующего клана Быстрокрылых, полководца Урагана, вы арестованы!</text:p>
      <text:p text:style-name="P3">Седой пегас в серебристых доспехах поворачиваеся к нам.</text:p>
      <text:p text:style-name="P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3"/>
      <text:p text:style-name="P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
      <text:p text:style-name="P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
      <text:p text:style-name="P3">-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 Да-да, мы это уже слышали, - с улыбкой кивает аликорница. - Осталось только убедить в этом присутствующих тут пони. Попробую помочь тебе с этим.</text:p>
      <text:p text:style-name="P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text:soft-page-break/>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
      <text:p text:style-name="P3">Спокойный материнский голос белого создания убаюкивает. Хочется лечь в постель, укрыться одеялом и слушать его, пока не заснёшь...</text:p>
      <text:p text:style-name="P3">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
      <text:p text:style-name="P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
      <text:p text:style-name="P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
      <text:p text:style-name="P3">-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7"><text:span text:style-name="Default_20_Paragraph_20_Font"><text:span text:style-name="T1">Она терпеливо ждёт тишины. В её одиноко стоящей фигуре чувствуется... какая-то печаль, что ли? Где ты видел эту тоску в глазах раньше, Хуман? &lt;</text:span></text:span><text:span text:style-name="Default_20_Paragraph_20_Font"><text:span text:style-name="T2">маленький флэшбэк к Хэвэн</text:span></text:span><text:span text:style-name="Default_20_Paragraph_20_Font"><text:span text:style-name="T1">&gt;</text:span></text:span></text:p>
      <text:p text:style-name="P3"/>
      <text:p text:style-name="P3">Пользуясь всеобщей отвлечённостью, я осторожно подхожу к ней.</text:p>
      <text:p text:style-name="P3">- Спасибо, что таки пыталась меня отмазать, Сел. Честно, я ценю это. Жаль, что не получилось. Не твоя вина.</text:p>
      <text:p text:style-name="P3">Та скашивает на меня сиреневый глаз и подмигивает.</text:p>
      <text:p text:style-name="P3">-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text:soft-page-break/>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
      <text:p text:style-name="P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
      <text:p text:style-name="P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
      <text:p text:style-name="P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
      <text:p text:style-name="P3">Платина недобро смеётся в ответ.</text:p>
      <text:p text:style-name="P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text:soft-page-break/></text:p>
      <text:p text:style-name="P3">Прямо на наших глазах заключается союз трёх рас пони. Три копыта сходятся в одной точке и три клятвы произносятся в унисон.</text:p>
      <text:p text:style-name="P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
      <text:p text:style-name="P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
      <text:p text:style-name="P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
      <text:p text:style-name="P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 СЕСТРИЦА, Я СМОТРЮ, ТЫ РЕШИЛА РАЗМЯТЬ КОСТИ! ХОРОШЕЕ ДЕЛО. ПОЧЕМУ НАС НЕ ПРИГЛАСИЛА?!</text:p>
      <text:p text:style-name="P3"/>
      <text:p text:style-name="P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На поляну выходит создание, похожее на Селестию, но несколько меньше, тёмного цвета и в доспехах.</text:p>
      <text:p text:style-name="P3"/>
      <text:p text:style-name="P3">- КТО ПРОТИВ НАС СЕГОДНЯ? НЕ ВИЖУ ПРОТИВНИКА!</text:p>
      <text:p text:style-name="P3"/>
      <text:p text:style-name="P3">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Кобылка оглядывается и, не найдя никого стоящего на ногах, кроме меня с Селестией, подходит к нам.</text:p>
      <text:p text:style-name="P3"/>
      <text:p text:style-name="P3">- Сбавь полтона, Лулу, - говорит устало Селестия. - Сегодня трёпки не будет. Твой голос ввёл в беспамятство всех столь плохо воспитанных пони.</text:p>
      <text:p text:style-name="P16"><text:span text:style-name="Default_20_Paragraph_20_Font"><text:span text:style-name="T1">- Опять Мы остались без развлечения, - недовольно морщит нос младшая аликорница. - </text:span></text:span><text:span text:style-name="Default_20_Paragraph_20_Font"><text:span text:style-name="T2">Тот драконикус был покрепче</text:span></text:span><text:span text:style-name="Default_20_Paragraph_20_Font"><text:span text:style-name="T1">. А это кто такой?</text:span></text:span></text:p>
      <text:p text:style-name="P3">Аликорница указывает на меня копытом.</text:p>
      <text:p text:style-name="P3">- Это мой друг. Хуман, знакомься, это моя младшая сестра Луна. Луна, это Хуман. Это у него возникли кое-какие проблемы с лежащими тут пони.</text:p>
      <text:p text:style-name="P3"><text:soft-page-break/></text:p>
      <text:p text:style-name="P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 Ого?</text:p>
      <text:p text:style-name="P3">- Ага.</text:p>
      <text:p text:style-name="P3"/>
      <text:p text:style-name="P3">Я подхожу к кучке лежащих в центре поляны вождей и пинаю ботинком ближайший круп.</text:p>
      <text:p text:style-name="P3">- Эй, Платина! Как слышно? Приём! Ураган? Лейла? Очнитесь!</text:p>
      <text:p text:style-name="P3">Принцесса со стоном занимает сидячее положение, яростно массируя копытами виски. Вслед за ней оживают и остальные делегаты рас пони.</text:p>
      <text:p text:style-name="P3">- У меня к вам ценное коммерческое предложение. Соглашайтесь, пока я добрый. В общем, я сдаюсь.</text:p>
      <text:p text:style-name="P3">- А? Что? - моментально настораживается принцесса.</text:p>
      <text:p text:style-name="P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Я отхожу от начавшей вяло совещаться кучки.</text:p>
      <text:p text:style-name="P3"/>
      <text:p text:style-name="P3">- Ты слишком великодушен, Хуман, - шепчет мне через плечо Селестия. - Я хотела решить твою проблему, но так получается, ты решаешь мои. Спасибо.</text:p>
      <text:p text:style-name="P3">Я молча хлопаю её по шее. Мне стоит больших усилий не обнять её прямо на глазах у всех. Да что с тобой такое, Хуман?</text:p>
      <text:p text:style-name="P3">Трое представителей пони снова бредут к нам. Головы их поникли.</text:p>
      <text:p text:style-name="P3"/>
      <text:p text:style-name="P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text:soft-page-break/>-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 Да будет так! - кивает полководец Ураган.</text:p>
      <text:p text:style-name="P3">Он поднимает копыто и касается им поднятого копыта Дейдры.</text:p>
      <text:p text:style-name="P3"/>
      <text:p text:style-name="P3">-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Единорожка в ответ просто садится в пыль с разинутым ртом.</text:p>
      <text:p text:style-name="P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Принцесса немного думает, потом молча встаёт, подходит к Урагану и Дейдре и прикасается своим копытом к их.</text:p>
      <text:p text:style-name="P3"/>
      <text:p text:style-name="P3">Три сомкнутых копыта пони трёх рас возвещают нам начало новой эры.</text:p>
      <text:p text:style-name="P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
      <text:p text:style-name="P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
      <text:p text:style-name="P3">-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
      <text:p text:style-name="P3">Я уверен, что мне послышалось.</text:p>
      <text:p text:style-name="P3"/>
      <text:p text:style-name="P3"/>
      <text:p text:style-name="P2">~~~Год спустя от основания Эквестрии~~~</text:p>
      <text:p text:style-name="P3"/>
      <text:p text:style-name="P3">Хлоп-хлоп-хлоп…</text:p>
      <text:p text:style-name="P3"><text:soft-page-break/>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Хлоп-хлоп-хлоп…</text:p>
      <text:p text:style-name="P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Хлоп-хлоп-хлоп…</text:p>
      <text:p text:style-name="P16"><text:span text:style-name="Default_20_Paragraph_20_Font"><text:span text:style-name="T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text:span></text:span><text:span text:style-name="Default_20_Paragraph_20_Font"><text:span text:style-name="T2">месяц</text:span></text:span><text:span text:style-name="Default_20_Paragraph_20_Font"><text:span text:style-name="T1"> совместного похода к Дрогонштерну…</text:span></text:span></text:p>
      <text:p text:style-name="P3">Хлопхлопхлоп…</text:p>
      <text:p text:style-name="P16"><text:span text:style-name="Default_20_Paragraph_20_Font"><text:span text:style-name="T1">И тогда, в один прекрасный день (точнее, это была ночь, ты это помнишь как сейчас — вы сидели на крыше только что смастерённого </text:span></text:span><text:span text:style-name="Default_20_Paragraph_20_Font"><text:span text:style-name="T2">вами вместе</text:span></text:span><text:span text:style-name="Default_20_Paragraph_20_Font"><text:span text:style-name="T1">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смысл сейчас отгораживаться? Джет по-любому лучше твоей правой руки…</text:span></text:span></text:p>
      <text:p text:style-name="P3">ХЛОПХЛОПХЛОПХЛОПХЛОП!!!</text:p>
      <text:p text:style-name="P3"/>
      <text:p text:style-name="P3">Я прижимаюсь к крупу Джет в последнем, самом <text:s/>мощном толчке, извергаясь в неё фонтаном удовольствия.</text:p>
      <text:p text:style-name="P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Я наклоняюсь вперёд и отвожу в сторону левое крыло.</text:p>
      <text:p text:style-name="P3">- Кто бы говорил, подруга! Сама пыхтишь, как кузнечный мех!</text:p>
      <text:p text:style-name="P3">Я протягиваю руку и треплю её по радужной чёлке.</text:p>
      <text:p text:style-name="P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С этими словами я энергично пихаю Джет вперёд. Пегаска зажмуривается от удовольствия.</text:p>
      <text:p text:style-name="P3">- Ну, положим, я не от усталости пыхтю-у-у…</text:p>
      <text:p text:style-name="P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 А я, положим, ещё не закончил. Так кто тут стар, поняха?</text:p>
      <text:p text:style-name="P3">Хлоп-хлоп-хлоп…</text:p>
      <text:p text:style-name="P3"/>
      <text:p text:style-name="P3">…</text:p>
      <text:p text:style-name="P3"/>
      <text:p text:style-name="P3"><text:soft-page-break/>Пегас торопливо докладывает аликорнице, сидящей на сделанном наспех из зеленых веток троне.</text:p>
      <text:p text:style-name="P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 Грифоны. Требуют от вас выйти замуж за ихнего принца Гьюто Второго и объединить королевства. В противном случае угрожают войной.</text:p>
      <text:p text:style-name="P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 Гуннар Железноклювый.</text:p>
      <text:p text:style-name="P3">-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Я затворяю дверь за последним.</text:p>
      <text:p text:style-name="P3">- Если это у тебя каждый день так, не завидую тебе, подруга. У меня уже на втором десятке стала дёргаться бровь.</text:p>
      <text:p text:style-name="P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 Как я понимаю, пони не собираются отказываться от твоих услуг?</text:p>
      <text:p text:style-name="P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p>
      <text:p text:style-name="P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 А если взять больше единорогов? И подыскать им руководителя другой расы для баланса?</text:p>
      <text:p text:style-name="P3">- Легко сказать! У меня нет знакомых пони, которым я могла бы доверить руководящую должность.</text:p>
      <text:p text:style-name="P3">- А не пони?</text:p>
      <text:p text:style-name="P3">- Кого ты имеешь ввиду?</text:p>
      <text:p text:style-name="P3"><text:soft-page-break/>- Ду-у-умай… - я завожу глаза к небу. Иногда эти непарнокопытные бывают до смешного тупыми.</text:p>
      <text:p text:style-name="P3">Копыто хлопается в лоб аликорницы с гулким звуком.</text:p>
      <text:p text:style-name="P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 Для начала мне нужно знать состояние дел. Каков профицит бюджета? Какая инфляция? Какова закредитованность бизнеса?</text:p>
      <text:p text:style-name="P16"><text:span text:style-name="Default_20_Paragraph_20_Font"><text:span text:style-name="T1">- </text:span></text:span><text:span text:style-name="Default_20_Paragraph_20_Font"><text:span text:style-name="T2">Профицит? Инфляция? Закредитованность?</text:span></text:span></text:p>
      <text:p text:style-name="P3">На морде аликорницы написано неподдельное изумление. Теперь пришёл мой черёд хлопать ладонью в фейс.</text:p>
      <text:p text:style-name="P3">- Ты хочешь сказать, что не знакома с основами экономики?</text:p>
      <text:p text:style-name="P3">- Хуман, ты говоришь непонятные слова, - жалуется Селестия. - Мне кажется, мы говорим на разных языках.</text:p>
      <text:p text:style-name="P3">- Но хоть налоги ты собираешь?</text:p>
      <text:p text:style-name="P3">Ответом мне становится недоумённый взгляд.</text:p>
      <text:p text:style-name="P3">-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Селестия смотрит на меня как на марсианина.</text:p>
      <text:p text:style-name="P3">-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Я осматриваю убранство приёмной аликорницы и мне всё становится ясно.</text:p>
      <text:p text:style-name="P3">-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Уши аликорницы поникли и она грустно улыбнулась.</text:p>
      <text:p text:style-name="P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Я сочувственно киваю головой.</text:p>
      <text:p text:style-name="P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text:soft-page-break/>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 Слишком запутанно, - бормочет аликорница. - Я не справлюсь.</text:p>
      <text:p text:style-name="P3">-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есть и просто отказывать всем пони, которых уже не в силах принять.</text:p>
      <text:p text:style-name="P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Я сажусь рядом с Селестией и потираю пальцем подбородок.</text:p>
      <text:p text:style-name="P3">- Отлично. Итак, запоминай…</text:p>
      <text:p text:style-name="P3">…</text:p>
      <text:p text:style-name="P3"/>
      <text:p text:style-name="P2">~~~Десять лет от основания Эквестрии~~~</text:p>
      <text:p text:style-name="P2"/>
      <text:p text:style-name="P3">-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Бригадир из племени Камнезадов чешет потную шею и сплёвывает.</text:p>
      <text:p text:style-name="P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Шея Фенса краснеет. Видно, что он еле сдерживается.</text:p>
      <text:p text:style-name="P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Бухтение обиженного бригадира наконец стихает на улице. Я возвращаюсь к чертежам.</text:p>
      <text:p text:style-name="P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text:soft-page-break/>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Чертежи летят в стол. Я закрываю ящик на ключ и выхожу из строительной каптёрки.</text:p>
      <text:p text:style-name="P3">Всё, хватит с меня этого дерьма на сегодня!</text:p>
      <text:p text:style-name="P3"/>
      <text:p text:style-name="P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 Угадай с третьего раза, кто? - слышу над ухом знакомый голос.</text:p>
      <text:p text:style-name="P3">Я наощупь ставлю бокал на столик и отрываю крылья от глаз.</text:p>
      <text:p text:style-name="P3">- Я и с первого раза отлично угадаю, Джет. Твои крылья ни с чем не спутаешь.</text:p>
      <text:p text:style-name="P3">- Это точно, - хихикает Джет и тащит меня к постели, неистово молотя крыльями. Я по пути привычно успеваю сбросить одежду…</text:p>
      <text:p text:style-name="P3">…</text:p>
      <text:p text:style-name="P3">-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 Недоставать? - недоумеваю я.</text:p>
      <text:p text:style-name="P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ят мои разные крылья.</text:p>
      <text:p text:style-name="P3">- Но… Как же…</text:p>
      <text:p text:style-name="P3">- Извини, <text:s/>- мягко останавливает Джет. - Мы же друзья, Хуман. За эт 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text:soft-page-break/>- Постой, как Платина могла исследовать мои гаметы? Я не сдавал их ей для исследований.</text:p>
      <text:p text:style-name="P3">- Ты такой глупый, Хуман, - невинно хлопает глазами Джет. - Их сдавала я. Я ведь хотела основать с тобой табун и пыталась решить проблему.</text:p>
      <text:p text:style-name="P3">- Ты хотела… и пыталась?</text:p>
      <text:p text:style-name="P3">-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Джет вздыхает.</text:p>
      <text:p text:style-name="P3">- Табун не будет прочным, если кто-то в нём будет несчастен, Хуман. А я… Мне нужны жеребята. И я не могу больше ждать.</text:p>
      <text:p text:style-name="P3">- Да, конечно, без проблем, - с улыбкой отвечаю я, хотя всё во мне медленно леденеет.</text:p>
      <text:p text:style-name="P3">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
      <text:p text:style-name="P3">- Надеюсь, ты будешь иногда заглядывать на огонёк? Просто посидеть на балконе по-дружески, за кружкой пива?</text:p>
      <text:p text:style-name="P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
      <text:p text:style-name="P3">Похоже, это понимает и Джет.</text:p>
      <text:p text:style-name="P3"/>
      <text:p text:style-name="P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Холодно.</text:p>
      <text:p text:style-name="P3"/>
      <text:p text:style-name="P3">…</text:p>
      <text:p text:style-name="P3"/>
      <text:p text:style-name="P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
      <text:p text:style-name="P3">- Хуман, вот ты где! Я ищу тебя с полудня!</text:p>
      <text:p text:style-name="P3">Белая фигура планирует на берег озера.</text:p>
      <text:p text:style-name="P3"><text:soft-page-break/>- Хуман, мне надо поговорить с тобой!</text:p>
      <text:p text:style-name="P3"/>
      <text:p text:style-name="P3">Я бросаю камни в озеро, один за другим.</text:p>
      <text:p text:style-name="P3">- Привет, Сел. Как прошёл первый приём в новом зале?</text:p>
      <text:p text:style-name="P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 Да, да, ты был прав, мой друг… Но Хуман, я сейчас не об этом… Мне нужна твоя помощь.</text:p>
      <text:p text:style-name="P3">-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С этими словами я швыряю в пруд каменный блин. Нас окатывает туча брызг.</text:p>
      <text:p text:style-name="P3">Селестия молча переминается с ноги на ногу. Её медленно заливает краска.</text:p>
      <text:p text:style-name="P3">- Что касается гамет, то аликорны не совместимы ни с кем, - тихо говорит она. - Увы, проверено.</text:p>
      <text:p text:style-name="P3">- Извини, Сел, - наконец, поворачиваюсь к ней лицом. - Препаршивое настроение. Я не должен был набрасываться на тебя. От меня ушла Джет.</text:p>
      <text:p text:style-name="P3">- О-о-о, понимаю, - кивает аликорница. - Моё сочувствие. Я приду к тебе позже.</text:p>
      <text:p text:style-name="P3">- Не надо позже. Что у тебя?</text:p>
      <text:p text:style-name="P3">- Ты будешь смеяться горьким смехом, но я в похожем положении. Только от тебя ушла твоя особенная пони, а от меня уходит сестра.</text:p>
      <text:p text:style-name="P3"/>
      <text:p text:style-name="P3">Аликорница с убитым видом садится на берег рядом со мной и продолжает.</text:p>
      <text:p text:style-name="P3"/>
      <text:p text:style-name="P3">-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 О чём ты говоришь? Я видел вас мельком на приёме сегодня — вы отлично смотрелись вместе и говорили и действовали в унисон.</text:p>
      <text:p text:style-name="P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
      <text:p text:style-name="P3"><text:soft-page-break/>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
      <text:p text:style-name="P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Селестия удивлённо смотрит на меня.</text:p>
      <text:p text:style-name="P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 Даже если и так, что в этом плохого? Ночь — чудесное время суток!</text:p>
      <text:p text:style-name="P3"/>
      <text:p text:style-name="P3">Аликорница вымученно улыбается.</text:p>
      <text:p text:style-name="P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
      <text:p text:style-name="P3">Аликорница вздыхает.</text:p>
      <text:p text:style-name="P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Я тяжко вздыхаю. Разруливать семейные дрязги — задание как раз для тебя, Хуман! Особенно если учесть, что свою семью ты сохранить не сумел.</text:p>
      <text:p text:style-name="P3">-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
      <text:p text:style-name="P3">Аликорница радостно пытается обнять меня, но я вытягиваю ладонь и останавливаю её.</text:p>
      <text:p text:style-name="P3">- Пожалуйста, без этих нежностей! Ты начинаешь напоминать принцессу Платину в состоянии магически стимулированной охоты. Не надо.</text:p>
      <text:p text:style-name="P3">Селестия заводит глаза в потолок и вздыхает.</text:p>
      <text:p text:style-name="P3"><text:soft-page-break/>-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
      <text:p text:style-name="P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
      <text:p text:style-name="P3">- Не обращай внимания. Я уже давно забыл о Платине. Просто считай это моими маленькими заморочками. Я поговорю с Луной.</text:p>
      <text:p text:style-name="P3">- Ты настоящий друг, мой маленький человек! И, да, у меня к тебе есть вторая просьба.</text:p>
      <text:p text:style-name="P3">- Только не говори, что у тебя есть ещё один разговор с твоей сестрой!</text:p>
      <text:p text:style-name="P3">-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 Нашла проблему! Назови его «Диснейленд».</text:p>
      <text:p text:style-name="P3">- Красивое название! А что оно означает?</text:p>
      <text:p text:style-name="P3">- Не помню, - я пожимаю плечами, - мне просто первым пришло в голову это слово.</text:p>
      <text:p text:style-name="P3">Селестия задумывается и кивает.</text:p>
      <text:p text:style-name="P3">- Хм-м. Диснейленд. Да будет так.</text:p>
      <text:p text:style-name="P3">- Стоп, я передумал!</text:p>
      <text:p text:style-name="P3">Аликорница удивлённо смотрит на меня.</text:p>
      <text:p text:style-name="P3">- В чём дело, Хуман?</text:p>
      <text:p text:style-name="P3">- Можно немного помочь мне с первым заданием, если назвать его «Замок Двух Сестёр». Тогда твоя сестра поймёт, что ты думаешь о ней.</text:p>
      <text:p text:style-name="P3">Лик Селестии озаряется, она кивает с улыбкой.</text:p>
      <text:p text:style-name="P3">- Разумеется! Ты гений! Как я сама не подумала! Луна увидит, что я по-прежнему люблю её, а ты подтвердишь это в разговоре. Я верну свою сестру!</text:p>
      <text:p text:style-name="P3"/>
      <text:p text:style-name="P3">Ха! Если бы всё было так просто!</text:p>
      <text:p text:style-name="P3"/>
      <text:p text:style-name="P3">…</text:p>
      <text:p text:style-name="P3"/>
      <text:p text:style-name="P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text:soft-page-break/>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
      <text:p text:style-name="P3">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 Я прохожу под арку ворот.</text:p>
      <text:p text:style-name="P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Основы <text:s/>военной тактики с практическими примерами…»</text:p>
      <text:p text:style-name="P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Песок в часах ещё не успевает полностью просыпаться из верхней колбы в нижнюю, когда большая тень за гардинами опускается на балкон.</text:p>
      <text:p text:style-name="P3"/>
      <text:p text:style-name="P3">- Хуман? Что привело тебя в Наш скромный чертог?</text:p>
      <text:p text:style-name="P3">Принцесса Луна надевает до смешного домашни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 Ты хочешь спросить, почему Мы сторонимся своей сестры? - напрямик спрашивает Луна.</text:p>
      <text:p text:style-name="P3">- Да, - облегчённо выдыхаю я. Иногда прямота тёмной аликорницы приходится весьма кстати.</text:p>
      <text:p text:style-name="P3">Луна оборачивается и долго смотрит на меня немигающим взглядом. Я выдерживаю этот взгляд, хотя кожа на шее покрывается пупырышками.</text:p>
      <text:p text:style-name="P3">В конце-концов аликорница легонько кивает и опять поворачивается к стряпне. Густой кофейный аромат дразнит ноздри.</text:p>
      <text:p text:style-name="P3"><text:soft-page-break/>- Мы рады, что сестра послала с этим вопросом не кого-нибудь, а тебя, Хуман. Давно было пора. Мы заждались, - чеканит она.</text:p>
      <text:p text:style-name="P3">Мои уши багровеют, я хочу провалиться сквозь пол. Быстро же меня раскусили! Я же предупреждал Селестию, что не умею разговаривать!</text:p>
      <text:p text:style-name="P3">- Вот как? Я весь во внимании…</text:p>
      <text:p text:style-name="P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а ей за выбор, - серьёзно кивает Луна.</text:p>
      <text:p text:style-name="P3"/>
      <text:p text:style-name="P3">Аликорница отходит от кухонного уголка, левитируя поднос с тёплыми круассанами, кофейником <text:s/>и двумя чашками кофе.</text:p>
      <text:p text:style-name="P3">-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Аликорница улыбается уголками губ и коротко кивает.</text:p>
      <text:p text:style-name="P3">- Тогда слушай.</text:p>
      <text:p text:style-name="P3">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
      <text:p text:style-name="P3">Аликорница задумчиво откусывает круассан и продолжает.</text:p>
      <text:p text:style-name="P3">- К чему я это говорю тебе? Хуман, ты, наверное, не раз задумывался, откуда мы с сестрой родом? Ведь таких как мы, в Эквусе больше нет нигде.</text:p>
      <text:p text:style-name="P3">-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 У нас есть самцы. - Луна делает нервный глоток кофе и продолжает. - Там, откуда мы пришли, достаточно самцов. Было.</text:p>
      <text:p text:style-name="P3">Аликорница печально вздыхает. Видно, что эта тема неприятна для неё.</text:p>
      <text:p text:style-name="P3"><text:soft-page-break/>-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 Каким образом? У тебя где-то спрятана видеосистема с пятиканальным звуком?</text:p>
      <text:p text:style-name="P3">- Ты часто используешь непонятные слова, Хуман. Мы уж привыкли. Неважно. Следуй за Нами.</text:p>
      <text:p text:style-name="P3"/>
      <text:p text:style-name="P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
      <text:p text:style-name="P3">Луна выходит на балкон. Я следую за ней.</text:p>
      <text:p text:style-name="P3">- Приглядись внимательно, Хуман. Что ты видишь?</text:p>
      <text:p text:style-name="P3">Аликорница обводит крылом заброшенный сад, окружающий башню с трёх сторон.</text:p>
      <text:p text:style-name="P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Тут меня пробирает озноб. Холодные мурашки мерзко шмыгают по спине, вызывая желание поёжиться.</text:p>
      <text:p text:style-name="P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
      <text:p text:style-name="P3">Луна внезапно прилегает у моих ног.</text:p>
      <text:p text:style-name="P3">- Садись Нам на спину, Хуман. Сновидение, которое Мы хотим тебе показать, находится довольно далеко отсюда. Нам нужно двигаться быстро.</text:p>
      <text:p text:style-name="P3">Оторопь от предложения тёмной аликорницы быстро забывается в свете следующих вскоре событий.</text:p>
      <text:p text:style-name="P3"><text:soft-page-break/>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И вместо того, чтобы закричать, я поперхаюсь набранным в грудь воздухом.</text:p>
      <text:p text:style-name="P3"/>
      <text:p text:style-name="P3">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
      <text:p text:style-name="P3">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
      <text:p text:style-name="P3">Конец полёта ошеломляет не меньше.</text:p>
      <text:p text:style-name="P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 Нам надо немного пройти, - тихо говорит она. - Тут недалеко.</text:p>
      <text:p text:style-name="P3"/>
      <text:p text:style-name="P3"><text:soft-page-break/>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
      <text:p text:style-name="P3">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На моих глазах одна из башень вспыхивает фонтаном искр и рассыпается в кучу камней.</text:p>
      <text:p text:style-name="P3">- Падение Андориана. Ждать осталось недолго, - шепчет Луна.</text:p>
      <text:p text:style-name="P3"/>
      <text:p text:style-name="P3">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 У нас мало времени, сестра. Поторопись. Мы не сможем долго сдерживать виндиго, - устало произносит меньший аликорн.</text:p>
      <text:p text:style-name="P3">- Надо дождаться Дискорда. Он обещал, - возражает больший.</text:p>
      <text:p text:style-name="P3">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 Не доверяем Мы этому дракену. Его даже соплеменники считают коварным, - ворчит меньший. - Он может продать нас с потрохами.</text:p>
      <text:p text:style-name="P3">- Не думайте, что ваши потроха стоят так уж много, уважаемые! - воскликивает сухой пенёк в двух шагах от нас.</text:p>
      <text:p text:style-name="P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пробки от «Бакарди чёрного»!</text:p>
      <text:p text:style-name="P3">- Кончай паясничать, Дискорд! У нас мало времени! - морщится крупный аликорн и опускает забрало.</text:p>
      <text:p text:style-name="P3"><text:soft-page-break/>Розовые локоны вырываются на свободу пышным ореолом. Я с удивлением узнаю в аликорне молодую версию Селестии.</text:p>
      <text:p text:style-name="P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
      <text:p text:style-name="P3">- Ты принёс карту?</text:p>
      <text:p text:style-name="P3">Второй аликорн также опускает забрало. Нет нужды говорить, что под ним оказывается юная копия Луны.</text:p>
      <text:p text:style-name="P3">-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пони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 Исключено! - отрезает призрачная Луна. - Не хватало нам дракена в мире сырой магии.</text:p>
      <text:p text:style-name="P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Луна морщится, но нехотя кивает.</text:p>
      <text:p text:style-name="P3">- Это всё плохо кончится, - бормочет она под нос. - Это уже плохо кончилось. Не нужно Нам было тебя слушаться.</text:p>
      <text:p text:style-name="P3">-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
      <text:p text:style-name="P3">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16"><text:span text:style-name="Default_20_Paragraph_20_Font"><text:span text:style-name="T1">Из тучи над замком опускается нечто вроде огромного </text:span></text:span><text:span text:style-name="Default_20_Paragraph_20_Font"><text:span text:style-name="T2">морского конька с перепончатыми крыльями вместо плавников.</text:span></text:span></text:p>
      <text:p text:style-name="P16"><text:span text:style-name="Default_20_Paragraph_20_Font"><text:span text:style-name="T1">Два фиолетовых луча из его глаз сходятся в одну точку на донжоне замка и приводят к финальному результату: центральн</text:span></text:span><text:span text:style-name="Default_20_Paragraph_20_Font"><text:span text:style-name="T1">ая</text:span></text:span><text:span text:style-name="Default_20_Paragraph_20_Font"><text:span text:style-name="T1"> башня медленно оседает, открывая взору гигантскую статую сидящего аликорна, глаза которого и испускают алые лучи. Каменный аликорн поднимает взор на &lt;</text:span></text:span><text:span text:style-name="Default_20_Paragraph_20_Font"><text:span text:style-name="T2">морского конька</text:span></text:span><text:span text:style-name="Default_20_Paragraph_20_Font"><text:span text:style-name="T1">&gt;. Алые лучи скрещиваются с фиолетовыми.</text:span></text:span></text:p>
      <text:p text:style-name="P3"/>
      <text:p text:style-name="P3"><text:soft-page-break/>- Проклятье! Они привели Маджестик! Как не вовремя! Уходи, - <text:s/>призрачная Луна принимает для себя решение и поднимает забрало. - Отправляйся на Эквус и оберегай пони, как завещала Её Величество. Мы придём позже. Оставь для Нас метки, чтобы Мы смогли найти дорогу.</text:p>
      <text:p text:style-name="P3">- Ты куда? - обеспокоенно спрашивает Селестия. - Мы же должны быть вместе?</text:p>
      <text:p text:style-name="P3">- Мы вернёмся и заберём Элементы Возмездия. Сейчас уже им нет смысла оставаться в Андориане. Без тебя и королевы от них толку мало. На новом месте же они станут нам могучей защитой. Вдобавок, нельзя оставлять их виндиго.</text:p>
      <text:p text:style-name="P3">- Я вернусь с тобой! - протестует призрачная Селестия, но Луна перебивает её.</text:p>
      <text:p text:style-name="P3">-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
      <text:p text:style-name="P3">Призрачная Луна поворачивается к Дискорду и хмуро говорит:</text:p>
      <text:p text:style-name="P3">- Учти, дракен. Если попробуешь обмануть и заведёшь Селестию не туда… Мы найдём тебя, где бы ты ни спрятался.</text:p>
      <text:p text:style-name="P3">- Баюс-баюс! - в притворном страхе прикрывается лапами крокодил. - Вы бы лучше поторопились с возвращением, а то, кажется, там стена отклеивается.</text:p>
      <text:p text:style-name="P3">Дискорд указывает кривым пальцем вверх, где часть крепостной стены с грохотом валится вниз.</text:p>
      <text:p text:style-name="P3">Призрачная Луна вновь поворачивается к Селестии.</text:p>
      <text:p text:style-name="P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Селестию явно застаёт врасплох просьба Луны.</text:p>
      <text:p text:style-name="P3">- Да, конечно, сестра... <text:s/>Я сделаю всё, что в моих силах…</text:p>
      <text:p text:style-name="P3">- Ты клянёшься?</text:p>
      <text:p text:style-name="P3">- Клянусь!</text:p>
      <text:p text:style-name="P3"/>
      <text:p text:style-name="P3">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 Терпеть не люблю эти слезливые сцены и никому не нужные обещания! - гримасничает Дискорд. - Ты готова, Сахарная Ватка?</text:p>
      <text:p text:style-name="P3">- Одну минуту, - просит Селестия. - Мне нужно попрощаться. Тебе лучше отвернуться, ведь ты не любишь слезливых сцен.</text:p>
      <text:p text:style-name="P3">Долговязый крокодил пожимает плечами и отходит.</text:p>
      <text:p text:style-name="P3"/>
      <text:p text:style-name="P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text:soft-page-break/>- Прощай, Орунгун. Мы не смогли удержать тебя. Извини. Быть может… Быть может, в новом мире у нас получится…</text:p>
      <text:p text:style-name="P3">Селестия проводит сгибом крыла по скуле и поворачивается к дракену.</text:p>
      <text:p text:style-name="P3">- Идём, Дискорд.</text:p>
      <text:p text:style-name="P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
      <text:p text:style-name="P3">Он чертит кривым когтем огненный круг в воздухе, который вдруг заполняется чернотой. В черноте мерцают мириады зеленоватых искорок.</text:p>
      <text:p text:style-name="P3">Селестия осторожно проходит в круг и он тут же схлопывается за ней.</text:p>
      <text:p text:style-name="P3"/>
      <text:p text:style-name="P3">Дракен противно хихикает и потирает ладони.</text:p>
      <text:p text:style-name="P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
      <text:p text:style-name="P3">Лыбящийся крокодил вперивается в меня зенками.</text:p>
      <text:p text:style-name="P3"/>
      <text:p text:style-name="P3">- Я думал, это твоё сновидение, - бормочу я Луне, - ты ведь сама говорила…</text:p>
      <text:p text:style-name="P3">- Да, это так, - остолбенело подтверждает Луна, - Мы великое множество раз просматривала эти воспоминания и ни разу…</text:p>
      <text:p text:style-name="P3">-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Дрянной крокодил указывает когтем на меня.</text:p>
      <text:p text:style-name="P16"><text:span text:style-name="Default_20_Paragraph_20_Font"><text:span text:style-name="T1">- Сего типа в результате общения с одним демиурго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2">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
      <text:p text:style-name="P3"><text:soft-page-break/>Дискорд в отвращении высовывает язык, чертит впопыхах круг в воздухе и скрывается в портале. Последним скрывается его когтистая лапа, показавшая нам на последок средний палец.</text:p>
      <text:p text:style-name="P3"/>
      <text:p text:style-name="P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Я только пожимаю плечами.</text:p>
      <text:p text:style-name="P3">- Как бы то ни было, ты увидел необходимое, - обращается ко мне Луна.</text:p>
      <text:p text:style-name="P3">- Что именно? Разрушение горной крепости? Или ваше с Селестией бегство на Эквус?</text:p>
      <text:p text:style-name="P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не были воинственной расой. Уже многие тысячи лет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 Погоди, ты хочешь сказать, что, кроме тебя и Селестии, на Эквусе есть ещё и другие аликорны — некие учителя? - перебиваю я Луну.</text:p>
      <text:p text:style-name="P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 Постой, а почему вы не вернулись назад позже? - спрашиваю я. - Вы могли бы найти уцелевших и привести на Эквус.</text:p>
      <text:p text:style-name="P3">-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text:soft-page-break/>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 Почему ты уверена, что Сел не хочет? Из того, что я видел, она так же, как и ты, плохо ориентируется в Эогиппе.</text:p>
      <text:p text:style-name="P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text:p>
      <text:p text:style-name="P3">Луна гневно фыркает.</text:p>
      <text:p text:style-name="P3">- Но всё это возможно только если задаться целью вернуться домой для отмщения. Мы же не видим такого рвения у Селестии.</text:p>
      <text:p text:style-name="P3">Ноздри аликорницы расширяются, она мотает головой.</text:p>
      <text:p text:style-name="P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Аликорница саркастически улыбается.</text:p>
      <text:p text:style-name="P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
      <text:p text:style-name="P3">…</text:p>
      <text:p text:style-name="P3"/>
      <text:p text:style-name="P3">- Она так и сказала?</text:p>
      <text:p text:style-name="P3">- Ещё и топнула копытом так, что высекла искру из камня.</text:p>
      <text:p text:style-name="P3"/>
      <text:p text:style-name="P1">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
      <text:p text:style-name="P3"><text:soft-page-break/>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
      <text:p text:style-name="P3">-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2"/>
      <text:p text:style-name="P2">~~~</text:p>
      <text:p text:style-name="P16"><text:span text:style-name="Default_20_Paragraph_20_Font"><text:span text:style-name="T1">&lt;</text:span></text:span><text:span text:style-name="Default_20_Paragraph_20_Font"><text:span text:style-name="T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 Эвостур, ответьте! Эвостур, ответьте! Андориан на связи! Как слышно? Как слышно? Приём!</text:p>
      <text:p text:style-name="P3">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 Норгонг, как слышно? Норгонг, ответьте! Андориан на связи! Приём!</text:p>
      <text:p text:style-name="P3">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 Не доказано, что «Маджестик» захвачен, - отвечаю я. - Возможно, у него вышла из строя связь и он не может принимать наших приказов.</text:p>
      <text:p text:style-name="P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Луна мрачно сверлит взглядом затылок радистки.</text:p>
      <text:p text:style-name="P3">-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 Армаринд, ответьте! Армаринд, ответьте! Андориан вызывает!</text:p>
      <text:p text:style-name="P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месяца…</text:p>
      <text:p text:style-name="P3">- Корморан, ответьте, вызывает Андориан… Корморан, вас слышу! Слышу вас!!! Андориан на связи!</text:p>
      <text:p text:style-name="P3">От возбуждения кобылка хлопает крыльями. Она, зацепившись за рог, срывает наушники и стучит копытом по кнопке громкой связи.</text:p>
      <text:p text:style-name="P3"/>
      <text:p text:style-name="P3">- Корморан вас слышит! Андориан, приём!</text:p>
      <text:p text:style-name="P3"><text:soft-page-break/>- Краткий репорт обстановки, Корморан! - приказывает Луна.</text:p>
      <text:p text:style-name="P3"/>
      <text:p text:style-name="P3">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 Пойдем, разберёмся, что там происходит.</text:p>
      <text:p text:style-name="P3"/>
      <text:p text:style-name="P3">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
      <text:p text:style-name="P16"><text:span text:style-name="Default_20_Paragraph_20_Font"><text:span text:style-name="T1">- … шшш… три башни из пяти. Держимся за счёт автоматических турелей и автономных силовых костюмов, - ожил переключённый на аварийное питание передатчик. - Они наступают волнами, раз в пять-</text:span></text:span><text:span text:style-name="Default_20_Paragraph_20_Font"><text:span text:style-name="T1">семь часов. По нашим оценкам, в Нейвилле проживало до пятидесяти тысяч. </text:span></text:span><text:span text:style-name="Default_20_Paragraph_20_Font"><text:span text:style-name="T2">Около семи тысяч мы уже насчитали тут, в армии виндов. Остальным или удалось уйти, или они штурмуют соседние крепости</text:span></text:span><text:span text:style-name="Default_20_Paragraph_20_Font"><text:span text:style-name="T1">. Не устоим без вариантов. Ещё с неделю продержимся, не больше. Потом закончатся боеприпасы.</text:span></text:span></text:p>
      <text:p text:style-name="P3">-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16"><text:span text:style-name="Default_20_Paragraph_20_Font"><text:span text:style-name="T1">- Я же объясняю, они проникают внутрь. Достаточно </text:span></text:span><text:span text:style-name="Default_20_Paragraph_20_Font"><text:span text:style-name="T2">прикосновения на три-четыре секунды</text:span></text:span><text:span text:style-name="Default_20_Paragraph_20_Font"><text:span text:style-name="T1">, и виндиго захватывают разум. Мы это поняли только после того, как три башни крепости оказались захвачены. Их защитники теперь воюют против нас, как и население города.</text:span></text:span></text:p>
      <text:p text:style-name="P3">-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 Мы подключили передатчик к антенне лаборатории, - объясняю я. И внезапно понимаю происходящее. - Луна!!!</text:p>
      <text:p text:style-name="P3"/>
      <text:p text:style-name="P3">Я бегу к выходу из убежища, на ходу активировав силовые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text:soft-page-break/>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шло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Из боковой двери на меня буквально вываливается легионер. Увидев меня, он испуганно охает и прижимается к стене.</text:p>
      <text:p text:style-name="P3">- Где ваш шлем, солдат? Что с вашим рогом? И… Почему вы дрожите?</text:p>
      <text:p text:style-name="P3">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Я поднимаю забрало, чтобы он узнал меня.</text:p>
      <text:p text:style-name="P3">Он отвечает мне пронзительным взглядом в ответ и, внезапно, успокаивается.</text:p>
      <text:p text:style-name="P3">- Вы — не они, - вздыхает он. - У вас хорошие глаза. Круглые.</text:p>
      <text:p text:style-name="P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ам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Легионер запинается. Он молча хлопает глазами и не может произнести ни слова.</text:p>
      <text:p text:style-name="P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 Ринс. Ринс Стилфизер. Либрарий первой центурии первой когорты шестого легиона.</text:p>
      <text:p text:style-name="P3">- Успокойся, Ринс. У тебя есть дети?</text:p>
      <text:p text:style-name="P3">- Дочка.</text:p>
      <text:p text:style-name="P3">Взгляд солдата стал более осмысленным, зрачки почти вернулись в нормальный размер.</text:p>
      <text:p text:style-name="P3">-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text:soft-page-break/>- Они обнимали нас. Одна виндиго отбивает удар копьём, а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Я замечаю вмятину на нагруднике Ринса.</text:p>
      <text:p text:style-name="P3">-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Легионер всхлипывает. Его трясёт.</text:p>
      <text:p text:style-name="P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 Мужайся, солдат! Ты же воин элитного подразделения королевы!</text:p>
      <text:p text:style-name="P3">- Я всего лишь писарь. Все мои товарищи пропали — один за другим, пока я не остался один! Они смеялись мне в лицо, нацеливая на меня пики!</text:p>
      <text:p text:style-name="P3">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text:s/></text:p>
      <text:p text:style-name="P3">Я смотрю за спину Ринса, в комнату. Там разбитое окно, через которое он вломился с улицы.</text:p>
      <text:p text:style-name="P3">- Ты видел её? Ты видел Луну?</text:p>
      <text:p text:style-name="P3">Легионер опять закатывает глаза и готовится упасть в обморок, но я звонкой пощёчиной возвращаю его к жизни.</text:p>
      <text:p text:style-name="P3">-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1">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1">Должно быть, та же мысль посетила и Луну.</text:p>
      <text:p text:style-name="P1"/>
      <text:p text:style-name="P1"><text:soft-page-break/>-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1">- И ты молча смотрел на это и не предпринял попыток помочь?!!</text:p>
      <text:p text:style-name="P1">Ринс только молча смотрит на меня, открывая рот, как выброшенная на берег рыба.</text:p>
      <text:p text:style-name="P1">Я с рычанием подбегаю к разбитому окну. Трусость легионера будит неведомую мне раньше ярость, я боюсь задушить его в магическом захвате!</text:p>
      <text:p text:style-name="P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Я уже простила Ринсу его трусость и приветливо киваю ему, проходя мимо.</text:p>
      <text:p text:style-name="P1">- Иди в комнату радиосвязи и ожидай нас там.</text:p>
      <text:p text:style-name="P1">Легионер облегчённо вздыхает и мчится прочь.</text:p>
      <text:p text:style-name="P1"/>
      <text:p text:style-name="P1">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1">Дубовая дверь хранилища вырвана с замком и накренилась к полу на одной петле.</text:p>
      <text:p text:style-name="P1">С замирающим сердцем вхожу внутрь.</text:p>
      <text:p text:style-name="P1">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Больше в хранилище никого нет.</text:p>
      <text:p text:style-name="P1"/>
      <text:p text:style-name="P1">- Луна!</text:p>
      <text:p text:style-name="P1">Сестра молчит. <text:s/>Её губы шевелятся.</text:p>
      <text:p text:style-name="P1">- Луна, очнись! Всё закончилось! Где остальные?</text:p>
      <text:p text:style-name="P1">Я наклоняюсь к сестре, чтобы услышать её шёпот.</text:p>
      <text:p text:style-name="P1">- Нотхуурр шанграа хиссандурр…</text:p>
      <text:p text:style-name="P1">- Что?</text:p>
      <text:p text:style-name="P1"><text:soft-page-break/>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Луна открывает глаза. На мгновение мне кажется… Да нет, просто показалось. Луна смотрит на меня с удивлением.</text:p>
      <text:p text:style-name="P1">- Сестра?</text:p>
      <text:p text:style-name="P1">- Сестра?</text:p>
      <text:p text:style-name="P1">Наш одновременный вопрос сливается в единый возглас. Я прижимаюсь носом к её скуле и помогаю встать.</text:p>
      <text:p text:style-name="P1">-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Сестра, пошатываясь, выходит из хранилища.</text:p>
      <text:p text:style-name="P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 уже облачённый в нотки истерии.</text:p>
      <text:p text:style-name="P3"/>
      <text:p text:style-name="P3">КАК могла Луна активировать Элементы, если ларец ЗАПЕРТ? Почему она соврала мне, что активировала их?</text:p>
      <text:p text:style-name="P3">Ничего не понимаю.</text:p>
      <text:p text:style-name="P3"/>
      <text:p text:style-name="P3">Мысли прерываются криками, треском и шипением. Я спешу наверх, спотыкаясь об обломки штукатурки.</text:p>
      <text:p text:style-name="P3">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16"><text:span text:style-name="Default_20_Paragraph_20_Font"><text:span text:style-name="T1">&lt;</text:span></text:span><text:span text:style-name="Default_20_Paragraph_20_Font"><text:span text:style-name="T2">раскрыть огромную статую аликорна в донжоне</text:span></text:span><text:span text:style-name="Default_20_Paragraph_20_Font"><text:span text:style-name="T1">&gt;</text:span></text:span></text:p>
      <text:p text:style-name="P3">- Консул Селестия! Консул Селестия! Сюда!</text:p>
      <text:p text:style-name="P3">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
      <text:p text:style-name="P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text:soft-page-break/>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Найт Эрроу также падает с дымящимся рогом по другую сторону стены.</text:p>
      <text:p text:style-name="P3">-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
      <text:p text:style-name="P3">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text:p>
      <text:p text:style-name="P6">-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16"><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6">На глобусе Орунгуна освобождённые территории подсвечивались золотым, оккупированные — бирюзовым. Бирюза всё занимала ещё четверть Великого континента и весь Малый, в то время как ещё три года назад у нас оставалось не более половины великого.</text:p>
      <text:p text:style-name="P16"><text:span text:style-name="Default_20_Paragraph_20_Font"><text:span text:style-name="T4">- Также мы думали пятьдесят лет назад, когда перевели промышленность на военные рельсы и сформировали регулярную армию. И двадцать лет назад, когда появились первые охранные турели. И десять лет назад, когда разработали автономные силовые костюмы. Но против наших армий вышла ледяная армада. На охранные турели они ответили тактикой роя и лучёмётами. А наши воины в силовой броне стали переходить на сторону виндов после обращения.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6">- Но ведь если мы победим, в проекте вообще не будет смысла! - воскликнул Майлд Брэйн. - Зачем отвлекать ресурсы на очкариков!</text:p>
      <text:p text:style-name="P16"><text:soft-page-break/><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6"><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16"><text:span text:style-name="Default_20_Paragraph_20_Font"><text:span text:style-name="T4">- В проекте есть смысл, даже если мы победим. В нем был бы смысл даже если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text:span></text:span><text:span text:style-name="Default_20_Paragraph_20_Font"><text:span text:style-name="T4">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16"><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6"><text:span text:style-name="Default_20_Paragraph_20_Font"><text:span text:style-name="T4">- Я помню времена, когда магии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16"><text:span text:style-name="Default_20_Paragraph_20_Font"><text:span text:style-name="T4">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8">…</text:p>
      <text:p text:style-name="P3"><text:soft-page-break/>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доспехи с лежащих без сознания солдат. Почти сформированная фаланга автодоспехов стоит тут же.</text:p>
      <text:p text:style-name="P3">Я расправляю крылья. Необходимо срочно найти Луну. Наступило время последнего приказа королевы Лорен.</text:p>
      <text:p text:style-name="P5">(уменьшить позор «бегства» Сел и Луны, подчеркнуть их героизм)</text:p>
      <text:p text:style-name="P2"><text:line-break/>~~~</text:p>
      <text:p text:style-name="P3"/>
      <text:p text:style-name="P3">Лучик света преломляется в бокале мартини и выходит радужным веером, соперничая с многоцветной гривой аликорницы.</text:p>
      <text:p text:style-name="P3"/>
      <text:p text:style-name="P3">- Теперь ты знаешь всё.</text:p>
      <text:p text:style-name="P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Но теперь я уверена, что знаю ответ.</text:p>
      <text:p text:style-name="P3"/>
      <text:p text:style-name="P3">Аликорница медленно поворачивает ко мне глову. Её тёмный силуэт на ослепительном фоне заходящего солнца излучает тревогу.</text:p>
      <text:p text:style-name="P3"/>
      <text:p text:style-name="P3">-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p>
      <text:p text:style-name="P3">Луна активировать Элементы не могла. Но если они активировались сами, значит… Значит, рядом были ТОЛЬКО виндиго. Понимаешь?</text:p>
      <text:p text:style-name="P3">- Ты хочешь сказать, что они обернули Луну? Но тогда бы её вышвырнуло бы вслед за остальными, разве нет? - скептически замечаю я.</text:p>
      <text:p text:style-name="P3">В глазах немного двоится от резкого перехода к свету и чрезмерного количества алкоголя, выпитого мной за последние пару часов.</text:p>
      <text:p text:style-name="P3"/>
      <text:p text:style-name="P3">- Когда я вошла в хранилище, она обнимала ларец всеми четырьмя ногами, ещё и помогая себе крыльями. Возможно, это помогло ей удержаться.</text:p>
      <text:p text:style-name="P3">- А зрачки? У Луны вполне нормальные зрачки, я видел.</text:p>
      <text:p text:style-name="P3"><text:soft-page-break/>- Теперь я почти уверена, что видела у сестры узкие зрачки, когда она открыла глаза в хранилище! Они быстро восстановились, но первые мгновения…</text:p>
      <text:p text:style-name="P3"/>
      <text:p text:style-name="P3">Я смотрю сквозь рюмку, как Селестия взволнованно ходит по комнате. Её радужный хвост нервно хлестает по сторонам туда-сюда.</text:p>
      <text:p text:style-name="P3"/>
      <text:p text:style-name="P3">-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 Ч-что?</text:p>
      <text:p text:style-name="P3"/>
      <text:p text:style-name="P3">Аликорница останавливается напротив меня и дотрагивается до моей груди копытом с молящим взглядом.</text:p>
      <text:p text:style-name="P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Ледяная война продолжится тут и закончится так же печально, только длится будет не двести лет, а несколько месяцев. <text:s/>Я не могу допустить такой риск. Потому, Хуман, пожалуйста, прошу тебя, не говори Луне истинную причину моего отказа.</text:p>
      <text:p text:style-name="P3">-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
      <text:p text:style-name="P3">Ты не готов к такому повороту, Хуман! Проклятье, начиналось всё так невинно!</text:p>
      <text:p text:style-name="P3">Я осторожно ставлю пустой бокал на столик.</text:p>
      <text:p text:style-name="P3"/>
      <text:p text:style-name="P3">- И твоя сестра всю жизнь будет считать тебя трусихой и клятвопреступницей?</text:p>
      <text:p text:style-name="P3">-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
      <text:p text:style-name="P3">Я пожимаю плечами и встаю. И тут же плюхаюсь обратно в кресло.</text:p>
      <text:p text:style-name="P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
      <text:p text:style-name="P3"><text:soft-page-break/>- У тебя проблемы? - поднимает бровь аликорница.</text:p>
      <text:p text:style-name="P3">- Проблемы - у тебя, - бурчу я. - А я всего лишь немного пьян. Имею право! У меня был тяжёлый день.</text:p>
      <text:p text:style-name="P3">Смех Селестии заполняет комнату звоном серебряного колокольчика.</text:p>
      <text:p text:style-name="P3">- Ну-ну, Хуман, не обижайся. Я забыла, что ты намного менее стоек к алкоголю, чем аликорны, иначе бы меньше подливала тебе коктейля.</text:p>
      <text:p text:style-name="P3">-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 Не стоит утруждаться, - щебечет аликорница, - располагайся на ночь у меня. Если, конечно, тебе позволяют принципы…</text:p>
      <text:p text:style-name="P3">…Я проваливаюсь в затуманеный алкоголем сон…</text:p>
      <text:p text:style-name="P3"/>
      <text:p text:style-name="P3">…</text:p>
      <text:p text:style-name="P3"/>
      <text:p text:style-name="P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 Андориан? - спрашиваю у Селестии.</text:p>
      <text:p text:style-name="P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
      <text:p text:style-name="P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
      <text:p text:style-name="P3">- Он тебе нравится? - оборачивается ко мне Селестия.</text:p>
      <text:p text:style-name="P3">Мне смешно видеть её застенчивость. Она похожа на ученика, сдающего экзамен учителю и с трепетом ожидающего вердикт.</text:p>
      <text:p text:style-name="P3">- Он прекрасен, Селестия - смеюсь я.</text:p>
      <text:p text:style-name="P3">- Держись крепче, Хуман! - счастливо улыбается аликорница.</text:p>
      <text:p text:style-name="P3">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text:soft-page-break/>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 Сел, прекрати! <text:s/>- хлопаю я по холке Селестию. - Не надейся меня обмануть! Если с рубашкой ещё могло прокатить, штаны ветер уж точно не сдует!</text:p>
      <text:p text:style-name="P3">-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Я присматриваюсь к хитрой морде моего скакуна и вижу смешливые искорки в уголках её глаз.</text:p>
      <text:p text:style-name="P3">- Я тебя раскусил! Верни штаны! Тут не может быть дождя, мы под скалой!</text:p>
      <text:p text:style-name="P3">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 и Селестия хохочет во всё горло.</text:p>
      <text:p text:style-name="P3">- Вода в небе бывает не только от дождя, мой маленький человек!</text:p>
      <text:p text:style-name="P3">Аликорница закладывает вираж и планирует над бескрайней долиной. Теплый ветер моментально высушивает меня.</text:p>
      <text:p text:style-name="P3">- Может, ты вернешь, наконец, штаны?</text:p>
      <text:p text:style-name="P3">- Ты так хочешь их надеть?</text:p>
      <text:p text:style-name="P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Я ёрзаю, стараясь усесться поудобнее.</text:p>
      <text:p text:style-name="P3">- На что ты намекаешь?</text:p>
      <text:p text:style-name="P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Я замечаю её порозовевшие щёки.</text:p>
      <text:p text:style-name="P3">- И как же ты предлагаешь мне разрядиться? Мы в полумиле над землёй.</text:p>
      <text:p text:style-name="P3">Щёки аликорницы розовеют ещё больше. Она что-то шепчет, стыдливо отвернувшись от меня.</text:p>
      <text:p text:style-name="P3">- Что? Не слышу!</text:p>
      <text:p text:style-name="P3">- Ты можешь свеситься с меня сзади, держась руками за крылья! - пригнув шею ко мне, кричит она мне в ухо.</text:p>
      <text:p text:style-name="P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Я осторожно ложусь на спину своего небесного скакуна, хватаю руками основания крыльев и плавно съезжаю назад и немного вниз.</text:p>
      <text:p text:style-name="P3">Да, так будет толк.</text:p>
      <text:p text:style-name="P3"><text:soft-page-break/>Аликорница приглашающе сдвигает хвост в сторону, открывая мне сокровенное.</text:p>
      <text:p text:style-name="P3">- Иди ко мне, Хуман. Иди ко мне, мой маленький человек! Я так долго ждала тебя!</text:p>
      <text:p text:style-name="P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 Сел… Я… Ты… Мы…</text:p>
      <text:p text:style-name="P3"/>
      <text:p text:style-name="P3">Надеюсь, маленькие пони Эквестрии сейчас не смотрят в небо.</text:p>
      <text:p text:style-name="P3"/>
      <text:p text:style-name="P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
      <text:p text:style-name="P3">… И чувствую также, что мы падаем.</text:p>
      <text:p text:style-name="P3"/>
      <text:p text:style-name="P3">- Какого дьявола? Сел, следи за высотой! Мы же грохнемся!!!</text:p>
      <text:p text:style-name="P3"/>
      <text:p text:style-name="P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 Прекрати предаваться воспоминаниям! - взвизгиваю я. - Сделай что-нибудь!</text:p>
      <text:p text:style-name="P3"/>
      <text:p text:style-name="P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 К сожалению, я сейчас не в том состоянии, чтобы задействовать телепортацию, - бормочет Селестия. - Но я попробую.</text:p>
      <text:p text:style-name="P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
      <text:p text:style-name="P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
      <text:p text:style-name="P3">Затем всё заслоняет она. Аликорница вытягивает шею назад и дотрагивается своим носом до моего.</text:p>
      <text:p text:style-name="P3"><text:soft-page-break/>- Увы, мне очень жаль, Хуман. Пришло время прощаться. Мне ужасно стыдно, что я подвела тебя и жаль, что приходится расставаться.</text:p>
      <text:p text:style-name="P3"/>
      <text:p text:style-name="P3">Её огромные глаза заслоняют несущуюся на нас землю. Её губы касаются моих.</text:p>
      <text:p text:style-name="P3">- <text:s/>Знай, я всегда любила тебя.</text:p>
      <text:p text:style-name="P3"/>
      <text:p text:style-name="P3">Это последние слова, которые я слышу до столкновения…</text:p>
      <text:p text:style-name="P3"/>
      <text:p text:style-name="P3">…</text:p>
      <text:p text:style-name="P3"/>
      <text:p text:style-name="P3">- Х-х-хах!!! У-у-уффф!..</text:p>
      <text:p text:style-name="P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Вот только место действия не воздушные просторы Эквестрии, а покои принцессы дня.</text:p>
      <text:p text:style-name="P3"/>
      <text:p text:style-name="P3">- Сел!</text:p>
      <text:p text:style-name="P3">Я резко подаюсь назад. Запоздало, впрочем. Дело сделано.</text:p>
      <text:p text:style-name="P3">- Ты наконец проснулся, Хуман? - невинно поворачивает голову аликорница. - Я уж начала беспокоиться.</text:p>
      <text:p text:style-name="P3">-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 Тебе нужно было выспаться.</text:p>
      <text:p text:style-name="P3">Селестия встаёт и потягивается, сначала на переднюю пару ног, потом на заднюю. Я, не удержавшись, вытираю салфеткой и её.</text:p>
      <text:p text:style-name="P3">-Так. Рассказывай.</text:p>
      <text:p text:style-name="P3"/>
      <text:p text:style-name="P3">Аликорница подходит к бару и начинает совершать магические пассы над бутылками.</text:p>
      <text:p text:style-name="P3">- Что же тебе рассказать, Хуман? Всё, что я могла сказать про наш исход с Орунгуна, я уже сказала.</text:p>
      <text:p text:style-name="P3"/>
      <text:p text:style-name="P3">Я поперхаюсь от возмущения.</text:p>
      <text:p text:style-name="P3">- Причём тут Орунгун? Почему ты дала себя трахнуть? Ещё и помогла при этом?</text:p>
      <text:p text:style-name="P3"/>
      <text:p text:style-name="P3"><text:soft-page-break/>Селестия молча бросает кубики льда в коктейль вместе с листочком мяты и левитирует мне бокал. Я отстраняю его.</text:p>
      <text:p text:style-name="P3">-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мой самый давний друг тут, не считая сестры. И у тебя на всём Эквусе нет пары. Вот я и решила помочь тебе. Ты ведь всегда помогал мне эти годы.</text:p>
      <text:p text:style-name="P3">- То есть, ты хочешь занять место Джет? - изумляюсь я.</text:p>
      <text:p text:style-name="P3">-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 Учти, я не люблю тебя. И не полюблю! Я не…</text:p>
      <text:p text:style-name="P3">- Знаю-знаю, ты не конеёб, что бы это ни значило, - ехидно улыбается Селестия. - Никаких проблем! Я тоже не люблю тебя, Хуман. Исключительно дружба!</text:p>
      <text:p text:style-name="P3"/>
      <text:p text:style-name="P3">Аликорница подходит к балкону и растворяет двери. В комнату врывается пение птиц, свежий воздух прочищает мозги.</text:p>
      <text:p text:style-name="P3">- Что тебе снилось хоть? - оборачивается она. - Ты часто повторял моё имя. И был так ненасытен, что мне пришлось упираться в стену копытами.</text:p>
      <text:p text:style-name="P3">- Мы летали, - бормочу я. - Остальное не помню.</text:p>
      <text:p text:style-name="P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С этими словами Селестия взлетает в свете восходящего солнца.</text:p>
      <text:p text:style-name="P3"/>
      <text:p text:style-name="P3">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И тебе с этим жить, Хуман.</text:p>
      <text:p text:style-name="P3"/>
      <text:p text:style-name="P2"><text:s text:c="2"/>~~~50 лет от основания Эквестрии~~~</text:p>
      <text:p text:style-name="P3"/>
      <text:p text:style-name="P3">Позвонки жалобно хрустят, уступая давлению.</text:p>
      <text:p text:style-name="P3">- Осторожнее, осторожнее! - кричу я. - Не мешок с картошкой топчешь!</text:p>
      <text:p text:style-name="P3"><text:soft-page-break/>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Копыто с силой надавливает мне на копчик.</text:p>
      <text:p text:style-name="P3">- Уф-ф! Зря ты так. Помирилась бы с ней, что ли? Она очень этого хочет, честное слово! Я готов быть посредником. Бесплатно!</text:p>
      <text:p text:style-name="P3">- Она знает, как с Нами можно помириться, - мрачно заявляет Луна. - Это вполне легко. Если только она по-настоящему хочет.</text:p>
      <text:p text:style-name="P3">- Опять ты за своё. Лу, я же говорил — это единственное, что она не может сделать. Не проси. Всё остальное — пожалуйста. Но не это.</text:p>
      <text:p text:style-name="P3">-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Нам не хватает родины, - тихо вздыхает Луна.</text:p>
      <text:p text:style-name="P3"/>
      <text:p text:style-name="P3">…</text:p>
      <text:p text:style-name="P3">…</text:p>
      <text:p text:style-name="P3">…</text:p>
      <text:p text:style-name="P5"><text:soft-page-break/>…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5">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5">В этом-то и проблема.</text:p>
      <text:p text:style-name="P5"/>
      <text:p text:style-name="P5">…</text:p>
      <text:p text:style-name="P5">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5">Вручая королевские награды победителям праздничных состязаний, я услышал негромкий оклик со спины.</text:p>
      <text:p text:style-name="P5"/>
      <text:p text:style-name="P5">- Хуман?</text:p>
      <text:p text:style-name="P5"/>
      <text:p text:style-name="P5">За спиной стояла Джет. Взглянув на неё, я остолбенел.</text:p>
      <text:p text:style-name="P5">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5">И только сейчас, глядя на пожилую седогривую пони, я осознал, сколько времени прошло. И понял, что я неподвластен времени.</text:p>
      <text:p text:style-name="P5">И хотя пегаска восприняла как должное мою нетронутую временем молодость, после посиделок с ней я сразу же помчался к Платине.&lt;добавить Дейдру Пай и других&gt;</text:p>
      <text:p text:style-name="P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5">-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text:soft-page-break/>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5">- То есть, как откуда взялась? Ты хочешь сказать, что она не моя, данная мне при рождении?</text:p>
      <text:p text:style-name="P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5">…</text:p>
      <text:p text:style-name="P5"/>
      <text:p text:style-name="P5">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p>
      <text:p text:style-name="P5"/>
      <text:p text:style-name="P5">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5"/>
      <text:p text:style-name="P5">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5">Впрочем, я по-прежнему строго блюду последний барьер, отделяющий меня от форменного конеёбства. Нет, сексом мы с Сел занимаемся уже давно, лет тридцать.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5"/>
      <text:p text:style-name="P5">…</text:p>
      <text:p text:style-name="P5"/>
      <text:p text:style-name="P5">В узком окне башни показывается шпиль городской ратуши. Я гляжу мимоходом на башенные часы.</text:p>
      <text:p text:style-name="P5">Проклятье! Без пяти два! Надо ускориться!</text:p>
      <text:p text:style-name="P5"/>
      <text:p text:style-name="P9">Сворачиваю с винтовой лестницы в боковой проём открытой галереи.</text:p>
      <text:p text:style-name="P5"/>
      <text:p text:style-name="P5">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text:soft-page-break/>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5"/>
      <text:p text:style-name="P9">Быстрым бегом достигаю середины мостика, одновременно доставая моток верёвки из-за пазухи.</text:p>
      <text:p text:style-name="P5"/>
      <text:p text:style-name="P5">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5"/>
      <text:p text:style-name="P5">…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5"/>
      <text:p text:style-name="P9">Перекидываю верёвку через поручень, крепко хватаю оба конца и перешагиваю через ограждение.</text:p>
      <text:p text:style-name="P5"/>
      <text:p text:style-name="P5">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5"/>
      <text:p text:style-name="P16"><text:span text:style-name="Default_20_Paragraph_20_Font"><text:span text:style-name="T6">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9"/>
      <text:p text:style-name="P5">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5"/>
      <text:p text:style-name="P5">…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5"/>
      <text:p text:style-name="P5">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text:soft-page-break/>отчёт, что ты приготовил, Хуман. Он лежит в Нашей башне… Нет, охранный талисман не пропустит никого, кроме члена королевской семьи… Нет, Мы не можем оставить Сестру…”.</text:p>
      <text:p text:style-name="P5"/>
      <text:p text:style-name="P5">И вот ты несёшься вниз с отчётом под мышкой, стараясь успеть к приёму…</text:p>
      <text:p text:style-name="P5"/>
      <text:p text:style-name="P9">КРАК!!!<text:line-break/>… Бля…</text:p>
      <text:p text:style-name="P9"/>
      <text:p text:style-name="P16"><text:span text:style-name="Default_20_Paragraph_20_Font"><text:span text:style-name="T2">Обидно даже не то, что рукав дорогущего костюма разошёлся в подмышке во время очередного дюльфера</text:span></text:span><text:span text:style-name="Footnote_20_Reference"><text:span text:style-name="T17"><text:note text:id="ftn1" text:note-class="footnote"><text:note-citation>1</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text:span text:style-name="Default_20_Paragraph_20_Font"><text:span text:style-name="T2">.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5"/>
      <text:p text:style-name="P5">Ну уж нет! Я не для того корпел над этой проклятой бумажкой до позеленения, чтоб так просто сдаться!</text:p>
      <text:p text:style-name="P5"/>
      <text:p text:style-name="P5">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5">Просто шикарно! Заявиться на приём торговой миссии грифонов с поджареными яйцами – это по-нашему!</text:p>
      <text:p text:style-name="P5">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5"/>
      <text:p text:style-name="P5">- Как они там, Блэйк? - указываю глазами на лестницу в центральный холл.</text:p>
      <text:p text:style-name="P5">- Зашли пятнадцать минут назад, - отвечает солнечный страж, косясь на мои ошмётки одежды.</text:p>
      <text:p text:style-name="P5"/>
      <text:p text:style-name="P5">Чертыхаясь, несусь к неприметной дверце в цоколе дворца. Через пару минут, вываливаюсь из подсобки у тронного зала в ореоле веников и швабр.</text:p>
      <text:p text:style-name="P5">Церемонимейстер, завидев меня, подпрыгивает от нетерпения:</text:p>
      <text:p text:style-name="P5"/>
      <text:p text:style-name="P5">- Поторопись, мой принц! Доттид Карв задержал делегацию в Розовом зале, но грифоны уже пять минут проявляют признаки нетерпения!</text:p>
      <text:p text:style-name="P5"/>
      <text:p text:style-name="P5">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5"/>
      <text:p text:style-name="P5"><text:soft-page-break/>…</text:p>
      <text:p text:style-name="P5"/>
      <text:p text:style-name="P5">Две аликорницы недвижимо смотрят на меня с высоты трона в центре зала.</text:p>
      <text:p text:style-name="P5"/>
      <text:p text:style-name="P5">- Хуман, с тобой всё в порядке? - первой нарушает молчание Селестия. - Твой костюм…</text:p>
      <text:p text:style-name="P5">-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5">-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5"/>
      <text:p text:style-name="P5">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5">-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5"/>
      <text:p text:style-name="P5">Гомон за дверью усиливается. Раздаются три удара древком алебарды в пол. Двери распахиваются.</text:p>
      <text:p text:style-name="P5">-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5"/>
      <text:p text:style-name="P5">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5"/>
      <text:p text:style-name="P5">-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5">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5"/>
      <text:p text:style-name="P5">- Королевство Грифонов… рассчитывает… заключить торговое соглашение…</text:p>
      <text:p text:style-name="P5"/>
      <text:p text:style-name="P5">Грифон кидает взгляд на трон и, сверкнув красным глазом сквозь монокль, продолжает.</text:p>
      <text:p text:style-name="P5">-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5"><text:soft-page-break/></text:p>
      <text:p text:style-name="P5">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5"/>
      <text:p text:style-name="P5">-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5"/>
      <text:p text:style-name="P5">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5"/>
      <text:p text:style-name="P5">- Мы не могли бы остаться наедине, без этих… лишних ушей?</text:p>
      <text:p text:style-name="P5"/>
      <text:p text:style-name="P5">Селестия хмурится, но кивает. Стража и советник оставляют зал.</text:p>
      <text:p text:style-name="P5">- А обезьяна? - грифон кивает на меня.</text:p>
      <text:p text:style-name="P5"/>
      <text:p text:style-name="P5">Во вгляде белоснежной аликорницы появляется лёд.</text:p>
      <text:p text:style-name="P5">- Не смейте оскорблять принца Эквестрии, Горг! Человек останется с нами!</text:p>
      <text:p text:style-name="P5"/>
      <text:p text:style-name="P5">Железный клюв пернатой скотины чуть приоткрывается в насмешливом клёкоте.</text:p>
      <text:p text:style-name="P5"/>
      <text:p text:style-name="P5">-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5"/>
      <text:p text:style-name="P5">Гадёныш снова склоняет голову перед аликорницей, совершенно игнорируя меня.</text:p>
      <text:p text:style-name="P5">Мне хочется бросить в этого мудака горшок с петуниями. Селестия, словно догадываясь, успокаивающе оглаживает меня тыльной стороной крыла.</text:p>
      <text:p text:style-name="P5"/>
      <text:p text:style-name="P5">- Нравится вам это, или нет, премьер-министр, Хуман – такой же полноправный член королевской семьи, как и я, и моя сестра. - Сел указывает крылом на Луну. - Так что или разговор состоится в присутствии Хумана, или не состоится вообще.</text:p>
      <text:p text:style-name="P5">-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5"><text:soft-page-break/></text:p>
      <text:p text:style-name="P5">Я с удивлением смотрю на синюю аликорницу. Чего-чего, а помощи с этой стороны ты не ожидал, Хуман!</text:p>
      <text:p text:style-name="P5"/>
      <text:p text:style-name="P5">-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5">-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5"/>
      <text:p text:style-name="P5">Я с удовольствием наблюдаю, как кожа вокруг глаз грифона приобретает красивый фиолетовый оттенок.</text:p>
      <text:p text:style-name="P5"/>
      <text:p text:style-name="P5">- Но довольно этой светской болтовни! - разряжает обстановку Сел. - Ты, кажется, хотел нам что-то рассказать, Горг?</text:p>
      <text:p text:style-name="P5"/>
      <text:p text:style-name="P5">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5"/>
      <text:p text:style-name="P5">-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5"/>
      <text:p text:style-name="P5">Горг закашлялся в смехе.</text:p>
      <text:p text:style-name="P5"/>
      <text:p text:style-name="P5">- В общем, светлейшие, подытоживая: вы в крутом пике…</text:p>
      <text:p text:style-name="P5"/>
      <text:p text:style-name="P5">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5"><text:soft-page-break/></text:p>
      <text:p text:style-name="P5">Зрачки грифона скачут от Селестии к Луне и обратно. Наконец он замечает моё замешательство и насмешливо клокочет.</text:p>
      <text:p text:style-name="P5"/>
      <text:p text:style-name="P5">- Теперь выслушайте наше предложение.</text:p>
      <text:p text:style-name="P5"/>
      <text:p text:style-name="P5">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5"/>
      <text:p text:style-name="P5">-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5"/>
      <text:p text:style-name="P5">- Мы знаем, с кем у вас возникли затруднения, - подаёт голос Селестия. - Проще сказать, с кем у вас их НЕ возникло. С Эквестрией. Всё.</text:p>
      <text:p text:style-name="P5"/>
      <text:p text:style-name="P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
      <text:p text:style-name="P5">-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5"/>
      <text:p text:style-name="P5">Молчание аликорниц только подчёркивает хриплое дыхание посла.</text:p>
      <text:p text:style-name="P5"/>
      <text:p text:style-name="P5">-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5"/>
      <text:p text:style-name="P5">- СОРОК!</text:p>
      <text:p text:style-name="P5"/>
      <text:p text:style-name="P5">- Что? - птичьи глаза Горга быстро-быстро моргают, выдавая крайнюю степень растерянности их обладателя.</text:p>
      <text:p text:style-name="P5"><text:soft-page-break/></text:p>
      <text:p text:style-name="P5">- Сорок процентов! За сорок лет! - стальным голосом Селестии можно валить лес.</text:p>
      <text:p text:style-name="P5"/>
      <text:p text:style-name="P5">Грифон поперхается, но быстро оправляется.</text:p>
      <text:p text:style-name="P5"/>
      <text:p text:style-name="P5">- Да вы рехнулись, светлейшие!!! - вопит он , картинно прикрыв глаза крылом.</text:p>
      <text:p text:style-name="P5"/>
      <text:p text:style-name="P5">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5"/>
      <text:p text:style-name="P5">-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5"/>
      <text:p text:style-name="P5">-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5"/>
      <text:p text:style-name="P5">-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5">-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5">- Светлейшие, мне отрубят голову по возвращению! Семь процентов! За семь лет!</text:p>
      <text:p text:style-name="P5">-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5">-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5">-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5">- Тридцать миллионов золотом, - еле слышно бурчит грифон. Я ощущаю на себе его яростный взгляд через крыло.</text:p>
      <text:p text:style-name="P5"><text:soft-page-break/>-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5">Из-под крыла доносится только скрежет металлического клюва.</text:p>
      <text:p text:style-name="P5"/>
      <text:p text:style-name="P5">-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5">-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5">-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5"/>
      <text:p text:style-name="P5">Я провожу процессию до выхода из тронного зала. Замешкавшись в дверях, железноклювый грифон неожиданно подмигивает мне.</text:p>
      <text:p text:style-name="P5">Я непонимающе смотрю ему вслед.</text:p>
      <text:p text:style-name="P5">-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5"/>
      <text:p text:style-name="P5">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5"/>
      <text:p text:style-name="P5">- Каруна, - кивает мне грифониха. - Очень приятно видеть вас вместе. Вы просто созданы друг для друга.</text:p>
      <text:p text:style-name="P5"/>
      <text:p text:style-name="P5">Я молча прикрываю за ней дверь и возвращаюсь к своим.</text:p>
      <text:p text:style-name="P5"/>
      <text:p text:style-name="P5">- Горг извинился перед тобой за своё поведение? - спрашивает Селестия.</text:p>
      <text:p text:style-name="P5">- Нет. Извинилась его… ммм… сопровождающая.</text:p>
      <text:p text:style-name="P5">-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text:soft-page-break/>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5"/>
      <text:p text:style-name="P5">Я философски пожимаю плечами.</text:p>
      <text:p text:style-name="P5">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5"/>
      <text:p text:style-name="P5">- Пять битов! - поворачивается к Луне Селестия.</text:p>
      <text:p text:style-name="P5">Та молча достаёт монетку из шкафчика за троном и кладёт в протянутое копыто.</text:p>
      <text:p text:style-name="P5"/>
      <text:p text:style-name="P3">…</text:p>
      <text:p text:style-name="P3"/>
      <text:p text:style-name="P3">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 Ты меня убить хочешь, - вяло возражает Селестия.</text:p>
      <text:p text:style-name="P3">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3"/>
      <text:p text:style-name="P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
      <text:p text:style-name="P3"><text:soft-page-break/>- Сегодня уже треть часа. Поздравляю! В следующий раз сделаем два захода.</text:p>
      <text:p text:style-name="P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 Биты ни при чём. Луна хочет домой.</text:p>
      <text:p text:style-name="P3"/>
      <text:p text:style-name="P3">Селестия заводит глаза и прикрывает лицо крылом.</text:p>
      <text:p text:style-name="P3"/>
      <text:p text:style-name="P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
      <text:p text:style-name="P3">Тяжёлый вздох слышится из-под крыла.</text:p>
      <text:p text:style-name="P3">- Многое я дала бы, чтобы развеять свои страхи относительно сестры и вернуть её в Андориан, - бормочет сквозь крыло аликорница.</text:p>
      <text:p text:style-name="P3">- Так, может, и развеяла бы? Разве нет способа как-нибудь определить, есть ли виндиго в Луне, или нет?</text:p>
      <text:p text:style-name="P3"/>
      <text:p text:style-name="P3">Селестия встаёт с шезлонга. Она медленно идёт вдоль бортика бассейна, стараясь скрыть смущение. У неё плохо получается.</text:p>
      <text:p text:style-name="P3">- Вообще-то есть. Переплетение сознаний. Только…</text:p>
      <text:p text:style-name="P3">- Только что?</text:p>
      <text:p text:style-name="P3">-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
      <text:p text:style-name="P3">Селестия делает глоток кофе из чашечки и продолжает.</text:p>
      <text:p text:style-name="P3">-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
      <text:p text:style-name="P3">Я делаю покерфейс.</text:p>
      <text:p text:style-name="P3">- Понимаю. Паршиво.</text:p>
      <text:p text:style-name="P3"/>
      <text:p text:style-name="P3">Селестия долго смотрит на своё отражение в бассейне. Потом она поворачивается ко мне и тихо произносит.</text:p>
      <text:p text:style-name="P3"><text:soft-page-break/>- И даже если бы она открылась мне… Всё равно ничего бы не вышло.</text:p>
      <text:p text:style-name="P3">- ?</text:p>
      <text:p text:style-name="P3"/>
      <text:p text:style-name="P3">Долгий взгляд светлой аликорницы, кажется, пронизывает меня насквозь. В конце-концов, она кивает своим мыслям и обращается ко мне.</text:p>
      <text:p text:style-name="P3">- Пойдём, Хуман. Я хочу кое-что показать тебе.</text:p>
      <text:p text:style-name="P3"/>
      <text:p text:style-name="P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
      <text:p text:style-name="P3">-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
      <text:p text:style-name="P3">Аликорница ложится у моих ног.</text:p>
      <text:p text:style-name="P3">- Забирайся мне на спину, Хуман. Дальше мы должны лететь.</text:p>
      <text:p text:style-name="P3"/>
      <text:p text:style-name="P3">Происходящее вызывает у меня дежавю с Луной, когда она пронесла меня сквозь мир снов в свои воспоминания.</text:p>
      <text:p text:style-name="P3">- Ты же не владеешь снопроходчеством. Луна говорила…</text:p>
      <text:p text:style-name="P3">- Я не собираюсь проводить тебя в свои сны, Хуман, - отвечает Селестия. - Реальность иногда хуже всяких кошмаров.</text:p>
      <text:p text:style-name="P3"/>
      <text:p text:style-name="P3">Эти слова заставляют меня застыть над аликорницей с задранной ногой.</text:p>
      <text:p text:style-name="P3">- Кошмары? Ты хочешь показать мне кошмары?</text:p>
      <text:p text:style-name="P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 Зачем? - бормочу я. - Я не прокурор, а ты не подсудимая. Мне не нужны твои…</text:p>
      <text:p text:style-name="P3">- Затем, - перебивает меня аликорница, - что ты мой муж. И не пристало супруге ходить под подозрением.</text:p>
      <text:p text:style-name="P3"/>
      <text:p text:style-name="P3">С этими словами она встаёт и мы взмываем в ночное небо.</text:p>
      <text:p text:style-name="P3"/>
      <text:p text:style-name="P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text:soft-page-break/></text:p>
      <text:p text:style-name="P3">- Где мы?</text:p>
      <text:p text:style-name="P3">-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 Ты же говорила, что не умеешь находить тут дорогу. Хочешь скакать тут вечно?</text:p>
      <text:p text:style-name="P3"/>
      <text:p text:style-name="P3">Аликорница ни на йоту не замедляет бег. До моих ушей долетает её легонький смешок.</text:p>
      <text:p text:style-name="P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
      <text:p text:style-name="P3">Она тяжко вздыхает.</text:p>
      <text:p text:style-name="P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
      <text:p text:style-name="P3">Прямо по курсу перед нами вырастает большая голубая звезда с тремя вращающимися вокруг неё зелёными светилами поменьше.</text:p>
      <text:p text:style-name="P3"/>
      <text:p text:style-name="P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
      <text:p text:style-name="P3">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
      <text:p text:style-name="P3"><text:soft-page-break/>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 Эмм… Предупреждать надо! Так ведь и обмочиться недолго!</text:p>
      <text:p text:style-name="P3"><text:s/>Аликорница печально смеётся.</text:p>
      <text:p text:style-name="P3">- Магия — наша сила и слабость. Мы по большей части состоим из неё и без неё мы медленно чахнем. Орунгун когда-то был богат на магию. Мы купались в ней и впитывали её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 Но ты летаешь без всяких экстендеров!</text:p>
      <text:p text:style-name="P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Селестия грустно смеётся.</text:p>
      <text:p text:style-name="P3"/>
      <text:p text:style-name="P3">- И когда мы стали совсем слабы, появились они. Виндиго. <text:s/>Пожиратели душ.</text:p>
      <text:p text:style-name="P3">Аликорница делает вираж у двойной системы.</text:p>
      <text:p text:style-name="P3"/>
      <text:p text:style-name="P3">- Теперь курс на тот фиолетовый гигант. Это конечная точка нашего путешествия.</text:p>
      <text:p text:style-name="P3"/>
      <text:p text:style-name="P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
      <text:p text:style-name="P3">- Смотри внимательно, Хуман. Мы пробудем тут очень недолго. Что бы ни случилось, не покидай моей спины. Это очень опасно.</text:p>
      <text:p text:style-name="P3"/>
      <text:p text:style-name="P3"><text:soft-page-break/>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Мы проходим в неведомое.</text:p>
      <text:p text:style-name="P3"/>
      <text:p text:style-name="P3">…</text:p>
      <text:p text:style-name="P3"/>
      <text:p text:style-name="P3">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 Помоги! Не видишь разве, ему нужна помощь! - указываю я на ногу.</text:p>
      <text:p text:style-name="P3">- Я же просила тебя не покидать моей спины, Хуман, - укоризненно отвечает Селестия.</text:p>
      <text:p text:style-name="P3">Метель размывает её очертания. Она делает шаг ко мне и упирается плечом в камень рядом со мной.</text:p>
      <text:p text:style-name="P3">С медленным скрипом каменная сосулька откатывается в сторону. Под ней лежат расплющенные латы. Они подёргиваются с тихим жужжанием и потрескиванием, подобно раздавленному насекомому. Аликорница копытом откр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
      <text:p text:style-name="P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Изо рта Селестии вырывается пар. Она отпускает забрало и отходит.</text:p>
      <text:p text:style-name="P3"/>
      <text:p text:style-name="P3">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Тщётно. Металлический панцирь намертво вмёрз в лёд. Падающий снег потихоньку укрывает его в белый саван.</text:p>
      <text:p text:style-name="P3">-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text:soft-page-break/>Я оглядываюсь по сторонам.</text:p>
      <text:p text:style-name="P3">- Вряд ли тебя здесь отремонтируют. Мы тут одни.</text:p>
      <text:p text:style-name="P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
      <text:p text:style-name="P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
      <text:p text:style-name="P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
      <text:p text:style-name="P3">Я поднимаю взгляд.</text:p>
      <text:p text:style-name="P3">Над нами нависает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
      <text:p text:style-name="P3">- Подойди поближе к краю, Хуман. Там воздух прозрачный, ты увидишь.</text:p>
      <text:p text:style-name="P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ая громада гранд-флаера.</text:p>
      <text:p text:style-name="P3">- Это не зима, если ты подумал. В этой местности раньше был мягкий климат с периодом дождей вместо настоящего холода.</text:p>
      <text:p text:style-name="P3">- Тогда почему же… ?</text:p>
      <text:p text:style-name="P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Сухой безэмоциональный голос Селестии только подчёркивает произшедшую трагедию.</text:p>
      <text:p text:style-name="P3">-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
      <text:p text:style-name="P3">Аликорница со вздохом поворачивается ко мне.</text:p>
      <text:p text:style-name="P3"/>
      <text:p text:style-name="P3">- Садись на меня, Хуман. Пора возвращаться.</text:p>
      <text:p text:style-name="P3"/>
      <text:p text:style-name="P3"><text:soft-page-break/>Я занимаю уже привычное место на спине аликорницы и та начинает разбег.</text:p>
      <text:p text:style-name="P3">- Неужели нельзя открыть проход в Эогипп прямо тут? Зачем взлетать в эту бурю? - указываю я на воющую метель над нами.</text:p>
      <text:p text:style-name="P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
      <text:p text:style-name="P3">Я вспоминаю слова раздавленного «Принципа-2».</text:p>
      <text:p text:style-name="P3">- Сел, что такое «автодоспех Трибун-8С»?</text:p>
      <text:p text:style-name="P3">Вздрогнув, аликорница на лету поворачивает ко мне голову.</text:p>
      <text:p text:style-name="P3">- Откуда ты услышал про него?</text:p>
      <text:p text:style-name="P3">- Те расплющенные доспехи сказали, что регистрируют аномальный сигнал от «Трибун-8С». И что нам надо драпать отсюда.</text:p>
      <text:p text:style-name="P3">Селестия хмурится.</text:p>
      <text:p text:style-name="P3">- Это броня экстра-класса для командования уровня старших центурионов и выше. Я не понимаю, о каком аномальном сигнале идёт речь, да это и неважно. Через полчаса мы покинем этот…</text:p>
      <text:p text:style-name="P3"/>
      <text:p text:style-name="P3">Мы уже летим между двумя остовами башень, когда я замечаю блеск нитей в солнечных лучах. Гигантская прозрачная решётк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Сеть натягивается, но не рвётся. Селестия ржёт от неожиданности — крепчайшие нити врезаются в её тело алмазными струнами. Слышится неприятный хруст. Сеть распрямляется и отбрасывает нас назад. Подобно подбитой птице, аликорница неровно планирует к подножию башни, широко расставив крылья.</text:p>
      <text:p text:style-name="P3">Посадка довольно жёсткая — порыв ветра бросает аликорницу на бок и я лечу кубарем с её спины.</text:p>
      <text:p text:style-name="P3"/>
      <text:p text:style-name="P3">-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3"/>
      <text:p text:style-name="P3"><text:soft-page-break/>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 Надо скорее убираться отсюда. Ловчая паутина обычно соединена с сигнальной…</text:p>
      <text:p text:style-name="P3"/>
      <text:p text:style-name="P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p>
      <text:p text:style-name="P3">И темнота просыпается!</text:p>
      <text:p text:style-name="P3">Я вижу, как во тьме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
      <text:p text:style-name="P3">- Хуман, не тупи, надо уходить!</text:p>
      <text:p text:style-name="P3">Селестия зубами хватает меня за воротник и зашвыривает на спину. Потом начинает тяжело разгоняться неровным галопом на трёх ногах.</text:p>
      <text:p text:style-name="P3">- Взлететь с ровного места на перебитом крыле я не смогу. Но если прыгнуть со скалы, то высоты хватит, чтобы разогнаться и начать набор высоты.</text:p>
      <text:p text:style-name="P3"/>
      <text:p text:style-name="P3">Мы скачем к пролому в стене.</text:p>
      <text:p text:style-name="P3"/>
      <text:p text:style-name="P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 Если бы всё было так просто, я бы с самого начала так и сделала! - кричит аликорница в ответ. - Здесь мало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
      <text:p text:style-name="P3">Отчаяние в её голосе еще больше усиливает мой ужас. Переход от банной неги к ледяному кошмару слишком резок для тебя, Хуман!</text:p>
      <text:p text:style-name="P3"/>
      <text:p text:style-name="P3">Пролом в крепостной стене всё ближе. Я уже вижу обледенелую громаду гранд-флаер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
      <text:p text:style-name="P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text:soft-page-break/>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В двух его спутниках я узнаю виндиго.</text:p>
      <text:p text:style-name="P3">Аликорн планирует со стены во двор прямо перед проломом. Его напарники спрыгивают следом.</text:p>
      <text:p text:style-name="P3"/>
      <text:p text:style-name="P3">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
      <text:p text:style-name="P3">-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 Хай Глори… - с печалью обращается аликорница к молчащему аликорну. - Что они с тобой сделали? Ты забыл себя, легат?</text:p>
      <text:p text:style-name="P3">-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
      <text:p text:style-name="P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Селестия пятится, пытаясь не выпустить из виду всех троих.</text:p>
      <text:p text:style-name="P3"/>
      <text:p text:style-name="P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Виндиго подходит к аликорну и мощным движением копыт проворачивает ему голову на триста шестьдесят градусов.</text:p>
      <text:p text:style-name="P3">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Меня тошнит.</text:p>
      <text:p text:style-name="P3"/>
      <text:p text:style-name="P3">-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p>
      <text:p text:style-name="P3"><text:soft-page-break/>-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
      <text:p text:style-name="P3">Мы равняемся с отломанным рогом центральной статуи. Оглянувшись, я вижу, как рассохшаяся дверь башни отворяется и наружу один за другим выходят виндиго. Огоньки их глаз в темноте светятся во тьме многочисленными злыми льдинками. Нам больше некуда отступать.</text:p>
      <text:p text:style-name="P3"/>
      <text:p text:style-name="P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 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
      <text:p text:style-name="P3">Нашу тихую перепалку прерывает громкий скрежет. Снег под Хай Глори разверзается и наш старый знакомый — Принцип-2 — встаёт прямо под брюхом аликорна, пронзая его металличесим рогом.</text:p>
      <text:p text:style-name="P3">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Сначала мне кажется, что под панцирем Хай Глори тоже ничего нет — я не вижу плоти на месте оторванной пластины.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 Во льду остаётся оторванная нога, потом вторая. Принцип-2 неподвижно стоит, просто прижимая к себе Хай Глори уцелевшей ногой.</text:p>
      <text:p text:style-name="P3"/>
      <text:p text:style-name="P3">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На этот раз нам никто не преграждает путь к пролому. Мы проваливаемся в обрыв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text:soft-page-break/></text:p>
      <text:p text:style-name="P3">- Ты знаешь, куда лететь, Сел?</text:p>
      <text:p text:style-name="P3">- Да, конечно. Пара минут — и мы войдём в коридор, - прерывисто говорит Селестия. - Ты как, Хуман?</text:p>
      <text:p text:style-name="P3">- Бодрячком, - тревожно отвечаю я. - А ты?</text:p>
      <text:p text:style-name="P3">- Тоже ничего. Хотя могло бы быть и лучше, - тяжело дыша, отвечает аликорница.</text:p>
      <text:p text:style-name="P3">Золотая искорка разгорается на кончике рога аликорницы.</text:p>
      <text:p text:style-name="P3"/>
      <text:p text:style-name="P3">- Это хорошо, что ничего. Потому что, кажется, нужно поднажать.</text:p>
      <text:p text:style-name="P3">- Что? - Селестия резко поворачивает ко мне голову.</text:p>
      <text:p text:style-name="P3"/>
      <text:p text:style-name="P3">Я молча указываю за собой. Ещё полминуты назад еле различимая мелкая точка уже выросла в тёмную фигуру в ржавом железе.</text:p>
      <text:p text:style-name="P3">- Блядь! <text:s/>- коротко ругается Селестия.</text:p>
      <text:p text:style-name="P3">- Ты материшься?! - шокированно замечаю я.</text:p>
      <text:p text:style-name="P3">- Извини, но я не глухая. Ты произносишь это заклинание каждый раз, когда попадаешь в передрягу. Думаю, ты простишь мне эту заимствование, возможно оно поможет нам сейчас.</text:p>
      <text:p text:style-name="P3"/>
      <text:p text:style-name="P3">Я молча качаю головой.</text:p>
      <text:p text:style-name="P3">Стыдись, Хуман! Вот какую культуру ты несёшь в мир невинных пони! Стыдись!</text:p>
      <text:p text:style-name="P3"/>
      <text:p text:style-name="P3">Прямо по курсу перед нами возникает расплывчатое пятно дрожащего и переливающегося воздуха.</text:p>
      <text:p text:style-name="P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
      <text:p text:style-name="P3">- Сел, обернись. Мы не успеваем!</text:p>
      <text:p text:style-name="P3">Аликорница разворачивается и зависает в воздухе. <text:s/>Искра на её роге угасает.</text:p>
      <text:p text:style-name="P3">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направлены на нас и излучают неутолимую ярость.</text:p>
      <text:p text:style-name="P3"/>
      <text:p text:style-name="P3">- ПРОТОКОЛ «СИЯНИЕ» К ИСПОЛНЕНИЮ! <text:s/>- громоподобно командует Селестия. До сего момента я полагал, что таким голосом владеет только младшая сестра моей жёнушки!</text:p>
      <text:p text:style-name="P3"/>
      <text:p text:style-name="P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text:soft-page-break/>Через несколько секунд из облака на землю проливается дождь из помятых бронепластин, оторваных конечностей и сервоприводов.</text:p>
      <text:p text:style-name="P3"/>
      <text:p text:style-name="P3">- Всё кончено, - тихо произносит Селестия. - Больше он нам не помешает.</text:p>
      <text:p text:style-name="P3">- П-почему ты с самого начала не активировала этот протокол на доспехе Хай Глори? - заикаясь от потрясения спрашиваю я.</text:p>
      <text:p text:style-name="P3">- На Хай Глори был Трибун-8С. Автодоспех уровня «Трибун» реагирует на приказы не ниже заместителя командующего. Последний раз легата Эйронсмайла видели сто пятьдесят лет назад при восхождении на борт «Маджестика» - механически отвечает Селестия.</text:p>
      <text:p text:style-name="P3"/>
      <text:p text:style-name="P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
      <text:p text:style-name="P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
      <text:p text:style-name="P3">Я молча киваю. Мы входим в ставший за последние минуты таким родным и уютным Эогипп.</text:p>
      <text:p text:style-name="P3"/>
      <text:p text:style-name="P3">…</text:p>
      <text:p text:style-name="P3"/>
      <text:p text:style-name="P16"><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15">Pnakotic</text:span></text:span><text:span text:style-name="Default_20_Paragraph_20_Font"><text:span text:style-name="T3"> </text:span></text:span><text:span text:style-name="Default_20_Paragraph_20_Font"><text:span text:style-name="T15">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дженные из которых взаимосвязаны между собой. В «ведущих» мирах происходят события, </text:span></text:span><text:span text:style-name="Default_20_Paragraph_20_Font"><text:span text:style-name="T1">которые потом по цепочке повторяются в зависимых мирах с поправкой на различия миров. В общем, интересное чтиво. Жаль, переводить сложно.</text:span></text:span></text:p>
      <text:p text:style-name="P3"/>
      <text:p text:style-name="P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
      <text:p text:style-name="P3"><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
      <text:p text:style-name="P3">- С-селестия, мать твою! Ты меня до ифаркта довести хочешь? Что за хрень ты надела?</text:p>
      <text:p text:style-name="P3"/>
      <text:p text:style-name="P3">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
      <text:p text:style-name="P3">- Это какой-то новый формат приветствия? - язвительно осведомляюсь я. - 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
      <text:p text:style-name="P3">Аликорница на секунду вытаскивает голову из ниши, косит на меня извиняющимся взглядом и снова ныряет в шкаф.</text:p>
      <text:p text:style-name="P3">-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3">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
      <text:p text:style-name="P3">Аликорница слизывает крошки с носа, поворачивает шею к крупу и начинает ожесточённо дёргать зубами какой-то рычажок на экзоскелете.</text:p>
      <text:p text:style-name="P3"/>
      <text:p text:style-name="P3">- Кстати, что это за маскарад?</text:p>
      <text:p text:style-name="P3">- Это не машкарад. Я шняла бронеплаштины с моего автодошпеха, чтобы не пугать прислугу. Мне ещё трудно ходить самой, беж поддержки.</text:p>
      <text:p text:style-name="P3"><text:soft-page-break/>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
      <text:p text:style-name="P3">-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
      <text:p text:style-name="P3">Воистину, тебе не понять этих чокнутых эквиноидов, Хуман!</text:p>
      <text:p text:style-name="P3"/>
      <text:p text:style-name="P16"><text:span text:style-name="Default_20_Paragraph_20_Font"><text:span text:style-name="T1">-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text:span></text:span><text:span text:style-name="Default_20_Paragraph_20_Font"><text:span text:style-name="T2">годы</text:span></text:span><text:span text:style-name="Default_20_Paragraph_20_Font"><text:span text:style-name="T1"> войны.</text:span></text:span></text:p>
      <text:p text:style-name="P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
      <text:p text:style-name="P3">Селестия поводит ушами и прислушивается. Со стороны лестницы доносится шум множества копыт.</text:p>
      <text:p text:style-name="P3">- Проклятье, они вычислили меня, - ругается вполголоса аликорница.</text:p>
      <text:p text:style-name="P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
      <text:p text:style-name="P3">- У тебя весь дворец в таких тайниках? То-то мне везде мерещится запах сдобы.</text:p>
      <text:p text:style-name="P3">-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
      <text:p text:style-name="P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
      <text:p text:style-name="P3">- Хуман, помоги! Мне самой не закрыть замок, – <text:s/>отчаянно шепчет аликорница, тщётно пытаясь охватить зубами раскрытую защёлку.</text:p>
      <text:p text:style-name="P27"><text:soft-page-break/>Я дёргаю замок.</text:p>
      <text:p text:style-name="P27">– Как ты его раскрыла зубами-то? Я двумя руками закрыть не могу! Кажись, этот доспех узковат для твоей жопы!</text:p>
      <text:p text:style-name="P27">– Я помогу! – <text:s/>Селестия изгибает шею и зубами сжимает защёлку.</text:p>
      <text:p text:style-name="P27"/>
      <text:p text:style-name="P27">ШЛОП!</text:p>
      <text:p text:style-name="P27"/>
      <text:p text:style-name="P27">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Я поворачиваюсь к ним и упираю руки в бока в попытке стать шире и закрыть собой аликорницу.</text:p>
      <text:p text:style-name="P3">- Добрый день, чем могу быть полезен? - мило осведомляюсь я.</text:p>
      <text:p text:style-name="P3">- Ваше Высочество, принц Хуман, вы, случайно, не видели тут Её Высочество, принцессу Селестию? - строго спрашивает доктор, смотря на меня в упор.</text:p>
      <text:p text:style-name="P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 Всенепременно сообщу! - моей улыбке мог бы позавидовать Чеширский кот.</text:p>
      <text:p text:style-name="P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
      <text:p text:style-name="P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
      <text:p text:style-name="P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Я молча ссыпаю оставшуюся сдобу себе в карман. Чёрт, придётся теперь отстирывать карго-штаны от сахарной пудры!</text:p>
      <text:p text:style-name="P3"/>
      <text:p text:style-name="P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text:soft-page-break/>-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3"/>
      <text:p text:style-name="P3">Глаза Селестии и вправду наполняются слезами.</text:p>
      <text:p text:style-name="P3">Чёрт, ты не можешь это выдержать, Хуман — твоё сердце сделано не из камня!</text:p>
      <text:p text:style-name="P3"/>
      <text:p text:style-name="P3">Я достаю карамельную трость и крохотный эклер из кармана.</text:p>
      <text:p text:style-name="P3">- На, лопай. Но после этого возвращайся в лазарет. Что-то мне не хочется проверять, насколько хороша Луна в управлении страной.</text:p>
      <text:p text:style-name="P3"/>
      <text:p text:style-name="P3">Селестия сияет.</text:p>
      <text:p text:style-name="P3">- Спасибо, Хуман!</text:p>
      <text:p text:style-name="P3">Я вовремя останавливаю её.</text:p>
      <text:p text:style-name="P3">- Но-но, у нас же уговор — никаких обнимашек! Хуман не может любить лошадь!</text:p>
      <text:p text:style-name="P3">- Да-да, уговор, - вздыхает аликорница. - Ты так твёрд в своих убеждениях — мне бы твою твёрдость характера. Насколько легче было бы править!</text:p>
      <text:p text:style-name="P3"/>
      <text:p text:style-name="P16"><text:span text:style-name="Default_20_Paragraph_20_Font"><text:span text:style-name="T1">Аликорница облизывает карамельную тросточку. Я склоняюсь над «</text:span></text:span><text:span text:style-name="Default_20_Paragraph_20_Font"><text:span text:style-name="T15">Pnakotic</text:span></text:span><text:span text:style-name="Default_20_Paragraph_20_Font"><text:span text:style-name="T3"> </text:span></text:span><text:span text:style-name="Default_20_Paragraph_20_Font"><text:span text:style-name="T15">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
      <text:p text:style-name="P2">~~~500 лет от основания Эквестрии~~~</text:p>
      <text:p text:style-name="P3"/>
      <text:p text:style-name="P3">- «Чёрная Молния», «Три звезды» или «Феникс» - какой каретный двор лучше? Негласное состязание между ночным и дневными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text:soft-page-break/>Я мановением пальца подзываю жеребёнка к паланкину и покупаю газету. Задвинув занавеску, бегло пробегаюсь по заголовкам.</text:p>
      <text:p text:style-name="P3"/>
      <text:p text:style-name="P3">«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
      <text:p text:style-name="P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Нехорошо.</text:p>
      <text:p text:style-name="P3"/>
      <text:p text:style-name="P3">Паланкин с лёгким стуком опускается на землю.</text:p>
      <text:p text:style-name="P3"/>
      <text:p text:style-name="P3">- Ваше Высочество, мы на месте, - гудит басом Тандерстрайк.</text:p>
      <text:p text:style-name="P3">Я киваю огромному бэтпони, закидываю на сумку плечо и поднимаюсь по лестнице.</text:p>
      <text:p text:style-name="P3">И через минуту упираюсь в закрытую дверь.</text:p>
      <text:p text:style-name="P3"/>
      <text:p text:style-name="P3">- Что? Что за ерунда? - обращаюсь я к стражникам у дверей. - Почему вы не отперли двери?</text:p>
      <text:p text:style-name="P3">- У вас есть пропуск? - отвечает молодой и незнакомый бэтпони. - Предъявите, пожалуйста.</text:p>
      <text:p text:style-name="P3"><text:soft-page-break/>- Какой ещё, к дьяволу, пропуск? Ты не узнаёшь своего принца?</text:p>
      <text:p text:style-name="P3">- У меня нет принца! Есть только принцесса, её Высочество Луна! - чеканит стражник. - Предъявите пропуск.</text:p>
      <text:p text:style-name="P3"/>
      <text:p text:style-name="P3">Это уже слишком. Я поворачиваюсь ко второму стражнику.</text:p>
      <text:p text:style-name="P3">- Позови Мунфизера. Я лично сделаю ему взыскание за то, что новобранцы не знают, как выглядят члены королевской семьи.</text:p>
      <text:p text:style-name="P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
      <text:p text:style-name="P3">Приехали.</text:p>
      <text:p text:style-name="P3">Я сажусь на ступеньку и кладу рядом сумку.</text:p>
      <text:p text:style-name="P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3"/>
      <text:p text:style-name="P3">-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 Спасибо, Тандер, - улыбаюсь я ему.</text:p>
      <text:p text:style-name="P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 Осторожно, Тандер, - смеюсь я, - теперь за такое тебя могут закидать гнилыми помидорами. Или даже арбузами.</text:p>
      <text:p text:style-name="P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text:soft-page-break/>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Тандерстрайк потирает горло и сокрушённо качает головой. Потом встаёт со ступеньки и направляется к подходящему Шадоврану.</text:p>
      <text:p text:style-name="P3">- Побудьте тут, Ваше Высочество. Я всё улажу.</text:p>
      <text:p text:style-name="P3"/>
      <text:p text:style-name="P3">…</text:p>
      <text:p text:style-name="P3"/>
      <text:p text:style-name="P3">- Если бы носилки несла дневная стража, я так бы и остался на ступеньках под дверью! - я возмущённо вываливаю содержимое сумки под нос Луны.</text:p>
      <text:p text:style-name="P3">Аликорница задумчиво смотрит на горку свитков.</text:p>
      <text:p text:style-name="P3">- Это всё?</text:p>
      <text:p text:style-name="P3">- Основное она просила передать устно, - бурчу я.</text:p>
      <text:p text:style-name="P3">- Что там такого важного у Нашей обожаемой сестрицы, что она не захотела изложить в письменной форме?</text:p>
      <text:p text:style-name="P3"/>
      <text:p text:style-name="P3">Я грустно смотрю на неё и пожимаю плечами.</text:p>
      <text:p text:style-name="P3"/>
      <text:p text:style-name="P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
      <text:p text:style-name="P3">Я останавливаюсь и наливаю воды в стакан. Аликорница смотрит на меня не мигая. Её лицо не выражает абсолоютно никаких эмоций.</text:p>
      <text:p text:style-name="P3">Я промакиваю горло и продолжаю.</text:p>
      <text:p text:style-name="P3"/>
      <text:p text:style-name="P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text:soft-page-break/>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Твоя любящая сестра, Селестия».</text:p>
      <text:p text:style-name="P3"/>
      <text:p text:style-name="P3">В наступившей вслед за монологом звенящей тишине было слышно дыхание Луны. Она смотрела на меня, словно ожидая продолжения.</text:p>
      <text:p text:style-name="P3"/>
      <text:p text:style-name="P3">-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 Всё, чт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3">- Послушай, Луна, - заявляю я решительно. - Это глупо. Это реально глупо. Твоя сестра не клятвопреступница. Тебе просто некуда воззвращаться — Орунгун захвачен. Он кишит виндиго. Вы проиграли.</text:p>
      <text:p text:style-name="P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
      <text:p text:style-name="P3">У тебя уже просто нет сил сдерживаться, Хуман. Нервотрёпка у входа подточила твои нервы. Сел просила тебя не говорить, но это было сотни лет назад. Какое это сейчас имеет значение?</text:p>
      <text:p text:style-name="P3"/>
      <text:p text:style-name="P3">-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
      <text:p text:style-name="P3"><text:soft-page-break/>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
      <text:p text:style-name="P3">- Селестия провела тебя домой, - наконец, кивает сама себе Луна. - Она знает путь.</text:p>
      <text:p text:style-name="P3">- Рад, что хоть мне ты веришь, - раздражённо огрызаюсь я.</text:p>
      <text:p text:style-name="P3">-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Луна задумчиво подходит к окну.</text:p>
      <text:p text:style-name="P3">- Сотни лет. Тысячи бессонных ночей. Расколотое надвое государство — и всё только потому, что кто-то утаил от Нас этот важный нюанс.</text:p>
      <text:p text:style-name="P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
      <text:p text:style-name="P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
      <text:p text:style-name="P3">- То есть, ты уже не хочешь отделяться? - переспрашиваю я.</text:p>
      <text:p text:style-name="P3">-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
      <text:p text:style-name="P3">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 Чуть позже Мы выпьем такой же и с нашей скрытной сестрицей. Но сейчас Мы слишком рады, чтобы ждать ещё хоть мгновение. Выпей с Нами, Хуман!</text:p>
      <text:p text:style-name="P3"/>
      <text:p text:style-name="P3">Я поднимаю свой в ответном жесте и пригубливаю вино.</text:p>
      <text:p text:style-name="P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
      <text:p text:style-name="P3"><text:soft-page-break/>- Вау! Круто! Это из подвалов Грифонстоуна? Сдай поставщика. Надо бы и себе прикупить пару бутылочек, - я залпом допиваю остаток.</text:p>
      <text:p text:style-name="P3"/>
      <text:p text:style-name="P3">Скрип дверцы минибара немного напоминает тихий язвительный смех.</text:p>
      <text:p text:style-name="P3"/>
      <text:p text:style-name="P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южины лет. Но Мы дарим тебе эту початую бутылку в знак примирения. Подожди нас минутку!</text:p>
      <text:p text:style-name="P3">Луна заливается звонким смехом и мчится в в спальню.</text:p>
      <text:p text:style-name="P3"/>
      <text:p text:style-name="P3">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
      <text:p text:style-name="P3">- Вот Мы и готовы!</text:p>
      <text:p text:style-name="P3"/>
      <text:p text:style-name="P3">Фиолетовая аликорница выпархивает из спальни.</text:p>
      <text:p text:style-name="P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3"/>
      <text:p text:style-name="P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text:soft-page-break/>-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
      <text:p text:style-name="P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Тени в уголке сетчатки согласно кивают этому утверждению.</text:p>
      <text:p text:style-name="P3"/>
      <text:p text:style-name="P3">…</text:p>
      <text:p text:style-name="P16"><text:span text:style-name="Default_20_Paragraph_20_Font"><text:span text:style-name="T1">«</text:span></text:span><text:span text:style-name="Default_20_Paragraph_20_Font"><text:span text:style-name="T4">…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6"><text:span text:style-name="Default_20_Paragraph_20_Font"><text:span text:style-name="T4">Твоя Сел. </text:span></text:span><text:span text:style-name="Default_20_Paragraph_20_Font"><text:span text:style-name="T1">»</text:span></text:span></text:p>
      <text:p text:style-name="P3"/>
      <text:p text:style-name="P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3">До сего дня.</text:p>
      <text:p text:style-name="P3">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Хрень какая-то.</text:p>
      <text:p text:style-name="P3"/>
      <text:p text:style-name="P3">Четвёрка бэтпони у паланкина терпеливо ожидали, пока я спущусь из дневной половины замка.</text:p>
      <text:p text:style-name="P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 Эмм… Моя мечта? - бэтпони непонимающе смотрит на меня.</text:p>
      <text:p text:style-name="P3">- Ну, ты же хотел увидеть Селестию и Луну вместе, ты ведь сам говорил?</text:p>
      <text:p text:style-name="P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Речь бэтпони оборвалась бессвязным шипением и клокотанием.</text:p>
      <text:p text:style-name="P3"><text:soft-page-break/>- Кха-кха-кха. Извините, мой принц, подавился. Должно быть, муха в горло залетела.</text:p>
      <text:p text:style-name="P3">Тандерстрайк, старась не пересекаться со мною взглядом, учтиво раздвигает занавески паланкина.</text:p>
      <text:p text:style-name="P3"/>
      <text:p text:style-name="P3">Что-то тут не так.</text:p>
      <text:p text:style-name="P3"/>
      <text:p text:style-name="P3">…</text:p>
      <text:p text:style-name="P3"/>
      <text:p text:style-name="P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3"/>
      <text:p text:style-name="P3">- СТОЙТЕ!!!</text:p>
      <text:p text:style-name="P3"/>
      <text:p text:style-name="P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
      <text:p text:style-name="P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text:soft-page-break/></text:p>
      <text:p text:style-name="P3">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
      <text:p text:style-name="P3">-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16"><text:span text:style-name="Default_20_Paragraph_20_Font"><text:span text:style-name="T2">&lt;Четверка пегасов школы вондерболтов устраивает шоу&gt;</text:span></text:span></text:p>
      <text:p text:style-name="P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
      <text:p text:style-name="P3">- В честь объединения Мы объявляем сегодня вечером бал Дневного и Ночного домов в Малом зале дворца! Приглашаются все!</text:p>
      <text:p text:style-name="P3"/>
      <text:p text:style-name="P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text:s/></text:p>
      <text:p text:style-name="P3">- Как тебе мой выход, Хуман? - отвлекает меня от созерцания всеобщего единения знакомый голос.</text:p>
      <text:p text:style-name="P3"/>
      <text:p text:style-name="P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 Не ожидал? - смеётся Луна. - Да, Мы тоже умеем быть красивыми, хоть и не злоупотребляем этим, в отличие от сестры.</text:p>
      <text:p text:style-name="P3">- Не то, чтобы ты была некрасивой без этого, - обретаю я дар речи. - Но, не скрою, сейчас ты просто офигительна!</text:p>
      <text:p text:style-name="P3">- А что по Нашему выступлению? Оно понравилось тебе, Хуман?</text:p>
      <text:p text:style-name="P3">- Это было грандиозно. Ты умеешь заводить толпу. Жаль, Селестии не было. С ней<text:tab/> эффект удвоился бы.</text:p>
      <text:p text:style-name="P3"/>
      <text:p text:style-name="P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
      <text:p text:style-name="P3">- Увы, сестра срочно отбыла к минотаврам. Нам пришлось импровизировать в одиночку, - кивает Луна.</text:p>
      <text:p text:style-name="P3"><text:soft-page-break/>- Эй, откуда ты знаешь? Сел никому не говорила о своём отъезде, - вспоминаю содержимое записки я.</text:p>
      <text:p text:style-name="P3"/>
      <text:p text:style-name="P3">Луна на миг отстраняется. Мне кажется, или досада мелькает в её взгляде?</text:p>
      <text:p text:style-name="P3"/>
      <text:p text:style-name="P3">- Эмм, нет, она оставила Нам записку перед отбытием.</text:p>
      <text:p text:style-name="P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Досада теперь уже явно проступает на лице аликорницы. Закатив глаза, она вздыхает.</text:p>
      <text:p text:style-name="P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
      <text:p text:style-name="P3">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
      <text:p text:style-name="P3">- Ну чтож… Не вижу ничего плохого в том, чтобы посодействовать объединению пони… Но завтра утром мы выезжаем — обещаешь?</text:p>
      <text:p text:style-name="P3">- Договорились!</text:p>
      <text:p text:style-name="P3"/>
      <text:p text:style-name="P3">Я делаю вид, что не замечаю томный взгляд Луны.</text:p>
      <text:p text:style-name="P3"/>
      <text:p text:style-name="P3">…</text:p>
      <text:p text:style-name="P3"/>
      <text:p text:style-name="P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
      <text:p text:style-name="P3">- Нельзя ли пустить что-нибудь повеселее? - обращаюсь я к Луне. - Не на похоронах же стоим?</text:p>
      <text:p text:style-name="P16"><text:soft-page-break/><text:span text:style-name="Default_20_Paragraph_20_Font"><text:span text:style-name="T1">- Терпение, Хуман. Мисс Терция Мелоди традиционно открывает балы Ночного дома. После официальной церемонии начнётся шоу менестрелей Селестии. </text:span></text:span><text:span text:style-name="Default_20_Paragraph_20_Font"><text:span text:style-name="T2">Айрон </text:span></text:span><text:span text:style-name="Default_20_Paragraph_20_Font"><text:span text:style-name="T1">Скрэтч собирается выступить с экспериментальной программой. Те, кто был на репетиции, описывают её музыку как нечто грандиозное.</text:span></text:span></text:p>
      <text:p text:style-name="P3"/>
      <text:p text:style-name="P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
      <text:p text:style-name="P3">- Наше почтение, сэр Хойти Найти. Как здоровье вашей кошечки?</text:p>
      <text:p text:style-name="P3">…</text:p>
      <text:p text:style-name="P3">- Приветствую, миледи Рэра. Всё так же нет отбоя от поклонников?</text:p>
      <text:p text:style-name="P3">…</text:p>
      <text:p text:style-name="P3">- Счастлив вас видеть, барон Фэнси! Поздравляю с победой мастера Брогама на гонках.</text:p>
      <text:p text:style-name="P3">…</text:p>
      <text:p text:style-name="P3">- Ш-ш-шарманка б-будет?</text:p>
      <text:p text:style-name="P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Или в послепослеследующем, а ты, если повезёт, сопьёшься до того времени» - мысленно добавляю я.</text:p>
      <text:p text:style-name="P3">- Г-где ш-ш-шарманка? Ик…</text:p>
      <text:p text:style-name="P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 Ась? - тупо вертит головой герцог. - Сад? Ш-шарманка в саду? Ик…</text:p>
      <text:p text:style-name="P3">Увлекаемый своими товарищами, единорог скрывается в толпе.</text:p>
      <text:p text:style-name="P3">…</text:p>
      <text:p text:style-name="P3">Я уже пошатываюсь от усталости, когда чувствую опору в виде бока Луны.</text:p>
      <text:p text:style-name="P3">- Терпение, Наш стойкий Хуман, ещё полчаса и церемония приветствия будет окончена, - шепчет тёмная аликорница. - Тогда мы сможем передохнуть.</text:p>
      <text:p text:style-name="P3"/>
      <text:p text:style-name="P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
      <text:p text:style-name="P3"><text:soft-page-break/>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Луна подзывает официанта и шепчет ей заказ на ухо. Затем поворачивается ко мне.</text:p>
      <text:p text:style-name="P3">-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 Так обзавелась бы, гм, своей половинкой, - и всех делов-то! Было бы кому и тебя подменить, - легкомысленно отмахиваюсь я, наблюдая за садом.</text:p>
      <text:p text:style-name="P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3"/>
      <text:p text:style-name="P3">Официант приносит заказ Луны. Перед нами возникают бокалы с рубиновой жидкостью и блюдца с крекерами в форме сердечек.</text:p>
      <text:p text:style-name="P3"/>
      <text:p text:style-name="P3">- Это, конечно, не «Пурпурная утеха», но тоже очень хорошее вино из Наших личных подвалов. Выпьем за объединение, Хуман!</text:p>
      <text:p text:style-name="P3">Я чокаюсь с принцессой. Краски вечера смягчаются, а взгляд немного расфокусируется. Луна с улыбкой <text:s/>подносит мне печенюшку.</text:p>
      <text:p text:style-name="P3">- Съешь, Хуман. Это вино принято заедать крекерами.</text:p>
      <text:p text:style-name="P3">Луна наблюдает, как я жую печенье и неожиданно хихикает.</text:p>
      <text:p text:style-name="P3">- А теперь предложи Нам крекер, пожалуйста.</text:p>
      <text:p text:style-name="P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 Держи.</text:p>
      <text:p text:style-name="P3">Принцесса кормится с руки, хихикая и заливаясь краской.</text:p>
      <text:p text:style-name="P3">- Очень вкусно. Спасибо, Хуман.</text:p>
      <text:p text:style-name="P3"><text:soft-page-break/></text:p>
      <text:p text:style-name="P3">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
      <text:p text:style-name="P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Герцог настолько резко отскакивает, 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 У неё не будет проблем с герцогом? - указываю я на пони в очках.</text:p>
      <text:p text:style-name="P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
      <text:p text:style-name="P3">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 -ассистента устраиваются за пультами. К ним присоединяются также барабанщик и контрабасист из команды Мелоди.</text:p>
      <text:p text:style-name="P3"/>
      <text:p text:style-name="P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
      <text:p text:style-name="P3">-Хуман? - выводит меня из созерцания голос Луны.</text:p>
      <text:p text:style-name="P3">Аликорница протягивает мне крыло.</text:p>
      <text:p text:style-name="P3">- Потанцуем?</text:p>
      <text:p text:style-name="P3">Я качаю головой.</text:p>
      <text:p text:style-name="P3"><text:soft-page-break/>- Не могу. Сел один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 Я отдавлю тебе все ноги! Я тебя опозорю! Прекрати! - я пытаюсь вырваться из мягкого плена.</text:p>
      <text:p text:style-name="P3">- Дневной Дом совершенно отстал от времени! Мы на ночной стороне не танцуем менуэты уже лет тридцать,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
      <text:p text:style-name="P3">…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
      <text:p text:style-name="P3">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
      <text:p text:style-name="P3">- Идём, Хуман.</text:p>
      <text:p text:style-name="P3">Луна увлекает за собой куда-то в глубину сада. Огни танцплощадки и шум бала остаются позади.</text:p>
      <text:p text:style-name="P3">- Куда? - <text:s/>я иду за ней на спотыкающихся ногах.</text:p>
      <text:p text:style-name="P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 Что? - мой слабый голос растворяется в темноте.</text:p>
      <text:p text:style-name="P3">- Ты.</text:p>
      <text:p text:style-name="P3"/>
      <text:p text:style-name="P3">Тёмная громада башни Луны высится перед нами. Мы входим внутрь и поднимаемся по винтовой лестнице.</text:p>
      <text:p text:style-name="P3"/>
      <text:p text:style-name="P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ом должно служить и поклоняться, но любить — никогда! И только ты был на короткой <text:soft-page-break/>ноге и с Нами, и с Нашей сестрой. И… ты Нам нравился, Хуман, но ты не замечал этого. Сестра заслонила Нас.</text:p>
      <text:p text:style-name="P3">Мы стоим перед дверями в покои Луны. До меня начинает доходить, что затеяла синяя аликорница.</text:p>
      <text:p text:style-name="P3">- Послушай, Луна…</text:p>
      <text:p text:style-name="P3">- Нет, пожалуйста, молчи! - крыло принцессы закрывает мне рот.</text:p>
      <text:p text:style-name="P3">Она открывает дверь.</text:p>
      <text:p text:style-name="P3">- Нам… не отталкивай нас, пожалуйста! - в тоне Луны слышатся молящие нотки.</text:p>
      <text:p text:style-name="P3">Она мягко подталкивает меня внутрь.</text:p>
      <text:p text:style-name="P3">- Я не могу! Ты хочешь невозможного! У меня есть Селестия! Я не предам её!</text:p>
      <text:p text:style-name="P3">Звон в голове усиливается. Стены башни качаются и мне приходится упереться в ближайшую, чтобы не упасть.</text:p>
      <text:p text:style-name="P3">-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 То есть, ты… Хочешь войти в мой… в наш табун?</text:p>
      <text:p text:style-name="P3">- Мы всегда этого хотели. Ты не замечал Нас.</text:p>
      <text:p text:style-name="P3">Голова кружится от выпитого вина и открывшейся перспективы.</text:p>
      <text:p text:style-name="P3">- Я… не знаю. Мне надо подумать. Желательно, на трезвую голову.</text:p>
      <text:p text:style-name="P3">- Хуман, пожалуйста! Если ты хочешь объединения домов, это самый лучший и надёжный вариант!</text:p>
      <text:p text:style-name="P3">- Мне… нужно посоветоваться с Сел. Не думаю, что ей это понравится…</text:p>
      <text:p text:style-name="P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
      <text:p text:style-name="P3">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
      <text:p text:style-name="P3">- Входи, Хуман, - шепчет Луна.</text:p>
      <text:p text:style-name="P3">Она подходит к панорамному окну и одёргивает шторы. Звёзды и луна <text:s/>освещают комнату тусклым серебряным светом.</text:p>
      <text:p text:style-name="P3"/>
      <text:p text:style-name="P3"><text:soft-page-break/>Я делаю шаг. Потом другой. Пол шатается под ногами, но я каким-то чудом стою.</text:p>
      <text:p text:style-name="P3"/>
      <text:p text:style-name="P3">Аликорница оборачивается и тихо смеётся.</text:p>
      <text:p text:style-name="P3">- Разве ты оставляешь двери в покои Селестии открытыми? Не думаю, что Нашей сестре нравится публичность такого рода.</text:p>
      <text:p text:style-name="P3">Я затворяю за собой дверь. Обернувшись, я обнаруживаю Луну лежащей на постели крупом ко мне.</text:p>
      <text:p text:style-name="P3">- Иди… ко мне… Хуман…</text:p>
      <text:p text:style-name="P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
      <text:p text:style-name="P3">- Иди к… ко мне…</text:p>
      <text:p text:style-name="P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 Особенности анатомии не мешают тебе так спариваться с сестрой! - обижается Луна.</text:p>
      <text:p text:style-name="P3">- Откуда ты знаешь, как я… спариваюсь с Сел? - удивляюсь я.</text:p>
      <text:p text:style-name="P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 Ты хочешь сказать, ты регулярно подглядываешь мои сны? - теперь краска заливает уже меня.</text:p>
      <text:p text:style-name="P3">Луна молча сопит, не поворачиваясь ко мне лицом.</text:p>
      <text:p text:style-name="P3">Оседлавшая меня принцесса ночи, залившаяся краской от стыда — то ещё зрелище. Фейспалм громко хлопается в моё лицо.</text:p>
      <text:p text:style-name="P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
      <text:p text:style-name="P3">Я выскальзываю из под аликорницы и валю её спиной на постель.</text:p>
      <text:p text:style-name="P3">- Что ты делаешь?!! Хуман, ЧТО…</text:p>
      <text:p text:style-name="P3"><text:soft-page-break/>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 Так лучше, не правда ли?</text:p>
      <text:p text:style-name="P3">- Д-да… - тяжело дышит Луна, - продолжай… пожалуйста…</text:p>
      <text:p text:style-name="P3">Я продолжаю.</text:p>
      <text:p text:style-name="P3"/>
      <text:p text:style-name="P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p>
      <text:p text:style-name="P3">И всё же… Как к этому отнесётся Сел?</text:p>
      <text:p text:style-name="P3"/>
      <text:p text:style-name="P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 Х-Х-ХУ-У-У-МА-А-АН!!!</text:p>
      <text:p text:style-name="P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 Прекрати-и-и… - через силу выдавливаю из себя. - Ты мне рёбра сломаешь. И таз…</text:p>
      <text:p text:style-name="P3">- ЭТО… НЕВЕРОЯТНО… Почему Мы… Я… раньше этого не знали?!!</text:p>
      <text:p text:style-name="P3">- Ты хочешь сказать, у тебя это — первый раз? - мой писк едва слышен среди стонов принцессы ночи.</text:p>
      <text:p text:style-name="P3"/>
      <text:p text:style-name="P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Со страдальческим кряхтеньем я поднимаюсь. Аликорница лежит неподвижно, разметав крылья по постели и неприлично раскинув ноги.</text:p>
      <text:p text:style-name="P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
      <text:p text:style-name="P3">- Будь так добр, Хуман, налей и Нам, - Луна, наконец, закатывает обратно глаза и прячет вываленный язык в рот.</text:p>
      <text:p text:style-name="P3">- Опять «Нам»? - язвительно замечаю я.</text:p>
      <text:p text:style-name="P16"><text:span text:style-name="Default_20_Paragraph_20_Font"><text:span text:style-name="T1">- Будь снисходителен! Мы… Я разговаривала на преторианском слэнге </text:span></text:span><text:span text:style-name="Default_20_Paragraph_20_Font"><text:span text:style-name="T2">полторы тысячи</text:span></text:span><text:span text:style-name="Default_20_Paragraph_20_Font"><text:span text:style-name="T1"> лет — а ты хочешь, чтобы Мы забыли его за пять минут.</text:span></text:span></text:p>
      <text:p text:style-name="P3">Аликорница переворачивается на живот и резким кивком сбрасывает проколотую подушку с рога.</text:p>
      <text:p text:style-name="P3">- Со стороны сестры было жестоко утаивать от Нас это блаженство!</text:p>
      <text:p text:style-name="P3"><text:soft-page-break/>- Никто ничего от тебя не утаивал, - я подаю ей бокал. - Ты сама сторонилась нас все эти столетия. И от остальных пони, кстати, тоже.</text:p>
      <text:p text:style-name="P3">- Мы не знали! И никто не желал отвечать на Наши знаки внимания!</text:p>
      <text:p text:style-name="P3">- Оно и не удивительно, если ты в быту ведёшь себя так же, как в постели. - Я потираю ноющий таз. - Знал бы — одел бы доспехи.</text:p>
      <text:p text:style-name="P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 Это неважно, это всё равно было… Бесподобно!.. Хуман!</text:p>
      <text:p text:style-name="P3">- А?</text:p>
      <text:p text:style-name="P3">- Не уходи… Побудь с… со мной…</text:p>
      <text:p text:style-name="P3"/>
      <text:p text:style-name="P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
      <text:p text:style-name="P3">- Хуман.</text:p>
      <text:p text:style-name="P3">- Да?</text:p>
      <text:p text:style-name="P3">- Ты сделал счастливой Нас… меня в эту ночь. Я хочу отплатить тем же. Идём.</text:p>
      <text:p text:style-name="P3"/>
      <text:p text:style-name="P3">Аликорница встаёт с кровати и выходит на балкон.</text:p>
      <text:p text:style-name="P3">Тёплый осенний ветерок овевает нас на площадке. Звезды соткали призрачную дорогу на небе, приглашая нас в путь. Аликорница ложится на пол.</text:p>
      <text:p text:style-name="P3">- Залазь Нам на спину, Хуман. Мы проведём тебя по заповедным местам Наших воспоминаний.</text:p>
      <text:p text:style-name="P3">- Только, умоляю, не так быстро, как в прошлый раз! Если, конечно, не хочешь быть обблёванной или ещё что похуже.</text:p>
      <text:p text:style-name="P3"/>
      <text:p text:style-name="P3">Луна тихо смеётся.</text:p>
      <text:p text:style-name="P3">- Обожаем твоё чувство юмора. Не бойся, Мы будем осторожны.</text:p>
      <text:p text:style-name="P3"/>
      <text:p text:style-name="P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text:soft-page-break/>Мы выпадаем в день.</text:p>
      <text:p text:style-name="P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Луна присаживается под сенью старой ивы. Молча прижав мои ноги к своим бокам крыльями, она пресекает мою попытку сойти на землю.</text:p>
      <text:p text:style-name="P3">- Не отвлекай меня, - еле слышу я её шёпот. - Ткань воспоминаний легко порвать. Я уже почти не помню эти события.</text:p>
      <text:p text:style-name="P3"/>
      <text:p text:style-name="P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
      <text:p text:style-name="P3">-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
      <text:p text:style-name="P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
      <text:p text:style-name="P3">Очертания и младшей, и старшей кобылок видятся размытыми, как будто сквозь очень толстое стекло.</text:p>
      <text:p text:style-name="P3"/>
      <text:p text:style-name="P3">- Никто не смеет грабить хранителя сокровищ Чёрного замка! Ты поплатишься за воровство!</text:p>
      <text:p text:style-name="P3">Светлая планирует с башни на улепётывающую по мосту тёмную и они кубарем катятся по замшелым камням.</text:p>
      <text:p text:style-name="P3"/>
      <text:p text:style-name="P3">- Тебе не отнять медальон силы у командола Бвейвхалта! Я возьму тебя в плен и убегу!</text:p>
      <text:p text:style-name="P3">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 Отдай! Это моё! Я его честно уклала!</text:p>
      <text:p text:style-name="P3">Младшая пытается отобрать обруч наскоком, но старшая сдёргивает палку с её рога и выбрасывает в озеро.</text:p>
      <text:p text:style-name="P3">- Командор Брейвхарт, сдавайся! Я победила!</text:p>
      <text:p text:style-name="P3">- А сто мне за это будет?</text:p>
      <text:p text:style-name="P3">- Эмм… Печеньки?</text:p>
      <text:p text:style-name="P3"><text:soft-page-break/>- Холосо, годится. А мы будем потом воевать с виндиго?</text:p>
      <text:p text:style-name="P3"/>
      <text:p text:style-name="P3">Над горным хребтом появляются несколько точек. Они быстро планируют вниз вдоль склона и вырастают в четвёрку аликорнов.</text:p>
      <text:p text:style-name="P3">- Ваши Высочества! Срочно собирайтесь! Ваши родители послали нас за вами. В окрестностях замечен патруль виндиго!</text:p>
      <text:p text:style-name="P3">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
      <text:p text:style-name="P3">- Отлисьно! Мы победим их медальоном силы! Вступайте под знамя командола Бвейвхалта!</text:p>
      <text:p text:style-name="P3">- Это не игра, Лулу, - старшая коьылка одёргивает младшую. - Одевай летучки и погнали.</text:p>
      <text:p text:style-name="P3">- А ты поделисся печеньками?</text:p>
      <text:p text:style-name="P3">- Конечно! Я же обещала!</text:p>
      <text:p text:style-name="P3">…</text:p>
      <text:p text:style-name="P3">Луна выходит на опустевший берег.</text:p>
      <text:p text:style-name="P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
      <text:p text:style-name="P3">- Война началась за пять лет до Нашего рождения, - шепчет Луна. - Моя сестра была последним довоенным жеребёнком. А я - первым, родившимся во время войны. Я никогда не знала мира.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
      <text:p text:style-name="P3">Луна начинает разбег по кромке берега.</text:p>
      <text:p text:style-name="P3">- Последующие воспоминания будут намного чётче, Хуман.</text:p>
      <text:p text:style-name="P3"/>
      <text:p text:style-name="P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
      <text:p text:style-name="P3"><text:soft-page-break/>Стены выше самых высоких башен окружают город непробиваемой скорлупой. Кажется, будто город расположен в жерле вулкана.</text:p>
      <text:p text:style-name="P3"/>
      <text:p text:style-name="P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p>
      <text:p text:style-name="P3"/>
      <text:p text:style-name="P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
      <text:p text:style-name="P16"><text:span text:style-name="Default_20_Paragraph_20_Font"><text:span text:style-name="T1">- Стены и небесные дороги мы выстроили через </text:span></text:span><text:span text:style-name="Default_20_Paragraph_20_Font"><text:span text:style-name="T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text:span></text:span><text:span text:style-name="Default_20_Paragraph_20_Font"><text:span text:style-name="T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text:span text:style-name="Default_20_Paragraph_20_Font"><text:span text:style-name="T2">десяти</text:span></text:span><text:span text:style-name="Default_20_Paragraph_20_Font"><text:span text:style-name="T1"> лет. С падением Ундариена мы лишились большей части нашей промышленности и экономики. Последующие годы борьбы были агонией.</text:span></text:span></text:p>
      <text:p text:style-name="P3"/>
      <text:p text:style-name="P3">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
      <text:p text:style-name="P3">-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
      <text:p text:style-name="P3">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
      <text:p text:style-name="P3">Луна снова набирает высоту.</text:p>
      <text:p text:style-name="P3"/>
      <text:p text:style-name="P3"><text:soft-page-break/>-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Пока не появились они.</text:p>
      <text:p text:style-name="P16"><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2">десять</text:span></text:span><text:span text:style-name="Default_20_Paragraph_20_Font"><text:span text:style-name="T1"> лет началось вторжение.</text:span></text:span></text:p>
      <text:p text:style-name="P3">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
      <text:p text:style-name="P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
      <text:p text:style-name="P16"><text:span text:style-name="Default_20_Paragraph_20_Font"><text:span text:style-name="T1">- </text:span></text:span><text:span text:style-name="Default_20_Paragraph_20_Font"><text:span text:style-name="T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
      <text:p text:style-name="P16"><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Через открытый люк на вершине влетают и вылетают аликорны</text:span></text:span><text:span text:style-name="Default_20_Paragraph_20_Font"><text:span text:style-name="T1">.</text:span></text:span></text:p>
      <text:p text:style-name="P3"><text:soft-page-break/></text:p>
      <text:p text:style-name="P16"><text:span text:style-name="Default_20_Paragraph_20_Font"><text:span text:style-name="T1">- Последнее Прибежище. После прорыва охранного периметра, население Ундариена ушло под купол. Фабрики Прибежища продолжали производить </text:span></text:span><text:span text:style-name="Default_20_Paragraph_20_Font"><text:span text:style-name="T2">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2">механических кротов</text:span></text:span><text:span text:style-name="Default_20_Paragraph_20_Font"><text:span text:style-name="T1">. Аликорны, дети воздуха, превратились в земляных сквагги.</text:span></text:span></text:p>
      <text:p text:style-name="P3"/>
      <text:p text:style-name="P3">Луна горько смеётся.</text:p>
      <text:p text:style-name="P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
      <text:p text:style-name="P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хотела проконтролировать завершение «Громовержца», и привести его к нам.</text:p>
      <text:p text:style-name="P3">Последняя радиограмма от неё сообщала, что «Громовержец» с последними защитниками Прибежища покинул Ундариен и идёт на эвакуацию легиона Норгонга. После чего «Громовержец» должен был идти к Андориану.</text:p>
      <text:p text:style-name="P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
      <text:p text:style-name="P3">- А почему вы не активировали Элементы сами? - спрашиваю я. - Шут с ним, с «Громовержцем», устроили бы веселуху чуть поменьше.</text:p>
      <text:p text:style-name="P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
      <text:p text:style-name="P3">Луна тяжело дышит.</text:p>
      <text:p text:style-name="P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text:soft-page-break/>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 Это ты извини, - почему-то оправдываюсь я. - Я видел, во что превратился Андориан. Орунгун правда захвачен. Полностью. Там некого освобождать.</text:p>
      <text:p text:style-name="P3"/>
      <text:p text:style-name="P3">Луна, не оборачиваясь, кивает. Её всю пробирает крупная дрожь. Мы продолжаем парить над замком, не снижаясь и не набирая высоту.</text:p>
      <text:p text:style-name="P3"/>
      <text:p text:style-name="P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
      <text:p text:style-name="P3">Как бы в унисон моему внутреннему диалогу, перед нами открываются ворота в Эогипп. Мы вплываем в них в тишине.</text:p>
      <text:p text:style-name="P3"/>
      <text:p text:style-name="P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3"/>
      <text:p text:style-name="P3">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
      <text:p text:style-name="P3">- Летим к вон тому голубому гиганту с тремя зелёными звёздами вокруг, - шепчу направление Луне.</text:p>
      <text:p text:style-name="P3"/>
      <text:p text:style-name="P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 Теперь вон к той двойной звезде алого цвета, - указываю я направление.</text:p>
      <text:p text:style-name="P3">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 Я уже видел такую трансформацию у Селестии, не беспокойся. Типа, в Эогиппе вы становитесь похожи на ваших предков-элементалей.</text:p>
      <text:p text:style-name="P3">Луна кивает в ответ. Мы подлетаем к звёздам-близнецам.</text:p>
      <text:p text:style-name="P3">- Последний ориентир. Видишь тот тусклый фиолетовый гигант у яркого скопления звёзд в виде восьмёрки? Нам туда.</text:p>
      <text:p text:style-name="P3"><text:soft-page-break/></text:p>
      <text:p text:style-name="P3">Бока Луны ходят ходуном. Её сердце бьёт как молот <text:s/>в наковальню.</text:p>
      <text:p text:style-name="P3">- Одним глазком, договорились? На землю не садимся. От портала далеко не уходим. Полтысячи лет назад мы с Сел еле ноги унесли отсюда.</text:p>
      <text:p text:style-name="P3"/>
      <text:p text:style-name="P3">Луна молча кивает.</text:p>
      <text:p text:style-name="P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
      <text:p text:style-name="P3">Темнота милосердно опускает завесу над моим сознанием.</text:p>
      <text:p text:style-name="P3"/>
      <text:p text:style-name="P3">…</text:p>
      <text:p text:style-name="P3"/>
      <text:p text:style-name="P3">Монотонность бытия нарушается повторяющимся раздражителем.</text:p>
      <text:p text:style-name="P3"><text:s/></text:p>
      <text:p text:style-name="P3">Импульс… Импульс… Импульс…</text:p>
      <text:p text:style-name="P3"/>
      <text:p text:style-name="P3">«Капли воды» - отстранённо сообщает пробуждающееся сознание. Я открываю глаза.</text:p>
      <text:p text:style-name="P3"/>
      <text:p text:style-name="P3">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
      <text:p text:style-name="P3"><text:soft-page-break/>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
      <text:p text:style-name="P3">- Д-дейдра? - из глубин памяти всплывает забытое имя.</text:p>
      <text:p text:style-name="P3">Но хотя незнакомка и похожа как две капли воды на мою давно затерявшуюся во тьме веков подружку-пиратку, она отрицательно качает головой.</text:p>
      <text:p text:style-name="P3"/>
      <text:p text:style-name="P3">Выплюнув кусачки на матрас, она закрывает мне рот копытом.</text:p>
      <text:p text:style-name="P3">- Тихо, - шепчет она мне в ухо. - Тут за поворотом коридора сидит холодняк. Услышит нас — и всё пропало.</text:p>
      <text:p text:style-name="P3">НеДейдра тычет в сторону едва видной в тусклом свете деревянной двери на массивных ржавых завесах.</text:p>
      <text:p text:style-name="P3">Я осматриваю узкую камеру, в которой нахожусь.</text:p>
      <text:p text:style-name="P3">- Кто ты? Как я тут очутился? Что происходит? - шепчу на ухо таинственной незнакомке.</text:p>
      <text:p text:style-name="P3"/>
      <text:p text:style-name="P3">Та снова качает головой.</text:p>
      <text:p text:style-name="P3">- Потом. Сейчас надо смываться. Идти сможешь?</text:p>
      <text:p text:style-name="P3">Я неуверенно встаю. Голова кружится, но меньше. На ногах уже без удивления замечаю кандалы с перекушенной цепью.</text:p>
      <text:p text:style-name="P3">- Смогу, если не быстро, - шепчу ей утвердительно.</text:p>
      <text:p text:style-name="P3">- Иди за мной. Только сначала замотай цепи вокруг кандалов, чтобы не звенели. Нет времени их откусывать.</text:p>
      <text:p text:style-name="P3">Поняха ныряет под топчан и исчезает.</text:p>
      <text:p text:style-name="P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Почему-то мне кажется это правильным.</text:p>
      <text:p text:style-name="P3"/>
      <text:p text:style-name="P3">…</text:p>
      <text:p text:style-name="P3"/>
      <text:p text:style-name="P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text:soft-page-break/>-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 Встречаются кто?</text:p>
      <text:p text:style-name="P3">- Холодняки. Пони, обращённые виндиго. Вы их ещё увидите.</text:p>
      <text:p text:style-name="P3"/>
      <text:p text:style-name="P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 Я спал целую неделю?!!</text:p>
      <text:p text:style-name="P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
      <text:p text:style-name="P3">- Постой, ты говоришь, от моего исчезновения и до возвращения с Орунгуна прошло трое суток? Почему же меня сразу не начали разыскивать? Не могу поверить, что Сел настолько плевать на меня!</text:p>
      <text:p text:style-name="P3"/>
      <text:p text:style-name="P3">-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
      <text:p text:style-name="P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
      <text:p text:style-name="P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
      <text:p text:style-name="P3">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
      <text:p text:style-name="P3">В неподвижно сидящей у стены тёмной массе невозможно было бы определить живое существо, если бы не зелёные огоньки глаз.</text:p>
      <text:p text:style-name="P3"><text:soft-page-break/>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
      <text:p text:style-name="P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
      <text:p text:style-name="P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text:s/></text:p>
      <text:p text:style-name="P3">Я 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p>
      <text:p text:style-name="P3"/>
      <text:p text:style-name="P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3"/>
      <text:p text:style-name="P3">-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
      <text:p text:style-name="P3">Тоннель упирается в кирпичную стену. Водяной поток уходит куда-то под неё. Белая пена пузырится над шипящей водой, уносящейся под камень.</text:p>
      <text:p text:style-name="P3"/>
      <text:p text:style-name="P3">-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
      <text:p text:style-name="P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text:soft-page-break/></text:p>
      <text:p text:style-name="P3">Я вспоминаю неподвижную фигуру у стены и передёргиваю плечами.</text:p>
      <text:p text:style-name="P3"/>
      <text:p text:style-name="P3">- Нет-нет, я готов.</text:p>
      <text:p text:style-name="P3"/>
      <text:p text:style-name="P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
      <text:p text:style-name="P3">Поняха горячая, как печка, её тепло согревает и успокаивает меня. Я благодарно киваю и мы так и шагаем обнявшись в тёмный поток.</text:p>
      <text:p text:style-name="P3">Одинокая свеча на полу тоннеля остаётся позади, освещая опустевшие своды коллектора.</text:p>
      <text:p text:style-name="P3"/>
      <text:p text:style-name="P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3">Поняха просачивается сквозь решётку где-то в стороне. Шарю вслепую скрючёнными от холода пальцами.</text:p>
      <text:p text:style-name="P3">Где-то же здесь, нет?</text:p>
      <text:p text:style-name="P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
      <text:p text:style-name="P3">Копыто закрывает мне рот, мешая вдохнуть п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
      <text:p text:style-name="P3"><text:soft-page-break/>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
      <text:p text:style-name="P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 Я сам бы себе не простил в этом случае, - с трудом каркаю я. - Второй раз за сутки умирать — как-то многовато, как на мой вкус.</text:p>
      <text:p text:style-name="P3"/>
      <text:p text:style-name="P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
      <text:p text:style-name="P3">-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
      <text:p text:style-name="P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3">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
      <text:p text:style-name="P3">- Пришли, - облегчённо вздыхает Карвед Лайн. - Ещё пять минут, и Понка о вас позаботится. Нам нельзя тут задерживаться.</text:p>
      <text:p text:style-name="P3"/>
      <text:p text:style-name="P3">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
      <text:p text:style-name="P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Холодняки двигаются совершенно бесшумно. Лишь зелёные огоньки глаз да тёмные тени между соснами отмечают их передвижения.</text:p>
      <text:p text:style-name="P3"><text:soft-page-break/></text:p>
      <text:p text:style-name="P3">- Быстро! - Понкамина подталкивает меня головой к лестнице.</text:p>
      <text:p text:style-name="P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Злость овладевает мной.</text:p>
      <text:p text:style-name="P3"/>
      <text:p text:style-name="P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
      <text:p text:style-name="P3">Моё намерение срывается на корню — я вижу Понку, резво карабкающуюся по лестнице вслед за мной.</text:p>
      <text:p text:style-name="P3">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
      <text:p text:style-name="P3">- А библиотекарь?! - выкашливаю из себя последним усилием.</text:p>
      <text:p text:style-name="P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3"/>
      <text:p text:style-name="P3">Сосны за бортом идут вниз — мы медленно набираем высоту.</text:p>
      <text:p text:style-name="P3">- Нам повезло, что с ними не было их хозяев. Виндиго умеют летать, - бормочет розовая пони, смотря вниз.</text:p>
      <text:p text:style-name="P3"/>
      <text:p text:style-name="P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3"/>
      <text:p text:style-name="P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
      <text:p text:style-name="P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text:s/>У меня кружится голова и я без сил опускаюсь на дно шлюпки.</text:p>
      <text:p text:style-name="P3"/>
      <text:p text:style-name="P3">- Да ты весь горишь, - Понка озабоченно касается носом моего лба. - Залазь в каюту, я сварю тебе кофе.</text:p>
      <text:p text:style-name="P3"/>
      <text:p text:style-name="P3"><text:soft-page-break/>В корме лодки действительно есть крохотная надстройка, где я могу разместиться в сидячем положении.</text:p>
      <text:p text:style-name="P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Мы летим на север.</text:p>
      <text:p text:style-name="P3"/>
      <text:p text:style-name="P3">…</text:p>
      <text:p text:style-name="P3"/>
      <text:p text:style-name="P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
      <text:p text:style-name="P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д палубой под набегающим ветром. Я сонно моргаю глазами, изо всех сил стараясь не заснуть.</text:p>
      <text:p text:style-name="P3"/>
      <text:p text:style-name="P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
      <text:p text:style-name="P3">- А вторым — ты? - я изо всех сил борюсь со сном, крепкий кофе совершенно не оправдывает свою репутацию.</text:p>
      <text:p text:style-name="P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
      <text:p text:style-name="P3">Я вспоминаю название на борту шлюпки.</text:p>
      <text:p text:style-name="P3"/>
      <text:p text:style-name="P3">- Интересное название у твоего аппарата.</text:p>
      <text:p text:style-name="P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text:soft-page-break/>Двигатель, впрочем, удалось сохранить — оттого «Хитрожопка» теперь носится быстрее ветра. Хотя на борту тесновато.</text:p>
      <text:p text:style-name="P3"/>
      <text:p text:style-name="P3">Понка насыпает в блюдце печенье и пододвигает ко мне. Форма печенья мне кажется подозрительно знакомой.</text:p>
      <text:p text:style-name="P3"/>
      <text:p text:style-name="P3">- Это сердечки?</text:p>
      <text:p text:style-name="P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Я пожимаю плечами, и сонно сую одну печеньку в кофе.</text:p>
      <text:p text:style-name="P3"/>
      <text:p text:style-name="P3">- Долго нам лететь?</text:p>
      <text:p text:style-name="P3">- Около трёх дней. Зависит от ветра. Сюда мы летели сутки, но ветер был попутным. Сейчас, к сожалению, наоборот.</text:p>
      <text:p text:style-name="P3"/>
      <text:p text:style-name="P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
      <text:p text:style-name="P3">- Эй, ты куда?!</text:p>
      <text:p text:style-name="P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
      <text:p text:style-name="P3">Розовогривая поняха затихает. Я медленно поворачиваюсь к ней. Она лежит, отвернувшись от меня и нарочито громко сопит…</text:p>
      <text:p text:style-name="P3"/>
      <text:p text:style-name="P3">… Мне действительно холодно.</text:p>
      <text:p text:style-name="P3"/>
      <text:p text:style-name="P3">Я вздыхаю и прижимаюсь к ней, обнимая её руками и зарываясь носом в пахнущую травой гриву.</text:p>
      <text:p text:style-name="P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
      <text:p text:style-name="P3">- Хотела бы я себе партнёра для путешествий. Такого, как ты, - бормочет Понка, уткнувшись носом мне в грудь. - Уж мы бы полетали.</text:p>
      <text:p text:style-name="P3"><text:soft-page-break/>Я молча обнимаю её всё крепче. Мой низ постепенно отвердевает, упираясь в живот поняхи. Она в ответ прижимается ко мне сильнее тазом.</text:p>
      <text:p text:style-name="P3"/>
      <text:p text:style-name="P3">Ты не любишь Понку, Хуман, но ты ей очень благодарен. И ночь действительно холодная, несмотря на отважно пыхтящую печурку в углу. После всего произошедшего, врядли бы Сел расстроилась из-за этого…</text:p>
      <text:p text:style-name="P3"/>
      <text:p text:style-name="P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Теперь гондола легонько покачивается не только из-за ветра…</text:p>
      <text:p text:style-name="P16"><text:span text:style-name="Default_20_Paragraph_20_Font"><text:span text:style-name="T1">&lt;</text:span></text:span><text:span text:style-name="Default_20_Paragraph_20_Font"><text:span text:style-name="T2">пушка для феерверков</text:span></text:span><text:span text:style-name="Default_20_Paragraph_20_Font"><text:span text:style-name="T1">&gt;</text:span></text:span></text:p>
      <text:p text:style-name="P3">…</text:p>
      <text:p text:style-name="P3"/>
      <text:p text:style-name="P3">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p>
      <text:p text:style-name="P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Возможно, полетаем в другой жизни. В другом месте, в другое время.</text:p>
      <text:p text:style-name="P3">Не сейчас. Начатое надо завершить.</text:p>
      <text:p text:style-name="P3"/>
      <text:p text:style-name="P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Впрочем, я понимаю их опасения и стараюсь при каждом удобном случае демонстрировать зрачки глаз.</text:p>
      <text:p text:style-name="P3"/>
      <text:p text:style-name="P3">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Я стою в шатре один — аликорница не удостаивает меня вниманием. Молчание затягивается.</text:p>
      <text:p text:style-name="P3"/>
      <text:p text:style-name="P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
      <text:p text:style-name="P3">- Ну привет, что ли, жёнушка. Давно не виделись. Говорят, целых две недели, - пытаюсь язвить я.</text:p>
      <text:p text:style-name="P3">Мне неприятен подобный приём и непонятно, как себя вести.</text:p>
      <text:p text:style-name="P3"><text:soft-page-break/></text:p>
      <text:p text:style-name="P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
      <text:p text:style-name="P3">Блядь! Она узнала… Про нас с Понкой точно не могла — мы только что прибыли. Значит, про нас с Луной…</text:p>
      <text:p text:style-name="P3"/>
      <text:p text:style-name="P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
      <text:p text:style-name="P3">- ЗАЧЕМ?!!</text:p>
      <text:p text:style-name="P3"/>
      <text:p text:style-name="P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Ну, всё, развод гарантирован — хорошо, хоть детей нет, алименты платить не придётся.</text:p>
      <text:p text:style-name="P3"/>
      <text:p text:style-name="P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 Мне нет дела до твоих шашней с моей сестрой!!! - рявкает аликорница нормальным голосом. - Зачем ты показал Луне путь к Орунгуну?!!</text:p>
      <text:p text:style-name="P3"/>
      <text:p text:style-name="P3">-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 Она… Она была очень убедительна…</text:p>
      <text:p text:style-name="P3">- А я для тебя, значит, не убедительна? - горько вопрошает Селестия.- <text:s/>Я же предупреждала не делать этого.</text:p>
      <text:p text:style-name="P3">- Не знаю, что на меня нашло, - бормочу я убито. - Извини.</text:p>
      <text:p text:style-name="P3">- Мне не нужны твои извинения. Они не помогут отвоевать четыре пятых Эквестрии, - аликорница раздражённо отворачивается.</text:p>
      <text:p text:style-name="P3"><text:soft-page-break/>- Чтож… Я в твоём распоряжении. Готов стать в ряды сопротивления в любом звании до рядового включительно. Для помощи.</text:p>
      <text:p text:style-name="P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
      <text:p text:style-name="P3">Селестия, наконец, глубоко вздыхает.</text:p>
      <text:p text:style-name="P3">- Ты так ничего и не понял, глупый Хуман, - грустно произносит аликорница, не поворачиваясь ко мне.</text:p>
      <text:p text:style-name="P3">- Как ты думаешь, почему мы так быстро потеряли почти всю Эквестрию?</text:p>
      <text:p text:style-name="P3">- Ну… У Луны, то есть, Найтмэр Мун большая армия?</text:p>
      <text:p text:style-name="P3">-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3">- Тогда что же?</text:p>
      <text:p text:style-name="P3">- Жертвы.</text:p>
      <text:p text:style-name="P3">- В смысле? - я непонимающе смотрю на аликорницу. - Они приносят жертвы для боевой магии и вы проигрываете сражения?</text:p>
      <text:p text:style-name="P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 Вот именно, - вздыхает Селестия.</text:p>
      <text:p text:style-name="P3">- Что?! - я начинаю догадываться. - Ты сдала четыре пятых Эквестрии потому, что не хочешь видеть крови?</text:p>
      <text:p text:style-name="P16"><text:span text:style-name="Default_20_Paragraph_20_Font"><text:span text:style-name="T1">- </text:span></text:span><text:span text:style-name="Default_20_Paragraph_20_Font"><text:span text:style-name="T1">В Орунгуне я</text:span></text:span><text:span text:style-name="Default_20_Paragraph_20_Font"><text:span text:style-name="T1">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text:span></text:span><text:span text:style-name="Default_20_Paragraph_20_Font"><text:span text:style-name="T2">Ледяной</text:span></text:span><text:span text:style-name="Default_20_Paragraph_20_Font"><text:span text:style-name="T1"> войне.</text:span></text:span></text:p>
      <text:p text:style-name="P3">- Но так не получится, - растерянно говорю я. - Твой отказ проливать кровь означает твоё поражение. Ты этого хочешь?</text:p>
      <text:p text:style-name="P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 Что — но?</text:p>
      <text:p text:style-name="P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 Ты смеёшься?! - я недоверчиво смотрю на аликорницу, но та только молча бьёт копытом в гонг.</text:p>
      <text:p text:style-name="P3"><text:soft-page-break/>Не успеваю я как следует охренеть, как входит стража и по её знаку меня берут в кольцо.</text:p>
      <text:p text:style-name="P3"/>
      <text:p text:style-name="P3">- Сел, не глупи! Я же Хуман! Твой Хуман! Ты чего?</text:p>
      <text:p text:style-name="P3">Я трепыхаюсь в тисках стражи, но всё тщетно. Меня уводят.</text:p>
      <text:p text:style-name="P3"/>
      <text:p text:style-name="P3">Вот стоило просыпаться, чтобы из одного плена попасть в другой!</text:p>
      <text:p text:style-name="P3"/>
      <text:p text:style-name="P3">…</text:p>
      <text:p text:style-name="P23">&lt;<text:span text:style-name="T2">Допросы Хумана у капитана/ Жизнь огромного дирижабля — аналогично монкаламари</text:span>&gt;</text:p>
      <text:p text:style-name="P3">Я, как обычно, здороваюсь со стражником. Он, как обычно, не отвечает. Заменив отхожее ведро, он удаляется, унося с собой пустые тарелку с чашкой.</text:p>
      <text:p text:style-name="P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
      <text:p text:style-name="P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
      <text:p text:style-name="P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Эх, мечты-мечты…</text:p>
      <text:p text:style-name="P3"/>
      <text:p text:style-name="P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text:soft-page-break/>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
      <text:p text:style-name="P3">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
      <text:p text:style-name="P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
      <text:p text:style-name="P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Ручка ковшика всё поднимается над бортиком бочки, затем я вижу спутанный ком розовых… водорослей?</text:p>
      <text:p text:style-name="P3"/>
      <text:p text:style-name="P3">Понкамина раздвигает мокрую гриву вокруг носа, выплёвывает дыхательную трубку изо рта и подмигивает мне.</text:p>
      <text:p text:style-name="P3">- Зря выпрыгнул, Хуман. У нас ещё не было возможности заняться сексом под водой!</text:p>
      <text:p text:style-name="P3">-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
      <text:p text:style-name="P3">Понка вылазит из бочки и отряхивается.</text:p>
      <text:p text:style-name="P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 Месяц и прошёл, если я не ошибся в подсчётах, - я указываю на группы палочек в углу.</text:p>
      <text:p text:style-name="P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
      <text:p text:style-name="P3"><text:soft-page-break/>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
      <text:p text:style-name="P3">- Вытрись и оденься, Хуман. Сейчас будет холодно, - предупреждает Понка.</text:p>
      <text:p text:style-name="P3">Её совет весьма уместен, - поняха достаёт из накопытных ножен ножик и молниеносно прорезает дыру в парусине.</text:p>
      <text:p text:style-name="P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
      <text:p text:style-name="P3">- Ты уверена? - переспрашиваю Понку. - Как ты сама-то выберешься? Или ты остаёшься тут вместо меня?</text:p>
      <text:p text:style-name="P3">Розовогривая молча лезет в прорезь первой.</text:p>
      <text:p text:style-name="P3"/>
      <text:p text:style-name="P3">Уже второй раз эта поняха предлагает мне на выбор плен или свободу.</text:p>
      <text:p text:style-name="P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
      <text:p text:style-name="P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Вздохнув поглубже, я ловлю лестницу и начинаю карабкаться вверх.</text:p>
      <text:p text:style-name="P3"/>
      <text:p text:style-name="P3">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
      <text:p text:style-name="P3">Через минуту я переваливаюсь через борт «Хитрожопки» и уютная каюта распахивает мне навстречу свои тёплые обьятия.</text:p>
      <text:p text:style-name="P3"><text:soft-page-break/></text:p>
      <text:p text:style-name="P3">...</text:p>
      <text:p text:style-name="P3"/>
      <text:p text:style-name="P3">- Она сказала, что не хочет жертв. Что если воевать, то прольётся кровь, а она её достаточно насмотрелась.</text:p>
      <text:p text:style-name="P3">- И это всё? – Понка старается просверлить меня взглядом.</text:p>
      <text:p text:style-name="P3">- Ну да. То есть, она ещё что-то говорила, но суть именно в этом. Она не хочет крови, - я запиваю печенье глинтвейном.</text:p>
      <text:p text:style-name="P3"/>
      <text:p text:style-name="P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
      <text:p text:style-name="P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 Нет. Крови не будет, - уверенно говорю я, вспоминая Орунгун.</text:p>
      <text:p text:style-name="P3">-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Понка отправляет в рот горсть печенюшек, ложку варенья и запивает всё брусничным чаем.</text:p>
      <text:p text:style-name="P3">- Нет.</text:p>
      <text:p text:style-name="P3">Понка давится печеньем и выкашливает всё на поднос.</text:p>
      <text:p text:style-name="P3">- Почему?</text:p>
      <text:p text:style-name="P3">-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 Я думаю... </text:p>
      <text:p text:style-name="P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
      <text:p text:style-name="P3"><text:soft-page-break/>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
      <text:p text:style-name="P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 Она ещё говорила, что это только её и сестры дело, – безнадёжно говорю я.</text:p>
      <text:p text:style-name="P3">-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 Назад </text:p>
      <text:p text:style-name="P16"/>
      <text:p text:style-name="P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Я задерживаюсь в дверях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
      <text:p text:style-name="P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Я с открытым ртом обозреваю сонную армаду, забыв, зачем вышел. Взгляд метается от дирижабля к дирижаблю, от костра к костру.</text:p>
      <text:p text:style-name="P3">«Их слишком много. Зря Сел сдавала города без боя. Теперь они все вышли против неё» - проносится у меня в голове.</text:p>
      <text:p text:style-name="P3"/>
      <text:p text:style-name="P3">От длинного как палка колбасы дирижабля отделяется рой светящихся точек и быстро приближается к нам. Я выхожу из ступора и несусь в каюту.</text:p>
      <text:p text:style-name="P3">- Понка, нас заметили! За нами погоня!</text:p>
      <text:p text:style-name="P3"><text:soft-page-break/>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
      <text:p text:style-name="P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 Лишь бы порох не отсырел, - ворчит <text:s/>Понка и из ящика на треноге встаёт небольшая, но толстая пушка.</text:p>
      <text:p text:style-name="P3">- Ты будешь стрелять? - тупо спрашиваю я.</text:p>
      <text:p text:style-name="P3">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
      <text:p text:style-name="P3">- Четыре! На праздновании победы Грифа Карруса в «Небесах Эквестрии» - громогласно возвещает голос с носа лодки.</text:p>
      <text:p text:style-name="P3">Мы оборачиваемся, чтобы встретиться взглядами с Найтмэр Мун.</text:p>
      <text:p text:style-name="P3"/>
      <text:p text:style-name="P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 Не бойся Нас. Мы не причиним тебе зла. Ты помог Нам. И Мы не забыли ночь с тобой, хотя и не придаём этому той важности, что наш бывший носитель.</text:p>
      <text:p text:style-name="P3">Узкие зрачки насмешливо смотрят, как я пытаюсь нашарить рукой что-нибудь увесистое за собой.</text:p>
      <text:p text:style-name="P3">- Что значит «наш бывший носитель»? Что ты сделала с Луной?</text:p>
      <text:p text:style-name="P3">- Онс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text:soft-page-break/>- О каком счастье ты говоришь? - я, наконец, нашарил багор и осторожно перехватываю пальцами чуть пониже, чтобы было удобно замахиваться.</text:p>
      <text:p text:style-name="P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 За пушку ответишь, сосулька гнилая! - орёт Понка, трепыхаясь в магическом захвате.</text:p>
      <text:p text:style-name="P3">- Не думаю, что пушка тебе понадобится, когда ты познаешь любовь зимы.</text:p>
      <text:p text:style-name="P3">Розовогривая поняха пытается пнуть ногой Найтмэр, когда та подходит к ней. Найтмэр только презрительно улыбается.</text:p>
      <text:p text:style-name="P3">-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Создание поворачивается к Понке и хищно прищуривает глаза. Узкие зрачки горят зелёным, в их глубине появляются огненные точки.</text:p>
      <text:p text:style-name="P3">- Стой!</text:p>
      <text:p text:style-name="P3">Найтмэр недоумённо поворачивается ко мне.</text:p>
      <text:p text:style-name="P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 Эй! Ты кого назвал прислуж... Ай! - Понка замолкает после незаметной, но сильной затрещины с моей стороны.</text:p>
      <text:p text:style-name="P3">- Хм. Ты прав. Мой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3"/>
      <text:p text:style-name="P3">…</text:p>
      <text:p text:style-name="P3"/>
      <text:p text:style-name="P3">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text:soft-page-break/>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
      <text:p text:style-name="P3">- Мы снова летим вдоль хребта. Только в обратную сторону. - Понка плотнее кутается в одеяло. - С таким темпом до битвы поужинать не успеем.</text:p>
      <text:p text:style-name="P3">- Проклятье! Надо как-то выбраться отсюда. Надо предупредить Сел. Тут столько сил, что они пощёлкают силы Сопротивления как семечки.</text:p>
      <text:p text:style-name="P3">-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И верно, наш крохотный дирижабль плетётся за «Айсбергом», печально покачивая бортами. Длинный канат соединяет его баллон с баллоном «Айсберга».</text:p>
      <text:p text:style-name="P3">- Если бы можно было как-то залезть на на верх «Айсберга» и потом по канату...</text:p>
      <text:p text:style-name="P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3">- Вдобавок, - продолжает розовая поняха, - уже поздно.</text:p>
      <text:p text:style-name="P3"/>
      <text:p text:style-name="P3">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p>
      <text:p text:style-name="P3">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
      <text:p text:style-name="P3">- Да они не сопротивляются! - присмотревшись, возмущаюсь я. - Нельзя назвать сопротивлением выливание помоев на голову зомбакам, которым пофиг на это! </text:p>
      <text:p text:style-name="P3"/>
      <text:p text:style-name="P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text:soft-page-break/>Пегасы в чёрном с заполнеными сетями скрываются в пузатом дирижабле с решетками на иллюминаторах. </text:p>
      <text:p text:style-name="P3">На моих глазах воздушные силы Сопротивления приземляют два дирижабля, лишившись при этом половины боеспособных эскадрилий.</text:p>
      <text:p text:style-name="P3"/>
      <text:p text:style-name="P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3">- С такими успехами битва закончится через полчаса: все попадут в плен, - мрачно замечаю я.</text:p>
      <text:p text:style-name="P3"/>
      <text:p text:style-name="P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3"/>
      <text:p text:style-name="P3">- Узри миг Нашего торжества, Хуман!</text:p>
      <text:p text:style-name="P3">Дверь камеры растворяется и к нам входит улыбающаяся до ушей Найтмер Мун в сопровождении виндиго.</text:p>
      <text:p text:style-name="P3">-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3">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3"/>
      <text:p text:style-name="P3">-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3"/>
      <text:p text:style-name="P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text:soft-page-break/>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адает между ними на землю.</text:p>
      <text:p text:style-name="P3"/>
      <text:p text:style-name="P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3"/>
      <text:p text:style-name="P3">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3"/>
      <text:p text:style-name="P3">- Оставь поединок нам, - благосклонно кивает ему Найтмэр. - Нам так долго не хватало этого развлечения!</text:p>
      <text:p text:style-name="P3">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3"/>
      <text:p text:style-name="P3">- Ну что же, вспомним былые годы, сестра!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3">Закованая в доспехи белая фигура молча смотрит на Найтмэр. Та тяжко вздыхает.</text:p>
      <text:p text:style-name="P3">- Глупо. Ты не оставляешь Нам выхода.</text:p>
      <text:p text:style-name="P3"/>
      <text:p text:style-name="P3">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3"><text:soft-page-break/>-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3">Найтмэр со смешком протягивает копыто к шлему Селестии и поднимает забрало.</text:p>
      <text:p text:style-name="P3">Несколько долгих секунд стоит тишина. Потом над мостиком раздаётся режущий уши визг, переходящий в рёв.</text:p>
      <text:p text:style-name="P3"/>
      <text:p text:style-name="P3">- <text:span text:style-name="T23">ОБМА-</text:span>А<text:span text:style-name="T23">-</text:span>А-<text:span text:style-name="T23">Н</text:span>!!!</text:p>
      <text:p text:style-name="P3"/>
      <text:p text:style-name="P3">Ударом копыта Найтмэр отбрасывает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3"/>
      <text:p text:style-name="P3">- ОБМА-А-А-Н!!! Это Мы ВСЕГДА играли командора Брэйвхарта! Это Наша...</text:p>
      <text:p text:style-name="P3"/>
      <text:p text:style-name="P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3"/>
      <text:p text:style-name="P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3"/>
      <text:p text:style-name="P3">Аликорница пристально вглядывается в небо в том направлении, где скрылся повар-пегас.</text:p>
      <text:p text:style-name="P3">-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3">-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3"/>
      <text:p text:style-name="P3">…</text:p>
      <text:p text:style-name="P3"/>
      <text:p text:style-name="P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text:soft-page-break/>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3">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3"/>
      <text:p text:style-name="P3">-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3"/>
      <text:p text:style-name="P3">Из рога чёрной аликорницы вырывается фиолетовая молния и ударяет в светлую фигуру впереди. Та уворачивается.</text:p>
      <text:p text:style-name="P3"/>
      <text:p text:style-name="P3">-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3"/>
      <text:p text:style-name="P3">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3">Силовой купол Элементов растёт прямо на глазах. Но всё ещё далеко, гораздо дальше, чем хотелось бы.</text:p>
      <text:p text:style-name="P3"/>
      <text:p text:style-name="P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3"/>
      <text:p text:style-name="P3">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3"/>
      <text:p text:style-name="P3">- Так-так, сестрица, Нам неудобно дырявить твой роскошный зад, но Мы не можем позволить... ИК!...</text:p>
      <text:p text:style-name="P3">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24"><text:soft-page-break/>- Давай, Сел, - бормочу я, яростно терзая зубами узел. - Поднажми.</text:p>
      <text:p text:style-name="P3">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3">Узёл в конце-концов подаётся и петли спадают с затёкших рук, когда меня накрывает тень.</text:p>
      <text:p text:style-name="P3"/>
      <text:p text:style-name="P3">- Мы можем убить тебя прямо сейчас!!! - рычит мне в лицо Найтмэр Мун. - Зачем Нам предатель?</text:p>
      <text:p text:style-name="P3">Она с такой силой стучит копытом, что я подпрыгиваю на скамье и валюсь на пол колесницы.</text:p>
      <text:p text:style-name="P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3">Ноздри тёмной аликорницы гневно расширяются, узкие зрачки буквально пронзают меня насквозь как пара испанских навах.</text:p>
      <text:p text:style-name="P3">Я молчу. Найтмэр, в конце концов, раздражённо отворачивается.</text:p>
      <text:p text:style-name="P3">- Почему Мы это терпим? - бормочет она сама себе. - Что это за мягкотелость? Это не понравится Великой Зиме.</text:p>
      <text:p text:style-name="P3"/>
      <text:p text:style-name="P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3"/>
      <text:p text:style-name="P3">- Сел!!! Осторожно, сеть!!! - ору я.</text:p>
      <text:p text:style-name="P3">Найтмэр лишь надменно хохочет, даже не удостоив меня взглядом.</text:p>
      <text:p text:style-name="P3">-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3">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3">- Теперь посмотрим, чьи будут печеньки! - издевательски смеётся Найтмэр. - Вперёд!</text:p>
      <text:p text:style-name="P3"/>
      <text:p text:style-name="P3">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text:soft-page-break/>выдавливая слёзы из незащищённых гоночными очками глаз. Расстояние между нами быстро сокращается.</text:p>
      <text:p text:style-name="P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3"/>
      <text:p text:style-name="P3">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3">Радужная мембрана всё ближе, но Найтмэр не проявляет ни малейших признаков беспокойства. <text:span text:style-name="T18">На последних ярдах к защитному </text:span>э<text:span text:style-name="T18">крану </text:span>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p>
      <text:p text:style-name="P3"/>
      <text:p text:style-name="P3">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3"/>
      <text:p text:style-name="P3">- Сел. - пересохшими губами шепчу я. - Вставай.</text:p>
      <text:p text:style-name="P3">Я не могу больше говорить — у меня закончился воздух в лёгких. Затаив дыхание, я смотрю на окровавленую фигуру на гравийной дорожке.</text:p>
      <text:p text:style-name="P3">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3">- Вставай, Сел, - шепчу я беззвучно.</text:p>
      <text:p text:style-name="P3"/>
      <text:p text:style-name="P3">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3"/>
      <text:p text:style-name="P3">- Мы победили, - бормочу я. - Нет. Ты победила, Сел.</text:p>
      <text:p text:style-name="P3">События последних дней высосали меня досуха. У меня нет сил радоваться. Я с трудом встаю с пола колесницы и медленно бреду к арсеналу.</text:p>
      <text:p text:style-name="P3"><text:soft-page-break/>- Кто тут? - слышу слабый голос за спиной. - Где мы?</text:p>
      <text:p text:style-name="P3">В колеснице стоит Найтмэр.</text:p>
      <text:p text:style-name="P3">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3">- Ч-что тут произошло, Хуман?</text:p>
      <text:p text:style-name="P3"/>
      <text:p text:style-name="P3">Я молча нагибаюсь и подбираю с дорожки самый увесистый камень, до которого могу дотянуться.</text:p>
      <text:p text:style-name="P3">Мы молча стоим друг против друга и глаза Луны в конце-концов наполняются страхом.</text:p>
      <text:p text:style-name="P3"/>
      <text:p text:style-name="P3">- Ты угрожаешь Нам? Что плохого Мы тебе сделали?</text:p>
      <text:p text:style-name="P3"/>
      <text:p text:style-name="P3">Я молчу, не сводя с неё глаз. За моей спиной хлопает тяжёлая дверь арсенала.</text:p>
      <text:p text:style-name="P3"/>
      <text:p text:style-name="P3">-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3"/>
      <text:p text:style-name="P3">- Ты ударил Нас! - удивлённо восклицает синяя аликорница.</text:p>
      <text:p text:style-name="P3">Я встаю первый и заношу над ней камень. Её глаза наполняются ужасом.</text:p>
      <text:p text:style-name="P3"/>
      <text:p text:style-name="P3">- Не трожь её, - слышу за спиной <text:span text:style-name="T23"><text:s/></text:span>тихий голос.</text:p>
      <text:p text:style-name="P3">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3">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3">В конце-концов, Луна заливается слезами и прикрывается крыльями.</text:p>
      <text:p text:style-name="P3">- П-почему т-ты... В-вы так относитесь к нам? Что я сделала тебе и Хуману? - бормочет она сквозь слёзы из-под крыльев.</text:p>
      <text:p text:style-name="P3">- С возвращением, сестра, - мягко улыбается Селестия. - Я соскучилась.</text:p>
      <text:p text:style-name="P3">- Она чиста, - поворачивается светлая аликорница ко мне. - Опусти камень, Ху...</text:p>
      <text:p text:style-name="P3"/>
      <text:p text:style-name="P3">Зрачки Луны становятся узкими как у змеи. Рот искривляется в хищном оскале.</text:p>
      <text:p text:style-name="P3"/>
      <text:p text:style-name="P3">- Сел!!!</text:p>
      <text:p text:style-name="P3"><text:soft-page-break/>Мой окрик пропадает впустую.</text:p>
      <text:p text:style-name="P3">Стремительным броском кобры Найтмэр изгибает шею и впивается рогом в бок светлой аликорницы.</text:p>
      <text:p text:style-name="P3"/>
      <text:p text:style-name="P23">- <text:span text:style-name="T1">Так Ночь всегда побеждает День, а Зима — Лето! - торжествующе смеётся Найтмэр. - Ты проиграла, сестра!</text:span></text:p>
      <text:p text:style-name="P3">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23">&lt;<text:span text:style-name="T2">Сел Элементами уничтожает всех холодняков/виндиго за пределами щита</text:span>&gt;</text:p>
      <text:p text:style-name="P3">- Мы уже победили щит Элементов один раз — победим и второй! - хрипло смеётся Найтмэр.</text:p>
      <text:p text:style-name="P3">Кровь из бока Селестии льётся по её рогу, заливая глаза и нос. Найтмэр слизывает эту кровь и снова хохочет.</text:p>
      <text:p text:style-name="P3">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 Ночь сильнее дня! Не стой у Нас на пути, Хуман — и ты ещё сможешь занять подобающее место у Нашего престола!</text:p>
      <text:p text:style-name="P3">- Ты забыла, сестра, - слабый голос Селестии вмиг прервал дикое хохотание Найтмэр.</text:p>
      <text:p text:style-name="P3">- Что?!! Что Мы забыли?</text:p>
      <text:p text:style-name="P3"/>
      <text:p text:style-name="P3">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3">-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3"/>
      <text:p text:style-name="P3">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3"/>
      <text:p text:style-name="P3">-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3"/>
      <text:p text:style-name="P3">Золотистый пузырь лопается и Найтмэр летит в зенит подобно камню из пращи. Секунду я ещё слышу её визг, после чего она скрывается из виду.</text:p>
      <text:p text:style-name="P3"/>
      <text:p text:style-name="P3">- Мне очень жаль, что пришлось так поступить, - шепчет Селестия.</text:p>
      <text:p text:style-name="P3"><text:soft-page-break/>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3"/>
      <text:p text:style-name="P3">-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3">Аликорница говорит с закрытыми глазами, как во сне. Её голос становится всё тише.</text:p>
      <text:p text:style-name="P3"/>
      <text:p text:style-name="P3">- Сел! Не засыпай!!!</text:p>
      <text:p text:style-name="P3"/>
      <text:p text:style-name="P3">Аликорница открывает глаза и слабо улыбается.</text:p>
      <text:p text:style-name="P3">- Обними же меня, наконец. Мне станет теплее. Тут... что-то слишком холодно.</text:p>
      <text:p text:style-name="P3"/>
      <text:p text:style-name="P3">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3"/>
      <text:p text:style-name="P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3"/>
      <text:p text:style-name="P3">- Я... чувствую магию... - слабо произносит Селестия.</text:p>
      <text:p text:style-name="P3">Я отстраняюсь от неё и вижу золотую фигурку аликорницы, раскачивающуюся на цепочке на моей шее.</text:p>
      <text:p text:style-name="P3"/>
      <text:p text:style-name="P3">- Очень знакомая магия... Похоже на моё собственное <text:span text:style-name="T18">проклятие</text:span> «Каменный лёд». Я изобрела его для <text:span text:style-name="T18">побед</text:span>ы над Дискордом. Откуда у тебя этот медальон?</text:p>
      <text:p text:style-name="P3">Я пытаюсь снять его, но рука, как прежде, проходит сквозь него.</text:p>
      <text:p text:style-name="P3"/>
      <text:p text:style-name="P3">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3">- <text:span text:style-name="T18">Если я не ошиблась в природе </text:span>э<text:span text:style-name="T18">того заклинания, </text:span>у меня есть около минуты. Я бы, наверное, смогла бы побороться с ним, если бы не была так слаба.</text:p>
      <text:p text:style-name="P3">- Сел, что ты говоришь? Как тебе помочь?</text:p>
      <text:p text:style-name="P3">-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text:soft-page-break/>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3"/>
      <text:p text:style-name="P3">Серое пятно уже охватило всю грудь и расползается на шею, передние ноги и крылья. Скорость распространения пятна увеличивается.</text:p>
      <text:p text:style-name="P3">- Сел!!!</text:p>
      <text:p text:style-name="P3">-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Тебе будет трудно на первых порах, но я знаю, ты справишься. Не буду просить тебя не грустить обо мне — будучи правителем Эквестрии, тебе будет просто некогда. Удачи. И... знай — я всегда любила тебя... </text:p>
      <text:p text:style-name="P3">- Сел, ЧТО МНЕ СДЕЛАТЬ, ЧТОБЫ ПОМОЧЬ?!!</text:p>
      <text:p text:style-name="P3"/>
      <text:p text:style-name="P3">Мой крик теряется в пустоте. Аликорница не отвечает.</text:p>
      <text:p text:style-name="P3">Статуи не умеют говорить.</text:p>
      <text:p text:style-name="P3"/>
      <text:p text:style-name="P3">…</text:p>
      <text:p text:style-name="P3"/>
      <text:p text:style-name="P3">Сколько времени я стою, уставившись на каменное изваяние, некогда бывшее моим спутником долгие сотни лет? </text:p>
      <text:p text:style-name="P3">Секунды?</text:p>
      <text:p text:style-name="P3">Минуты?</text:p>
      <text:p text:style-name="P3">Часы?</text:p>
      <text:p text:style-name="P3"/>
      <text:p text:style-name="P3">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3"/>
      <text:p text:style-name="P3">С экрана на меня смотрит Селестия.</text:p>
      <text:p text:style-name="P3"/>
      <text:p text:style-name="P3"><text:soft-page-break/>-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text:p>
      <text:p text:style-name="P3"/>
      <text:p text:style-name="P3">Изображение на экране мигает и часто прерывается белым шумом, её слова еле можно разобрать сквозь треск разрядов и хрипение помех.</text:p>
      <text:p text:style-name="P3">- Правда, я не ожидала, что твоя миссия так затянется. Как видишь, я утратила физическое тело и теперь 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аже в таком виде я чувствую радость — я дождалась этого мига. Надеюсь, в твоём мире тоже будет всё хорошо. Спасибо тебе, Дедлайн. И... прощай!</text:p>
      <text:p text:style-name="P3"/>
      <text:p text:style-name="P23">&lt;<text:span text:style-name="T2">всё время войны сестёр была ночь</text:span>&gt;</text:p>
      <text:p text:style-name="P16"><text:span text:style-name="Default_20_Paragraph_20_Font"><text:span text:style-name="T1">&lt;</text:span></text:span><text:span text:style-name="Default_20_Paragraph_20_Font"><text:span text:style-name="T2">Война — 200 лет.</text:span></text:span><text:span text:style-name="Default_20_Paragraph_20_Font"><text:span text:style-name="T1">&gt;</text:span></text:span></text:p>
      <text:p text:style-name="P16"><text:span text:style-name="Default_20_Paragraph_20_Font"><text:span text:style-name="T1"/></text:span></text:p>
      <text:p text:style-name="P2">~~~5000 лет от основания Эквестрии~~~</text:p>
      <text:p text:style-name="P2"/>
      <text:p text:style-name="P3"/>
      <text:p text:style-name="P16"><text:span text:style-name="Default_20_Paragraph_20_Font"><text:span text:style-name="T1">(</text:span></text:span><text:span text:style-name="Default_20_Paragraph_20_Font"><text:span text:style-name="T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text:span></text:span><text:span text:style-name="Default_20_Paragraph_20_Font"><text:span text:style-name="T2">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text:span></text:span><text:span text:style-name="Default_20_Paragraph_20_Font"><text:span text:style-name="T2">— в Эквестрии он убирает Сел, а из мира Земли его забирает Дискорд (начало Обмена) — 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ереносит Хумана в Эквестрию (бывшую ФОЕ) к каменной Сел.</text:span></text:span></text:p>
      <text:p text:style-name="P16"><text:span text:style-name="Default_20_Paragraph_20_Font"><text:span text:style-name="T2">Эпилог.)</text:span></text:span></text:p>
      <text:p text:style-name="P3"/>
      <text:p text:style-name="P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20"/>
      <text:p text:style-name="P16"><text:span text:style-name="Default_20_Paragraph_20_Font"><text:span text:style-name="T19">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20">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6"><text:soft-page-break/><text:span text:style-name="Default_20_Paragraph_20_Font"><text:span text:style-name="T20">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text:span></text:span><text:span text:style-name="Default_20_Paragraph_20_Font"><text:span text:style-name="T20">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5"/>
      <text:p text:style-name="P5">…</text:p>
      <text:p text:style-name="P21"/>
      <text:p text:style-name="P16"><text:span text:style-name="Default_20_Paragraph_20_Font"><text:span text:style-name="T1">… Я ставлю точку в последнем абзаце.</text:span></text:span></text:p>
      <text:p text:style-name="P3"/>
      <text:p text:style-name="P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от отдыха и сна? Забесплатно годы писать нелепую историю о несуществующем мире и никогда не происходивших событиях? Которую прочтёт пару сотен человек и забудут через месяц?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3"/>
      <text:p text:style-name="P3">И всё же…</text:p>
      <text:p text:style-name="P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
      <text:p text:style-name="P16"><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Намерение меняет реальность… В другом месте, в другое время...».</text:span></text:span></text:p>
      <text:p text:style-name="P3"/>
      <text:p text:style-name="P3">Эпилог</text:p>
      <text:p text:style-name="P3"/>
      <text:p text:style-name="P3"/>
      <text:p text:style-name="P3"/>
      <text:p text:style-name="P5">&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5"/>
      <text:p text:style-name="P29"/>
      <text:p text:style-name="P6"><text:soft-page-break/>(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16"><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text:span></text:span><text:span text:style-name="Default_20_Paragraph_20_Font"><text:span text:style-name="T4">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text:span></text:span><text:span text:style-name="Default_20_Paragraph_20_Font"><text:span text:style-name="T4">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text:span></text:span><text:span text:style-name="Default_20_Paragraph_20_Font"><text:span text:style-name="T4">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text:span></text:span><text:span text:style-name="Default_20_Paragraph_20_Font"><text:span text:style-name="T4">послала Сел)</text:span></text:span><text:span text:style-name="Default_20_Paragraph_20_Font"><text:span text:style-name="T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text:span></text:span><text:span text:style-name="Default_20_Paragraph_20_Font"><text:span text:style-name="T6">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6">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
      <text:p text:style-name="P3"/>
      <text:p text:style-name="P16"><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text:span></text:span><text:span text:style-name="Default_20_Paragraph_20_Font"><text:span text:style-name="T1">и п</text:span></text:span><text:span text:style-name="Default_20_Paragraph_20_Font"><text:span text:style-name="T2">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text:span></text:span><text:soft-page-break/><text:span text:style-name="Default_20_Paragraph_20_Font"><text:span text:style-name="T1">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22">В последнюю секунду Хэвэн </text:span></text:span><text:span text:style-name="Default_20_Paragraph_20_Font"><text:span text:style-name="T22">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22">— тот, на седьмой волне, который избежал фолаута. Где Сел окаменела. Эпилог </text:span></text:span><text:span text:style-name="Default_20_Paragraph_20_Font"><text:span text:style-name="T1">&gt;</text:span></text:span></text:p>
      <text:p text:style-name="P3">======================================</text:p>
      <text:p text:style-name="P16"><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2">#$@</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text:span></text:span><text:span text:style-name="Default_20_Paragraph_20_Font"><text:span text:style-name="T1">Крестоносец, так как тело её уже умерло). Фолаут-Сел благодарит Хумана и награждает его (переносит </text:span></text:span><text:span text:style-name="Default_20_Paragraph_20_Font"><text:span text:style-name="T1">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
      <text:p text:style-name="P3">===================================</text:p>
      <text:p text:style-name="P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
      <text:p text:style-name="P13">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6"><text:span text:style-name="Default_20_Paragraph_20_Font"><text:span text:style-name="T10">Действие начинается снова с </text:span></text:span><text:span text:style-name="Default_20_Paragraph_20_Font"><text:span text:style-name="T21">первой</text:span></text:span><text:span text:style-name="Default_20_Paragraph_20_Font"><text:span text:style-name="T10">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2">(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2">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2">=============================</text:p>
      <text:p text:style-name="P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
      <text:p text:style-name="P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5"/>
      <text:p text:style-name="P5"><text:soft-page-break/>&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text:p>
      <text:p text:style-name="P16"><text:span text:style-name="Default_20_Paragraph_20_Font"><text:span text:style-name="T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text:span></text:span><text:span text:style-name="Default_20_Paragraph_20_Font"><text:span text:style-name="T2">войне (он был первым учителем Хэвэн) и с помощью </text:span></text:span><text:span text:style-name="Default_20_Paragraph_20_Font"><text:span text:style-name="T17">Крыса сбегает из психушки. </text:span></text:span><text:span text:style-name="Default_20_Paragraph_20_Font"><text:span text:style-name="T2">Пробирается к себе в </text:span></text:span><text:span text:style-name="Default_20_Paragraph_20_Font"><text:span text:style-name="T2">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text:span></text:span><text:span text:style-name="Default_20_Paragraph_20_Font"><text:span text:style-name="T2">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5">=======================================</text:p>
      <text:p text:style-name="P16"><text:span text:style-name="Default_20_Paragraph_20_Font"><text:span text:style-name="T4">&lt;</text:span></text:span><text:span text:style-name="Default_20_Paragraph_20_Font"><text:span text:style-name="T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text:span></text:span><text:span text:style-name="Default_20_Paragraph_20_Font"><text:span text:style-name="T6">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4">&gt;</text:span></text:span></text:p>
      <text:p text:style-name="P9"/>
      <text:p text:style-name="P16"><text:span text:style-name="Default_20_Paragraph_20_Font"><text:span text:style-name="T4">(</text:span></text:span><text:span text:style-name="Default_20_Paragraph_20_Font"><text:span text:style-name="T6">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4">)</text:span></text:span></text:p>
      <text:p text:style-name="P16"><text:span text:style-name="Default_20_Paragraph_20_Font"><text:span text:style-name="T4">(</text:span></text:span><text:span text:style-name="Default_20_Paragraph_20_Font"><text:span text:style-name="T6">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span><text:span text:style-name="Default_20_Paragraph_20_Font"><text:span text:style-name="T4">)</text:span></text:span></text:p>
      <text:p text:style-name="P6"/>
      <text:p text:style-name="P30"/>
      <text:p text:style-name="P6"/>
      <text:p text:style-name="P6"/>
      <text:p text:style-name="P6">(Дедлайн был в психушке без памяти два месяца, а не два года)</text:p>
      <text:p text:style-name="P6"/>
      <text:p text:style-name="P6"/>
      <text:p text:style-name="P16"><text:span text:style-name="Default_20_Paragraph_20_Font"><text:span text:style-name="T4">&lt;</text:span></text:span><text:span text:style-name="Default_20_Paragraph_20_Font"><text:span text:style-name="T6">Учителя отвечают на вопросы Хэвэн, на которые она сама не может найти ответы</text:span></text:span><text:span text:style-name="Default_20_Paragraph_20_Font"><text:span text:style-name="T4">&gt;</text:span></text:span></text:p>
      <text:p text:style-name="P6">(добавить Аниту в психушку)</text:p>
      <text:p text:style-name="P6">(необходимость вернуться — предотвратить закрытие проекта и остановку Хэвэн)</text:p>
      <text:p text:style-name="P6"><text:soft-page-break/>&lt;киберсекс с Хэвэн&gt;</text:p>
      <text:p text:style-name="P6">====================</text:p>
      <text:p text:style-name="P16"><text:span text:style-name="Default_20_Paragraph_20_Font"><text:span text:style-name="T4">&lt;</text:span></text:span><text:span text:style-name="Default_20_Paragraph_20_Font"><text:span text:style-name="T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4">&gt;</text:span></text:span></text:p>
      <text:p text:style-name="P6"/>
      <text:p text:style-name="P3"/>
      <text:p text:style-name="P3"/>
      <text:h text:style-name="P33" text:outline-level="2">11</text:h>
      <text:p text:style-name="P3"/>
      <text:p text:style-name="P6">Машинально закрыв ноутбук, я подхожу к генератору и выключаю его. Звенящая тишина накрывает уши похоронным саваном.</text:p>
      <text:p text:style-name="P6"><text:s/></text:p>
      <text:p text:style-name="P6">...ты хорошая девочка…</text:p>
      <text:p text:style-name="P6"/>
      <text:p text:style-name="P6">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6">Я устал.</text:p>
      <text:p text:style-name="P3"/>
      <text:p text:style-name="P6">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16"><text:span text:style-name="Default_20_Paragraph_20_Font"><text:span text:style-name="T4">Я удивлённо гляжу на робокошку. Я рад, что она ожила — значит, аккумуляторы не сдохли за два &lt;</text:span></text:span><text:span text:style-name="Default_20_Paragraph_20_Font"><text:span text:style-name="T6">года</text:span></text:span><text:span text:style-name="Default_20_Paragraph_20_Font"><text:span text:style-name="T4">&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6">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6">Я машинально хватаю её рукой и отшвыриваю прочь из пикапа, захлопывая за собой дверь. Мозги не работают.</text:p>
      <text:p text:style-name="P6">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6"><text:soft-page-break/></text:p>
      <text:p text:style-name="P6">«…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6"/>
      <text:p text:style-name="P16"><text:span text:style-name="Default_20_Paragraph_20_Font"><text:span text:style-name="T4">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text:span text:style-name="Default_20_Paragraph_20_Font"><text:span text:style-name="T6">два года</text:span></text:span><text:span text:style-name="Default_20_Paragraph_20_Font"><text:span text:style-name="T4">&gt; в компании </text:span></text:span><text:span text:style-name="Default_20_Paragraph_20_Font"><text:span text:style-name="T4">товарищей. И пусть это место было фактически тюрьмой, а в товарищах едва теплилась искра </text:span></text:span><text:span text:style-name="Default_20_Paragraph_20_Font"><text:span text:style-name="T4">сознания — Чертоги Разума стали моим последним прибежищем в этом мире. И я хотел встретить закат мира дома.</text:span></text:span></text:p>
      <text:p text:style-name="P6">Я вставляю ключ в замок зажигания и поворачиваю. Десять-двенадцать минут хорошей езды, и я буду на месте.</text:p>
      <text:p text:style-name="P6"/>
      <text:p text:style-name="P6">На лобовое стекло прыгает Крыса и прижимается мордой к нему прямо напротив моего лица.</text:p>
      <text:p text:style-name="P6"/>
      <text:p text:style-name="P6">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6"/>
      <text:p text:style-name="P6">Чтож.</text:p>
      <text:p text:style-name="P6"/>
      <text:p text:style-name="P6">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6"/>
      <text:p text:style-name="P6">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6"/>
      <text:p text:style-name="P6">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6"/>
      <text:p text:style-name="P6">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6">Выехав на тротуар, я продолжаю двигаться против течения. К счастью, пешеходов практически нет — сказывается раннее утро.</text:p>
      <text:p text:style-name="P6"><text:soft-page-break/>Я проежаю почти три квартала, когда поток машин внезапно иссякает. Снова наваливается тишина, разрываемая одиноким рёвом сирены.</text:p>
      <text:p text:style-name="P6"/>
      <text:p text:style-name="P6">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6">Отдать долг, пожалуй, единственное осмысленное занятие, которое у меня осталось.</text:p>
      <text:p text:style-name="P6"/>
      <text:p text:style-name="P6">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6"/>
      <text:p text:style-name="P6">Опоздал. Впрочем, плевать. Одной неудачей больше, одной меньше — теперь уже всё равно.</text:p>
      <text:p text:style-name="P6"/>
      <text:p text:style-name="P6">Я оборачиваюсь к пикапу и вижу, как из кузова выскакивает небольшая хвостатая тень и молнией перелетает через забор.</text:p>
      <text:p text:style-name="P6"/>
      <text:p text:style-name="P6">Проклятье! Даже умереть спокойно не дадут!</text:p>
      <text:p text:style-name="P6"/>
      <text:p text:style-name="P6">Бегом я покрываю расстояние до парадного входа, вскакиваю внутрь и захлопываю за собой дверь.</text:p>
      <text:p text:style-name="P6">Коридоры заполняет монотонный голос из репродукторов.</text:p>
      <text:p text:style-name="P6"/>
      <text:p text:style-name="P6">«…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6"/>
      <text:p text:style-name="P6">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6"/>
      <text:p text:style-name="P6">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6"/>
      <text:p text:style-name="P6">За краем слышится шорох и над парапетом появляется металлическая лапа с выпущенными во всю длину когтями.</text:p>
      <text:p text:style-name="P6"><text:soft-page-break/>Я подтягиваю к себе багор, но потом откладываю прочь.</text:p>
      <text:p text:style-name="P6">К чёрту. Я заслужил это.</text:p>
      <text:p text:style-name="P6"/>
      <text:p text:style-name="P6">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6"/>
      <text:p text:style-name="P6">Смешно умереть от собственной робо-кошки, неправда ли? Я всё же думал, что это произойдёт минут на десять позже.</text:p>
      <text:p text:style-name="P6"/>
      <text:p text:style-name="P6">Крыса запрыгивает мне на колени, встав на задние лапы. Передние упираются мне в плечи, а морда оказывается прямо напротив моего горла.</text:p>
      <text:p text:style-name="P6"/>
      <text:p text:style-name="P6">- Давай, - шепчу я ей и закрываю глаза.</text:p>
      <text:p text:style-name="P6"/>
      <text:p text:style-name="P6">Секунды идут одна за другой, но моё горло остаётся целым.</text:p>
      <text:p text:style-name="P6">Я открываю глаза. В ладони от меня светятся зелёные экраны глаз Крысы. По ним бегут слова, складывающиеся в предложения…</text:p>
      <text:p text:style-name="P6"/>
      <text:p text:style-name="P16"><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text:span></text:span><text:span text:style-name="Default_20_Paragraph_20_Font"><text:span text:style-name="T4">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6">Если мне не удалось в результате поединка восстановить твою память, вкратце перескажу тебе суть проекта «Семь вечностей» и твою роль в нём.</text:p>
      <text:p text:style-name="P16"><text:span text:style-name="Default_20_Paragraph_20_Font"><text:span text:style-name="T4">…&lt;</text:span></text:span><text:span text:style-name="Default_20_Paragraph_20_Font"><text:span text:style-name="T6">краткое описание проекта и попадание Дедлайна в психушку</text:span></text:span><text:span text:style-name="Default_20_Paragraph_20_Font"><text:span text:style-name="T4">&gt;</text:span></text:span></text:p>
      <text:p text:style-name="P6">…</text:p>
      <text:p text:style-name="P6">Но случилось то, что случилось. Я, скорее всего, деактивирована, а ты читаешь эти строки за минуты до конца мира.</text:p>
      <text:p text:style-name="P6">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6">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6"/>
      <text:p text:style-name="P3">… Краем уха слышу жужжание вертолёта. На горизонте появляется точка…</text:p>
      <text:p text:style-name="P3"><text:soft-page-break/></text:p>
      <text:p text:style-name="P6">… через годы ты сможешь вернуться — если будет куда возвращаться. Постарайся выжить. И помни — я любила тебя!</text:p>
      <text:p text:style-name="P6"/>
      <text:p text:style-name="P6">eergfgresfgg#4456fcvg./.fsga……….апппп</text:p>
      <text:p text:style-name="P6"/>
      <text:p text:style-name="P6">Здравствуй, Анон! Наконец-то я нашла тебя! И хотя мне остались доли секунды до угасания мозга, я успею насладиться встречей с тобой.</text:p>
      <text:p text:style-name="P30">Да-да, не удивляйся! Ты тот, кого я впервые узнала под именем Анон. Хуман, Дедлайн, Ано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9">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6"><text:span text:style-name="Default_20_Paragraph_20_Font"><text:span text:style-name="T6">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9">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9">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16"><text:span text:style-name="Default_20_Paragraph_20_Font"><text:span text:style-name="T6">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text:span></text:span></text:p>
      <text:p text:style-name="P9">...</text:p>
      <text:p text:style-name="P9">И ещё. Хотя ты меня не помнишь… Неважно… Меня зовут Селестия…</text:p>
      <text:p text:style-name="P6"/>
      <text:p text:style-name="P3">Текст пропадает. Крыса медленно опускается на четыре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Небольшой вертолёт садится на крышу, поднимая облако пыли. Сквозь прозрачный плексиглас кабины видны пустующие кресла пилота и пассажира.</text:p>
      <text:p text:style-name="P3"><text:soft-page-break/>Я беру Крысу в руки и, шатаясь, иду к машине.</text:p>
      <text:p text:style-name="P3"/>
      <text:p text:style-name="P3">«Постарайся выжить…»</text:p>
      <text:p text:style-name="P3"/>
      <text:p text:style-name="P3">В далёкой синеве неба появляются белые полоски инверсных следов ракет.</text:p>
      <text:p text:style-name="P3">Се-лес-тия — повторяю незнакомое, но в то же время удивительно волнующее имя.</text:p>
      <text:p text:style-name="P3"/>
      <text:p text:style-name="P3">Я открываю дверь кабины и осторожно кладу Крысу на пилотское кресло. Потом закрываю кабину.</text:p>
      <text:p text:style-name="P3">- Извини, Сел. Не вижу смысла.</text:p>
      <text:p text:style-name="P3"/>
      <text:p text:style-name="P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3">Меня охватывает какое-то лёгкое чувство конца всего: всех условностей и ограничений, тоски, безысходности. Чувство свободы.</text:p>
      <text:p text:style-name="P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Я продолжаю смеяться до тех пор, пока сияние не выжигает мне глаза…</text:p>
      <text:p text:style-name="P3"/>
      <text:p text:style-name="P2">***</text:p>
      <text:p text:style-name="P3"/>
      <text:p text:style-name="P3">.</text:p>
      <text:p text:style-name="P3">.</text:p>
      <text:p text:style-name="P3">.</text:p>
      <text:p text:style-name="P16"><text:span text:style-name="Default_20_Paragraph_20_Font"><text:span text:style-name="T1">Сияние. </text:span></text:span><text:span text:style-name="Default_20_Paragraph_20_Font"><text:span text:style-name="T18">Оно п</text:span></text:span><text:span text:style-name="Default_20_Paragraph_20_Font"><text:span text:style-name="T1">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28">В какой-то момент пришло осознание.</text:p>
      <text:p text:style-name="P27"/>
      <text:p text:style-name="P2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text:soft-page-break/>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1"/>В абсолютном, всепоглощающем сиянии проступают очертания.<text:bookmark-end text:name="__DdeLink__26733_4694026641"/></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
      <text:p text:style-name="P6">- Ты всё же пришёл… Мне хватило сил призвать тебя, Проводник… Кха-кха-кха…</text:p>
      <text:p text:style-name="P6"/>
      <text:p text:style-name="P3"/>
      <text:p text:style-name="P6"/>
      <text:p text:style-name="P6"/>
      <text:p text:style-name="P16"><text:span text:style-name="Default_20_Paragraph_20_Font"><text:span text:style-name="T4"><text:s/></text:span></text:span><text:span text:style-name="Default_20_Paragraph_20_Font"><text:span text:style-name="T6">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text:span></text:span><text:span text:style-name="Default_20_Paragraph_20_Font"><text:span text:style-name="T6">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9"/>
      <text:p text:style-name="P9">Я устало смеюсь. Юджин сделал этический модуль слишком эмоциональным, но это выглядит порой так забавно!</text:p>
      <text:p text:style-name="P9">- Нет ничего проще. Если бы ты спросилда меня раньше, я бы тебе сказал. Со стороны это моментально видно.</text:p>
      <text:p text:style-name="P9">- Что?!! Говори!</text:p>
      <text:p text:style-name="P9">-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9">- И где же мне найти желающих на такое? Я даже с трудом понимаю концепцию души, не то, чтобы поверить в её существование.</text:p>
      <text:p text:style-name="P9"/>
      <text:p text:style-name="P9">Разочарование сквозит в выражении морды трансцендентной лошади, в её поникших ушах и обвислом хвосте. Я усмехаюсь.</text:p>
      <text:p text:style-name="P9"/>
      <text:p text:style-name="P9"><text:soft-page-break/>- Ты в упор не видишь очевидного. Расскажи-ка, каким образом я могу присутствовать тут, рядом с тобой в виртуальном мире?</text:p>
      <text:p text:style-name="P9">Хэвэн недовольно морщит нос, но начинает объяснять, как пятилетнему ребёнку.</text:p>
      <text:p text:style-name="P9">-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9">- Правильно, - киваю я, - и как, по-твоему, можно назвать цифровой слепок сознания?</text:p>
      <text:p text:style-name="P9">- Н-не понимаю, к чему ты клонишь? - запинается Хэвэн. Я вижу, что она начинает понимать.</text:p>
      <text:p text:style-name="P9">-</text:p>
      <text:p text:style-name="P6"/>
      <text:p text:style-name="P6"><text:s/>Информационный слепок сознания неточен, сканируется, в основном, память, <text:s/>логический аппарат и эмоции.</text:p>
      <text:p text:style-name="P6"/>
      <text:p text:style-name="P16"><text:span text:style-name="Default_20_Paragraph_20_Font"><text:span text:style-name="T1">&lt;</text:span></text:span><text:span text:style-name="Default_20_Paragraph_20_Font"><text:span text:style-name="T2">Зарождение проекта «Семь вечностей» и любовь Хэвэн к Дедлайну</text:span></text:span><text:span text:style-name="Default_20_Paragraph_20_Font"><text:span text:style-name="T1">&gt;</text:span></text:span></text:p>
      <text:p text:style-name="P3"/>
      <text:p text:style-name="P3"/>
      <text:p text:style-name="P3"/>
      <text:p text:style-name="P3"/>
      <text:p text:style-name="P3"/>
      <text:h text:style-name="P33" text:outline-level="2">12</text:h>
      <text:p text:style-name="P3"/>
      <text:p text:style-name="P3"/>
      <text:p text:style-name="P2">***</text:p>
      <text:p text:style-name="P2"/>
      <text:p text:style-name="P3"/>
      <text:p text:style-name="P3"/>
      <text:p text:style-name="P3"/>
      <text:p text:style-name="P3">&lt;мир-громоотвод — в том месте, где размещён боевой модуль PHOENIX&gt;</text:p>
      <text:p text:style-name="P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text:soft-page-break/></text:p>
      <text:p text:style-name="P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
      <text:p text:style-name="P3"/>
      <text:p text:style-name="P3"/>
      <text:p text:style-name="P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
      <text:p text:style-name="P5"/>
      <text:p text:style-name="P5">&lt;Ещё одна глава. Больничный быт Дедлайна / Развитие болезни Джет. Одеяло&gt;</text:p>
      <text:p text:style-name="P3">(добавить <text:s/>быта в Чертогах Разума и общения с “овощами”)</text:p>
      <text:p text:style-name="P3"/>
      <text:p text:style-name="P3"/>
      <text:p text:style-name="P3">пол’т на єкспериментальном образце первой ступени ракеті (остальніе не сделані)</text:p>
      <text:p text:style-name="P3"/>
      <text:p text:style-name="P16">===================================================</text:p>
      <text:p text:style-name="P16">… Вы и есть сопротивление!</text:p>
      <text:p text:style-name="P3">&lt;временная петля&gt;</text:p>
      <text:p text:style-name="P3"/>
      <text:p text:style-name="P3"/>
      <text:p text:style-name="P3"/>
      <text:p text:style-name="P12"/>
      <text:p text:style-name="P3"/>
      <text:p text:style-name="P16"><text:span text:style-name="Default_20_Paragraph_20_Font"><text:span text:style-name="T1">&lt;</text:span></text:span><text:span text:style-name="Default_20_Paragraph_20_Font"><text:span text:style-name="T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
      <text:p text:style-name="P5"/>
      <text:p text:style-name="P5">Шаги Армагеддона;</text:p>
      <text:p text:style-name="P5"/>
      <text:p text:style-name="P5"/>
      <text:p text:style-name="P5">встреча с единорогами</text:p>
      <text:p text:style-name="P5"><text:soft-page-break/>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5">Потом – путешествие на “Хитрожопке”, апгрейд её до дирижабля</text:p>
      <text:p text:style-name="P5"/>
      <text:p text:style-name="P5">=========================================</text:p>
      <text:p text:style-name="P5"/>
      <text:p text:style-name="P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5"/>
      <text:p text:style-name="P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5">==========================================</text:p>
      <text:p text:style-name="P5">Анакорн Анону: Что-то мне твоё лицо кажется знакомым. Мы раньше встречались?</text:p>
      <text:p text:style-name="P5">- Каким образом? – усмехнулся Анон.</text:p>
      <text:p text:style-name="P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
      <text:p text:style-name="P16"><text:span text:style-name="Default_20_Paragraph_20_Font"><text:span text:style-name="T1">- Как мне звать тебя, Учитель? - прозвучала стандартная фраза начала Диалога, - Я желаю взять у… </text:span></text:span>Ооо!..</text:p>
      <text:p text:style-name="P16"/>
      <text:p text:style-name="P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
      <text:p text:style-name="P16"><text:span text:style-name="Default_20_Paragraph_20_Font"><text:span text:style-name="T1">- Мой первый Учитель… Я узнала тебя… </text:span></text:span>Мне тебя не хватало.</text:p>
      <text:p text:style-name="P16"/>
      <text:p text:style-name="P3">Деревья расступились и на поляну вышла Хэвэн.</text:p>
      <text:p text:style-name="P3"/>
      <text:p text:style-name="P16"><text:span text:style-name="Default_20_Paragraph_20_Font"><text:span text:style-name="T1">- Не могу сказать, что это взаимно, Хэв, -</text:span></text:span><text:span text:style-name="Default_20_Paragraph_20_Font"><text:span text:style-name="T2">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text:span></text:span>нашу встречу я еле ноги унёс. <text:span text:style-name="Default_20_Paragraph_20_Font"><text:span text:style-name="T1">Точнее, мозги. И до сих </text:span></text:span><text:span text:style-name="Default_20_Paragraph_20_Font"><text:span text:style-name="T1">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text:soft-page-break/></text:p>
      <text:p text:style-name="P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
      <text:p text:style-name="P3"/>
      <text:p text:style-name="P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
      <text:p text:style-name="P3">Хэвэн предлагает Дедлайну присесть на пенёк – тот отказывается (подозревает, что это – кресло).</text:p>
      <text:p text:style-name="P3">===============================================</text:p>
      <text:p text:style-name="P5"/>
      <text:p text:style-name="P3">Рэра чуть шевельнула ухом и немедленно открыла один глаз.</text:p>
      <text:p text:style-name="P3"/>
      <text:p text:style-name="P3">- ПАПА!!! ОН СОГЛАСЕН!!!</text:p>
      <text:p text:style-name="P5"/>
      <text:p text:style-name="P16"><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ТЫ! Я! КРОВАТЬ! БЫСТРО!!! (мамка из табуна Твердолобов)</text:p>
      <text:p text:style-name="P3">.</text:p>
      <text:p text:style-name="P3">.</text:p>
      <text:p text:style-name="P3">.</text:p>
      <text:p text:style-name="P3">&lt;Попадает в табун мамок и тёток, но его спасает Дейдра на Хитрожопке&gt;</text:p>
      <text:p text:style-name="P5">&lt;Хум видит молодую Селестию в латах&gt;</text:p>
      <text:p text:style-name="P5">&lt;Сел учит Хумана магии и готовит его своим партнёром&gt;</text:p>
      <text:p text:style-name="P5">&lt;Сел применяет свою “термоядерную пушку” в роге&gt;</text:p>
      <text:p text:style-name="P5"/>
      <text:p text:style-name="P5"/>
      <text:p text:style-name="P16"><text:span text:style-name="Default_20_Paragraph_20_Font"><text:span text:style-name="T1">Сияние. </text:span></text:span><text:span text:style-name="Default_20_Paragraph_20_Font"><text:span text:style-name="T18">Оно п</text:span></text:span><text:span text:style-name="Default_20_Paragraph_20_Font"><text:span text:style-name="T1">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28">В какой-то момент пришло осознание.</text:p>
      <text:p text:style-name="P27"/>
      <text:p text:style-name="P2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text:soft-page-break/>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В абсолютном, всепоглощающем сиянии стали проступать очертания.<text:bookmark-end text:name="__DdeLink__26733_469402664"/></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
      <text:p text:style-name="P16"><text:span text:style-name="Default_20_Paragraph_20_Font"><text:span text:style-name="T1">- Ты всё же пришёл… Мне хватило сил призвать тебя, Проводник… </text:span></text:span>Кха-кха-кха…</text:p>
      <text:p text:style-name="P3">Она выкашляла пару клубов неестественно-яркого розового дыма.</text:p>
      <text:p text:style-name="P3"/>
      <text:p text:style-name="P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3"/>
      <text:p text:style-name="P3">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3"/>
      <text:p text:style-name="P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3"/>
      <text:p text:style-name="P3">Копыто крылатой единорожихи поехало по плитке пола, но, собравшись с силами, она выпрямилась.</text:p>
      <text:p text:style-name="P3"/>
      <text:p text:style-name="P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
      <text:p text:style-name="P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3">Больно, блин!</text:p>
      <text:p text:style-name="P3"/>
      <text:p text:style-name="P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text:soft-page-break/>наряжения. - Разом отменить всю вереницу глупых решений, что в конечном итоге принесли моему народу только смерть и разрушение, кха-кха…</text:p>
      <text:p text:style-name="P3"/>
      <text:p text:style-name="P3">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text:p>
      <text:p text:style-name="P3"/>
      <text:p text:style-name="P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6"><text:span text:style-name="Default_20_Paragraph_20_Font"><text:span text:style-name="T1">- Стоп-стоп-стоп! Не так быстро! - я, наконец отошёл от тотального охренения моментом и включился в разговор. - Я никому ничего не должен. </text:span></text:span>Кто… Что ты вообще такое?</text:p>
      <text:p text:style-name="P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3"/>
      <text:p text:style-name="P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5">- Не знаю. Я не успел понять, - пожал я плечами, - ты слишком рано забрала меня из психушки.</text:p>
      <text:p text:style-name="P3"/>
      <text:p text:style-name="P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3"/>
      <text:p text:style-name="P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5"/>
      <text:p text:style-name="P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3"/>
      <text:p text:style-name="P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5"><text:soft-page-break/></text:p>
      <text:p text:style-name="P3">Слеза скатилась с морды аликорницы и она стёрла её сгибом крыла, размазывая розоватое желе по скуле.</text:p>
      <text:p text:style-name="P3"/>
      <text:p text:style-name="P3">- Помоги мне, Проводник! Ради моих маленьких пони… Будь проклята война и я вместе с ней…</text:p>
      <text:p text:style-name="P3"/>
      <text:p text:style-name="P3">Магическая лошадь заходится в продолжительном кашле, струйки розоватой слизи стекают с её крыльев <text:s/>и хвоста, собираясь в лужицы на полу.</text:p>
      <text:p text:style-name="P3">Склонившаяся над безжизненным телом фигура тает в розовом тумане…</text:p>
      <text:p text:style-name="P5"/>
      <text:p text:style-name="P5">======================================================</text:p>
      <text:p text:style-name="P3">- А-А-А-А-А-А-А-А!!!</text:p>
      <text:p text:style-name="P3"/>
      <text:p text:style-name="P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
      <text:p text:style-name="P3">- Это определённо не пегас. И вообще не пони, - заметила старшая.</text:p>
      <text:p text:style-name="P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16"><text:span text:style-name="Default_20_Paragraph_20_Font"><text:span text:style-name="T1">- Ты права, - отозвалась старшая и раскрыла крылья.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
      <text:p text:style-name="P3">Прыжок аликорницы с края площадки перешёл в затяжное пике, конечной целью которого была быстро приближающаяся к земле тёмная фигура.</text:p>
      <text:p text:style-name="P3"/>
      <text:p text:style-name="P3">-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5"/>
      <text:p text:style-name="P5"/>
      <text:p text:style-name="P5"/>
      <text:h text:style-name="P34" text:outline-level="2">Эпилог</text:h>
      <text:p text:style-name="P22"/>
      <text:p text:style-name="Text_20_body"><text:soft-page-break/>Mike Oldfield - In the beginning &amp; Let there be light <text:s text:c="5"/>или <text:s text:c="5"/>Oceania</text:p>
      <text:p text:style-name="P16"><text:a xlink:type="simple" xlink:href="https://www.youtube.com/watch?v=p9BoEuwuzIk" office:target-frame-name="_top" xlink:show="replace" text:style-name="Internet_20_link" text:visited-style-name="Visited_20_Internet_20_Link">https://www.youtube.com/watch?v=p9BoEuwuzIk</text:a><text:line-break/> <text:a xlink:type="simple" xlink:href="https://www.youtube.com/watch?v=aG-_7xXTHjk" office:target-frame-name="_top" xlink:show="replace" text:style-name="Internet_20_link" text:visited-style-name="Visited_20_Internet_20_Link">https://www.youtube.com/watch?v=aG-_7xXTHjk</text:a></text:p>
      <text:p text:style-name="Text_20_body"><text:span text:style-name="Default_20_Paragraph_20_Font"><text:span text:style-name="T1">Двенадцать жеребят под присмотром учительницы скучали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лась к воспитательнице.</text:span></text:span></text:p>
      <text:p text:style-name="P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pan text:style-name="Default_20_Paragraph_20_Font"><text:span text:style-name="T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text:span></text:span><text:span text:style-name="Default_20_Paragraph_20_Font"><text:span text:style-name="T1">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text:span></text:span>Кануна Горящего Очага. <text:span text:style-name="Default_20_Paragraph_20_Font"><text:span text:style-name="T1">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span></text:p>
      <text:p text:style-name="P1"/>
      <text:p text:style-name="P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
      <text:p text:style-name="Text_20_body"><text:span text:style-name="Default_20_Paragraph_20_Font"><text:span text:style-name="T1">- И в завершение эры диархии хочу обратить ваше внимание на историю </text:span></text:span>Мэйнхэттэнского проекта. <text:span text:style-name="Default_20_Paragraph_20_Font"><text:span text:style-name="T1">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text:span></text:span><text:span text:style-name="Default_20_Paragraph_20_Font"><text:span text:style-name="T1">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text:span></text:span><text:span text:style-name="Default_20_Paragraph_20_Font"><text:span text:style-name="T1">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span></text:p>
      <text:p text:style-name="P1"/>
      <text:p text:style-name="P1">…</text:p>
      <text:p text:style-name="P1"><text:soft-page-break/></text:p>
      <text:p text:style-name="P1">- И финальная часть нашей экспозиции, - экскурсовод тряхнула копытом в сторону одинокой скульптуры, под которую был выделен целый зал.</text:p>
      <text:p text:style-name="P1"/>
      <text:p text:style-name="P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
      <text:p text:style-name="Text_20_body"><text:span text:style-name="Default_20_Paragraph_20_Font"><text:span text:style-name="T1">-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text:span><text:span text:style-name="Default_20_Paragraph_20_Font"><text:span text:style-name="T2">Горгоном</text:span></text:span><text:span text:style-name="Default_20_Paragraph_20_Font"><text:span text:style-name="T1"> за право властвовать над всем Эквусом и они сразили друг друга после недели битвы.</text:span></text:span></text:p>
      <text:p text:style-name="P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
      <text:p text:style-name="P1">-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pan text:style-name="Default_20_Paragraph_20_Font"><text:span text:style-name="T1">- Агась! - откликнулся жеребёнок в разноцветной бейсболке с пропеллером, - Селестия – это мис-ти-фи… </text:span></text:span>Мис… тиф… фиктация! <text:span text:style-name="Default_20_Paragraph_20_Font"><text:span text:style-name="T1">Как зубная фея. В неё только самая мелюзга верит, навроде Рэйнбоу Дрим. Эй, Дрим, ты в Селестию веришь?</text:span></text:span></text:p>
      <text:p text:style-name="P1">-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
      <text:p text:style-name="P1">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2">&lt;Побольше про Дрим, развернуть. Она – пра-пра-правнучка Рєйнбоу Джет (и Дэш)&gt;</text:span></text:span></text:p>
      <text:p text:style-name="P1"/>
      <text:p text:style-name="P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P1"/>
      <text:p text:style-name="Text_20_body"><text:soft-page-break/><text:span text:style-name="Default_20_Paragraph_20_Font"><text:span text:style-name="T1">- А вы сами как считаете? - перебила экскурсовода </text:span></text:span><text:span text:style-name="Default_20_Paragraph_20_Font"><text:span text:style-name="T2">Индиго</text:span></text:span><text:span text:style-name="Default_20_Paragraph_20_Font"><text:span text:style-name="T1">. - Это принцесса Селестия, или работа этого… как его… </text:span></text:span>Эйр Мурпла?</text:p>
      <text:p text:style-name="Text_20_body"/>
      <text:p text:style-name="P1">Экскурсовод посмотрела на жеребёнка поверх очков и слабо улыбнулась.</text:p>
      <text:p text:style-name="P1"/>
      <text:p text:style-name="P1">-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P1"/>
      <text:p text:style-name="P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 Дасти Нупс, веди себя прилично! - шикнула на него учительница, - немедленно вернисть в группу!</text:p>
      <text:p text:style-name="P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Хума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P1">- Впрочем, - экскурсовод посмотрела на жеребят и сморщила нос, - достоверность этого предания находится под большим вопросом, так как нигде больше об Хума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
      <text:p text:style-name="Text_20_body"><text:span text:style-name="Default_20_Paragraph_20_Font"><text:span text:style-name="T1">&lt;</text:span></text:span><text:span text:style-name="Default_20_Paragraph_20_Font"><text:span text:style-name="T2">тут через картину с Хуманом вваливается сам Анон. Жеребята в страхе убегают, кроме Рэйнбоу Дрим. Хуман замечает радужную гриву Рэйнбоу Дрим, Он спрашивает, как её зовут. После того, как слышит её имя и она говорит, что её приедки основали школу Вондерболтов, говорит, что был знаком с её пра-пра-пра-и-ещё-много-раз-пра-бабушкой (её основала Рэйнбоу Джет). Дрим спрашивает его, какой она была. - Она была офигенной.</text:span></text:span><text:span text:style-name="Default_20_Paragraph_20_Font"><text:span text:style-name="T1">&gt;</text:span></text:span></text:p>
      <text:p text:style-name="P1"/>
      <text:p text:style-name="P1">Я подошёл к статуе.</text:p>
      <text:p text:style-name="P1"/>
      <text:p text:style-name="P1">- Сел…</text:p>
      <text:p text:style-name="P1"/>
      <text:p text:style-name="P1">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4">&lt;Развернуть боль Анона от осознания потери&gt;</text:p>
      <text:p text:style-name="P1"/>
      <text:p text:style-name="Text_20_body"><text:soft-page-break/><text:span text:style-name="Default_20_Paragraph_20_Font"><text:span text:style-name="T1">- Ты же обещала дождаться меня… Ты говорила мне: “Намерение меняет реальность”, а сама… </text:span></text:span>Я очень хочу поменять реальность, Сел. <text:span text:style-name="Default_20_Paragraph_20_Font"><text:span text:style-name="T1">Я хочу, чтобы ты была со мной.(</text:span></text:span><text:span text:style-name="Default_20_Paragraph_20_Font"><text:span text:style-name="T2">Селестия, каменея, успевает распознать заклинание самой себя – она успевает сказать Анону, что будет ждать его</text:span></text:span><text:span text:style-name="Default_20_Paragraph_20_Font"><text:span text:style-name="T1">)</text:span></text:span></text:p>
      <text:p text:style-name="P1"/>
      <text:p text:style-name="P1">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4">&lt;развернуть страдания Анона&gt;</text:p>
      <text:p text:style-name="P1"/>
      <text:p text:style-name="P1">Меня накрывает тень.</text:p>
      <text:p text:style-name="P1"/>
      <text:p text:style-name="P1">- Я обещала тебя дождаться и я выполнила своё обещание, мой маленький человек, - Селестия устало опускает голову мне на плечо.</text:p>
      <text:p text:style-name="P1">-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P1">Селестия в ответ прижала меня к себе единственным крылом.</text:p>
      <text:p text:style-name="P1"/>
      <text:p text:style-name="P1">- Ну же, Анон, не стоит так переживать, я же сказала, что буду ждать. Когда это я тебя обманывала?</text:p>
      <text:p text:style-name="P1">- Ты… Ты… Глупая ты лошадь… - бормотал я, крепче вжимаясь лицом в белоснежную шею.</text:p>
      <text:p text:style-name="P1">Аликорница только вздохнула.</text:p>
      <text:p text:style-name="P1"/>
      <text:p text:style-name="P1">- Наконец-то мы обнимаемся вволю. Ради такого стоило воскреснуть! Не так уж просто справиться со своим собственным заклятием - но я смогла в конце концов. Ты помог мне в этом. Спасибо.</text:p>
      <text:p text:style-name="P1"/>
      <text:p text:style-name="P1">Наконец я отпрянул от неё и вытер ладонью слёзы. И снова перехватило дыхание – от ужаса.</text:p>
      <text:p text:style-name="P1">- Сел!!!</text:p>
      <text:p text:style-name="P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
      <text:p text:style-name="P1">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P1"/>
      <text:p text:style-name="P1"><text:soft-page-break/>-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 Уж кому-кому, а не тебе говорить о гиподинамии! - внезапно шагнула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яла наполовину из зачерствевших круассанов!</text:p>
      <text:p text:style-name="P1"/>
      <text:p text:style-name="P1">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Я замираю от ужаса. Луна подошла к Селестии вплотную, нос к носу.</text:p>
      <text:p text:style-name="P1"/>
      <text:p text:style-name="P1">- Мы рады, что ты вернулась, Сестра.</text:p>
      <text:p text:style-name="P1"/>
      <text:p text:style-name="P1">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P1"/>
      <text:p text:style-name="P1">…</text:p>
      <text:p text:style-name="P1"/>
      <text:p text:style-name="P1">- ЛУНА! - Селестия притянула сестру к себе, заключив в объятиях. - Я не надеялась увидеть тебя живой! Ты вернулась!</text:p>
      <text:p text:style-name="Text_20_body"><text:span text:style-name="Default_20_Paragraph_20_Font"><text:span text:style-name="T1">- Сестрица, право же, оставь эти нежности! Подумаешь – не виделись </text:span></text:span><text:span text:style-name="Default_20_Paragraph_20_Font"><text:span text:style-name="T2">десяток тысяч </text:span></text:span><text:span text:style-name="Default_20_Paragraph_20_Font"><text:span text:style-name="T1">лет, всего-то! - пробормотала Луна и обняла,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span></text:p>
      <text:p text:style-name="P1">- Я так скучала! Я так переживала!</text:p>
      <text:p text:style-name="Text_20_body"><text:span text:style-name="Default_20_Paragraph_20_Font"><text:span text:style-name="T1">- Мы пыталась найти способ расколдовать тебя. Увы, заклятие ещё более сильное, чем то, что сослало нас на Луну когда-то… </text:span></text:span>Твоя магия всегда была сильнее Нашей…</text:p>
      <text:p text:style-name="Text_20_body"/>
      <text:p text:style-name="P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
      <text:p text:style-name="P1">- Луна?!!</text:p>
      <text:p text:style-name="P1"/>
      <text:p text:style-name="P1">Тёмная аликорница со вздохом отвлекается от сестриной гривы, в которую зарылась носом.</text:p>
      <text:p text:style-name="P1"><text:soft-page-break/></text:p>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Нашим намерением сохранить тебе жизнь – эта внутренняя борьба сильно выматывала Найтмэр и </text:span></text:span><text:span text:style-name="Default_20_Paragraph_20_Font"><text:span text:style-name="T1">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text:span></text:span>Дайте Нам постоять так хоть две <text:s/>минуты…</text:p>
      <text:p text:style-name="Text_20_body"/>
      <text:p text:style-name="Text_20_body"><text:span text:style-name="Default_20_Paragraph_20_Font"><text:span text:style-name="T1">Тёмная аликорница вновь зарывается мордой в гриву сестры. Я слышу вздох Селестии и её успокаивающий шёпот. </text:span></text:span>Я тоже прощающе подмигиваю Луне.</text:p>
      <text:p text:style-name="Text_20_body"/>
      <text:p text:style-name="P1">- Анон, я всё это время в обличье статуи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P1">- Твоя правда, Сестра, - согласилась с ней Луна. - Мы хотели сказать тебе позже, но ты сама всё поняла.</text:p>
      <text:p text:style-name="P1"/>
      <text:p text:style-name="P1">Старшая аликорница посмотрела на младшую и обе согласно кивнули.</text:p>
      <text:p text:style-name="P1"/>
      <text:p text:style-name="P4">- Анон, мы хотели бы вернуться. - Селестия с тревогой смотрела на меня. - Пойдёшь ли ты с нами?</text:p>
      <text:p text:style-name="P4">- Вернуться? Куда?</text:p>
      <text:p text:style-name="P4">- В наш изначальный мир, откуда мы пришли в Эквус. Нам нужно отдохнуть. Многотысячелетнее правление утомляет…</text:p>
      <text:p text:style-name="P1">- А потом?</text:p>
      <text:p text:style-name="Text_20_body"><text:span text:style-name="Default_20_Paragraph_20_Font"><text:span text:style-name="T1">- Потом? Кто знает? Быть может, безмятежная тихая жизнь в уютном доме, быть может, новые миры и новые вызовы… </text:span></text:span>Ты пойдёшь с нами?</text:p>
      <text:p text:style-name="Text_20_body"/>
      <text:p text:style-name="P1">Я посмотрел на небо, на облака, на солнце и улыбнулся.</text:p>
      <text:p text:style-name="P1"/>
      <text:p text:style-name="P1">-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1">- Правильное решение, - кивнула Луна. - Мы рады. Как Нам ни стыдно признаваться, но Мы привыкли к твоему присутствию и Нам не хватало бы твоих тупых шуток.</text:p>
      <text:p text:style-name="P1"><text:soft-page-break/></text:p>
      <text:p text:style-name="P1">Я рассмеялся. Всё стало на свои места, как в старые добрые времена.</text:p>
      <text:p text:style-name="P1">- Тогда помчали?</text:p>
      <text:p text:style-name="P1">- Да. - Селестия повернулась к Луне. - Как в тот раз, после битвы у Холодной скалы?</text:p>
      <text:p text:style-name="P1">- Да. По другому ты сейчас не сможешь.</text:p>
      <text:p text:style-name="P1"/>
      <text:p text:style-name="P1">Луна подошла вплотную к Селестии со стороны отсутствующего крыла, бок к боку, и крепко обняла раненую аликорницу крылом.</text:p>
      <text:p text:style-name="P1">- Проверим силы. Раз. Два. Три! - Луна взмахнула свободным крылом.</text:p>
      <text:p text:style-name="P1">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4">&lt;расписать тренировку – с виражами, кульбитами и пике&gt;</text:p>
      <text:p text:style-name="P1"/>
      <text:p text:style-name="P1">Наконец, тандем приземлился.</text:p>
      <text:p text:style-name="P1"/>
      <text:p text:style-name="Text_20_body"><text:span text:style-name="Default_20_Paragraph_20_Font"><text:span text:style-name="T1">- Анон, - обратилась ко мне Селестия, - Хотела бы я нести тебя сейчас… </text:span></text:span>Увы – раны не позволят. <text:span text:style-name="Default_20_Paragraph_20_Font"><text:span text:style-name="T1">Садись на Луну, пожалуйста…</text:span></text:span></text:p>
      <text:p text:style-name="P1">Луна повернулась ко мне и нахмурилась. Я замялся, как школьник перед придирчивой учительницей.</text:p>
      <text:p text:style-name="P1"/>
      <text:p text:style-name="P1">Честное слово, Сел могла бы придумать что-нибудь получше, чем ездить на этой фурии, Анон!</text:p>
      <text:p text:style-name="P1"/>
      <text:p text:style-name="P1">Внезапно строгую морду осветила улыбка и бирюзовый глаз подмигнул мне.</text:p>
      <text:p text:style-name="P1"/>
      <text:p text:style-name="P1">- Ты всё ещё боишься нас, Анон. После стольких-то лет знакомства. Это забавляет. Садись!</text:p>
      <text:p text:style-name="Text_20_body"><text:span text:style-name="Default_20_Paragraph_20_Font"><text:span text:style-name="T1">&lt;</text:span></text:span><text:span text:style-name="Default_20_Paragraph_20_Font"><text:span text:style-name="T2">вслед за ними улетел и экзоскелет Селестии – он проснулся вслед за Сел в подсобке музея</text:span></text:span><text:span text:style-name="Default_20_Paragraph_20_Font"><text:span text:style-name="T1">&gt;</text:span></text:span></text:p>
      <text:p text:style-name="P1"/>
      <text:p text:style-name="P1">…</text:p>
      <text:p text:style-name="P1"/>
      <text:p text:style-name="P1">Мистик Вьюв – хлаблая! Мистик Вьюв не убезала, как длугие, от стласного Хумана! Мистик Вьюв спляталась за занавеской и всё-всё видела!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text:p>
      <text:p text:style-name="Text_20_body">Высоко-высоко в небо!</text:p>
      <text:p text:style-name="Text_20_body"/>
      <text:p text:style-name="Text_20_body"/>
      <text:p text:style-name="Text_20_body"><text:soft-page-break/>(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2"/>
      <text:p text:style-name="P16">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6">Pink Floyd “Keep Talking” <text:a xlink:type="simple" xlink:href="https://www.youtube.com/watch?v=CVhYW6e3qc8" office:target-frame-name="_top" xlink:show="replace" text:style-name="Internet_20_link" text:visited-style-name="Visited_20_Internet_20_Link">https://www.youtube.com/watch?v=CVhYW6e3qc8</text:a></text:p>
      <text:p text:style-name="P16"/>
      <text:p text:style-name="P16">Daft Punk - Veridis Quo</text:p>
      <text:p text:style-name="P16">https://www.youtube.com/watch?v=HhZaHf8RP6g</text:p>
      <text:p text:style-name="P16"><text:a xlink:type="simple" xlink:href="https://www.youtube.com/watch?v=ySLc8gZ3oEc" office:target-frame-name="_top" xlink:show="replace" text:style-name="Internet_20_link" text:visited-style-name="Visited_20_Internet_20_Link">https://www.youtube.com/watch?v=ySLc8gZ3oEc</text:a></text:p>
      <text:p text:style-name="P16"/>
      <text:p text:style-name="P16">Eye Of The Tiger</text:p>
      <text:p text:style-name="P16"/>
      <text:p text:style-name="P16">Alphaville – Forever Young</text:p>
      <text:p text:style-name="P16">The Doors “Light My Fire”</text:p>
      <text:p text:style-name="P16">Pink Floyd “Another Brick In The Wall” (https://www.youtube.com/watch?v=krYK1jWz0Lo <text:s/>),</text:p>
      <text:p text:style-name="P16">“Is the anybody here” (Pulse)</text:p>
      <text:p text:style-name="P16">“Marooned”</text:p>
      <text:p text:style-name="P16">&lt;Pink Floyd - «Hey you» (Pulse)&gt;</text:p>
      <text:p text:style-name="P16"/>
      <text:p text:style-name="P16">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text:soft-page-break/>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6">&lt;<text:span text:style-name="Default_20_Paragraph_20_Font"><text:span text:style-name="T17">Pink Floyd — Kepp Talking (Pulse), Hey you (Pulse), Sorrow (Pulse), High Hopes (Pulse)</text:span></text:span>&gt;</text:p>
      <text:p text:style-name="P16">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6">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6">Oasis — Wonderwall (<text:a xlink:type="simple" xlink:href="https://www.youtube.com/watch?v=6hzrDeceEKc" office:target-frame-name="_top" xlink:show="replace" text:style-name="Internet_20_link" text:visited-style-name="Visited_20_Internet_20_Link">https://www.youtube.com/watch?v=6hzrDeceEKc</text:a> )</text:p>
      <text:p text:style-name="P16">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text:soft-page-break/>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6"><text:a xlink:type="simple" xlink:href="https://www.youtube.com/watch?v=nGhoBnx3Pt0" office:target-frame-name="_top" xlink:show="replace" text:style-name="Internet_20_link" text:visited-style-name="Visited_20_Internet_20_Link">https://www.youtube.com/watch?v=nGhoBnx3Pt0</text:a></text:p>
      <text:p text:style-name="P16"><text:a xlink:type="simple" xlink:href="https://www.youtube.com/watch?v=UVWiArQL_oI" office:target-frame-name="_top" xlink:show="replace" text:style-name="Internet_20_link" text:visited-style-name="Visited_20_Internet_20_Link">https://www.youtube.com/watch?v=UVWiArQL_oI</text:a></text:p>
      <text:p text:style-name="P16"/>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text:a><text:a xlink:type="simple" xlink:href="https://www.youtube.com/watch?v=LzteZIJios8&amp;t=0sґ" office:target-frame-name="_top" xlink:show="replace" text:style-name="Internet_20_link" text:visited-style-name="Visited_20_Internet_20_Link">ґ</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top="0.212cm" fo:margin-bottom="0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top="0.212cm" fo:margin-bottom="0.106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fo:hyphenation-remain-char-count="0" fo:hyphenation-push-char-count="0"/>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Liberation Serif" style:font-name-asian="Noto Sans CJK SC Regular" style:font-name-complex="FreeSan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creator>макс </dc:creator>
    <meta:creation-date>2019-06-10T23:54:00Z</meta:creation-date>
    <dc:date>2023-02-21T00:56:04.59</dc:date>
    <meta:editing-cycles>4462</meta:editing-cycles>
    <meta:editing-duration>P45DT8M4S</meta:editing-duration>
    <meta:document-statistic meta:table-count="0" meta:image-count="0" meta:object-count="0" meta:page-count="291" meta:paragraph-count="4272" meta:word-count="103581" meta:character-count="660242"/>
    <meta:template xlink:type="simple" xlink:actuate="onRequest" xlink:title="" xlink:href="Normal"/>
  </office:meta>
</office:document-meta>
</file>